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6">
            <text:p>Numero</text:p>
          </table:table-cell>
          <table:table-cell office:value-type="string" table:style-name="ce6">
            <text:p>DataAttivazione</text:p>
          </table:table-cell>
          <table:table-cell office:value-type="string" table:style-name="ce6">
            <text:p>Tipo</text:p>
          </table:table-cell>
          <table:table-cell office:value-type="string" table:style-name="ce6">
            <text:p>MinutiResidui</text:p>
          </table:table-cell>
          <table:table-cell office:value-type="string" table:style-name="ce6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2">
            <text:p>3912345678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2">
            <text:p>3912345679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2">
            <text:p>3912345680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2">
            <text:p>3912345681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2">
            <text:p>3912345682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2">
            <text:p>3912345683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2">
            <text:p>3912345684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2">
            <text:p>3912345685</text:p>
          </table:table-cell>
          <table:table-cell office:value-type="date" office:date-value="2022-07-15T00:00:00" table:style-name="ce3">
            <text:p>1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2">
            <text:p>3912345686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2">
            <text:p>3912345687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2">
            <text:p>3912345688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2">
            <text:p>3912345689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2">
            <text:p>3912345690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2">
            <text:p>3912345691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2">
            <text:p>3912345692</text:p>
          </table:table-cell>
          <table:table-cell office:value-type="date" office:date-value="2022-07-16T00:00:00" table:style-name="ce3">
            <text:p>1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2">
            <text:p>3912345693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2">
            <text:p>3912345694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2">
            <text:p>3912345695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2">
            <text:p>3912345696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2">
            <text:p>3912345697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2">
            <text:p>3912345698</text:p>
          </table:table-cell>
          <table:table-cell office:value-type="date" office:date-value="2022-07-17T00:00:00" table:style-name="ce3">
            <text:p>1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2">
            <text:p>3912345699</text:p>
          </table:table-cell>
          <table:table-cell office:value-type="date" office:date-value="2022-07-18T00:00:00" table:style-name="ce3">
            <text:p>1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2">
            <text:p>3912345700</text:p>
          </table:table-cell>
          <table:table-cell office:value-type="date" office:date-value="2022-07-18T00:00:00" table:style-name="ce3">
            <text:p>1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2">
            <text:p>3912345701</text:p>
          </table:table-cell>
          <table:table-cell office:value-type="date" office:date-value="2022-07-18T00:00:00" table:style-name="ce3">
            <text:p>1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2">
            <text:p>3912345702</text:p>
          </table:table-cell>
          <table:table-cell office:value-type="date" office:date-value="2022-07-18T00:00:00" table:style-name="ce3">
            <text:p>1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2">
            <text:p>3912345703</text:p>
          </table:table-cell>
          <table:table-cell office:value-type="date" office:date-value="2022-07-18T00:00:00" table:style-name="ce3">
            <text:p>1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2">
            <text:p>3912345704</text:p>
          </table:table-cell>
          <table:table-cell office:value-type="date" office:date-value="2022-07-19T00:00:00" table:style-name="ce3">
            <text:p>1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2">
            <text:p>3912345705</text:p>
          </table:table-cell>
          <table:table-cell office:value-type="date" office:date-value="2022-07-19T00:00:00" table:style-name="ce3">
            <text:p>1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2">
            <text:p>3912345706</text:p>
          </table:table-cell>
          <table:table-cell office:value-type="date" office:date-value="2022-07-19T00:00:00" table:style-name="ce3">
            <text:p>1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2">
            <text:p>3912345707</text:p>
          </table:table-cell>
          <table:table-cell office:value-type="date" office:date-value="2022-07-19T00:00:00" table:style-name="ce3">
            <text:p>1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2">
            <text:p>3912345708</text:p>
          </table:table-cell>
          <table:table-cell office:value-type="date" office:date-value="2022-07-19T00:00:00" table:style-name="ce3">
            <text:p>1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2">
            <text:p>3912345709</text:p>
          </table:table-cell>
          <table:table-cell office:value-type="date" office:date-value="2022-07-20T00:00:00" table:style-name="ce3">
            <text:p>20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2">
            <text:p>3912345710</text:p>
          </table:table-cell>
          <table:table-cell office:value-type="date" office:date-value="2022-07-20T00:00:00" table:style-name="ce3">
            <text:p>20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2">
            <text:p>3912345711</text:p>
          </table:table-cell>
          <table:table-cell office:value-type="date" office:date-value="2022-07-21T00:00:00" table:style-name="ce3">
            <text:p>21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2">
            <text:p>3912345712</text:p>
          </table:table-cell>
          <table:table-cell office:value-type="date" office:date-value="2022-07-21T00:00:00" table:style-name="ce3">
            <text:p>21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2">
            <text:p>3912345713</text:p>
          </table:table-cell>
          <table:table-cell office:value-type="date" office:date-value="2022-07-22T00:00:00" table:style-name="ce3">
            <text:p>22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2">
            <text:p>3912345714</text:p>
          </table:table-cell>
          <table:table-cell office:value-type="date" office:date-value="2022-07-22T00:00:00" table:style-name="ce3">
            <text:p>22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2">
            <text:p>3912345715</text:p>
          </table:table-cell>
          <table:table-cell office:value-type="date" office:date-value="2022-07-23T00:00:00" table:style-name="ce3">
            <text:p>23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2">
            <text:p>3912345716</text:p>
          </table:table-cell>
          <table:table-cell office:value-type="date" office:date-value="2022-07-23T00:00:00" table:style-name="ce3">
            <text:p>23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2">
            <text:p>3912345717</text:p>
          </table:table-cell>
          <table:table-cell office:value-type="date" office:date-value="2022-07-24T00:00:00" table:style-name="ce3">
            <text:p>24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2">
            <text:p>3912345718</text:p>
          </table:table-cell>
          <table:table-cell office:value-type="date" office:date-value="2022-07-24T00:00:00" table:style-name="ce3">
            <text:p>24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2">
            <text:p>3912345719</text:p>
          </table:table-cell>
          <table:table-cell office:value-type="date" office:date-value="2022-07-25T00:00:00" table:style-name="ce3">
            <text:p>2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2">
            <text:p>3912345720</text:p>
          </table:table-cell>
          <table:table-cell office:value-type="date" office:date-value="2022-07-25T00:00:00" table:style-name="ce3">
            <text:p>25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2">
            <text:p>3912345721</text:p>
          </table:table-cell>
          <table:table-cell office:value-type="date" office:date-value="2022-07-26T00:00:00" table:style-name="ce3">
            <text:p>2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2">
            <text:p>3912345722</text:p>
          </table:table-cell>
          <table:table-cell office:value-type="date" office:date-value="2022-07-26T00:00:00" table:style-name="ce3">
            <text:p>26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2">
            <text:p>3912345723</text:p>
          </table:table-cell>
          <table:table-cell office:value-type="date" office:date-value="2022-07-27T00:00:00" table:style-name="ce3">
            <text:p>2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2">
            <text:p>3912345724</text:p>
          </table:table-cell>
          <table:table-cell office:value-type="date" office:date-value="2022-07-27T00:00:00" table:style-name="ce3">
            <text:p>27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2">
            <text:p>3912345725</text:p>
          </table:table-cell>
          <table:table-cell office:value-type="date" office:date-value="2022-07-28T00:00:00" table:style-name="ce3">
            <text:p>2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2">
            <text:p>3912345726</text:p>
          </table:table-cell>
          <table:table-cell office:value-type="date" office:date-value="2022-07-28T00:00:00" table:style-name="ce3">
            <text:p>28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2">
            <text:p>3912345727</text:p>
          </table:table-cell>
          <table:table-cell office:value-type="date" office:date-value="2022-07-29T00:00:00" table:style-name="ce3">
            <text:p>29/07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2">
            <text:p>3912345728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2">
            <text:p>3912345729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2">
            <text:p>3912345730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2">
            <text:p>3912345731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2">
            <text:p>3912345732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2">
            <text:p>3912345733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2">
            <text:p>3912345734</text:p>
          </table:table-cell>
          <table:table-cell office:value-type="date" office:date-value="2023-04-01T00:00:00" table:style-name="ce3">
            <text:p>0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2">
            <text:p>3912345735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2">
            <text:p>3912345736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2">
            <text:p>3912345737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2">
            <text:p>3912345738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2">
            <text:p>3912345739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2">
            <text:p>3912345740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2">
            <text:p>3912345741</text:p>
          </table:table-cell>
          <table:table-cell office:value-type="date" office:date-value="2023-04-02T00:00:00" table:style-name="ce3">
            <text:p>0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2">
            <text:p>3912345742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2">
            <text:p>3912345743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2">
            <text:p>3912345744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2">
            <text:p>3912345745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2">
            <text:p>3912345746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2">
            <text:p>3912345747</text:p>
          </table:table-cell>
          <table:table-cell office:value-type="date" office:date-value="2023-04-03T00:00:00" table:style-name="ce3">
            <text:p>0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2">
            <text:p>3912345748</text:p>
          </table:table-cell>
          <table:table-cell office:value-type="date" office:date-value="2023-04-04T00:00:00" table:style-name="ce3">
            <text:p>0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2">
            <text:p>3912345749</text:p>
          </table:table-cell>
          <table:table-cell office:value-type="date" office:date-value="2023-04-04T00:00:00" table:style-name="ce3">
            <text:p>0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2">
            <text:p>3912345750</text:p>
          </table:table-cell>
          <table:table-cell office:value-type="date" office:date-value="2023-04-04T00:00:00" table:style-name="ce3">
            <text:p>0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2">
            <text:p>3912345751</text:p>
          </table:table-cell>
          <table:table-cell office:value-type="date" office:date-value="2023-04-04T00:00:00" table:style-name="ce3">
            <text:p>0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2">
            <text:p>3912345752</text:p>
          </table:table-cell>
          <table:table-cell office:value-type="date" office:date-value="2023-04-04T00:00:00" table:style-name="ce3">
            <text:p>0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2">
            <text:p>3912345753</text:p>
          </table:table-cell>
          <table:table-cell office:value-type="date" office:date-value="2023-04-05T00:00:00" table:style-name="ce3">
            <text:p>0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2">
            <text:p>3912345754</text:p>
          </table:table-cell>
          <table:table-cell office:value-type="date" office:date-value="2023-04-05T00:00:00" table:style-name="ce3">
            <text:p>0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2">
            <text:p>3912345755</text:p>
          </table:table-cell>
          <table:table-cell office:value-type="date" office:date-value="2023-04-05T00:00:00" table:style-name="ce3">
            <text:p>0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2">
            <text:p>3912345756</text:p>
          </table:table-cell>
          <table:table-cell office:value-type="date" office:date-value="2023-04-05T00:00:00" table:style-name="ce3">
            <text:p>0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2">
            <text:p>3912345757</text:p>
          </table:table-cell>
          <table:table-cell office:value-type="date" office:date-value="2023-04-05T00:00:00" table:style-name="ce3">
            <text:p>0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2">
            <text:p>3912345758</text:p>
          </table:table-cell>
          <table:table-cell office:value-type="date" office:date-value="2023-04-06T00:00:00" table:style-name="ce3">
            <text:p>06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2">
            <text:p>3912345759</text:p>
          </table:table-cell>
          <table:table-cell office:value-type="date" office:date-value="2023-04-06T00:00:00" table:style-name="ce3">
            <text:p>06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2">
            <text:p>3912345760</text:p>
          </table:table-cell>
          <table:table-cell office:value-type="date" office:date-value="2023-04-07T00:00:00" table:style-name="ce3">
            <text:p>07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2">
            <text:p>3912345761</text:p>
          </table:table-cell>
          <table:table-cell office:value-type="date" office:date-value="2023-04-07T00:00:00" table:style-name="ce3">
            <text:p>07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2">
            <text:p>3912345762</text:p>
          </table:table-cell>
          <table:table-cell office:value-type="date" office:date-value="2023-04-08T00:00:00" table:style-name="ce3">
            <text:p>08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2">
            <text:p>3912345763</text:p>
          </table:table-cell>
          <table:table-cell office:value-type="date" office:date-value="2023-04-08T00:00:00" table:style-name="ce3">
            <text:p>08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2">
            <text:p>3912345764</text:p>
          </table:table-cell>
          <table:table-cell office:value-type="date" office:date-value="2023-04-09T00:00:00" table:style-name="ce3">
            <text:p>09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2">
            <text:p>3912345765</text:p>
          </table:table-cell>
          <table:table-cell office:value-type="date" office:date-value="2023-04-09T00:00:00" table:style-name="ce3">
            <text:p>09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2">
            <text:p>3912345766</text:p>
          </table:table-cell>
          <table:table-cell office:value-type="date" office:date-value="2023-04-10T00:00:00" table:style-name="ce3">
            <text:p>10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2">
            <text:p>3912345767</text:p>
          </table:table-cell>
          <table:table-cell office:value-type="date" office:date-value="2023-04-10T00:00:00" table:style-name="ce3">
            <text:p>10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2">
            <text:p>3912345768</text:p>
          </table:table-cell>
          <table:table-cell office:value-type="date" office:date-value="2023-04-11T00:00:00" table:style-name="ce3">
            <text:p>1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2">
            <text:p>3912345769</text:p>
          </table:table-cell>
          <table:table-cell office:value-type="date" office:date-value="2023-04-11T00:00:00" table:style-name="ce3">
            <text:p>11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2">
            <text:p>3912345770</text:p>
          </table:table-cell>
          <table:table-cell office:value-type="date" office:date-value="2023-04-12T00:00:00" table:style-name="ce3">
            <text:p>1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2">
            <text:p>3912345771</text:p>
          </table:table-cell>
          <table:table-cell office:value-type="date" office:date-value="2023-04-12T00:00:00" table:style-name="ce3">
            <text:p>12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2">
            <text:p>3912345772</text:p>
          </table:table-cell>
          <table:table-cell office:value-type="date" office:date-value="2023-04-13T00:00:00" table:style-name="ce3">
            <text:p>1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2">
            <text:p>3912345773</text:p>
          </table:table-cell>
          <table:table-cell office:value-type="date" office:date-value="2023-04-13T00:00:00" table:style-name="ce3">
            <text:p>13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2">
            <text:p>3912345774</text:p>
          </table:table-cell>
          <table:table-cell office:value-type="date" office:date-value="2023-04-14T00:00:00" table:style-name="ce3">
            <text:p>1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2">
            <text:p>3912345775</text:p>
          </table:table-cell>
          <table:table-cell office:value-type="date" office:date-value="2023-04-14T00:00:00" table:style-name="ce3">
            <text:p>14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2">
            <text:p>3912345776</text:p>
          </table:table-cell>
          <table:table-cell office:value-type="date" office:date-value="2023-04-15T00:00:00" table:style-name="ce3">
            <text:p>15/04/23</text:p>
          </table:table-cell>
          <table:table-cell office:value-type="string" table:style-name="ce2">
            <text:p>a consumo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2">
            <text:p>3912345777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2">
            <text:p>3912345778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2">
            <text:p>3912345779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2">
            <text:p>3912345780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2">
            <text:p>3912345781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2">
            <text:p>3912345782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2">
            <text:p>3912345783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2">
            <text:p>3912345784</text:p>
          </table:table-cell>
          <table:table-cell office:value-type="date" office:date-value="2023-05-12T00:00:00" table:style-name="ce3">
            <text:p>1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2">
            <text:p>3912345785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2">
            <text:p>3912345786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2">
            <text:p>3912345787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2">
            <text:p>3912345788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2">
            <text:p>3912345789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2">
            <text:p>3912345790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2">
            <text:p>3912345791</text:p>
          </table:table-cell>
          <table:table-cell office:value-type="date" office:date-value="2023-05-13T00:00:00" table:style-name="ce3">
            <text:p>1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2">
            <text:p>3912345792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2">
            <text:p>3912345793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2">
            <text:p>3912345794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2">
            <text:p>3912345795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2">
            <text:p>3912345796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2">
            <text:p>3912345797</text:p>
          </table:table-cell>
          <table:table-cell office:value-type="date" office:date-value="2023-05-14T00:00:00" table:style-name="ce3">
            <text:p>1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2">
            <text:p>3912345798</text:p>
          </table:table-cell>
          <table:table-cell office:value-type="date" office:date-value="2023-05-15T00:00:00" table:style-name="ce3">
            <text:p>1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2">
            <text:p>3912345799</text:p>
          </table:table-cell>
          <table:table-cell office:value-type="date" office:date-value="2023-05-15T00:00:00" table:style-name="ce3">
            <text:p>1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2">
            <text:p>3912345800</text:p>
          </table:table-cell>
          <table:table-cell office:value-type="date" office:date-value="2023-05-15T00:00:00" table:style-name="ce3">
            <text:p>1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2">
            <text:p>3912345801</text:p>
          </table:table-cell>
          <table:table-cell office:value-type="date" office:date-value="2023-05-15T00:00:00" table:style-name="ce3">
            <text:p>1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2">
            <text:p>3912345802</text:p>
          </table:table-cell>
          <table:table-cell office:value-type="date" office:date-value="2023-05-15T00:00:00" table:style-name="ce3">
            <text:p>1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2">
            <text:p>3912345803</text:p>
          </table:table-cell>
          <table:table-cell office:value-type="date" office:date-value="2023-05-16T00:00:00" table:style-name="ce3">
            <text:p>1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2">
            <text:p>3912345804</text:p>
          </table:table-cell>
          <table:table-cell office:value-type="date" office:date-value="2023-05-16T00:00:00" table:style-name="ce3">
            <text:p>1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2">
            <text:p>3912345805</text:p>
          </table:table-cell>
          <table:table-cell office:value-type="date" office:date-value="2023-05-16T00:00:00" table:style-name="ce3">
            <text:p>1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2">
            <text:p>3912345806</text:p>
          </table:table-cell>
          <table:table-cell office:value-type="date" office:date-value="2023-05-16T00:00:00" table:style-name="ce3">
            <text:p>1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2">
            <text:p>3912345807</text:p>
          </table:table-cell>
          <table:table-cell office:value-type="date" office:date-value="2023-05-16T00:00:00" table:style-name="ce3">
            <text:p>1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2">
            <text:p>3912345808</text:p>
          </table:table-cell>
          <table:table-cell office:value-type="date" office:date-value="2023-05-17T00:00:00" table:style-name="ce3">
            <text:p>17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2">
            <text:p>3912345809</text:p>
          </table:table-cell>
          <table:table-cell office:value-type="date" office:date-value="2023-05-17T00:00:00" table:style-name="ce3">
            <text:p>17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2">
            <text:p>3912345810</text:p>
          </table:table-cell>
          <table:table-cell office:value-type="date" office:date-value="2023-05-18T00:00:00" table:style-name="ce3">
            <text:p>18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2">
            <text:p>3912345811</text:p>
          </table:table-cell>
          <table:table-cell office:value-type="date" office:date-value="2023-05-18T00:00:00" table:style-name="ce3">
            <text:p>18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2">
            <text:p>3912345812</text:p>
          </table:table-cell>
          <table:table-cell office:value-type="date" office:date-value="2023-05-19T00:00:00" table:style-name="ce3">
            <text:p>19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2">
            <text:p>3912345813</text:p>
          </table:table-cell>
          <table:table-cell office:value-type="date" office:date-value="2023-05-19T00:00:00" table:style-name="ce3">
            <text:p>19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2">
            <text:p>3912345814</text:p>
          </table:table-cell>
          <table:table-cell office:value-type="date" office:date-value="2023-05-20T00:00:00" table:style-name="ce3">
            <text:p>20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2">
            <text:p>3912345815</text:p>
          </table:table-cell>
          <table:table-cell office:value-type="date" office:date-value="2023-05-20T00:00:00" table:style-name="ce3">
            <text:p>20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2">
            <text:p>3912345816</text:p>
          </table:table-cell>
          <table:table-cell office:value-type="date" office:date-value="2023-05-21T00:00:00" table:style-name="ce3">
            <text:p>21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2">
            <text:p>3912345817</text:p>
          </table:table-cell>
          <table:table-cell office:value-type="date" office:date-value="2023-05-21T00:00:00" table:style-name="ce3">
            <text:p>21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2">
            <text:p>3912345818</text:p>
          </table:table-cell>
          <table:table-cell office:value-type="date" office:date-value="2023-05-22T00:00:00" table:style-name="ce3">
            <text:p>2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2">
            <text:p>3912345819</text:p>
          </table:table-cell>
          <table:table-cell office:value-type="date" office:date-value="2023-05-22T00:00:00" table:style-name="ce3">
            <text:p>22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2">
            <text:p>3912345820</text:p>
          </table:table-cell>
          <table:table-cell office:value-type="date" office:date-value="2023-05-23T00:00:00" table:style-name="ce3">
            <text:p>2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2">
            <text:p>3912345821</text:p>
          </table:table-cell>
          <table:table-cell office:value-type="date" office:date-value="2023-05-23T00:00:00" table:style-name="ce3">
            <text:p>23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2">
            <text:p>3912345822</text:p>
          </table:table-cell>
          <table:table-cell office:value-type="date" office:date-value="2023-05-24T00:00:00" table:style-name="ce3">
            <text:p>2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2">
            <text:p>3912345823</text:p>
          </table:table-cell>
          <table:table-cell office:value-type="date" office:date-value="2023-05-24T00:00:00" table:style-name="ce3">
            <text:p>24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2">
            <text:p>3912345824</text:p>
          </table:table-cell>
          <table:table-cell office:value-type="date" office:date-value="2023-05-25T00:00:00" table:style-name="ce3">
            <text:p>2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2">
            <text:p>3912345825</text:p>
          </table:table-cell>
          <table:table-cell office:value-type="date" office:date-value="2023-05-25T00:00:00" table:style-name="ce3">
            <text:p>25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2">
            <text:p>3912345826</text:p>
          </table:table-cell>
          <table:table-cell office:value-type="date" office:date-value="2023-05-26T00:00:00" table:style-name="ce3">
            <text:p>26/05/23</text:p>
          </table:table-cell>
          <table:table-cell office:value-type="string" table:style-name="ce2">
            <text:p>a consumo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2">
            <text:p>3912345827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2">
            <text:p>3912345828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2">
            <text:p>3912345829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2">
            <text:p>3912345830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2">
            <text:p>3912345831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2">
            <text:p>3912345832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2">
            <text:p>3912345833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2">
            <text:p>3912345834</text:p>
          </table:table-cell>
          <table:table-cell office:value-type="date" office:date-value="2022-10-08T00:00:00" table:style-name="ce3">
            <text:p>0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2">
            <text:p>3912345835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2">
            <text:p>3912345836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2">
            <text:p>3912345837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2">
            <text:p>3912345838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2">
            <text:p>3912345839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2">
            <text:p>3912345840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2">
            <text:p>3912345841</text:p>
          </table:table-cell>
          <table:table-cell office:value-type="date" office:date-value="2022-10-09T00:00:00" table:style-name="ce3">
            <text:p>0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2">
            <text:p>3912345842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2">
            <text:p>3912345843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2">
            <text:p>3912345844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2">
            <text:p>3912345845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2">
            <text:p>3912345846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2">
            <text:p>3912345847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2">
            <text:p>3912345848</text:p>
          </table:table-cell>
          <table:table-cell office:value-type="date" office:date-value="2022-10-11T00:00:00" table:style-name="ce3">
            <text:p>1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2">
            <text:p>3912345849</text:p>
          </table:table-cell>
          <table:table-cell office:value-type="date" office:date-value="2022-10-11T00:00:00" table:style-name="ce3">
            <text:p>1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2">
            <text:p>3912345850</text:p>
          </table:table-cell>
          <table:table-cell office:value-type="date" office:date-value="2022-10-11T00:00:00" table:style-name="ce3">
            <text:p>1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2">
            <text:p>3912345851</text:p>
          </table:table-cell>
          <table:table-cell office:value-type="date" office:date-value="2022-10-11T00:00:00" table:style-name="ce3">
            <text:p>1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2">
            <text:p>3912345852</text:p>
          </table:table-cell>
          <table:table-cell office:value-type="date" office:date-value="2022-10-11T00:00:00" table:style-name="ce3">
            <text:p>1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2">
            <text:p>3912345853</text:p>
          </table:table-cell>
          <table:table-cell office:value-type="date" office:date-value="2022-10-12T00:00:00" table:style-name="ce3">
            <text:p>1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2">
            <text:p>3912345854</text:p>
          </table:table-cell>
          <table:table-cell office:value-type="date" office:date-value="2022-10-12T00:00:00" table:style-name="ce3">
            <text:p>1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2">
            <text:p>3912345855</text:p>
          </table:table-cell>
          <table:table-cell office:value-type="date" office:date-value="2022-10-12T00:00:00" table:style-name="ce3">
            <text:p>1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2">
            <text:p>3912345856</text:p>
          </table:table-cell>
          <table:table-cell office:value-type="date" office:date-value="2022-10-12T00:00:00" table:style-name="ce3">
            <text:p>1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2">
            <text:p>3912345857</text:p>
          </table:table-cell>
          <table:table-cell office:value-type="date" office:date-value="2022-10-12T00:00:00" table:style-name="ce3">
            <text:p>1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2">
            <text:p>3912345858</text:p>
          </table:table-cell>
          <table:table-cell office:value-type="date" office:date-value="2022-10-13T00:00:00" table:style-name="ce3">
            <text:p>13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2">
            <text:p>3912345859</text:p>
          </table:table-cell>
          <table:table-cell office:value-type="date" office:date-value="2022-10-13T00:00:00" table:style-name="ce3">
            <text:p>13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2">
            <text:p>3912345860</text:p>
          </table:table-cell>
          <table:table-cell office:value-type="date" office:date-value="2022-10-14T00:00:00" table:style-name="ce3">
            <text:p>14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2">
            <text:p>3912345861</text:p>
          </table:table-cell>
          <table:table-cell office:value-type="date" office:date-value="2022-10-14T00:00:00" table:style-name="ce3">
            <text:p>14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2">
            <text:p>3912345862</text:p>
          </table:table-cell>
          <table:table-cell office:value-type="date" office:date-value="2022-10-15T00:00:00" table:style-name="ce3">
            <text:p>15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2">
            <text:p>3912345863</text:p>
          </table:table-cell>
          <table:table-cell office:value-type="date" office:date-value="2022-10-15T00:00:00" table:style-name="ce3">
            <text:p>15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2">
            <text:p>3912345864</text:p>
          </table:table-cell>
          <table:table-cell office:value-type="date" office:date-value="2022-10-16T00:00:00" table:style-name="ce3">
            <text:p>16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2">
            <text:p>3912345865</text:p>
          </table:table-cell>
          <table:table-cell office:value-type="date" office:date-value="2022-10-16T00:00:00" table:style-name="ce3">
            <text:p>16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2">
            <text:p>3912345866</text:p>
          </table:table-cell>
          <table:table-cell office:value-type="date" office:date-value="2022-10-17T00:00:00" table:style-name="ce3">
            <text:p>17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2">
            <text:p>3912345867</text:p>
          </table:table-cell>
          <table:table-cell office:value-type="date" office:date-value="2022-10-17T00:00:00" table:style-name="ce3">
            <text:p>17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2">
            <text:p>3912345868</text:p>
          </table:table-cell>
          <table:table-cell office:value-type="date" office:date-value="2022-10-18T00:00:00" table:style-name="ce3">
            <text:p>1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2">
            <text:p>3912345869</text:p>
          </table:table-cell>
          <table:table-cell office:value-type="date" office:date-value="2022-10-18T00:00:00" table:style-name="ce3">
            <text:p>18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2">
            <text:p>3912345870</text:p>
          </table:table-cell>
          <table:table-cell office:value-type="date" office:date-value="2022-10-19T00:00:00" table:style-name="ce3">
            <text:p>1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2">
            <text:p>3912345871</text:p>
          </table:table-cell>
          <table:table-cell office:value-type="date" office:date-value="2022-10-19T00:00:00" table:style-name="ce3">
            <text:p>19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2">
            <text:p>3912345872</text:p>
          </table:table-cell>
          <table:table-cell office:value-type="date" office:date-value="2022-10-20T00:00:00" table:style-name="ce3">
            <text:p>2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2">
            <text:p>3912345873</text:p>
          </table:table-cell>
          <table:table-cell office:value-type="date" office:date-value="2022-10-20T00:00:00" table:style-name="ce3">
            <text:p>20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2">
            <text:p>3912345874</text:p>
          </table:table-cell>
          <table:table-cell office:value-type="date" office:date-value="2022-10-21T00:00:00" table:style-name="ce3">
            <text:p>2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2">
            <text:p>3912345875</text:p>
          </table:table-cell>
          <table:table-cell office:value-type="date" office:date-value="2022-10-21T00:00:00" table:style-name="ce3">
            <text:p>21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2">
            <text:p>3912345876</text:p>
          </table:table-cell>
          <table:table-cell office:value-type="date" office:date-value="2022-10-22T00:00:00" table:style-name="ce3">
            <text:p>22/10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2">
            <text:p>3912345877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2">
            <text:p>3912345878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2">
            <text:p>3912345879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2">
            <text:p>3912345880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2">
            <text:p>3912345881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2">
            <text:p>3912345882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2">
            <text:p>3912345883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2">
            <text:p>3912345884</text:p>
          </table:table-cell>
          <table:table-cell office:value-type="date" office:date-value="2023-06-19T00:00:00" table:style-name="ce3">
            <text:p>1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2">
            <text:p>3912345885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2">
            <text:p>3912345886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2">
            <text:p>3912345887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2">
            <text:p>3912345888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2">
            <text:p>3912345889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2">
            <text:p>3912345890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2">
            <text:p>3912345891</text:p>
          </table:table-cell>
          <table:table-cell office:value-type="date" office:date-value="2023-06-20T00:00:00" table:style-name="ce3">
            <text:p>2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2">
            <text:p>3912345892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2">
            <text:p>3912345893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2">
            <text:p>3912345894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2">
            <text:p>3912345895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2">
            <text:p>3912345896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2">
            <text:p>3912345897</text:p>
          </table:table-cell>
          <table:table-cell office:value-type="date" office:date-value="2023-06-21T00:00:00" table:style-name="ce3">
            <text:p>21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2">
            <text:p>3912345898</text:p>
          </table:table-cell>
          <table:table-cell office:value-type="date" office:date-value="2023-06-22T00:00:00" table:style-name="ce3">
            <text:p>22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2">
            <text:p>3912345899</text:p>
          </table:table-cell>
          <table:table-cell office:value-type="date" office:date-value="2023-06-22T00:00:00" table:style-name="ce3">
            <text:p>22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2">
            <text:p>3912345900</text:p>
          </table:table-cell>
          <table:table-cell office:value-type="date" office:date-value="2023-06-22T00:00:00" table:style-name="ce3">
            <text:p>22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2">
            <text:p>3912345901</text:p>
          </table:table-cell>
          <table:table-cell office:value-type="date" office:date-value="2023-06-22T00:00:00" table:style-name="ce3">
            <text:p>22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2">
            <text:p>3912345902</text:p>
          </table:table-cell>
          <table:table-cell office:value-type="date" office:date-value="2023-06-22T00:00:00" table:style-name="ce3">
            <text:p>22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2">
            <text:p>3912345903</text:p>
          </table:table-cell>
          <table:table-cell office:value-type="date" office:date-value="2023-06-23T00:00:00" table:style-name="ce3">
            <text:p>23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2">
            <text:p>3912345904</text:p>
          </table:table-cell>
          <table:table-cell office:value-type="date" office:date-value="2023-06-23T00:00:00" table:style-name="ce3">
            <text:p>23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2">
            <text:p>3912345905</text:p>
          </table:table-cell>
          <table:table-cell office:value-type="date" office:date-value="2023-06-23T00:00:00" table:style-name="ce3">
            <text:p>23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2">
            <text:p>3912345906</text:p>
          </table:table-cell>
          <table:table-cell office:value-type="date" office:date-value="2023-06-23T00:00:00" table:style-name="ce3">
            <text:p>23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2">
            <text:p>3912345907</text:p>
          </table:table-cell>
          <table:table-cell office:value-type="date" office:date-value="2023-06-23T00:00:00" table:style-name="ce3">
            <text:p>23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2">
            <text:p>3912345908</text:p>
          </table:table-cell>
          <table:table-cell office:value-type="date" office:date-value="2023-06-24T00:00:00" table:style-name="ce3">
            <text:p>24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2">
            <text:p>3912345909</text:p>
          </table:table-cell>
          <table:table-cell office:value-type="date" office:date-value="2023-06-24T00:00:00" table:style-name="ce3">
            <text:p>24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2">
            <text:p>3912345910</text:p>
          </table:table-cell>
          <table:table-cell office:value-type="date" office:date-value="2023-06-25T00:00:00" table:style-name="ce3">
            <text:p>25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2">
            <text:p>3912345911</text:p>
          </table:table-cell>
          <table:table-cell office:value-type="date" office:date-value="2023-06-25T00:00:00" table:style-name="ce3">
            <text:p>25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2">
            <text:p>3912345912</text:p>
          </table:table-cell>
          <table:table-cell office:value-type="date" office:date-value="2023-06-26T00:00:00" table:style-name="ce3">
            <text:p>26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2">
            <text:p>3912345913</text:p>
          </table:table-cell>
          <table:table-cell office:value-type="date" office:date-value="2023-06-26T00:00:00" table:style-name="ce3">
            <text:p>26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2">
            <text:p>3912345914</text:p>
          </table:table-cell>
          <table:table-cell office:value-type="date" office:date-value="2023-06-27T00:00:00" table:style-name="ce3">
            <text:p>27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2">
            <text:p>3912345915</text:p>
          </table:table-cell>
          <table:table-cell office:value-type="date" office:date-value="2023-06-27T00:00:00" table:style-name="ce3">
            <text:p>27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2">
            <text:p>3912345916</text:p>
          </table:table-cell>
          <table:table-cell office:value-type="date" office:date-value="2023-06-28T00:00:00" table:style-name="ce3">
            <text:p>28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2">
            <text:p>3912345917</text:p>
          </table:table-cell>
          <table:table-cell office:value-type="date" office:date-value="2023-06-28T00:00:00" table:style-name="ce3">
            <text:p>28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2">
            <text:p>3912345918</text:p>
          </table:table-cell>
          <table:table-cell office:value-type="date" office:date-value="2023-06-29T00:00:00" table:style-name="ce3">
            <text:p>2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2">
            <text:p>3912345919</text:p>
          </table:table-cell>
          <table:table-cell office:value-type="date" office:date-value="2023-06-29T00:00:00" table:style-name="ce3">
            <text:p>29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2">
            <text:p>3912345920</text:p>
          </table:table-cell>
          <table:table-cell office:value-type="date" office:date-value="2023-06-30T00:00:00" table:style-name="ce3">
            <text:p>3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2">
            <text:p>3912345921</text:p>
          </table:table-cell>
          <table:table-cell office:value-type="date" office:date-value="2023-06-30T00:00:00" table:style-name="ce3">
            <text:p>30/06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2">
            <text:p>3912345922</text:p>
          </table:table-cell>
          <table:table-cell office:value-type="date" office:date-value="2023-07-01T00:00:00" table:style-name="ce3">
            <text:p>01/07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2">
            <text:p>3912345923</text:p>
          </table:table-cell>
          <table:table-cell office:value-type="date" office:date-value="2023-07-01T00:00:00" table:style-name="ce3">
            <text:p>01/07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2">
            <text:p>3912345924</text:p>
          </table:table-cell>
          <table:table-cell office:value-type="date" office:date-value="2023-07-02T00:00:00" table:style-name="ce3">
            <text:p>02/07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2">
            <text:p>3912345925</text:p>
          </table:table-cell>
          <table:table-cell office:value-type="date" office:date-value="2023-07-02T00:00:00" table:style-name="ce3">
            <text:p>02/07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2">
            <text:p>3912345926</text:p>
          </table:table-cell>
          <table:table-cell office:value-type="date" office:date-value="2023-07-03T00:00:00" table:style-name="ce3">
            <text:p>03/07/23</text:p>
          </table:table-cell>
          <table:table-cell office:value-type="string" table:style-name="ce2">
            <text:p>a consumo</text:p>
          </table:table-cell>
          <table:table-cell office:value-type="float" office:value="700" table:style-name="ce2">
            <text:p>7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2">
            <text:p>3912345927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2">
            <text:p>3912345928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2">
            <text:p>3912345929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2">
            <text:p>3912345930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2">
            <text:p>3912345931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2">
            <text:p>3912345932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2">
            <text:p>3912345933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2">
            <text:p>3912345934</text:p>
          </table:table-cell>
          <table:table-cell office:value-type="date" office:date-value="2023-03-05T00:00:00" table:style-name="ce3">
            <text:p>0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2">
            <text:p>3912345935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2">
            <text:p>3912345936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2">
            <text:p>3912345937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2">
            <text:p>3912345938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2">
            <text:p>3912345939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2">
            <text:p>3912345940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2">
            <text:p>3912345941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2">
            <text:p>3912345942</text:p>
          </table:table-cell>
          <table:table-cell office:value-type="date" office:date-value="2023-11-28T00:00:00" table:style-name="ce3">
            <text:p>28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2">
            <text:p>3912345943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2">
            <text:p>3912345944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2">
            <text:p>3912345945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2">
            <text:p>3912345946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2">
            <text:p>3912345947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2">
            <text:p>3912345948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2">
            <text:p>3912345949</text:p>
          </table:table-cell>
          <table:table-cell office:value-type="date" office:date-value="2023-11-29T00:00:00" table:style-name="ce3">
            <text:p>29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2">
            <text:p>3912345950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2">
            <text:p>3912345951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2">
            <text:p>3912345952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2">
            <text:p>3912345953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2">
            <text:p>3912345954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2">
            <text:p>3912345955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2">
            <text:p>3912345956</text:p>
          </table:table-cell>
          <table:table-cell office:value-type="date" office:date-value="2023-03-06T00:00:00" table:style-name="ce3">
            <text:p>0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2">
            <text:p>3912345957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2">
            <text:p>3912345958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2">
            <text:p>3912345959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2">
            <text:p>3912345960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2">
            <text:p>3912345961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2">
            <text:p>3912345962</text:p>
          </table:table-cell>
          <table:table-cell office:value-type="date" office:date-value="2023-11-30T00:00:00" table:style-name="ce3">
            <text:p>30/11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2">
            <text:p>3912345963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2">
            <text:p>3912345964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2">
            <text:p>3912345965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2">
            <text:p>3912345966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2">
            <text:p>3912345967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2">
            <text:p>3912345968</text:p>
          </table:table-cell>
          <table:table-cell office:value-type="date" office:date-value="2023-03-07T00:00:00" table:style-name="ce3">
            <text:p>0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2">
            <text:p>3912345969</text:p>
          </table:table-cell>
          <table:table-cell office:value-type="date" office:date-value="2023-12-01T00:00:00" table:style-name="ce3">
            <text:p>0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2">
            <text:p>3912345970</text:p>
          </table:table-cell>
          <table:table-cell office:value-type="date" office:date-value="2023-12-01T00:00:00" table:style-name="ce3">
            <text:p>0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2">
            <text:p>3912345971</text:p>
          </table:table-cell>
          <table:table-cell office:value-type="date" office:date-value="2023-12-01T00:00:00" table:style-name="ce3">
            <text:p>0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2">
            <text:p>3912345972</text:p>
          </table:table-cell>
          <table:table-cell office:value-type="date" office:date-value="2023-12-01T00:00:00" table:style-name="ce3">
            <text:p>0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2">
            <text:p>3912345973</text:p>
          </table:table-cell>
          <table:table-cell office:value-type="date" office:date-value="2023-12-01T00:00:00" table:style-name="ce3">
            <text:p>0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2">
            <text:p>3912345974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2">
            <text:p>3912345975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2">
            <text:p>3912345976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2">
            <text:p>3912345977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2">
            <text:p>3912345978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2">
            <text:p>3912345979</text:p>
          </table:table-cell>
          <table:table-cell office:value-type="date" office:date-value="2023-03-08T00:00:00" table:style-name="ce3">
            <text:p>0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2">
            <text:p>3912345980</text:p>
          </table:table-cell>
          <table:table-cell office:value-type="date" office:date-value="2023-12-02T00:00:00" table:style-name="ce3">
            <text:p>0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2">
            <text:p>3912345981</text:p>
          </table:table-cell>
          <table:table-cell office:value-type="date" office:date-value="2023-12-02T00:00:00" table:style-name="ce3">
            <text:p>0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2">
            <text:p>3912345982</text:p>
          </table:table-cell>
          <table:table-cell office:value-type="date" office:date-value="2023-12-02T00:00:00" table:style-name="ce3">
            <text:p>0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2">
            <text:p>3912345983</text:p>
          </table:table-cell>
          <table:table-cell office:value-type="date" office:date-value="2023-12-02T00:00:00" table:style-name="ce3">
            <text:p>0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2">
            <text:p>3912345984</text:p>
          </table:table-cell>
          <table:table-cell office:value-type="date" office:date-value="2023-12-02T00:00:00" table:style-name="ce3">
            <text:p>0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2">
            <text:p>3912345985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2">
            <text:p>3912345986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2">
            <text:p>3912345987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2">
            <text:p>3912345988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2">
            <text:p>3912345989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2">
            <text:p>3912345990</text:p>
          </table:table-cell>
          <table:table-cell office:value-type="date" office:date-value="2023-03-09T00:00:00" table:style-name="ce3">
            <text:p>0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2">
            <text:p>3912345991</text:p>
          </table:table-cell>
          <table:table-cell office:value-type="date" office:date-value="2023-12-03T00:00:00" table:style-name="ce3">
            <text:p>03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2">
            <text:p>3912345992</text:p>
          </table:table-cell>
          <table:table-cell office:value-type="date" office:date-value="2023-12-03T00:00:00" table:style-name="ce3">
            <text:p>03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2">
            <text:p>3912345993</text:p>
          </table:table-cell>
          <table:table-cell office:value-type="date" office:date-value="2023-03-10T00:00:00" table:style-name="ce3">
            <text:p>10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2">
            <text:p>3912345994</text:p>
          </table:table-cell>
          <table:table-cell office:value-type="date" office:date-value="2023-03-10T00:00:00" table:style-name="ce3">
            <text:p>10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2">
            <text:p>3912345995</text:p>
          </table:table-cell>
          <table:table-cell office:value-type="date" office:date-value="2023-12-04T00:00:00" table:style-name="ce3">
            <text:p>04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2">
            <text:p>3912345996</text:p>
          </table:table-cell>
          <table:table-cell office:value-type="date" office:date-value="2023-12-04T00:00:00" table:style-name="ce3">
            <text:p>04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2">
            <text:p>3912345997</text:p>
          </table:table-cell>
          <table:table-cell office:value-type="date" office:date-value="2023-03-11T00:00:00" table:style-name="ce3">
            <text:p>11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2">
            <text:p>3912345998</text:p>
          </table:table-cell>
          <table:table-cell office:value-type="date" office:date-value="2023-03-11T00:00:00" table:style-name="ce3">
            <text:p>11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2">
            <text:p>3912345999</text:p>
          </table:table-cell>
          <table:table-cell office:value-type="date" office:date-value="2023-12-05T00:00:00" table:style-name="ce3">
            <text:p>05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2">
            <text:p>3912346000</text:p>
          </table:table-cell>
          <table:table-cell office:value-type="date" office:date-value="2023-12-05T00:00:00" table:style-name="ce3">
            <text:p>05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2">
            <text:p>3912346001</text:p>
          </table:table-cell>
          <table:table-cell office:value-type="date" office:date-value="2023-03-12T00:00:00" table:style-name="ce3">
            <text:p>12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2">
            <text:p>3912346002</text:p>
          </table:table-cell>
          <table:table-cell office:value-type="date" office:date-value="2023-03-12T00:00:00" table:style-name="ce3">
            <text:p>12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2">
            <text:p>3912346003</text:p>
          </table:table-cell>
          <table:table-cell office:value-type="date" office:date-value="2023-12-06T00:00:00" table:style-name="ce3">
            <text:p>06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2">
            <text:p>3912346004</text:p>
          </table:table-cell>
          <table:table-cell office:value-type="date" office:date-value="2023-12-06T00:00:00" table:style-name="ce3">
            <text:p>06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2">
            <text:p>3912346005</text:p>
          </table:table-cell>
          <table:table-cell office:value-type="date" office:date-value="2023-03-13T00:00:00" table:style-name="ce3">
            <text:p>13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2">
            <text:p>3912346006</text:p>
          </table:table-cell>
          <table:table-cell office:value-type="date" office:date-value="2023-03-13T00:00:00" table:style-name="ce3">
            <text:p>13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2">
            <text:p>3912346007</text:p>
          </table:table-cell>
          <table:table-cell office:value-type="date" office:date-value="2023-12-07T00:00:00" table:style-name="ce3">
            <text:p>07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2">
            <text:p>3912346008</text:p>
          </table:table-cell>
          <table:table-cell office:value-type="date" office:date-value="2023-12-07T00:00:00" table:style-name="ce3">
            <text:p>07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2">
            <text:p>3912346009</text:p>
          </table:table-cell>
          <table:table-cell office:value-type="date" office:date-value="2023-03-14T00:00:00" table:style-name="ce3">
            <text:p>14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2">
            <text:p>3912346010</text:p>
          </table:table-cell>
          <table:table-cell office:value-type="date" office:date-value="2023-03-14T00:00:00" table:style-name="ce3">
            <text:p>14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2">
            <text:p>3912346011</text:p>
          </table:table-cell>
          <table:table-cell office:value-type="date" office:date-value="2023-12-08T00:00:00" table:style-name="ce3">
            <text:p>08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2">
            <text:p>3912346012</text:p>
          </table:table-cell>
          <table:table-cell office:value-type="date" office:date-value="2023-12-08T00:00:00" table:style-name="ce3">
            <text:p>08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2">
            <text:p>3912346013</text:p>
          </table:table-cell>
          <table:table-cell office:value-type="date" office:date-value="2023-03-15T00:00:00" table:style-name="ce3">
            <text:p>1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2">
            <text:p>3912346014</text:p>
          </table:table-cell>
          <table:table-cell office:value-type="date" office:date-value="2023-03-15T00:00:00" table:style-name="ce3">
            <text:p>15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2">
            <text:p>3912346015</text:p>
          </table:table-cell>
          <table:table-cell office:value-type="date" office:date-value="2023-12-09T00:00:00" table:style-name="ce3">
            <text:p>09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2">
            <text:p>3912346016</text:p>
          </table:table-cell>
          <table:table-cell office:value-type="date" office:date-value="2023-12-09T00:00:00" table:style-name="ce3">
            <text:p>09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2">
            <text:p>3912346017</text:p>
          </table:table-cell>
          <table:table-cell office:value-type="date" office:date-value="2023-03-16T00:00:00" table:style-name="ce3">
            <text:p>1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2">
            <text:p>3912346018</text:p>
          </table:table-cell>
          <table:table-cell office:value-type="date" office:date-value="2023-03-16T00:00:00" table:style-name="ce3">
            <text:p>16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2">
            <text:p>3912346019</text:p>
          </table:table-cell>
          <table:table-cell office:value-type="date" office:date-value="2023-12-10T00:00:00" table:style-name="ce3">
            <text:p>10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2">
            <text:p>3912346020</text:p>
          </table:table-cell>
          <table:table-cell office:value-type="date" office:date-value="2023-12-10T00:00:00" table:style-name="ce3">
            <text:p>10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2">
            <text:p>3912346021</text:p>
          </table:table-cell>
          <table:table-cell office:value-type="date" office:date-value="2023-03-17T00:00:00" table:style-name="ce3">
            <text:p>1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2">
            <text:p>3912346022</text:p>
          </table:table-cell>
          <table:table-cell office:value-type="date" office:date-value="2023-03-17T00:00:00" table:style-name="ce3">
            <text:p>17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2">
            <text:p>3912346023</text:p>
          </table:table-cell>
          <table:table-cell office:value-type="date" office:date-value="2023-12-11T00:00:00" table:style-name="ce3">
            <text:p>1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2">
            <text:p>3912346024</text:p>
          </table:table-cell>
          <table:table-cell office:value-type="date" office:date-value="2023-12-11T00:00:00" table:style-name="ce3">
            <text:p>11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2">
            <text:p>3912346025</text:p>
          </table:table-cell>
          <table:table-cell office:value-type="date" office:date-value="2023-03-18T00:00:00" table:style-name="ce3">
            <text:p>18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2">
            <text:p>3912346026</text:p>
          </table:table-cell>
          <table:table-cell office:value-type="date" office:date-value="2023-12-12T00:00:00" table:style-name="ce3">
            <text:p>12/12/23</text:p>
          </table:table-cell>
          <table:table-cell office:value-type="string" table:style-name="ce2">
            <text:p>a consumo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2">
            <text:p>3912346027</text:p>
          </table:table-cell>
          <table:table-cell office:value-type="date" office:date-value="2023-03-19T00:00:00" table:style-name="ce3">
            <text:p>19/03/23</text:p>
          </table:table-cell>
          <table:table-cell office:value-type="string" table:style-name="ce2">
            <text:p>a consumo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2">
            <text:p>3912346028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2">
            <text:p>3912346029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2">
            <text:p>3912346030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2">
            <text:p>3912346031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2">
            <text:p>3912346032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2">
            <text:p>3912346033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2">
            <text:p>3912346034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2">
            <text:p>3912346035</text:p>
          </table:table-cell>
          <table:table-cell office:value-type="date" office:date-value="2022-12-22T00:00:00" table:style-name="ce3">
            <text:p>22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2">
            <text:p>3912346036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2">
            <text:p>3912346037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2">
            <text:p>3912346038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2">
            <text:p>3912346039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2">
            <text:p>3912346040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2">
            <text:p>3912346041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2">
            <text:p>3912346042</text:p>
          </table:table-cell>
          <table:table-cell office:value-type="date" office:date-value="2022-12-23T00:00:00" table:style-name="ce3">
            <text:p>23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2">
            <text:p>3912346043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2">
            <text:p>3912346044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2">
            <text:p>3912346045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2">
            <text:p>3912346046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2">
            <text:p>3912346047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2">
            <text:p>3912346048</text:p>
          </table:table-cell>
          <table:table-cell office:value-type="date" office:date-value="2022-12-24T00:00:00" table:style-name="ce3">
            <text:p>24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2">
            <text:p>3912346049</text:p>
          </table:table-cell>
          <table:table-cell office:value-type="date" office:date-value="2022-12-25T00:00:00" table:style-name="ce3">
            <text:p>25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2">
            <text:p>3912346050</text:p>
          </table:table-cell>
          <table:table-cell office:value-type="date" office:date-value="2022-12-25T00:00:00" table:style-name="ce3">
            <text:p>25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2">
            <text:p>3912346051</text:p>
          </table:table-cell>
          <table:table-cell office:value-type="date" office:date-value="2022-12-25T00:00:00" table:style-name="ce3">
            <text:p>25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2">
            <text:p>3912346052</text:p>
          </table:table-cell>
          <table:table-cell office:value-type="date" office:date-value="2022-12-25T00:00:00" table:style-name="ce3">
            <text:p>25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2">
            <text:p>3912346053</text:p>
          </table:table-cell>
          <table:table-cell office:value-type="date" office:date-value="2022-12-25T00:00:00" table:style-name="ce3">
            <text:p>25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2">
            <text:p>3912346054</text:p>
          </table:table-cell>
          <table:table-cell office:value-type="date" office:date-value="2022-12-26T00:00:00" table:style-name="ce3">
            <text:p>26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2">
            <text:p>3912346055</text:p>
          </table:table-cell>
          <table:table-cell office:value-type="date" office:date-value="2022-12-26T00:00:00" table:style-name="ce3">
            <text:p>26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2">
            <text:p>3912346056</text:p>
          </table:table-cell>
          <table:table-cell office:value-type="date" office:date-value="2022-12-26T00:00:00" table:style-name="ce3">
            <text:p>26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2">
            <text:p>3912346057</text:p>
          </table:table-cell>
          <table:table-cell office:value-type="date" office:date-value="2022-12-26T00:00:00" table:style-name="ce3">
            <text:p>26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2">
            <text:p>3912346058</text:p>
          </table:table-cell>
          <table:table-cell office:value-type="date" office:date-value="2022-12-26T00:00:00" table:style-name="ce3">
            <text:p>26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2">
            <text:p>3912346059</text:p>
          </table:table-cell>
          <table:table-cell office:value-type="date" office:date-value="2022-12-27T00:00:00" table:style-name="ce3">
            <text:p>27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2">
            <text:p>3912346060</text:p>
          </table:table-cell>
          <table:table-cell office:value-type="date" office:date-value="2022-12-27T00:00:00" table:style-name="ce3">
            <text:p>27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2">
            <text:p>3912346061</text:p>
          </table:table-cell>
          <table:table-cell office:value-type="date" office:date-value="2022-12-28T00:00:00" table:style-name="ce3">
            <text:p>28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2">
            <text:p>3912346062</text:p>
          </table:table-cell>
          <table:table-cell office:value-type="date" office:date-value="2022-12-28T00:00:00" table:style-name="ce3">
            <text:p>28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2">
            <text:p>3912346063</text:p>
          </table:table-cell>
          <table:table-cell office:value-type="date" office:date-value="2022-12-29T00:00:00" table:style-name="ce3">
            <text:p>29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2">
            <text:p>3912346064</text:p>
          </table:table-cell>
          <table:table-cell office:value-type="date" office:date-value="2022-12-29T00:00:00" table:style-name="ce3">
            <text:p>29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2">
            <text:p>3912346065</text:p>
          </table:table-cell>
          <table:table-cell office:value-type="date" office:date-value="2022-12-30T00:00:00" table:style-name="ce3">
            <text:p>30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2">
            <text:p>3912346066</text:p>
          </table:table-cell>
          <table:table-cell office:value-type="date" office:date-value="2022-12-30T00:00:00" table:style-name="ce3">
            <text:p>30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2">
            <text:p>3912346067</text:p>
          </table:table-cell>
          <table:table-cell office:value-type="date" office:date-value="2022-12-31T00:00:00" table:style-name="ce3">
            <text:p>31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2">
            <text:p>3912346068</text:p>
          </table:table-cell>
          <table:table-cell office:value-type="date" office:date-value="2022-12-31T00:00:00" table:style-name="ce3">
            <text:p>31/12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2">
            <text:p>3912346069</text:p>
          </table:table-cell>
          <table:table-cell office:value-type="date" office:date-value="2023-01-01T00:00:00" table:style-name="ce3">
            <text:p>01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2">
            <text:p>3912346070</text:p>
          </table:table-cell>
          <table:table-cell office:value-type="date" office:date-value="2023-01-01T00:00:00" table:style-name="ce3">
            <text:p>01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2">
            <text:p>3912346071</text:p>
          </table:table-cell>
          <table:table-cell office:value-type="date" office:date-value="2023-01-02T00:00:00" table:style-name="ce3">
            <text:p>02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2">
            <text:p>3912346072</text:p>
          </table:table-cell>
          <table:table-cell office:value-type="date" office:date-value="2023-01-02T00:00:00" table:style-name="ce3">
            <text:p>02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2">
            <text:p>3912346073</text:p>
          </table:table-cell>
          <table:table-cell office:value-type="date" office:date-value="2023-01-03T00:00:00" table:style-name="ce3">
            <text:p>03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2">
            <text:p>3912346074</text:p>
          </table:table-cell>
          <table:table-cell office:value-type="date" office:date-value="2023-01-03T00:00:00" table:style-name="ce3">
            <text:p>03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2">
            <text:p>3912346075</text:p>
          </table:table-cell>
          <table:table-cell office:value-type="date" office:date-value="2023-01-04T00:00:00" table:style-name="ce3">
            <text:p>04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2">
            <text:p>3912346076</text:p>
          </table:table-cell>
          <table:table-cell office:value-type="date" office:date-value="2023-01-04T00:00:00" table:style-name="ce3">
            <text:p>04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2">
            <text:p>3912346077</text:p>
          </table:table-cell>
          <table:table-cell office:value-type="date" office:date-value="2023-01-05T00:00:00" table:style-name="ce3">
            <text:p>05/01/23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2">
            <text:p>3912346078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2">
            <text:p>3912346079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2">
            <text:p>3912346080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2">
            <text:p>3912346081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2">
            <text:p>3912346082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2">
            <text:p>3912346083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2">
            <text:p>3912346084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2">
            <text:p>3912346085</text:p>
          </table:table-cell>
          <table:table-cell office:value-type="date" office:date-value="2022-08-11T00:00:00" table:style-name="ce3">
            <text:p>1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2">
            <text:p>3912346086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2">
            <text:p>3912346087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2">
            <text:p>3912346088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2">
            <text:p>3912346089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2">
            <text:p>3912346090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2">
            <text:p>3912346091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2">
            <text:p>3912346092</text:p>
          </table:table-cell>
          <table:table-cell office:value-type="date" office:date-value="2022-08-12T00:00:00" table:style-name="ce3">
            <text:p>1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2">
            <text:p>3912346093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2">
            <text:p>3912346094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2">
            <text:p>3912346095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2">
            <text:p>3912346096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2">
            <text:p>3912346097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2">
            <text:p>3912346098</text:p>
          </table:table-cell>
          <table:table-cell office:value-type="date" office:date-value="2022-08-13T00:00:00" table:style-name="ce3">
            <text:p>1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2">
            <text:p>3912346099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2">
            <text:p>3912346100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2">
            <text:p>3912346101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2">
            <text:p>3912346102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2">
            <text:p>3912346103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2">
            <text:p>3912346104</text:p>
          </table:table-cell>
          <table:table-cell office:value-type="date" office:date-value="2022-08-14T00:00:00" table:style-name="ce3">
            <text:p>1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2">
            <text:p>3912346105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2">
            <text:p>3912346106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2">
            <text:p>3912346107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2">
            <text:p>3912346108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2">
            <text:p>3912346109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2">
            <text:p>3912346110</text:p>
          </table:table-cell>
          <table:table-cell office:value-type="date" office:date-value="2022-08-15T00:00:00" table:style-name="ce3">
            <text:p>15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2">
            <text:p>3912346111</text:p>
          </table:table-cell>
          <table:table-cell office:value-type="date" office:date-value="2022-08-16T00:00:00" table:style-name="ce3">
            <text:p>16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2">
            <text:p>3912346112</text:p>
          </table:table-cell>
          <table:table-cell office:value-type="date" office:date-value="2022-08-16T00:00:00" table:style-name="ce3">
            <text:p>16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2">
            <text:p>3912346113</text:p>
          </table:table-cell>
          <table:table-cell office:value-type="date" office:date-value="2022-08-17T00:00:00" table:style-name="ce3">
            <text:p>17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2">
            <text:p>3912346114</text:p>
          </table:table-cell>
          <table:table-cell office:value-type="date" office:date-value="2022-08-17T00:00:00" table:style-name="ce3">
            <text:p>17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2">
            <text:p>3912346115</text:p>
          </table:table-cell>
          <table:table-cell office:value-type="date" office:date-value="2022-08-18T00:00:00" table:style-name="ce3">
            <text:p>18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2">
            <text:p>3912346116</text:p>
          </table:table-cell>
          <table:table-cell office:value-type="date" office:date-value="2022-08-18T00:00:00" table:style-name="ce3">
            <text:p>18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2">
            <text:p>3912346117</text:p>
          </table:table-cell>
          <table:table-cell office:value-type="date" office:date-value="2022-08-19T00:00:00" table:style-name="ce3">
            <text:p>19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2">
            <text:p>3912346118</text:p>
          </table:table-cell>
          <table:table-cell office:value-type="date" office:date-value="2022-08-19T00:00:00" table:style-name="ce3">
            <text:p>19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2">
            <text:p>3912346119</text:p>
          </table:table-cell>
          <table:table-cell office:value-type="date" office:date-value="2022-08-20T00:00:00" table:style-name="ce3">
            <text:p>20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2">
            <text:p>3912346120</text:p>
          </table:table-cell>
          <table:table-cell office:value-type="date" office:date-value="2022-08-20T00:00:00" table:style-name="ce3">
            <text:p>20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2">
            <text:p>3912346121</text:p>
          </table:table-cell>
          <table:table-cell office:value-type="date" office:date-value="2022-08-21T00:00:00" table:style-name="ce3">
            <text:p>2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2">
            <text:p>3912346122</text:p>
          </table:table-cell>
          <table:table-cell office:value-type="date" office:date-value="2022-08-21T00:00:00" table:style-name="ce3">
            <text:p>21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2">
            <text:p>3912346123</text:p>
          </table:table-cell>
          <table:table-cell office:value-type="date" office:date-value="2022-08-22T00:00:00" table:style-name="ce3">
            <text:p>2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2">
            <text:p>3912346124</text:p>
          </table:table-cell>
          <table:table-cell office:value-type="date" office:date-value="2022-08-22T00:00:00" table:style-name="ce3">
            <text:p>22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2">
            <text:p>3912346125</text:p>
          </table:table-cell>
          <table:table-cell office:value-type="date" office:date-value="2022-08-23T00:00:00" table:style-name="ce3">
            <text:p>2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2">
            <text:p>3912346126</text:p>
          </table:table-cell>
          <table:table-cell office:value-type="date" office:date-value="2022-08-23T00:00:00" table:style-name="ce3">
            <text:p>23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2">
            <text:p>3912346127</text:p>
          </table:table-cell>
          <table:table-cell office:value-type="date" office:date-value="2022-08-24T00:00:00" table:style-name="ce3">
            <text:p>24/08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2">
            <text:p>3912346128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2">
            <text:p>3912346129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2">
            <text:p>3912346130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2">
            <text:p>3912346131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2">
            <text:p>3912346132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2">
            <text:p>3912346133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2">
            <text:p>3912346134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2">
            <text:p>3912346135</text:p>
          </table:table-cell>
          <table:table-cell office:value-type="date" office:date-value="2022-09-03T00:00:00" table:style-name="ce3">
            <text:p>0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2">
            <text:p>3912346136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2">
            <text:p>3912346137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2">
            <text:p>3912346138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2">
            <text:p>3912346139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2">
            <text:p>3912346140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2">
            <text:p>3912346141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2">
            <text:p>3912346142</text:p>
          </table:table-cell>
          <table:table-cell office:value-type="date" office:date-value="2022-09-04T00:00:00" table:style-name="ce3">
            <text:p>0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2">
            <text:p>3912346143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2">
            <text:p>3912346144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2">
            <text:p>3912346145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2">
            <text:p>3912346146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2">
            <text:p>3912346147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2">
            <text:p>3912346148</text:p>
          </table:table-cell>
          <table:table-cell office:value-type="date" office:date-value="2022-09-05T00:00:00" table:style-name="ce3">
            <text:p>0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2">
            <text:p>3912346149</text:p>
          </table:table-cell>
          <table:table-cell office:value-type="date" office:date-value="2022-09-06T00:00:00" table:style-name="ce3">
            <text:p>0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2">
            <text:p>3912346150</text:p>
          </table:table-cell>
          <table:table-cell office:value-type="date" office:date-value="2022-09-06T00:00:00" table:style-name="ce3">
            <text:p>0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2">
            <text:p>3912346151</text:p>
          </table:table-cell>
          <table:table-cell office:value-type="date" office:date-value="2022-09-06T00:00:00" table:style-name="ce3">
            <text:p>0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2">
            <text:p>3912346152</text:p>
          </table:table-cell>
          <table:table-cell office:value-type="date" office:date-value="2022-09-06T00:00:00" table:style-name="ce3">
            <text:p>0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2">
            <text:p>3912346153</text:p>
          </table:table-cell>
          <table:table-cell office:value-type="date" office:date-value="2022-09-06T00:00:00" table:style-name="ce3">
            <text:p>0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2">
            <text:p>3912346154</text:p>
          </table:table-cell>
          <table:table-cell office:value-type="date" office:date-value="2022-09-07T00:00:00" table:style-name="ce3">
            <text:p>0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2">
            <text:p>3912346155</text:p>
          </table:table-cell>
          <table:table-cell office:value-type="date" office:date-value="2022-09-07T00:00:00" table:style-name="ce3">
            <text:p>0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2">
            <text:p>3912346156</text:p>
          </table:table-cell>
          <table:table-cell office:value-type="date" office:date-value="2022-09-07T00:00:00" table:style-name="ce3">
            <text:p>0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2">
            <text:p>3912346157</text:p>
          </table:table-cell>
          <table:table-cell office:value-type="date" office:date-value="2022-09-07T00:00:00" table:style-name="ce3">
            <text:p>0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2">
            <text:p>3912346158</text:p>
          </table:table-cell>
          <table:table-cell office:value-type="date" office:date-value="2022-09-07T00:00:00" table:style-name="ce3">
            <text:p>0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2">
            <text:p>3912346159</text:p>
          </table:table-cell>
          <table:table-cell office:value-type="date" office:date-value="2022-09-08T00:00:00" table:style-name="ce3">
            <text:p>08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2">
            <text:p>3912346160</text:p>
          </table:table-cell>
          <table:table-cell office:value-type="date" office:date-value="2022-09-08T00:00:00" table:style-name="ce3">
            <text:p>08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2">
            <text:p>3912346161</text:p>
          </table:table-cell>
          <table:table-cell office:value-type="date" office:date-value="2022-09-09T00:00:00" table:style-name="ce3">
            <text:p>09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2">
            <text:p>3912346162</text:p>
          </table:table-cell>
          <table:table-cell office:value-type="date" office:date-value="2022-09-09T00:00:00" table:style-name="ce3">
            <text:p>09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2">
            <text:p>3912346163</text:p>
          </table:table-cell>
          <table:table-cell office:value-type="date" office:date-value="2022-09-10T00:00:00" table:style-name="ce3">
            <text:p>10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2">
            <text:p>3912346164</text:p>
          </table:table-cell>
          <table:table-cell office:value-type="date" office:date-value="2022-09-10T00:00:00" table:style-name="ce3">
            <text:p>10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2">
            <text:p>3912346165</text:p>
          </table:table-cell>
          <table:table-cell office:value-type="date" office:date-value="2022-09-11T00:00:00" table:style-name="ce3">
            <text:p>11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2">
            <text:p>3912346166</text:p>
          </table:table-cell>
          <table:table-cell office:value-type="date" office:date-value="2022-09-11T00:00:00" table:style-name="ce3">
            <text:p>11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2">
            <text:p>3912346167</text:p>
          </table:table-cell>
          <table:table-cell office:value-type="date" office:date-value="2022-09-12T00:00:00" table:style-name="ce3">
            <text:p>12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2">
            <text:p>3912346168</text:p>
          </table:table-cell>
          <table:table-cell office:value-type="date" office:date-value="2022-09-12T00:00:00" table:style-name="ce3">
            <text:p>12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2">
            <text:p>3912346169</text:p>
          </table:table-cell>
          <table:table-cell office:value-type="date" office:date-value="2022-09-13T00:00:00" table:style-name="ce3">
            <text:p>1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2">
            <text:p>3912346170</text:p>
          </table:table-cell>
          <table:table-cell office:value-type="date" office:date-value="2022-09-13T00:00:00" table:style-name="ce3">
            <text:p>13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2">
            <text:p>3912346171</text:p>
          </table:table-cell>
          <table:table-cell office:value-type="date" office:date-value="2022-09-14T00:00:00" table:style-name="ce3">
            <text:p>1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2">
            <text:p>3912346172</text:p>
          </table:table-cell>
          <table:table-cell office:value-type="date" office:date-value="2022-09-14T00:00:00" table:style-name="ce3">
            <text:p>14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2">
            <text:p>3912346173</text:p>
          </table:table-cell>
          <table:table-cell office:value-type="date" office:date-value="2022-09-15T00:00:00" table:style-name="ce3">
            <text:p>1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2">
            <text:p>3912346174</text:p>
          </table:table-cell>
          <table:table-cell office:value-type="date" office:date-value="2022-09-15T00:00:00" table:style-name="ce3">
            <text:p>15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2">
            <text:p>3912346175</text:p>
          </table:table-cell>
          <table:table-cell office:value-type="date" office:date-value="2022-09-16T00:00:00" table:style-name="ce3">
            <text:p>1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2">
            <text:p>3912346176</text:p>
          </table:table-cell>
          <table:table-cell office:value-type="date" office:date-value="2022-09-16T00:00:00" table:style-name="ce3">
            <text:p>16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2">
            <text:p>3912346177</text:p>
          </table:table-cell>
          <table:table-cell office:value-type="date" office:date-value="2022-09-17T00:00:00" table:style-name="ce3">
            <text:p>17/09/22</text:p>
          </table:table-cell>
          <table:table-cell office:value-type="string" table:style-name="ce2">
            <text:p>a ricar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30.00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EffettuataDa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Ora</text:p>
          </table:table-cell>
          <table:table-cell office:value-type="string" table:style-name="ce7">
            <text:p>Durata</text:p>
          </table:table-cell>
          <table:table-cell office:value-type="string" table:style-name="ce7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00" table:style-name="ce8">
            <text:p>391234580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2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00" table:style-name="ce8">
            <text:p>391234580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3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21" table:style-name="ce8">
            <text:p>391234582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4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21" table:style-name="ce8">
            <text:p>391234582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27" table:style-name="ce8">
            <text:p>39123458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27" table:style-name="ce8">
            <text:p>39123458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32" table:style-name="ce8">
            <text:p>391234583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32" table:style-name="ce8">
            <text:p>391234583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9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35" table:style-name="ce8">
            <text:p>39123458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0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35" table:style-name="ce8">
            <text:p>39123458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11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40" table:style-name="ce8">
            <text:p>391234584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12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43" table:style-name="ce8">
            <text:p>391234584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13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57" table:style-name="ce8">
            <text:p>391234585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4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58" table:style-name="ce8">
            <text:p>391234585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15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58" table:style-name="ce8">
            <text:p>391234585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16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69" table:style-name="ce8">
            <text:p>391234586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69" table:style-name="ce8">
            <text:p>391234586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1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74" table:style-name="ce8">
            <text:p>391234587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19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1" table:style-name="ce8">
            <text:p>391234588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20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2" table:style-name="ce8">
            <text:p>39123458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21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82" table:style-name="ce8">
            <text:p>39123458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2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6" table:style-name="ce8">
            <text:p>391234588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3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93" table:style-name="ce8">
            <text:p>39123458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24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0" table:style-name="ce8">
            <text:p>391234590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5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00" table:style-name="ce8">
            <text:p>391234590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26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8" table:style-name="ce11">
            <text:p>391234590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27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0" table:style-name="ce8">
            <text:p>391234591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2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13" table:style-name="ce11">
            <text:p>391234591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2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4" table:style-name="ce11">
            <text:p>39123459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30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0" table:style-name="ce8">
            <text:p>391234592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1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2" table:style-name="ce8">
            <text:p>39123459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32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5" table:style-name="ce8">
            <text:p>391234592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33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8" table:style-name="ce8">
            <text:p>39123459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34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3" table:style-name="ce8">
            <text:p>391234593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35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4" table:style-name="ce11">
            <text:p>391234593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36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6" table:style-name="ce11">
            <text:p>391234593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37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9" table:style-name="ce11">
            <text:p>391234593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40" table:style-name="ce11">
            <text:p>391234594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39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1" table:style-name="ce11">
            <text:p>391234594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0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41" table:style-name="ce11">
            <text:p>391234594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41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5" table:style-name="ce8">
            <text:p>391234594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42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45" table:style-name="ce8">
            <text:p>391234594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9" table:style-name="ce8">
            <text:p>39123459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4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49" table:style-name="ce8">
            <text:p>39123459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45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1" table:style-name="ce8">
            <text:p>391234595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46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51" table:style-name="ce8">
            <text:p>391234595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47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51" table:style-name="ce11">
            <text:p>391234595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48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2" table:style-name="ce11">
            <text:p>391234595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49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3" table:style-name="ce8">
            <text:p>391234595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0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3" table:style-name="ce11">
            <text:p>391234595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51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54" table:style-name="ce11">
            <text:p>391234595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2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7" table:style-name="ce11">
            <text:p>391234595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3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60" table:style-name="ce8">
            <text:p>391234596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54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60" table:style-name="ce8">
            <text:p>391234596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5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64" table:style-name="ce11">
            <text:p>391234596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56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71" table:style-name="ce11">
            <text:p>391234597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7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2" table:style-name="ce11">
            <text:p>391234597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58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5" table:style-name="ce8">
            <text:p>391234597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5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8" table:style-name="ce11">
            <text:p>391234597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0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79" table:style-name="ce11">
            <text:p>391234597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61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0" table:style-name="ce11">
            <text:p>391234598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6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2" table:style-name="ce11">
            <text:p>39123459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6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2" table:style-name="ce11">
            <text:p>39123459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64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5984" table:style-name="ce11">
            <text:p>391234598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6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5" table:style-name="ce11">
            <text:p>391234598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6" table:style-name="ce11">
            <text:p>391234598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67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7" table:style-name="ce8">
            <text:p>391234598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68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7" table:style-name="ce8">
            <text:p>391234598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9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87" table:style-name="ce11">
            <text:p>391234598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70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8" table:style-name="ce8">
            <text:p>39123459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7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8" table:style-name="ce11">
            <text:p>39123459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88" table:style-name="ce8">
            <text:p>39123459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3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5988" table:style-name="ce11">
            <text:p>39123459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4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9" table:style-name="ce11">
            <text:p>391234598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5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0" table:style-name="ce11">
            <text:p>391234599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76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2" table:style-name="ce8">
            <text:p>391234599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77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92" table:style-name="ce8">
            <text:p>391234599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78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5992" table:style-name="ce11">
            <text:p>391234599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7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3" table:style-name="ce8">
            <text:p>39123459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80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3" table:style-name="ce8">
            <text:p>39123459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8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93" table:style-name="ce11">
            <text:p>39123459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8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5" table:style-name="ce11">
            <text:p>391234599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83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5" table:style-name="ce11">
            <text:p>391234599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84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6" table:style-name="ce11">
            <text:p>391234599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5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97" table:style-name="ce11">
            <text:p>391234599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86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8" table:style-name="ce11">
            <text:p>391234599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8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9" table:style-name="ce11">
            <text:p>391234599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88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99" table:style-name="ce11">
            <text:p>391234599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89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0" table:style-name="ce11">
            <text:p>391234600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2" table:style-name="ce11">
            <text:p>391234600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91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3" table:style-name="ce8">
            <text:p>391234600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9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03" table:style-name="ce11">
            <text:p>391234600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3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4" table:style-name="ce8">
            <text:p>391234600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94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04" table:style-name="ce11">
            <text:p>391234600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95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6" table:style-name="ce8">
            <text:p>391234600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96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6" table:style-name="ce11">
            <text:p>391234600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97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7" table:style-name="ce11">
            <text:p>391234600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9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9" table:style-name="ce11">
            <text:p>391234600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99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100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1" table:style-name="ce11">
            <text:p>391234601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101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2" table:style-name="ce11">
            <text:p>391234601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102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3" table:style-name="ce11">
            <text:p>391234601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103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4" table:style-name="ce11">
            <text:p>39123460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104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4" table:style-name="ce11">
            <text:p>39123460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105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4" table:style-name="ce11">
            <text:p>39123460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06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5" table:style-name="ce11">
            <text:p>391234601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107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08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109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110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1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9" table:style-name="ce8">
            <text:p>39123460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112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113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14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1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0" table:style-name="ce11">
            <text:p>391234602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116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0" table:style-name="ce11">
            <text:p>391234602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1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2" table:style-name="ce8">
            <text:p>39123460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118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11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120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21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3" table:style-name="ce11">
            <text:p>391234602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122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4" table:style-name="ce8">
            <text:p>391234602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123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4" table:style-name="ce8">
            <text:p>391234602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24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4" table:style-name="ce11">
            <text:p>391234602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2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126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7" table:style-name="ce8">
            <text:p>39123460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27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128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129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27" table:style-name="ce8">
            <text:p>391234602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13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8" table:style-name="ce8">
            <text:p>39123460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131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132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8" table:style-name="ce8">
            <text:p>39123460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33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34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9" table:style-name="ce11">
            <text:p>391234602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35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9" table:style-name="ce11">
            <text:p>391234602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13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0" table:style-name="ce8">
            <text:p>391234603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13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38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139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14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141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142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3" table:style-name="ce11">
            <text:p>391234603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143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4" table:style-name="ce8">
            <text:p>391234603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144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4" table:style-name="ce8">
            <text:p>391234603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45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5" table:style-name="ce8">
            <text:p>39123460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46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147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4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149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6" table:style-name="ce8">
            <text:p>391234603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50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6" table:style-name="ce11">
            <text:p>391234603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151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6" table:style-name="ce11">
            <text:p>391234603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15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7" table:style-name="ce11">
            <text:p>391234603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153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8" table:style-name="ce11">
            <text:p>391234603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54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9" table:style-name="ce8">
            <text:p>391234603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155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9" table:style-name="ce11">
            <text:p>391234603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56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57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158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5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16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16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6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4" table:style-name="ce8">
            <text:p>391234604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163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164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165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166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5" table:style-name="ce11">
            <text:p>391234604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167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168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7" table:style-name="ce8">
            <text:p>391234604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6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170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171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172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9" table:style-name="ce8">
            <text:p>39123460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17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174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17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9" table:style-name="ce8">
            <text:p>391234604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176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0" table:style-name="ce11">
            <text:p>391234605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17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1" table:style-name="ce11">
            <text:p>391234605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17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1" table:style-name="ce11">
            <text:p>391234605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179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2" table:style-name="ce8">
            <text:p>391234605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180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2" table:style-name="ce11">
            <text:p>391234605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181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3" table:style-name="ce11">
            <text:p>391234605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182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3" table:style-name="ce11">
            <text:p>391234605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18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18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185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18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187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188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189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19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191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9" table:style-name="ce8">
            <text:p>391234605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192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9" table:style-name="ce8">
            <text:p>391234605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19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194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195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61" table:style-name="ce8">
            <text:p>391234606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96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61" table:style-name="ce11">
            <text:p>391234606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197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61" table:style-name="ce11">
            <text:p>391234606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198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19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200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5" table:style-name="ce11">
            <text:p>391234606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201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6" table:style-name="ce11">
            <text:p>391234606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202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6" table:style-name="ce11">
            <text:p>391234606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20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7" table:style-name="ce11">
            <text:p>391234606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204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8" table:style-name="ce8">
            <text:p>391234606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205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206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20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0" table:style-name="ce8">
            <text:p>391234607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208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209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21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1" table:style-name="ce11">
            <text:p>391234607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211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212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213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214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3" table:style-name="ce8">
            <text:p>391234607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21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216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217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218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21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2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221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22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223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224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7" table:style-name="ce8">
            <text:p>391234607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25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226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227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28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229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230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231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0" table:style-name="ce8">
            <text:p>391234608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232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23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234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235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3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237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238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39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240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4" table:style-name="ce8">
            <text:p>391234608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241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24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24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244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245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4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247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24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249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250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251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52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9" table:style-name="ce11">
            <text:p>391234608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25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9" table:style-name="ce11">
            <text:p>391234608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254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25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1" table:style-name="ce11">
            <text:p>391234609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256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1" table:style-name="ce11">
            <text:p>391234609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257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1" table:style-name="ce11">
            <text:p>391234609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25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2" table:style-name="ce11">
            <text:p>391234609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259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2" table:style-name="ce11">
            <text:p>391234609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260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261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262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4" table:style-name="ce11">
            <text:p>391234609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263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5" table:style-name="ce11">
            <text:p>391234609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64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5" table:style-name="ce11">
            <text:p>391234609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265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266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267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268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269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270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8" table:style-name="ce8">
            <text:p>391234609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271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8" table:style-name="ce11">
            <text:p>391234609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272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8" table:style-name="ce8">
            <text:p>391234609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73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274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275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1" table:style-name="ce11">
            <text:p>391234610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276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2" table:style-name="ce11">
            <text:p>391234610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27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27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279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280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4" table:style-name="ce11">
            <text:p>391234610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28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4" table:style-name="ce11">
            <text:p>391234610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28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283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6" table:style-name="ce8">
            <text:p>391234610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284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6" table:style-name="ce11">
            <text:p>391234610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285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28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287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8" table:style-name="ce11">
            <text:p>391234610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288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9" table:style-name="ce11">
            <text:p>391234610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289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0" table:style-name="ce8">
            <text:p>391234611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290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0" table:style-name="ce11">
            <text:p>391234611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29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11" table:style-name="ce11">
            <text:p>391234611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292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2" table:style-name="ce11">
            <text:p>391234611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293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12" table:style-name="ce11">
            <text:p>391234611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29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113" table:style-name="ce11">
            <text:p>391234611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295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4" table:style-name="ce11">
            <text:p>39123461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29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14" table:style-name="ce11">
            <text:p>391234611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297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5" table:style-name="ce8">
            <text:p>391234611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29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5" table:style-name="ce11">
            <text:p>3912346115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299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6" table:style-name="ce11">
            <text:p>391234611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30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6" table:style-name="ce11">
            <text:p>391234611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301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7" table:style-name="ce11">
            <text:p>391234611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302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8" table:style-name="ce8">
            <text:p>391234611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03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8" table:style-name="ce11">
            <text:p>391234611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30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9" table:style-name="ce8">
            <text:p>39123461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305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9" table:style-name="ce11">
            <text:p>391234611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06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2" table:style-name="ce11">
            <text:p>3912346122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30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3" table:style-name="ce11">
            <text:p>3912346123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308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4" table:style-name="ce11">
            <text:p>391234612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309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6" table:style-name="ce8">
            <text:p>391234612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310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8" table:style-name="ce8">
            <text:p>3912346128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311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9" table:style-name="ce11">
            <text:p>3912346129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312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4" table:style-name="ce11">
            <text:p>391234613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31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6" table:style-name="ce8">
            <text:p>3912346136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31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41" table:style-name="ce8">
            <text:p>391234614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315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60" table:style-name="ce8">
            <text:p>3912346160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316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61" table:style-name="ce8">
            <text:p>391234616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31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161" table:style-name="ce8">
            <text:p>3912346161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318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64" table:style-name="ce8">
            <text:p>391234616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31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164" table:style-name="ce8">
            <text:p>3912346164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320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67" table:style-name="ce8">
            <text:p>3912346167</text:p>
          </table:table-cell>
          <table:table-cell office:value-type="date" office:date-value="2024-05-01T00:00:00" table:style-name="ce9">
            <text:p>01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32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40" table:style-name="ce8">
            <text:p>39123458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322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43" table:style-name="ce8">
            <text:p>391234584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323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57" table:style-name="ce8">
            <text:p>39123458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324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61" table:style-name="ce8">
            <text:p>391234586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325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61" table:style-name="ce8">
            <text:p>391234586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32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62" table:style-name="ce8">
            <text:p>391234586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327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62" table:style-name="ce8">
            <text:p>391234586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328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65" table:style-name="ce8">
            <text:p>391234586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329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68" table:style-name="ce8">
            <text:p>391234586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33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72" table:style-name="ce8">
            <text:p>39123458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33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72" table:style-name="ce8">
            <text:p>39123458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332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74" table:style-name="ce8">
            <text:p>391234587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333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75" table:style-name="ce8">
            <text:p>39123458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334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77" table:style-name="ce8">
            <text:p>39123458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33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81" table:style-name="ce8">
            <text:p>39123458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36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3" table:style-name="ce8">
            <text:p>39123458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33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4" table:style-name="ce8">
            <text:p>39123458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338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5" table:style-name="ce8">
            <text:p>391234588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339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886" table:style-name="ce8">
            <text:p>39123458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40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7" table:style-name="ce8">
            <text:p>39123458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34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8" table:style-name="ce8">
            <text:p>39123458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342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89" table:style-name="ce8">
            <text:p>39123458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43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91" table:style-name="ce8">
            <text:p>391234589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344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892" table:style-name="ce8">
            <text:p>39123458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345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2" table:style-name="ce8">
            <text:p>391234590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346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3" table:style-name="ce8">
            <text:p>39123459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347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03" table:style-name="ce8">
            <text:p>39123459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348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6" table:style-name="ce8">
            <text:p>39123459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49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9" table:style-name="ce8">
            <text:p>391234590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350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10" table:style-name="ce8">
            <text:p>39123459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351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3" table:style-name="ce8">
            <text:p>39123459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352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7" table:style-name="ce8">
            <text:p>391234591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353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1" table:style-name="ce8">
            <text:p>391234592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354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22" table:style-name="ce8">
            <text:p>39123459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355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3" table:style-name="ce8">
            <text:p>39123459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35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4" table:style-name="ce8">
            <text:p>391234592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35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25" table:style-name="ce8">
            <text:p>39123459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35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7" table:style-name="ce8">
            <text:p>39123459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359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9" table:style-name="ce8">
            <text:p>391234592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360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34" table:style-name="ce11">
            <text:p>391234593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361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5" table:style-name="ce8">
            <text:p>391234593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362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0" table:style-name="ce8">
            <text:p>39123459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363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2" table:style-name="ce8">
            <text:p>391234594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364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44" table:style-name="ce11">
            <text:p>391234594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365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6" table:style-name="ce8">
            <text:p>391234594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66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8" table:style-name="ce8">
            <text:p>39123459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367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0" table:style-name="ce8">
            <text:p>391234595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36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1" table:style-name="ce11">
            <text:p>391234595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369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2" table:style-name="ce11">
            <text:p>391234595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370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53" table:style-name="ce8">
            <text:p>391234595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371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4" table:style-name="ce8">
            <text:p>39123459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372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4" table:style-name="ce11">
            <text:p>39123459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37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54" table:style-name="ce8">
            <text:p>39123459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374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5" table:style-name="ce8">
            <text:p>39123459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375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5" table:style-name="ce11">
            <text:p>39123459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37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6" table:style-name="ce8">
            <text:p>391234595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37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6" table:style-name="ce8">
            <text:p>391234595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378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7" table:style-name="ce8">
            <text:p>39123459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379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57" table:style-name="ce11">
            <text:p>39123459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380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59" table:style-name="ce11">
            <text:p>391234595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81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64" table:style-name="ce11">
            <text:p>391234596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38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66" table:style-name="ce11">
            <text:p>391234596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38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1" table:style-name="ce8">
            <text:p>391234597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384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1" table:style-name="ce11">
            <text:p>391234597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38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3" table:style-name="ce8">
            <text:p>39123459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38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3" table:style-name="ce11">
            <text:p>39123459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387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5" table:style-name="ce8">
            <text:p>39123459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388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7" table:style-name="ce11">
            <text:p>39123459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389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8" table:style-name="ce11">
            <text:p>391234597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390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9" table:style-name="ce8">
            <text:p>391234597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391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0" table:style-name="ce11">
            <text:p>391234598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39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1" table:style-name="ce11">
            <text:p>39123459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393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81" table:style-name="ce11">
            <text:p>39123459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39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2" table:style-name="ce11">
            <text:p>391234598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395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3" table:style-name="ce8">
            <text:p>39123459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39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3" table:style-name="ce11">
            <text:p>39123459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39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4" table:style-name="ce11">
            <text:p>39123459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39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5" table:style-name="ce11">
            <text:p>391234598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39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6" table:style-name="ce11">
            <text:p>39123459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400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7" table:style-name="ce11">
            <text:p>39123459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01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5988" table:style-name="ce11">
            <text:p>39123459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402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9" table:style-name="ce8">
            <text:p>39123459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40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89" table:style-name="ce11">
            <text:p>39123459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40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5989" table:style-name="ce11">
            <text:p>39123459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405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0" table:style-name="ce11">
            <text:p>391234599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406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1" table:style-name="ce11">
            <text:p>391234599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407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2" table:style-name="ce11">
            <text:p>39123459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40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5992" table:style-name="ce11">
            <text:p>39123459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40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3" table:style-name="ce11">
            <text:p>391234599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10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5" table:style-name="ce11">
            <text:p>391234599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411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6" table:style-name="ce11">
            <text:p>391234599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412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7" table:style-name="ce11">
            <text:p>391234599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413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7" table:style-name="ce11">
            <text:p>391234599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41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8" table:style-name="ce11">
            <text:p>391234599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415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99" table:style-name="ce11">
            <text:p>39123459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416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9" table:style-name="ce11">
            <text:p>39123459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41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0" table:style-name="ce8">
            <text:p>391234600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41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0" table:style-name="ce11">
            <text:p>391234600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1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00" table:style-name="ce11">
            <text:p>391234600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20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1" table:style-name="ce8">
            <text:p>391234600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421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2" table:style-name="ce11">
            <text:p>391234600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422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02" table:style-name="ce11">
            <text:p>391234600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42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3" table:style-name="ce11">
            <text:p>39123460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424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3" table:style-name="ce8">
            <text:p>39123460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42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4" table:style-name="ce11">
            <text:p>391234600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426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4" table:style-name="ce8">
            <text:p>391234600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42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5" table:style-name="ce8">
            <text:p>391234600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428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05" table:style-name="ce11">
            <text:p>391234600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429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06" table:style-name="ce11">
            <text:p>39123460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43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06" table:style-name="ce11">
            <text:p>39123460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431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7" table:style-name="ce11">
            <text:p>391234600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432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8" table:style-name="ce11">
            <text:p>391234600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433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9" table:style-name="ce11">
            <text:p>391234600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434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435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436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437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1" table:style-name="ce8">
            <text:p>39123460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438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1" table:style-name="ce11">
            <text:p>39123460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439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1" table:style-name="ce8">
            <text:p>39123460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44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1" table:style-name="ce11">
            <text:p>39123460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441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2" table:style-name="ce8">
            <text:p>391234601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442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2" table:style-name="ce11">
            <text:p>391234601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44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3" table:style-name="ce8">
            <text:p>39123460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444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3" table:style-name="ce11">
            <text:p>39123460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445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3" table:style-name="ce11">
            <text:p>39123460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44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4" table:style-name="ce11">
            <text:p>391234601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47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4" table:style-name="ce11">
            <text:p>391234601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48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5" table:style-name="ce11">
            <text:p>391234601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4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5" table:style-name="ce11">
            <text:p>391234601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450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5" table:style-name="ce11">
            <text:p>391234601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45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452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453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16" table:style-name="ce11">
            <text:p>391234601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454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7" table:style-name="ce11">
            <text:p>391234601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45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456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45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45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459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460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61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19" table:style-name="ce8">
            <text:p>39123460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462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463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0" table:style-name="ce8">
            <text:p>391234602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46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0" table:style-name="ce11">
            <text:p>391234602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465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20" table:style-name="ce11">
            <text:p>391234602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466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1" table:style-name="ce8">
            <text:p>391234602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46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1" table:style-name="ce11">
            <text:p>391234602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468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1" table:style-name="ce11">
            <text:p>391234602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469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470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47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22" table:style-name="ce8">
            <text:p>39123460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472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73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3" table:style-name="ce8">
            <text:p>39123460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47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3" table:style-name="ce11">
            <text:p>39123460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475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3" table:style-name="ce8">
            <text:p>39123460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476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4" table:style-name="ce11">
            <text:p>391234602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47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4" table:style-name="ce11">
            <text:p>391234602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478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4" table:style-name="ce11">
            <text:p>391234602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479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5" table:style-name="ce8">
            <text:p>39123460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48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481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482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48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6" table:style-name="ce8">
            <text:p>391234602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484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6" table:style-name="ce11">
            <text:p>391234602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485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6" table:style-name="ce11">
            <text:p>391234602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48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487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488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489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49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49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49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493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29" table:style-name="ce8">
            <text:p>391234602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49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29" table:style-name="ce11">
            <text:p>391234602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495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96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497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49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30" table:style-name="ce11">
            <text:p>391234603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499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1" table:style-name="ce8">
            <text:p>391234603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500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0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502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03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2" table:style-name="ce8">
            <text:p>391234603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04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505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06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07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3" table:style-name="ce11">
            <text:p>391234603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0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4" table:style-name="ce11">
            <text:p>391234603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509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4" table:style-name="ce11">
            <text:p>391234603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510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4" table:style-name="ce11">
            <text:p>391234603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11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12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5" table:style-name="ce8">
            <text:p>391234603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513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514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35" table:style-name="ce11">
            <text:p>391234603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515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6" table:style-name="ce8">
            <text:p>391234603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1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6" table:style-name="ce11">
            <text:p>391234603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517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7" table:style-name="ce8">
            <text:p>39123460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518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7" table:style-name="ce11">
            <text:p>39123460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519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7" table:style-name="ce11">
            <text:p>39123460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20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7" table:style-name="ce11">
            <text:p>39123460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521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8" table:style-name="ce8">
            <text:p>391234603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52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8" table:style-name="ce11">
            <text:p>391234603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523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8" table:style-name="ce11">
            <text:p>391234603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52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9" table:style-name="ce8">
            <text:p>391234603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525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9" table:style-name="ce11">
            <text:p>391234603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526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9" table:style-name="ce11">
            <text:p>391234603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527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28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29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30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531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1" table:style-name="ce8">
            <text:p>391234604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532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1" table:style-name="ce11">
            <text:p>391234604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3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1" table:style-name="ce11">
            <text:p>391234604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34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35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536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537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3" table:style-name="ce11">
            <text:p>391234604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38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3" table:style-name="ce11">
            <text:p>391234604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539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3" table:style-name="ce11">
            <text:p>391234604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540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4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4" table:style-name="ce8">
            <text:p>391234604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42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43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544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5" table:style-name="ce8">
            <text:p>391234604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545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5" table:style-name="ce11">
            <text:p>391234604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546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5" table:style-name="ce11">
            <text:p>391234604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54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5" table:style-name="ce11">
            <text:p>391234604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54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54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55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551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52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55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7" table:style-name="ce8">
            <text:p>391234604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55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55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8" table:style-name="ce8">
            <text:p>39123460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556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57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8" table:style-name="ce8">
            <text:p>39123460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55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5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560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61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62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563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0" table:style-name="ce11">
            <text:p>391234605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564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1" table:style-name="ce8">
            <text:p>391234605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6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1" table:style-name="ce11">
            <text:p>391234605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66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1" table:style-name="ce11">
            <text:p>391234605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567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1" table:style-name="ce11">
            <text:p>391234605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56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2" table:style-name="ce11">
            <text:p>391234605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569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2" table:style-name="ce11">
            <text:p>391234605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0M0S" table:style-name="ce10">
            <text:p>1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570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2" table:style-name="ce8">
            <text:p>391234605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71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3" table:style-name="ce8">
            <text:p>391234605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572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3" table:style-name="ce11">
            <text:p>391234605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73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3" table:style-name="ce11">
            <text:p>391234605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74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3" table:style-name="ce11">
            <text:p>391234605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7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15M0S" table:style-name="ce10">
            <text:p>20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57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577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578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5" table:style-name="ce8">
            <text:p>39123460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57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580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15M0S" table:style-name="ce10">
            <text:p>18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58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82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583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584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585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586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587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588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8" table:style-name="ce8">
            <text:p>391234605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589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590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591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8" table:style-name="ce8">
            <text:p>391234605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30M0S" table:style-name="ce10">
            <text:p>10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592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593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9" table:style-name="ce11">
            <text:p>391234605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594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595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59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597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61" table:style-name="ce11">
            <text:p>391234606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598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61" table:style-name="ce8">
            <text:p>391234606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59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61" table:style-name="ce11">
            <text:p>391234606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600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01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602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603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3" table:style-name="ce8">
            <text:p>391234606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04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3" table:style-name="ce11">
            <text:p>391234606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605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606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45M0S" table:style-name="ce10">
            <text:p>22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607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08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5" table:style-name="ce11">
            <text:p>391234606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609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6" table:style-name="ce8">
            <text:p>391234606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0M0S" table:style-name="ce10">
            <text:p>12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610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6" table:style-name="ce11">
            <text:p>391234606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0M0S" table:style-name="ce10">
            <text:p>16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611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66" table:style-name="ce11">
            <text:p>391234606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61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7" table:style-name="ce8">
            <text:p>391234606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613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7" table:style-name="ce11">
            <text:p>391234606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1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7" table:style-name="ce11">
            <text:p>391234606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1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67" table:style-name="ce11">
            <text:p>391234606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616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8" table:style-name="ce11">
            <text:p>391234606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617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8" table:style-name="ce11">
            <text:p>391234606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18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68" table:style-name="ce8">
            <text:p>391234606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619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620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621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622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62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624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625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0" table:style-name="ce8">
            <text:p>391234607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626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627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62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1" table:style-name="ce11">
            <text:p>391234607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629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1" table:style-name="ce11">
            <text:p>391234607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630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1" table:style-name="ce11">
            <text:p>391234607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631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2" table:style-name="ce8">
            <text:p>39123460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63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633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634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0M0S" table:style-name="ce10">
            <text:p>21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3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636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63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3" table:style-name="ce8">
            <text:p>39123460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63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639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3" table:style-name="ce11">
            <text:p>391234607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30M0S" table:style-name="ce10">
            <text:p>18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640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641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64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643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5" table:style-name="ce8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644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45M0S" table:style-name="ce10">
            <text:p>12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645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646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647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648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912346075" table:style-name="ce11">
            <text:p>391234607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649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65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5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652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653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654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7" table:style-name="ce8">
            <text:p>39123460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65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656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30M0S" table:style-name="ce10">
            <text:p>14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65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45M0S" table:style-name="ce10">
            <text:p>14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658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0M0S" table:style-name="ce10">
            <text:p>10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659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8" table:style-name="ce11">
            <text:p>391234607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0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9" table:style-name="ce8">
            <text:p>391234607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662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663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664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0" table:style-name="ce11">
            <text:p>391234608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5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0" table:style-name="ce8">
            <text:p>391234608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666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0" table:style-name="ce11">
            <text:p>391234608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66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6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67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2" table:style-name="ce8">
            <text:p>391234608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671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672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673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674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675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676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0M0S" table:style-name="ce10">
            <text:p>22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67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30M0S" table:style-name="ce10">
            <text:p>16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678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83" table:style-name="ce11">
            <text:p>391234608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45M0S" table:style-name="ce10">
            <text:p>17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67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30M0S" table:style-name="ce10">
            <text:p>15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68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4" table:style-name="ce8">
            <text:p>39123460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68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68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68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684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685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5" table:style-name="ce11">
            <text:p>391234608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45M0S" table:style-name="ce10">
            <text:p>15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68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6" table:style-name="ce8">
            <text:p>39123460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687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68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6" table:style-name="ce8">
            <text:p>39123460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689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15M0S" table:style-name="ce10">
            <text:p>14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690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691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7" table:style-name="ce8">
            <text:p>39123460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692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30M0S" table:style-name="ce10">
            <text:p>19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693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69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695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8" table:style-name="ce8">
            <text:p>39123460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69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697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698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69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89" table:style-name="ce8">
            <text:p>39123460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0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9" table:style-name="ce11">
            <text:p>39123460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01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9" table:style-name="ce11">
            <text:p>39123460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45M0S" table:style-name="ce10">
            <text:p>11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70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9" table:style-name="ce11">
            <text:p>391234608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15M0S" table:style-name="ce10">
            <text:p>23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703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704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30M0S" table:style-name="ce10">
            <text:p>12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70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706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07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1" table:style-name="ce11">
            <text:p>391234609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45M0S" table:style-name="ce10">
            <text:p>13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0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1" table:style-name="ce11">
            <text:p>391234609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15M0S" table:style-name="ce10">
            <text:p>17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709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2" table:style-name="ce8">
            <text:p>39123460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10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2" table:style-name="ce11">
            <text:p>39123460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711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2" table:style-name="ce8">
            <text:p>39123460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712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2" table:style-name="ce11">
            <text:p>391234609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45M0S" table:style-name="ce10">
            <text:p>18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13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3" table:style-name="ce8">
            <text:p>391234609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71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715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71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17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4" table:style-name="ce8">
            <text:p>391234609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718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4" table:style-name="ce11">
            <text:p>391234609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719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4" table:style-name="ce11">
            <text:p>391234609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720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5" table:style-name="ce11">
            <text:p>391234609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721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5" table:style-name="ce11">
            <text:p>391234609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722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6" table:style-name="ce8">
            <text:p>391234609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723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724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30M0S" table:style-name="ce10">
            <text:p>23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725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726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27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8H0M0S" table:style-name="ce10">
            <text:p>18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728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8" table:style-name="ce11">
            <text:p>391234609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72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8" table:style-name="ce11">
            <text:p>391234609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3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3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732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45M0S" table:style-name="ce10">
            <text:p>19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733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734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0" table:style-name="ce11">
            <text:p>391234610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73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0" table:style-name="ce11">
            <text:p>391234610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736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1" table:style-name="ce11">
            <text:p>391234610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737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1" table:style-name="ce11">
            <text:p>391234610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738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2" table:style-name="ce11">
            <text:p>391234610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739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4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0M0S" table:style-name="ce10">
            <text:p>20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741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4" table:style-name="ce11">
            <text:p>391234610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742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4" table:style-name="ce11">
            <text:p>391234610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0M0S" table:style-name="ce10">
            <text:p>11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743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44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45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30M0S" table:style-name="ce10">
            <text:p>13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746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6" table:style-name="ce11">
            <text:p>39123461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74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6" table:style-name="ce8">
            <text:p>39123461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74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106" table:style-name="ce11">
            <text:p>391234610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15M0S" table:style-name="ce10">
            <text:p>16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49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7" table:style-name="ce8">
            <text:p>391234610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15M0S" table:style-name="ce10">
            <text:p>21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5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751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75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753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8" table:style-name="ce11">
            <text:p>391234610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75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08" table:style-name="ce11">
            <text:p>391234610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755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9" table:style-name="ce11">
            <text:p>391234610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2H15M0S" table:style-name="ce10">
            <text:p>12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756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0" table:style-name="ce11">
            <text:p>39123461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15M0S" table:style-name="ce10">
            <text:p>13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75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0" table:style-name="ce8">
            <text:p>391234611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75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1" table:style-name="ce8">
            <text:p>39123461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75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1" table:style-name="ce11">
            <text:p>39123461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760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1" table:style-name="ce11">
            <text:p>391234611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45M0S" table:style-name="ce10">
            <text:p>20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761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2" table:style-name="ce8">
            <text:p>391234611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3H0M0S" table:style-name="ce10">
            <text:p>13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762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2" table:style-name="ce11">
            <text:p>391234611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30M0S" table:style-name="ce10">
            <text:p>11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63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2" table:style-name="ce11">
            <text:p>391234611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30M0S" table:style-name="ce10">
            <text:p>21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76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3" table:style-name="ce8">
            <text:p>39123461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5H15M0S" table:style-name="ce10">
            <text:p>15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765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3" table:style-name="ce8">
            <text:p>39123461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15M0S" table:style-name="ce10">
            <text:p>19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766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3" table:style-name="ce11">
            <text:p>391234611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76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4" table:style-name="ce8">
            <text:p>391234611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768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4" table:style-name="ce11">
            <text:p>391234611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4H0M0S" table:style-name="ce10">
            <text:p>14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769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4" table:style-name="ce11">
            <text:p>391234611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1H45M0S" table:style-name="ce10">
            <text:p>21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770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5" table:style-name="ce11">
            <text:p>391234611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771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5" table:style-name="ce8">
            <text:p>391234611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7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6" table:style-name="ce8">
            <text:p>391234611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773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6" table:style-name="ce11">
            <text:p>391234611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9H0M0S" table:style-name="ce10">
            <text:p>19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74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17" table:style-name="ce8">
            <text:p>391234611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0M0S" table:style-name="ce10">
            <text:p>17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775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18" table:style-name="ce11">
            <text:p>391234611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15M0S" table:style-name="ce10">
            <text:p>10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77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8" table:style-name="ce8">
            <text:p>391234611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777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19" table:style-name="ce8">
            <text:p>39123461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778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9" table:style-name="ce11">
            <text:p>3912346119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0M0S" table:style-name="ce10">
            <text:p>23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77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0" table:style-name="ce8">
            <text:p>391234612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30M0S" table:style-name="ce10">
            <text:p>22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780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0" table:style-name="ce11">
            <text:p>391234612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781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1" table:style-name="ce11">
            <text:p>3912346121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782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2" table:style-name="ce8">
            <text:p>391234612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783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3" table:style-name="ce8">
            <text:p>39123461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784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3" table:style-name="ce11">
            <text:p>391234612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1H15M0S" table:style-name="ce10">
            <text:p>11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85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4" table:style-name="ce11">
            <text:p>391234612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86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5" table:style-name="ce8">
            <text:p>39123461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7H30M0S" table:style-name="ce10">
            <text:p>17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787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5" table:style-name="ce11">
            <text:p>3912346125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788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6" table:style-name="ce11">
            <text:p>391234612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789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7" table:style-name="ce11">
            <text:p>39123461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790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7" table:style-name="ce11">
            <text:p>391234612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3H45M0S" table:style-name="ce10">
            <text:p>23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791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28" table:style-name="ce11">
            <text:p>391234612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79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2" table:style-name="ce8">
            <text:p>3912346132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793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3" table:style-name="ce8">
            <text:p>3912346133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6H45M0S" table:style-name="ce10">
            <text:p>16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794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34" table:style-name="ce11">
            <text:p>3912346134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2H15M0S" table:style-name="ce10">
            <text:p>22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795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36" table:style-name="ce8">
            <text:p>3912346136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796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7" table:style-name="ce8">
            <text:p>39123461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79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137" table:style-name="ce8">
            <text:p>391234613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10H45M0S" table:style-name="ce10">
            <text:p>10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798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8" table:style-name="ce8">
            <text:p>3912346138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79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40" table:style-name="ce8">
            <text:p>3912346140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20H30M0S" table:style-name="ce10">
            <text:p>20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800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167" table:style-name="ce8">
            <text:p>3912346167</text:p>
          </table:table-cell>
          <table:table-cell office:value-type="date" office:date-value="2024-05-02T00:00:00" table:style-name="ce9">
            <text:p>02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801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1" table:style-name="ce8">
            <text:p>391234590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80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4" table:style-name="ce8">
            <text:p>391234590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03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07" table:style-name="ce8">
            <text:p>391234590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804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8" table:style-name="ce8">
            <text:p>391234591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805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19" table:style-name="ce8">
            <text:p>391234591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806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26" table:style-name="ce8">
            <text:p>391234592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807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38" table:style-name="ce8">
            <text:p>391234593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808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3" table:style-name="ce8">
            <text:p>391234594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809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44" table:style-name="ce8">
            <text:p>391234594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810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44" table:style-name="ce11">
            <text:p>391234594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811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55" table:style-name="ce11">
            <text:p>391234595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812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59" table:style-name="ce11">
            <text:p>391234595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13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66" table:style-name="ce11">
            <text:p>391234596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81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69" table:style-name="ce8">
            <text:p>391234596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815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73" table:style-name="ce11">
            <text:p>391234597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81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76" table:style-name="ce8">
            <text:p>391234597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817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7" table:style-name="ce11">
            <text:p>391234597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818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79" table:style-name="ce11">
            <text:p>391234597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81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5981" table:style-name="ce11">
            <text:p>391234598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820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1" table:style-name="ce11">
            <text:p>391234598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82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3" table:style-name="ce11">
            <text:p>391234598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822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84" table:style-name="ce8">
            <text:p>391234598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82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4" table:style-name="ce11">
            <text:p>391234598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824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5984" table:style-name="ce11">
            <text:p>391234598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825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5" table:style-name="ce11">
            <text:p>391234598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826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8" table:style-name="ce11">
            <text:p>391234598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827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89" table:style-name="ce11">
            <text:p>391234598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828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1" table:style-name="ce11">
            <text:p>391234599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829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2" table:style-name="ce11">
            <text:p>391234599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830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5997" table:style-name="ce11">
            <text:p>391234599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831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5998" table:style-name="ce8">
            <text:p>391234599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83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00" table:style-name="ce11">
            <text:p>391234600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833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2" table:style-name="ce11">
            <text:p>391234600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834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5" table:style-name="ce11">
            <text:p>391234600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83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06" table:style-name="ce11">
            <text:p>391234600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36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8" table:style-name="ce11">
            <text:p>391234600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837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09" table:style-name="ce8">
            <text:p>391234600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83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0" table:style-name="ce8">
            <text:p>391234601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39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840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0" table:style-name="ce11">
            <text:p>391234601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841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12" table:style-name="ce11">
            <text:p>391234601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842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13" table:style-name="ce11">
            <text:p>391234601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843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15" table:style-name="ce11">
            <text:p>391234601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844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6" table:style-name="ce8">
            <text:p>391234601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845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7" table:style-name="ce11">
            <text:p>391234601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84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7" table:style-name="ce11">
            <text:p>391234601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84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18" table:style-name="ce8">
            <text:p>391234601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848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84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18" table:style-name="ce11">
            <text:p>391234601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850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912346019" table:style-name="ce11">
            <text:p>391234601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85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0" table:style-name="ce8">
            <text:p>391234602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852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0" table:style-name="ce11">
            <text:p>391234602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853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1" table:style-name="ce11">
            <text:p>391234602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854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1" table:style-name="ce11">
            <text:p>391234602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855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1" table:style-name="ce11">
            <text:p>391234602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856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857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3912346022" table:style-name="ce11">
            <text:p>391234602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15M0S" table:style-name="ce10">
            <text:p>05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858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3" table:style-name="ce11">
            <text:p>391234602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859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3" table:style-name="ce11">
            <text:p>391234602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860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86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5" table:style-name="ce11">
            <text:p>391234602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862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26" table:style-name="ce11">
            <text:p>391234602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863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6" table:style-name="ce11">
            <text:p>391234602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864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26" table:style-name="ce11">
            <text:p>391234602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865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27" table:style-name="ce8">
            <text:p>391234602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86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27" table:style-name="ce11">
            <text:p>391234602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867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8" table:style-name="ce11">
            <text:p>391234602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868]*0.1)" table:style-name="ce8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29" table:style-name="ce11">
            <text:p>391234602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869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870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871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31" table:style-name="ce11">
            <text:p>391234603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872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873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32" table:style-name="ce11">
            <text:p>391234603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874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33" table:style-name="ce8">
            <text:p>391234603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875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3" table:style-name="ce11">
            <text:p>391234603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876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3" table:style-name="ce11">
            <text:p>391234603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877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33" table:style-name="ce11">
            <text:p>391234603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878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4" table:style-name="ce8">
            <text:p>391234603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879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34" table:style-name="ce11">
            <text:p>391234603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880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6" table:style-name="ce11">
            <text:p>391234603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881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6" table:style-name="ce11">
            <text:p>391234603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882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7" table:style-name="ce11">
            <text:p>391234603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883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8" table:style-name="ce11">
            <text:p>391234603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884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39" table:style-name="ce11">
            <text:p>391234603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885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39" table:style-name="ce11">
            <text:p>391234603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886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40" table:style-name="ce11">
            <text:p>391234604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887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1" table:style-name="ce11">
            <text:p>391234604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888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1" table:style-name="ce11">
            <text:p>391234604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88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1" table:style-name="ce11">
            <text:p>391234604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890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2" table:style-name="ce11">
            <text:p>391234604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891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3" table:style-name="ce8">
            <text:p>391234604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892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43" table:style-name="ce11">
            <text:p>391234604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893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4" table:style-name="ce11">
            <text:p>391234604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89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45" table:style-name="ce11">
            <text:p>391234604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895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896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46" table:style-name="ce11">
            <text:p>391234604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897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30M0S" table:style-name="ce10">
            <text:p>08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898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47" table:style-name="ce11">
            <text:p>391234604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899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900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48" table:style-name="ce11">
            <text:p>391234604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901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49" table:style-name="ce11">
            <text:p>391234604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02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0" table:style-name="ce8">
            <text:p>391234605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903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0" table:style-name="ce11">
            <text:p>391234605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904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0" table:style-name="ce11">
            <text:p>391234605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905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2" table:style-name="ce11">
            <text:p>391234605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906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4" table:style-name="ce8">
            <text:p>391234605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907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4" table:style-name="ce11">
            <text:p>391234605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0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09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55" table:style-name="ce11">
            <text:p>391234605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910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6" table:style-name="ce8">
            <text:p>391234605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30M0S" table:style-name="ce10">
            <text:p>02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911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6" table:style-name="ce8">
            <text:p>391234605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912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913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914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3912346056" table:style-name="ce11">
            <text:p>391234605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915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57" table:style-name="ce8">
            <text:p>391234605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916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7" table:style-name="ce8">
            <text:p>391234605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917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918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57" table:style-name="ce11">
            <text:p>391234605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919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58" table:style-name="ce11">
            <text:p>391234605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20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912346059" table:style-name="ce8">
            <text:p>391234605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21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912346059" table:style-name="ce11">
            <text:p>391234605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45M0S" table:style-name="ce10">
            <text:p>01:4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922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60" table:style-name="ce11">
            <text:p>391234606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923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61" table:style-name="ce11">
            <text:p>391234606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924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062" table:style-name="ce8">
            <text:p>391234606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925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926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927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62" table:style-name="ce11">
            <text:p>391234606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928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929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64" table:style-name="ce11">
            <text:p>391234606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0M0S" table:style-name="ce10">
            <text:p>04:0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930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65" table:style-name="ce11">
            <text:p>391234606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931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5" table:style-name="ce11">
            <text:p>391234606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0M0S" table:style-name="ce10">
            <text:p>09:0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932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67" table:style-name="ce11">
            <text:p>391234606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933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68" table:style-name="ce11">
            <text:p>391234606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934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68" table:style-name="ce11">
            <text:p>391234606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45M0S" table:style-name="ce10">
            <text:p>07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935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68" table:style-name="ce11">
            <text:p>391234606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14" table:style-name="ce8">
            <text:p>14</text:p>
          </table:table-cell>
          <table:table-cell office:value-type="float" office:value="1.4000000000000001" table:formula="of:=([.E936]*0.1)" table:style-name="ce8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69" table:style-name="ce8">
            <text:p>391234606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30M0S" table:style-name="ce10">
            <text:p>01:30</text:p>
          </table:table-cell>
          <table:table-cell office:value-type="float" office:value="17" table:style-name="ce8">
            <text:p>17</text:p>
          </table:table-cell>
          <table:table-cell office:value-type="float" office:value="1.7000000000000002" table:formula="of:=([.E937]*0.1)" table:style-name="ce8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938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912346069" table:style-name="ce11">
            <text:p>391234606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939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940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0" table:style-name="ce11">
            <text:p>391234607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15M0S" table:style-name="ce10">
            <text:p>03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941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1" table:style-name="ce11">
            <text:p>391234607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27" table:style-name="ce8">
            <text:p>27</text:p>
          </table:table-cell>
          <table:table-cell office:value-type="float" office:value="2.7" table:formula="of:=([.E942]*0.1)" table:style-name="ce8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912346072" table:style-name="ce11">
            <text:p>391234607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943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944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74" table:style-name="ce11">
            <text:p>391234607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945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6" table:style-name="ce11">
            <text:p>391234607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946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45M0S" table:style-name="ce10">
            <text:p>09:4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947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7" table:style-name="ce11">
            <text:p>391234607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948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949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950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79" table:style-name="ce11">
            <text:p>391234607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45M0S" table:style-name="ce10">
            <text:p>05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951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80" table:style-name="ce11">
            <text:p>391234608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952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80" table:style-name="ce11">
            <text:p>391234608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53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0" table:style-name="ce11">
            <text:p>391234608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954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1" table:style-name="ce11">
            <text:p>391234608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955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82" table:style-name="ce11">
            <text:p>391234608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24" table:style-name="ce8">
            <text:p>24</text:p>
          </table:table-cell>
          <table:table-cell office:value-type="float" office:value="2.4000000000000004" table:formula="of:=([.E956]*0.1)" table:style-name="ce8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4" table:style-name="ce11">
            <text:p>391234608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15M0S" table:style-name="ce10">
            <text:p>04:1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57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86" table:style-name="ce11">
            <text:p>391234608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1" table:style-name="ce8">
            <text:p>1</text:p>
          </table:table-cell>
          <table:table-cell office:value-type="float" office:value="0.1" table:formula="of:=([.E958]*0.1)" table:style-name="ce8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87" table:style-name="ce11">
            <text:p>391234608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959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88" table:style-name="ce11">
            <text:p>391234608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45M0S" table:style-name="ce10">
            <text:p>08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960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0" table:style-name="ce8">
            <text:p>391234609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961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0" table:style-name="ce11">
            <text:p>391234609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20" table:style-name="ce8">
            <text:p>20</text:p>
          </table:table-cell>
          <table:table-cell office:value-type="float" office:value="2" table:formula="of:=([.E962]*0.1)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091" table:style-name="ce8">
            <text:p>391234609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0M0S" table:style-name="ce10">
            <text:p>00:00</text:p>
          </table:table-cell>
          <table:table-cell office:value-type="float" office:value="11" table:style-name="ce8">
            <text:p>11</text:p>
          </table:table-cell>
          <table:table-cell office:value-type="float" office:value="1.1000000000000001" table:formula="of:=([.E963]*0.1)" table:style-name="ce8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2" table:style-name="ce11">
            <text:p>391234609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30M0S" table:style-name="ce10">
            <text:p>07:3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964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093" table:style-name="ce11">
            <text:p>391234609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65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4" table:style-name="ce11">
            <text:p>391234609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966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2346094" table:style-name="ce11">
            <text:p>391234609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967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5" table:style-name="ce11">
            <text:p>391234609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0M0S" table:style-name="ce10">
            <text:p>02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968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969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6" table:style-name="ce11">
            <text:p>391234609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970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097" table:style-name="ce11">
            <text:p>391234609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28" table:style-name="ce8">
            <text:p>28</text:p>
          </table:table-cell>
          <table:table-cell office:value-type="float" office:value="2.8000000000000003" table:formula="of:=([.E971]*0.1)" table:style-name="ce8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098" table:style-name="ce11">
            <text:p>391234609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972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15M0S" table:style-name="ce10">
            <text:p>07:1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973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3912346099" table:style-name="ce11">
            <text:p>391234609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974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0" table:style-name="ce11">
            <text:p>391234610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45M0S" table:style-name="ce10">
            <text:p>06:45</text:p>
          </table:table-cell>
          <table:table-cell office:value-type="float" office:value="8" table:style-name="ce8">
            <text:p>8</text:p>
          </table:table-cell>
          <table:table-cell office:value-type="float" office:value="0.8" table:formula="of:=([.E975]*0.1)" table:style-name="ce8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1" table:style-name="ce8">
            <text:p>391234610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0M0S" table:style-name="ce10">
            <text:p>03:00</text:p>
          </table:table-cell>
          <table:table-cell office:value-type="float" office:value="23" table:style-name="ce8">
            <text:p>23</text:p>
          </table:table-cell>
          <table:table-cell office:value-type="float" office:value="2.3000000000000003" table:formula="of:=([.E976]*0.1)" table:style-name="ce8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1" table:style-name="ce11">
            <text:p>391234610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15M0S" table:style-name="ce10">
            <text:p>08:1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977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02" table:style-name="ce11">
            <text:p>391234610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12" table:style-name="ce8">
            <text:p>12</text:p>
          </table:table-cell>
          <table:table-cell office:value-type="float" office:value="1.2000000000000002" table:formula="of:=([.E978]*0.1)" table:style-name="ce8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3" table:style-name="ce11">
            <text:p>391234610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30M0S" table:style-name="ce10">
            <text:p>00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979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4" table:style-name="ce11">
            <text:p>391234610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0M0S" table:style-name="ce10">
            <text:p>05:00</text:p>
          </table:table-cell>
          <table:table-cell office:value-type="float" office:value="21" table:style-name="ce8">
            <text:p>21</text:p>
          </table:table-cell>
          <table:table-cell office:value-type="float" office:value="2.1" table:formula="of:=([.E980]*0.1)" table:style-name="ce8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5" table:style-name="ce8">
            <text:p>391234610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981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45M0S" table:style-name="ce10">
            <text:p>03:4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982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912346105" table:style-name="ce11">
            <text:p>391234610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26" table:style-name="ce8">
            <text:p>26</text:p>
          </table:table-cell>
          <table:table-cell office:value-type="float" office:value="2.6" table:formula="of:=([.E983]*0.1)" table:style-name="ce8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6" table:style-name="ce11">
            <text:p>391234610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984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07" table:style-name="ce11">
            <text:p>391234610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0M0S" table:style-name="ce10">
            <text:p>01:00</text:p>
          </table:table-cell>
          <table:table-cell office:value-type="float" office:value="15" table:style-name="ce8">
            <text:p>15</text:p>
          </table:table-cell>
          <table:table-cell office:value-type="float" office:value="1.5" table:formula="of:=([.E985]*0.1)" table:style-name="ce8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8" table:style-name="ce11">
            <text:p>391234610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15M0S" table:style-name="ce10">
            <text:p>02:15</text:p>
          </table:table-cell>
          <table:table-cell office:value-type="float" office:value="10" table:style-name="ce8">
            <text:p>10</text:p>
          </table:table-cell>
          <table:table-cell office:value-type="float" office:value="1" table:formula="of:=([.E986]*0.1)" table:style-name="ce8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09" table:style-name="ce8">
            <text:p>391234610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30M0S" table:style-name="ce10">
            <text:p>06:30</text:p>
          </table:table-cell>
          <table:table-cell office:value-type="float" office:value="7" table:style-name="ce8">
            <text:p>7</text:p>
          </table:table-cell>
          <table:table-cell office:value-type="float" office:value="0.70000000000000007" table:formula="of:=([.E987]*0.1)" table:style-name="ce8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912346109" table:style-name="ce11">
            <text:p>3912346109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15M0S" table:style-name="ce10">
            <text:p>00:15</text:p>
          </table:table-cell>
          <table:table-cell office:value-type="float" office:value="2" table:style-name="ce8">
            <text:p>2</text:p>
          </table:table-cell>
          <table:table-cell office:value-type="float" office:value="0.2" table:formula="of:=([.E988]*0.1)" table:style-name="ce8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1" table:style-name="ce11">
            <text:p>391234611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15M0S" table:style-name="ce10">
            <text:p>09:15</text:p>
          </table:table-cell>
          <table:table-cell office:value-type="float" office:value="18" table:style-name="ce8">
            <text:p>18</text:p>
          </table:table-cell>
          <table:table-cell office:value-type="float" office:value="1.8" table:formula="of:=([.E989]*0.1)" table:style-name="ce8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912346113" table:style-name="ce11">
            <text:p>391234611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0H45M0S" table:style-name="ce10">
            <text:p>00:45</text:p>
          </table:table-cell>
          <table:table-cell office:value-type="float" office:value="4" table:style-name="ce8">
            <text:p>4</text:p>
          </table:table-cell>
          <table:table-cell office:value-type="float" office:value="0.4" table:formula="of:=([.E990]*0.1)" table:style-name="ce8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912346113" table:style-name="ce11">
            <text:p>3912346113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5H30M0S" table:style-name="ce10">
            <text:p>05:30</text:p>
          </table:table-cell>
          <table:table-cell office:value-type="float" office:value="3" table:style-name="ce8">
            <text:p>3</text:p>
          </table:table-cell>
          <table:table-cell office:value-type="float" office:value="0.30000000000000004" table:formula="of:=([.E991]*0.1)" table:style-name="ce8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0" table:style-name="ce11">
            <text:p>3912346120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7H0M0S" table:style-name="ce10">
            <text:p>07:00</text:p>
          </table:table-cell>
          <table:table-cell office:value-type="float" office:value="9" table:style-name="ce8">
            <text:p>9</text:p>
          </table:table-cell>
          <table:table-cell office:value-type="float" office:value="0.9" table:formula="of:=([.E992]*0.1)" table:style-name="ce8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1" table:style-name="ce8">
            <text:p>391234612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15M0S" table:style-name="ce10">
            <text:p>06:15</text:p>
          </table:table-cell>
          <table:table-cell office:value-type="float" office:value="6" table:style-name="ce8">
            <text:p>6</text:p>
          </table:table-cell>
          <table:table-cell office:value-type="float" office:value="0.60000000000000009" table:formula="of:=([.E993]*0.1)" table:style-name="ce8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1" table:style-name="ce11">
            <text:p>391234612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45M0S" table:style-name="ce10">
            <text:p>04:45</text:p>
          </table:table-cell>
          <table:table-cell office:value-type="float" office:value="30" table:style-name="ce8">
            <text:p>30</text:p>
          </table:table-cell>
          <table:table-cell office:value-type="float" office:value="3" table:formula="of:=([.E994]*0.1)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4" table:style-name="ce11">
            <text:p>3912346124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3H30M0S" table:style-name="ce10">
            <text:p>03:30</text:p>
          </table:table-cell>
          <table:table-cell office:value-type="float" office:value="25" table:style-name="ce8">
            <text:p>25</text:p>
          </table:table-cell>
          <table:table-cell office:value-type="float" office:value="2.5" table:formula="of:=([.E995]*0.1)" table:style-name="ce8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5" table:style-name="ce11">
            <text:p>3912346125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4H30M0S" table:style-name="ce10">
            <text:p>04:30</text:p>
          </table:table-cell>
          <table:table-cell office:value-type="float" office:value="29" table:style-name="ce8">
            <text:p>29</text:p>
          </table:table-cell>
          <table:table-cell office:value-type="float" office:value="2.9000000000000004" table:formula="of:=([.E996]*0.1)" table:style-name="ce8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6" table:style-name="ce11">
            <text:p>3912346126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8H0M0S" table:style-name="ce10">
            <text:p>08:00</text:p>
          </table:table-cell>
          <table:table-cell office:value-type="float" office:value="13" table:style-name="ce8">
            <text:p>13</text:p>
          </table:table-cell>
          <table:table-cell office:value-type="float" office:value="1.3" table:formula="of:=([.E997]*0.1)" table:style-name="ce8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27" table:style-name="ce8">
            <text:p>3912346127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1H15M0S" table:style-name="ce10">
            <text:p>01:15</text:p>
          </table:table-cell>
          <table:table-cell office:value-type="float" office:value="16" table:style-name="ce8">
            <text:p>16</text:p>
          </table:table-cell>
          <table:table-cell office:value-type="float" office:value="1.6" table:formula="of:=([.E998]*0.1)" table:style-name="ce8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912346128" table:style-name="ce11">
            <text:p>3912346128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6H0M0S" table:style-name="ce10">
            <text:p>06:00</text:p>
          </table:table-cell>
          <table:table-cell office:value-type="float" office:value="5" table:style-name="ce8">
            <text:p>5</text:p>
          </table:table-cell>
          <table:table-cell office:value-type="float" office:value="0.5" table:formula="of:=([.E999]*0.1)" table:style-name="ce8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912346131" table:style-name="ce8">
            <text:p>3912346131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9H30M0S" table:style-name="ce10">
            <text:p>09:30</text:p>
          </table:table-cell>
          <table:table-cell office:value-type="float" office:value="19" table:style-name="ce8">
            <text:p>19</text:p>
          </table:table-cell>
          <table:table-cell office:value-type="float" office:value="1.9000000000000001" table:formula="of:=([.E1000]*0.1)" table:style-name="ce8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3912346142" table:style-name="ce8">
            <text:p>3912346142</text:p>
          </table:table-cell>
          <table:table-cell office:value-type="date" office:date-value="2024-05-03T00:00:00" table:style-name="ce9">
            <text:p>03/05/24</text:p>
          </table:table-cell>
          <table:table-cell office:value-type="time" office:time-value="PT2H45M0S" table:style-name="ce10">
            <text:p>02:45</text:p>
          </table:table-cell>
          <table:table-cell office:value-type="float" office:value="22" table:style-name="ce8">
            <text:p>22</text:p>
          </table:table-cell>
          <table:table-cell office:value-type="float" office:value="2.2000000000000002" table:formula="of:=([.E1001]*0.1)" table:style-name="ce8">
            <text:p>2,2</text:p>
          </table:table-cell>
          <table:table-cell table:number-columns-repeated="16378"/>
        </table:table-row>
        <table:table-row table:number-rows-repeated="7" table:style-name="ro1">
          <table:table-cell table:style-name="ce1"/>
          <table:table-cell table:style-name="ce11"/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11"/>
          <table:table-cell table:number-columns-repeated="2" table:style-name="ce1"/>
          <table:table-cell table:style-name="ce2"/>
          <table:table-cell table:number-columns-repeated="16379"/>
        </table:table-row>
        <table:table-row table:number-rows-repeated="3" table:style-name="ro1">
          <table:table-cell/>
          <table:table-cell table:style-name="ce11"/>
          <table:table-cell table:number-columns-repeated="16382" table:style-name="ce1"/>
        </table:table-row>
        <table:table-row table:number-rows-repeated="110" table:style-name="ro1">
          <table:table-cell/>
          <table:table-cell table:style-name="ce11"/>
          <table:table-cell table:number-columns-repeated="16382"/>
        </table:table-row>
        <table:table-row table:number-rows-repeated="5" table:style-name="ro1">
          <table:table-cell/>
          <table:table-cell table:style-name="ce8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odice</text:p>
          </table:table-cell>
          <table:table-cell office:value-type="string" table:style-name="ce5">
            <text:p>TipoSIM</text:p>
          </table:table-cell>
          <table:table-cell office:value-type="string" table:style-name="ce5">
            <text:p>EraAssociataA</text:p>
          </table:table-cell>
          <table:table-cell office:value-type="string" table:style-name="ce5">
            <text:p>DataAttivazione</text:p>
          </table:table-cell>
          <table:table-cell office:value-type="string" table:style-name="ce5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2</text:p>
          </table:table-cell>
          <table:table-cell office:value-type="string" table:style-name="ce2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7-30T00:00:00" table:style-name="ce3">
            <text:p>30/07/23</text:p>
          </table:table-cell>
          <table:table-cell office:value-type="date" office:date-value="2023-08-10T00:00:00" table:style-name="ce3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1</text:p>
          </table:table-cell>
          <table:table-cell office:value-type="string" table:style-name="ce2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2-06-25T00:00:00" table:style-name="ce3">
            <text:p>25/06/22</text:p>
          </table:table-cell>
          <table:table-cell office:value-type="date" office:date-value="2022-07-05T00:00:00" table:style-name="ce3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2</text:p>
          </table:table-cell>
          <table:table-cell office:value-type="string" table:style-name="ce2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3-23T00:00:00" table:style-name="ce3">
            <text:p>23/03/23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78</text:p>
          </table:table-cell>
          <table:table-cell office:value-type="string" table:style-name="ce2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4-15T00:00:00" table:style-name="ce3">
            <text:p>15/04/23</text:p>
          </table:table-cell>
          <table:table-cell office:value-type="date" office:date-value="2023-07-20T00:00:00" table:style-name="ce3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9</text:p>
          </table:table-cell>
          <table:table-cell office:value-type="string" table:style-name="ce2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2-08-20T00:00:00" table:style-name="ce3">
            <text:p>20/08/22</text:p>
          </table:table-cell>
          <table:table-cell office:value-type="date" office:date-value="2022-09-30T00:00:00" table:style-name="ce3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0</text:p>
          </table:table-cell>
          <table:table-cell office:value-type="string" table:style-name="ce2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5-20T00:00:00" table:style-name="ce3">
            <text:p>20/05/23</text:p>
          </table:table-cell>
          <table:table-cell office:value-type="date" office:date-value="2023-06-30T00:00:00" table:style-name="ce3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3</text:p>
          </table:table-cell>
          <table:table-cell office:value-type="string" table:style-name="ce2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2-04-28T00:00:00" table:style-name="ce3">
            <text:p>28/04/22</text:p>
          </table:table-cell>
          <table:table-cell office:value-type="date" office:date-value="2022-06-08T00:00:00" table:style-name="ce3">
            <text:p>08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4</text:p>
          </table:table-cell>
          <table:table-cell office:value-type="string" table:style-name="ce2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2-06-07T00:00:00" table:style-name="ce3">
            <text:p>07/06/22</text:p>
          </table:table-cell>
          <table:table-cell office:value-type="date" office:date-value="2022-07-17T00:00:00" table:style-name="ce3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1</text:p>
          </table:table-cell>
          <table:table-cell office:value-type="string" table:style-name="ce2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22T00:00:00" table:style-name="ce3">
            <text:p>22/03/23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0</text:p>
          </table:table-cell>
          <table:table-cell office:value-type="string" table:style-name="ce2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1-07T00:00:00" table:style-name="ce3">
            <text:p>07/01/23</text:p>
          </table:table-cell>
          <table:table-cell office:value-type="date" office:date-value="2023-03-14T00:00:00" table:style-name="ce3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0</text:p>
          </table:table-cell>
          <table:table-cell office:value-type="string" table:style-name="ce2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03-21T00:00:00" table:style-name="ce3">
            <text:p>21/03/23</text:p>
          </table:table-cell>
          <table:table-cell office:value-type="string" table:style-name="ce2">
            <text:p>31/04/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0</text:p>
          </table:table-cell>
          <table:table-cell office:value-type="string" table:style-name="ce2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07-17T00:00:00" table:style-name="ce3">
            <text:p>17/07/23</text:p>
          </table:table-cell>
          <table:table-cell office:value-type="date" office:date-value="2023-08-27T00:00:00" table:style-name="ce3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0</text:p>
          </table:table-cell>
          <table:table-cell office:value-type="string" table:style-name="ce2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2-11-03T00:00:00" table:style-name="ce3">
            <text:p>03/11/22</text:p>
          </table:table-cell>
          <table:table-cell office:value-type="date" office:date-value="2023-01-13T00:00:00" table:style-name="ce3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8</text:p>
          </table:table-cell>
          <table:table-cell office:value-type="string" table:style-name="ce2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7-15T00:00:00" table:style-name="ce3">
            <text:p>15/07/23</text:p>
          </table:table-cell>
          <table:table-cell office:value-type="date" office:date-value="2023-08-25T00:00:00" table:style-name="ce3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5</text:p>
          </table:table-cell>
          <table:table-cell office:value-type="string" table:style-name="ce2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26T00:00:00" table:style-name="ce3">
            <text:p>26/03/23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6</text:p>
          </table:table-cell>
          <table:table-cell office:value-type="string" table:style-name="ce2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25T00:00:00" table:style-name="ce3">
            <text:p>25/10/22</text:p>
          </table:table-cell>
          <table:table-cell office:value-type="date" office:date-value="2022-11-05T00:00:00" table:style-name="ce3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2</text:p>
          </table:table-cell>
          <table:table-cell office:value-type="string" table:style-name="ce2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07-19T00:00:00" table:style-name="ce3">
            <text:p>19/07/23</text:p>
          </table:table-cell>
          <table:table-cell office:value-type="date" office:date-value="2023-08-29T00:00:00" table:style-name="ce3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7</text:p>
          </table:table-cell>
          <table:table-cell office:value-type="string" table:style-name="ce2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2-06-20T00:00:00" table:style-name="ce3">
            <text:p>20/06/22</text:p>
          </table:table-cell>
          <table:table-cell office:value-type="date" office:date-value="2022-07-30T00:00:00" table:style-name="ce3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9</text:p>
          </table:table-cell>
          <table:table-cell office:value-type="string" table:style-name="ce2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2-10-28T00:00:00" table:style-name="ce3">
            <text:p>28/10/22</text:p>
          </table:table-cell>
          <table:table-cell office:value-type="date" office:date-value="2022-11-08T00:00:00" table:style-name="ce3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6</text:p>
          </table:table-cell>
          <table:table-cell office:value-type="string" table:style-name="ce2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2-05-01T00:00:00" table:style-name="ce3">
            <text:p>01/05/22</text:p>
          </table:table-cell>
          <table:table-cell office:value-type="date" office:date-value="2022-06-11T00:00:00" table:style-name="ce3">
            <text:p>11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1</text:p>
          </table:table-cell>
          <table:table-cell office:value-type="string" table:style-name="ce2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2-09-01T00:00:00" table:style-name="ce3">
            <text:p>01/09/22</text:p>
          </table:table-cell>
          <table:table-cell office:value-type="date" office:date-value="2022-10-12T00:00:00" table:style-name="ce3">
            <text:p>12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1</text:p>
          </table:table-cell>
          <table:table-cell office:value-type="string" table:style-name="ce2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2-11-09T00:00:00" table:style-name="ce3">
            <text:p>09/11/22</text:p>
          </table:table-cell>
          <table:table-cell office:value-type="date" office:date-value="2022-11-20T00:00:00" table:style-name="ce3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1</text:p>
          </table:table-cell>
          <table:table-cell office:value-type="string" table:style-name="ce2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9-26T00:00:00" table:style-name="ce3">
            <text:p>26/09/23</text:p>
          </table:table-cell>
          <table:table-cell office:value-type="date" office:date-value="2023-11-06T00:00:00" table:style-name="ce3">
            <text:p>06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9</text:p>
          </table:table-cell>
          <table:table-cell office:value-type="string" table:style-name="ce2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2-05-04T00:00:00" table:style-name="ce3">
            <text:p>04/05/22</text:p>
          </table:table-cell>
          <table:table-cell office:value-type="date" office:date-value="2022-06-14T00:00:00" table:style-name="ce3">
            <text:p>14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5</text:p>
          </table:table-cell>
          <table:table-cell office:value-type="string" table:style-name="ce2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8-01T00:00:00" table:style-name="ce3">
            <text:p>01/08/23</text:p>
          </table:table-cell>
          <table:table-cell office:value-type="date" office:date-value="2023-09-11T00:00:00" table:style-name="ce3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68</text:p>
          </table:table-cell>
          <table:table-cell office:value-type="string" table:style-name="ce2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03-10T00:00:00" table:style-name="ce3">
            <text:p>10/03/23</text:p>
          </table:table-cell>
          <table:table-cell office:value-type="date" office:date-value="2023-04-20T00:00:00" table:style-name="ce3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7</text:p>
          </table:table-cell>
          <table:table-cell office:value-type="string" table:style-name="ce2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09-22T00:00:00" table:style-name="ce3">
            <text:p>22/09/23</text:p>
          </table:table-cell>
          <table:table-cell office:value-type="date" office:date-value="2023-11-02T00:00:00" table:style-name="ce3">
            <text:p>02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0</text:p>
          </table:table-cell>
          <table:table-cell office:value-type="string" table:style-name="ce2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06-18T00:00:00" table:style-name="ce3">
            <text:p>18/06/23</text:p>
          </table:table-cell>
          <table:table-cell office:value-type="date" office:date-value="2023-07-29T00:00:00" table:style-name="ce3">
            <text:p>29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6</text:p>
          </table:table-cell>
          <table:table-cell office:value-type="string" table:style-name="ce2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04-06T00:00:00" table:style-name="ce3">
            <text:p>06/04/23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7</text:p>
          </table:table-cell>
          <table:table-cell office:value-type="string" table:style-name="ce2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2-10-26T00:00:00" table:style-name="ce3">
            <text:p>26/10/22</text:p>
          </table:table-cell>
          <table:table-cell office:value-type="date" office:date-value="2022-11-06T00:00:00" table:style-name="ce3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2</text:p>
          </table:table-cell>
          <table:table-cell office:value-type="string" table:style-name="ce2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2-11-15T00:00:00" table:style-name="ce3">
            <text:p>15/11/22</text:p>
          </table:table-cell>
          <table:table-cell office:value-type="date" office:date-value="2023-01-25T00:00:00" table:style-name="ce3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6</text:p>
          </table:table-cell>
          <table:table-cell office:value-type="string" table:style-name="ce2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2-05-11T00:00:00" table:style-name="ce3">
            <text:p>11/05/22</text:p>
          </table:table-cell>
          <table:table-cell office:value-type="date" office:date-value="2022-06-21T00:00:00" table:style-name="ce3">
            <text:p>21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5</text:p>
          </table:table-cell>
          <table:table-cell office:value-type="string" table:style-name="ce2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2-08-16T00:00:00" table:style-name="ce3">
            <text:p>16/08/22</text:p>
          </table:table-cell>
          <table:table-cell office:value-type="date" office:date-value="2022-09-26T00:00:00" table:style-name="ce3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6</text:p>
          </table:table-cell>
          <table:table-cell office:value-type="string" table:style-name="ce2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2-11-09T00:00:00" table:style-name="ce3">
            <text:p>09/11/22</text:p>
          </table:table-cell>
          <table:table-cell office:value-type="date" office:date-value="2023-01-19T00:00:00" table:style-name="ce3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4</text:p>
          </table:table-cell>
          <table:table-cell office:value-type="string" table:style-name="ce2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2-08-25T00:00:00" table:style-name="ce3">
            <text:p>25/08/22</text:p>
          </table:table-cell>
          <table:table-cell office:value-type="date" office:date-value="2022-10-05T00:00:00" table:style-name="ce3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4</text:p>
          </table:table-cell>
          <table:table-cell office:value-type="string" table:style-name="ce2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1-11T00:00:00" table:style-name="ce3">
            <text:p>11/01/23</text:p>
          </table:table-cell>
          <table:table-cell office:value-type="date" office:date-value="2023-02-21T00:00:00" table:style-name="ce3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2</text:p>
          </table:table-cell>
          <table:table-cell office:value-type="string" table:style-name="ce2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2-06-25T00:00:00" table:style-name="ce3">
            <text:p>25/06/22</text:p>
          </table:table-cell>
          <table:table-cell office:value-type="date" office:date-value="2022-08-04T00:00:00" table:style-name="ce3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1</text:p>
          </table:table-cell>
          <table:table-cell office:value-type="string" table:style-name="ce2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2-05-16T00:00:00" table:style-name="ce3">
            <text:p>16/05/22</text:p>
          </table:table-cell>
          <table:table-cell office:value-type="date" office:date-value="2022-06-26T00:00:00" table:style-name="ce3">
            <text:p>26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5</text:p>
          </table:table-cell>
          <table:table-cell office:value-type="string" table:style-name="ce2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6-13T00:00:00" table:style-name="ce3">
            <text:p>13/06/23</text:p>
          </table:table-cell>
          <table:table-cell office:value-type="date" office:date-value="2023-07-24T00:00:00" table:style-name="ce3">
            <text:p>24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3</text:p>
          </table:table-cell>
          <table:table-cell office:value-type="string" table:style-name="ce2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2-06-26T00:00:00" table:style-name="ce3">
            <text:p>26/06/22</text:p>
          </table:table-cell>
          <table:table-cell office:value-type="date" office:date-value="2022-08-05T00:00:00" table:style-name="ce3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1</text:p>
          </table:table-cell>
          <table:table-cell office:value-type="string" table:style-name="ce2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2-06-24T00:00:00" table:style-name="ce3">
            <text:p>24/06/22</text:p>
          </table:table-cell>
          <table:table-cell office:value-type="date" office:date-value="2022-08-03T00:00:00" table:style-name="ce3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5</text:p>
          </table:table-cell>
          <table:table-cell office:value-type="string" table:style-name="ce2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2-11-13T00:00:00" table:style-name="ce3">
            <text:p>13/11/22</text:p>
          </table:table-cell>
          <table:table-cell office:value-type="date" office:date-value="2022-11-24T00:00:00" table:style-name="ce3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5</text:p>
          </table:table-cell>
          <table:table-cell office:value-type="string" table:style-name="ce2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09-30T00:00:00" table:style-name="ce3">
            <text:p>30/09/23</text:p>
          </table:table-cell>
          <table:table-cell office:value-type="date" office:date-value="2023-11-10T00:00:00" table:style-name="ce3">
            <text:p>10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4</text:p>
          </table:table-cell>
          <table:table-cell office:value-type="string" table:style-name="ce2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2-11-12T00:00:00" table:style-name="ce3">
            <text:p>12/11/22</text:p>
          </table:table-cell>
          <table:table-cell office:value-type="date" office:date-value="2022-11-23T00:00:00" table:style-name="ce3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59</text:p>
          </table:table-cell>
          <table:table-cell office:value-type="string" table:style-name="ce2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1-06T00:00:00" table:style-name="ce3">
            <text:p>06/01/23</text:p>
          </table:table-cell>
          <table:table-cell office:value-type="date" office:date-value="2023-02-16T00:00:00" table:style-name="ce3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4</text:p>
          </table:table-cell>
          <table:table-cell office:value-type="string" table:style-name="ce2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1-21T00:00:00" table:style-name="ce3">
            <text:p>21/01/23</text:p>
          </table:table-cell>
          <table:table-cell office:value-type="date" office:date-value="2023-03-03T00:00:00" table:style-name="ce3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2</text:p>
          </table:table-cell>
          <table:table-cell office:value-type="string" table:style-name="ce2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2-05-17T00:00:00" table:style-name="ce3">
            <text:p>17/05/22</text:p>
          </table:table-cell>
          <table:table-cell office:value-type="date" office:date-value="2022-06-27T00:00:00" table:style-name="ce3">
            <text:p>27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7</text:p>
          </table:table-cell>
          <table:table-cell office:value-type="string" table:style-name="ce2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2-11-05T00:00:00" table:style-name="ce3">
            <text:p>05/11/22</text:p>
          </table:table-cell>
          <table:table-cell office:value-type="date" office:date-value="2022-11-16T00:00:00" table:style-name="ce3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5</text:p>
          </table:table-cell>
          <table:table-cell office:value-type="string" table:style-name="ce2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01-22T00:00:00" table:style-name="ce3">
            <text:p>22/01/23</text:p>
          </table:table-cell>
          <table:table-cell office:value-type="date" office:date-value="2023-03-04T00:00:00" table:style-name="ce3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2</text:p>
          </table:table-cell>
          <table:table-cell office:value-type="string" table:style-name="ce2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2-11-05T00:00:00" table:style-name="ce3">
            <text:p>05/11/22</text:p>
          </table:table-cell>
          <table:table-cell office:value-type="date" office:date-value="2023-01-15T00:00:00" table:style-name="ce3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6</text:p>
          </table:table-cell>
          <table:table-cell office:value-type="string" table:style-name="ce2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7-23T00:00:00" table:style-name="ce3">
            <text:p>23/07/23</text:p>
          </table:table-cell>
          <table:table-cell office:value-type="date" office:date-value="2023-09-02T00:00:00" table:style-name="ce3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3</text:p>
          </table:table-cell>
          <table:table-cell office:value-type="string" table:style-name="ce2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2-09-03T00:00:00" table:style-name="ce3">
            <text:p>03/09/22</text:p>
          </table:table-cell>
          <table:table-cell office:value-type="date" office:date-value="2022-10-14T00:00:00" table:style-name="ce3">
            <text:p>14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3</text:p>
          </table:table-cell>
          <table:table-cell office:value-type="string" table:style-name="ce2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2-11-09T00:00:00" table:style-name="ce3">
            <text:p>09/11/22</text:p>
          </table:table-cell>
          <table:table-cell office:value-type="date" office:date-value="2023-01-15T00:00:00" table:style-name="ce3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5</text:p>
          </table:table-cell>
          <table:table-cell office:value-type="string" table:style-name="ce2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2-11-08T00:00:00" table:style-name="ce3">
            <text:p>08/11/22</text:p>
          </table:table-cell>
          <table:table-cell office:value-type="date" office:date-value="2023-01-18T00:00:00" table:style-name="ce3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7</text:p>
          </table:table-cell>
          <table:table-cell office:value-type="string" table:style-name="ce2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2-11-15T00:00:00" table:style-name="ce3">
            <text:p>15/11/22</text:p>
          </table:table-cell>
          <table:table-cell office:value-type="date" office:date-value="2022-11-26T00:00:00" table:style-name="ce3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7</text:p>
          </table:table-cell>
          <table:table-cell office:value-type="string" table:style-name="ce2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2-11-30T00:00:00" table:style-name="ce3">
            <text:p>30/11/22</text:p>
          </table:table-cell>
          <table:table-cell office:value-type="date" office:date-value="2023-02-09T00:00:00" table:style-name="ce3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1</text:p>
          </table:table-cell>
          <table:table-cell office:value-type="string" table:style-name="ce2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04-11T00:00:00" table:style-name="ce3">
            <text:p>11/04/23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1</text:p>
          </table:table-cell>
          <table:table-cell office:value-type="string" table:style-name="ce2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06-09T00:00:00" table:style-name="ce3">
            <text:p>09/06/23</text:p>
          </table:table-cell>
          <table:table-cell office:value-type="date" office:date-value="2023-07-20T00:00:00" table:style-name="ce3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2</text:p>
          </table:table-cell>
          <table:table-cell office:value-type="string" table:style-name="ce2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04-12T00:00:00" table:style-name="ce3">
            <text:p>12/04/23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4</text:p>
          </table:table-cell>
          <table:table-cell office:value-type="string" table:style-name="ce2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04-14T00:00:00" table:style-name="ce3">
            <text:p>14/04/23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2</text:p>
          </table:table-cell>
          <table:table-cell office:value-type="string" table:style-name="ce2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0-07T00:00:00" table:style-name="ce3">
            <text:p>07/10/23</text:p>
          </table:table-cell>
          <table:table-cell office:value-type="date" office:date-value="2023-11-17T00:00:00" table:style-name="ce3">
            <text:p>17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4</text:p>
          </table:table-cell>
          <table:table-cell office:value-type="string" table:style-name="ce2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2-06-27T00:00:00" table:style-name="ce3">
            <text:p>27/06/22</text:p>
          </table:table-cell>
          <table:table-cell office:value-type="date" office:date-value="2022-08-06T00:00:00" table:style-name="ce3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6</text:p>
          </table:table-cell>
          <table:table-cell office:value-type="string" table:style-name="ce2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02-02T00:00:00" table:style-name="ce3">
            <text:p>02/02/23</text:p>
          </table:table-cell>
          <table:table-cell office:value-type="date" office:date-value="2023-03-15T00:00:00" table:style-name="ce3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9</text:p>
          </table:table-cell>
          <table:table-cell office:value-type="string" table:style-name="ce2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2-11-12T00:00:00" table:style-name="ce3">
            <text:p>12/11/22</text:p>
          </table:table-cell>
          <table:table-cell office:value-type="date" office:date-value="2023-01-22T00:00:00" table:style-name="ce3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7</text:p>
          </table:table-cell>
          <table:table-cell office:value-type="string" table:style-name="ce2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2-08-28T00:00:00" table:style-name="ce3">
            <text:p>28/08/22</text:p>
          </table:table-cell>
          <table:table-cell office:value-type="date" office:date-value="2022-10-08T00:00:00" table:style-name="ce3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7</text:p>
          </table:table-cell>
          <table:table-cell office:value-type="string" table:style-name="ce2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6-15T00:00:00" table:style-name="ce3">
            <text:p>15/06/23</text:p>
          </table:table-cell>
          <table:table-cell office:value-type="date" office:date-value="2023-07-26T00:00:00" table:style-name="ce3">
            <text:p>26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7</text:p>
          </table:table-cell>
          <table:table-cell office:value-type="string" table:style-name="ce2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2-05-12T00:00:00" table:style-name="ce3">
            <text:p>12/05/22</text:p>
          </table:table-cell>
          <table:table-cell office:value-type="date" office:date-value="2022-06-22T00:00:00" table:style-name="ce3">
            <text:p>22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9</text:p>
          </table:table-cell>
          <table:table-cell office:value-type="string" table:style-name="ce2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2-11-22T00:00:00" table:style-name="ce3">
            <text:p>22/11/22</text:p>
          </table:table-cell>
          <table:table-cell office:value-type="date" office:date-value="2023-02-01T00:00:00" table:style-name="ce3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9</text:p>
          </table:table-cell>
          <table:table-cell office:value-type="string" table:style-name="ce2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2-09-09T00:00:00" table:style-name="ce3">
            <text:p>09/09/22</text:p>
          </table:table-cell>
          <table:table-cell office:value-type="date" office:date-value="2022-10-20T00:00:00" table:style-name="ce3">
            <text:p>20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2</text:p>
          </table:table-cell>
          <table:table-cell office:value-type="string" table:style-name="ce2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08-08T00:00:00" table:style-name="ce3">
            <text:p>08/08/23</text:p>
          </table:table-cell>
          <table:table-cell office:value-type="date" office:date-value="2023-09-18T00:00:00" table:style-name="ce3">
            <text:p>18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8</text:p>
          </table:table-cell>
          <table:table-cell office:value-type="string" table:style-name="ce2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2-12-01T00:00:00" table:style-name="ce3">
            <text:p>01/12/22</text:p>
          </table:table-cell>
          <table:table-cell office:value-type="date" office:date-value="2023-02-10T00:00:00" table:style-name="ce3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3</text:p>
          </table:table-cell>
          <table:table-cell office:value-type="string" table:style-name="ce2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6-21T00:00:00" table:style-name="ce3">
            <text:p>21/06/23</text:p>
          </table:table-cell>
          <table:table-cell office:value-type="date" office:date-value="2023-08-01T00:00:00" table:style-name="ce3">
            <text:p>0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1</text:p>
          </table:table-cell>
          <table:table-cell office:value-type="string" table:style-name="ce2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2-05-26T00:00:00" table:style-name="ce3">
            <text:p>26/05/22</text:p>
          </table:table-cell>
          <table:table-cell office:value-type="date" office:date-value="2022-07-06T00:00:00" table:style-name="ce3">
            <text:p>06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1</text:p>
          </table:table-cell>
          <table:table-cell office:value-type="string" table:style-name="ce2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0-16T00:00:00" table:style-name="ce3">
            <text:p>16/10/23</text:p>
          </table:table-cell>
          <table:table-cell office:value-type="date" office:date-value="2023-11-26T00:00:00" table:style-name="ce3">
            <text:p>26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7</text:p>
          </table:table-cell>
          <table:table-cell office:value-type="string" table:style-name="ce2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2-11-25T00:00:00" table:style-name="ce3">
            <text:p>25/11/22</text:p>
          </table:table-cell>
          <table:table-cell office:value-type="date" office:date-value="2022-12-06T00:00:00" table:style-name="ce3">
            <text:p>06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5</text:p>
          </table:table-cell>
          <table:table-cell office:value-type="string" table:style-name="ce2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02-11T00:00:00" table:style-name="ce3">
            <text:p>11/02/23</text:p>
          </table:table-cell>
          <table:table-cell office:value-type="date" office:date-value="2023-03-24T00:00:00" table:style-name="ce3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3</text:p>
          </table:table-cell>
          <table:table-cell office:value-type="string" table:style-name="ce2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2-08-05T00:00:00" table:style-name="ce3">
            <text:p>05/08/22</text:p>
          </table:table-cell>
          <table:table-cell office:value-type="date" office:date-value="2022-09-15T00:00:00" table:style-name="ce3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8</text:p>
          </table:table-cell>
          <table:table-cell office:value-type="string" table:style-name="ce2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10-03T00:00:00" table:style-name="ce3">
            <text:p>03/10/23</text:p>
          </table:table-cell>
          <table:table-cell office:value-type="date" office:date-value="2023-11-13T00:00:00" table:style-name="ce3">
            <text:p>13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4</text:p>
          </table:table-cell>
          <table:table-cell office:value-type="string" table:style-name="ce2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2-11-27T00:00:00" table:style-name="ce3">
            <text:p>27/11/22</text:p>
          </table:table-cell>
          <table:table-cell office:value-type="date" office:date-value="2023-02-06T00:00:00" table:style-name="ce3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0</text:p>
          </table:table-cell>
          <table:table-cell office:value-type="string" table:style-name="ce2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7-08T00:00:00" table:style-name="ce3">
            <text:p>08/07/23</text:p>
          </table:table-cell>
          <table:table-cell office:value-type="date" office:date-value="2023-08-18T00:00:00" table:style-name="ce3">
            <text:p>18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5</text:p>
          </table:table-cell>
          <table:table-cell office:value-type="string" table:style-name="ce2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2-09-25T00:00:00" table:style-name="ce3">
            <text:p>25/09/22</text:p>
          </table:table-cell>
          <table:table-cell office:value-type="date" office:date-value="2022-11-05T00:00:00" table:style-name="ce3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58</text:p>
          </table:table-cell>
          <table:table-cell office:value-type="string" table:style-name="ce2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1-05T00:00:00" table:style-name="ce3">
            <text:p>05/01/23</text:p>
          </table:table-cell>
          <table:table-cell office:value-type="date" office:date-value="2023-02-15T00:00:00" table:style-name="ce3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9</text:p>
          </table:table-cell>
          <table:table-cell office:value-type="string" table:style-name="ce2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2-11-17T00:00:00" table:style-name="ce3">
            <text:p>17/11/22</text:p>
          </table:table-cell>
          <table:table-cell office:value-type="date" office:date-value="2022-11-28T00:00:00" table:style-name="ce3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1</text:p>
          </table:table-cell>
          <table:table-cell office:value-type="string" table:style-name="ce2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07-18T00:00:00" table:style-name="ce3">
            <text:p>18/07/23</text:p>
          </table:table-cell>
          <table:table-cell office:value-type="date" office:date-value="2023-08-28T00:00:00" table:style-name="ce3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8</text:p>
          </table:table-cell>
          <table:table-cell office:value-type="string" table:style-name="ce2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2-11-26T00:00:00" table:style-name="ce3">
            <text:p>26/11/22</text:p>
          </table:table-cell>
          <table:table-cell office:value-type="date" office:date-value="2022-12-07T00:00:00" table:style-name="ce3">
            <text:p>07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2</text:p>
          </table:table-cell>
          <table:table-cell office:value-type="string" table:style-name="ce2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2-12-05T00:00:00" table:style-name="ce3">
            <text:p>05/12/22</text:p>
          </table:table-cell>
          <table:table-cell office:value-type="date" office:date-value="2023-02-14T00:00:00" table:style-name="ce3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0</text:p>
          </table:table-cell>
          <table:table-cell office:value-type="string" table:style-name="ce2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2-05-05T00:00:00" table:style-name="ce3">
            <text:p>05/05/22</text:p>
          </table:table-cell>
          <table:table-cell office:value-type="date" office:date-value="2022-06-15T00:00:00" table:style-name="ce3">
            <text:p>15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8</text:p>
          </table:table-cell>
          <table:table-cell office:value-type="string" table:style-name="ce2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04-18T00:00:00" table:style-name="ce3">
            <text:p>18/04/23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5</text:p>
          </table:table-cell>
          <table:table-cell office:value-type="string" table:style-name="ce2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2-07-08T00:00:00" table:style-name="ce3">
            <text:p>08/07/22</text:p>
          </table:table-cell>
          <table:table-cell office:value-type="date" office:date-value="2022-08-17T00:00:00" table:style-name="ce3">
            <text:p>17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9</text:p>
          </table:table-cell>
          <table:table-cell office:value-type="string" table:style-name="ce2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04-29T00:00:00" table:style-name="ce3">
            <text:p>29/04/23</text:p>
          </table:table-cell>
          <table:table-cell office:value-type="date" office:date-value="2023-06-08T00:00:00" table:style-name="ce3">
            <text:p>08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0</text:p>
          </table:table-cell>
          <table:table-cell office:value-type="string" table:style-name="ce2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1-07T00:00:00" table:style-name="ce3">
            <text:p>07/01/23</text:p>
          </table:table-cell>
          <table:table-cell office:value-type="date" office:date-value="2023-02-17T00:00:00" table:style-name="ce3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1</text:p>
          </table:table-cell>
          <table:table-cell office:value-type="string" table:style-name="ce2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1-08T00:00:00" table:style-name="ce3">
            <text:p>08/01/23</text:p>
          </table:table-cell>
          <table:table-cell office:value-type="date" office:date-value="2023-02-18T00:00:00" table:style-name="ce3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2</text:p>
          </table:table-cell>
          <table:table-cell office:value-type="string" table:style-name="ce2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10-17T00:00:00" table:style-name="ce3">
            <text:p>17/10/23</text:p>
          </table:table-cell>
          <table:table-cell office:value-type="date" office:date-value="2023-11-27T00:00:00" table:style-name="ce3">
            <text:p>27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9</text:p>
          </table:table-cell>
          <table:table-cell office:value-type="string" table:style-name="ce2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6-27T00:00:00" table:style-name="ce3">
            <text:p>27/06/23</text:p>
          </table:table-cell>
          <table:table-cell office:value-type="date" office:date-value="2023-08-07T00:00:00" table:style-name="ce3">
            <text:p>07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9</text:p>
          </table:table-cell>
          <table:table-cell office:value-type="string" table:style-name="ce2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9-24T00:00:00" table:style-name="ce3">
            <text:p>24/09/23</text:p>
          </table:table-cell>
          <table:table-cell office:value-type="date" office:date-value="2023-11-04T00:00:00" table:style-name="ce3">
            <text:p>04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6</text:p>
          </table:table-cell>
          <table:table-cell office:value-type="string" table:style-name="ce2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8-12T00:00:00" table:style-name="ce3">
            <text:p>12/08/23</text:p>
          </table:table-cell>
          <table:table-cell office:value-type="date" office:date-value="2023-09-22T00:00:00" table:style-name="ce3">
            <text:p>22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7</text:p>
          </table:table-cell>
          <table:table-cell office:value-type="string" table:style-name="ce2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2-11-20T00:00:00" table:style-name="ce3">
            <text:p>20/11/22</text:p>
          </table:table-cell>
          <table:table-cell office:value-type="date" office:date-value="2023-01-30T00:00:00" table:style-name="ce3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8</text:p>
          </table:table-cell>
          <table:table-cell office:value-type="string" table:style-name="ce2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0-13T00:00:00" table:style-name="ce3">
            <text:p>13/10/23</text:p>
          </table:table-cell>
          <table:table-cell office:value-type="date" office:date-value="2023-11-23T00:00:00" table:style-name="ce3">
            <text:p>23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9</text:p>
          </table:table-cell>
          <table:table-cell office:value-type="string" table:style-name="ce2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2-05-24T00:00:00" table:style-name="ce3">
            <text:p>24/05/22</text:p>
          </table:table-cell>
          <table:table-cell office:value-type="date" office:date-value="2022-07-04T00:00:00" table:style-name="ce3">
            <text:p>04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6</text:p>
          </table:table-cell>
          <table:table-cell office:value-type="string" table:style-name="ce2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07-04T00:00:00" table:style-name="ce3">
            <text:p>04/07/23</text:p>
          </table:table-cell>
          <table:table-cell office:value-type="date" office:date-value="2023-08-14T00:00:00" table:style-name="ce3">
            <text:p>14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3</text:p>
          </table:table-cell>
          <table:table-cell office:value-type="string" table:style-name="ce2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2-12-01T00:00:00" table:style-name="ce3">
            <text:p>01/12/22</text:p>
          </table:table-cell>
          <table:table-cell office:value-type="date" office:date-value="2022-12-12T00:00:00" table:style-name="ce3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7</text:p>
          </table:table-cell>
          <table:table-cell office:value-type="string" table:style-name="ce2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2-12-10T00:00:00" table:style-name="ce3">
            <text:p>10/12/22</text:p>
          </table:table-cell>
          <table:table-cell office:value-type="date" office:date-value="2023-02-19T00:00:00" table:style-name="ce3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7</text:p>
          </table:table-cell>
          <table:table-cell office:value-type="string" table:style-name="ce2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2-09-27T00:00:00" table:style-name="ce3">
            <text:p>27/09/22</text:p>
          </table:table-cell>
          <table:table-cell office:value-type="date" office:date-value="2022-11-07T00:00:00" table:style-name="ce3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3</text:p>
          </table:table-cell>
          <table:table-cell office:value-type="string" table:style-name="ce2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2-11-11T00:00:00" table:style-name="ce3">
            <text:p>11/11/22</text:p>
          </table:table-cell>
          <table:table-cell office:value-type="date" office:date-value="2022-11-22T00:00:00" table:style-name="ce3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3</text:p>
          </table:table-cell>
          <table:table-cell office:value-type="string" table:style-name="ce2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2-11-21T00:00:00" table:style-name="ce3">
            <text:p>21/11/22</text:p>
          </table:table-cell>
          <table:table-cell office:value-type="date" office:date-value="2022-12-02T00:00:00" table:style-name="ce3">
            <text:p>02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3</text:p>
          </table:table-cell>
          <table:table-cell office:value-type="string" table:style-name="ce2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1-20T00:00:00" table:style-name="ce3">
            <text:p>20/01/23</text:p>
          </table:table-cell>
          <table:table-cell office:value-type="date" office:date-value="2023-03-02T00:00:00" table:style-name="ce3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3</text:p>
          </table:table-cell>
          <table:table-cell office:value-type="string" table:style-name="ce2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2-05-18T00:00:00" table:style-name="ce3">
            <text:p>18/05/22</text:p>
          </table:table-cell>
          <table:table-cell office:value-type="date" office:date-value="2022-06-28T00:00:00" table:style-name="ce3">
            <text:p>28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5</text:p>
          </table:table-cell>
          <table:table-cell office:value-type="string" table:style-name="ce2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2-05-20T00:00:00" table:style-name="ce3">
            <text:p>20/05/22</text:p>
          </table:table-cell>
          <table:table-cell office:value-type="date" office:date-value="2022-06-30T00:00:00" table:style-name="ce3">
            <text:p>30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5</text:p>
          </table:table-cell>
          <table:table-cell office:value-type="string" table:style-name="ce2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10-30T00:00:00" table:style-name="ce3">
            <text:p>30/10/23</text:p>
          </table:table-cell>
          <table:table-cell office:value-type="date" office:date-value="2023-12-10T00:00:00" table:style-name="ce3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5</text:p>
          </table:table-cell>
          <table:table-cell office:value-type="string" table:style-name="ce2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7-22T00:00:00" table:style-name="ce3">
            <text:p>22/07/23</text:p>
          </table:table-cell>
          <table:table-cell office:value-type="date" office:date-value="2023-09-01T00:00:00" table:style-name="ce3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6</text:p>
          </table:table-cell>
          <table:table-cell office:value-type="string" table:style-name="ce2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10-11T00:00:00" table:style-name="ce3">
            <text:p>11/10/23</text:p>
          </table:table-cell>
          <table:table-cell office:value-type="date" office:date-value="2023-11-21T00:00:00" table:style-name="ce3">
            <text:p>21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0</text:p>
          </table:table-cell>
          <table:table-cell office:value-type="string" table:style-name="ce2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6-28T00:00:00" table:style-name="ce3">
            <text:p>28/06/23</text:p>
          </table:table-cell>
          <table:table-cell office:value-type="date" office:date-value="2023-08-08T00:00:00" table:style-name="ce3">
            <text:p>08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9</text:p>
          </table:table-cell>
          <table:table-cell office:value-type="string" table:style-name="ce2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2-05T00:00:00" table:style-name="ce3">
            <text:p>05/02/23</text:p>
          </table:table-cell>
          <table:table-cell office:value-type="date" office:date-value="2023-03-18T00:00:00" table:style-name="ce3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7</text:p>
          </table:table-cell>
          <table:table-cell office:value-type="string" table:style-name="ce2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0-02T00:00:00" table:style-name="ce3">
            <text:p>02/10/23</text:p>
          </table:table-cell>
          <table:table-cell office:value-type="date" office:date-value="2023-11-12T00:00:00" table:style-name="ce3">
            <text:p>12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6</text:p>
          </table:table-cell>
          <table:table-cell office:value-type="string" table:style-name="ce2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2-11-14T00:00:00" table:style-name="ce3">
            <text:p>14/11/22</text:p>
          </table:table-cell>
          <table:table-cell office:value-type="date" office:date-value="2022-11-25T00:00:00" table:style-name="ce3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9</text:p>
          </table:table-cell>
          <table:table-cell office:value-type="string" table:style-name="ce2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0-14T00:00:00" table:style-name="ce3">
            <text:p>14/10/23</text:p>
          </table:table-cell>
          <table:table-cell office:value-type="date" office:date-value="2023-11-24T00:00:00" table:style-name="ce3">
            <text:p>24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7</text:p>
          </table:table-cell>
          <table:table-cell office:value-type="string" table:style-name="ce2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02-03T00:00:00" table:style-name="ce3">
            <text:p>03/02/23</text:p>
          </table:table-cell>
          <table:table-cell office:value-type="date" office:date-value="2023-03-16T00:00:00" table:style-name="ce3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7</text:p>
          </table:table-cell>
          <table:table-cell office:value-type="string" table:style-name="ce2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2-07-10T00:00:00" table:style-name="ce3">
            <text:p>10/07/22</text:p>
          </table:table-cell>
          <table:table-cell office:value-type="date" office:date-value="2022-08-19T00:00:00" table:style-name="ce3">
            <text:p>19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7</text:p>
          </table:table-cell>
          <table:table-cell office:value-type="string" table:style-name="ce2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04-27T00:00:00" table:style-name="ce3">
            <text:p>27/04/23</text:p>
          </table:table-cell>
          <table:table-cell office:value-type="date" office:date-value="2023-06-06T00:00:00" table:style-name="ce3">
            <text:p>06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4</text:p>
          </table:table-cell>
          <table:table-cell office:value-type="string" table:style-name="ce2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0-09T00:00:00" table:style-name="ce3">
            <text:p>09/10/23</text:p>
          </table:table-cell>
          <table:table-cell office:value-type="date" office:date-value="2023-11-19T00:00:00" table:style-name="ce3">
            <text:p>19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5</text:p>
          </table:table-cell>
          <table:table-cell office:value-type="string" table:style-name="ce2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2-06-28T00:00:00" table:style-name="ce3">
            <text:p>28/06/22</text:p>
          </table:table-cell>
          <table:table-cell office:value-type="date" office:date-value="2022-08-07T00:00:00" table:style-name="ce3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3</text:p>
          </table:table-cell>
          <table:table-cell office:value-type="string" table:style-name="ce2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01-30T00:00:00" table:style-name="ce3">
            <text:p>30/01/23</text:p>
          </table:table-cell>
          <table:table-cell office:value-type="date" office:date-value="2023-03-12T00:00:00" table:style-name="ce3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0</text:p>
          </table:table-cell>
          <table:table-cell office:value-type="string" table:style-name="ce2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2-09-20T00:00:00" table:style-name="ce3">
            <text:p>20/09/22</text:p>
          </table:table-cell>
          <table:table-cell office:value-type="date" office:date-value="2022-10-31T00:00:00" table:style-name="ce3">
            <text:p>31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5</text:p>
          </table:table-cell>
          <table:table-cell office:value-type="string" table:style-name="ce2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07-13T00:00:00" table:style-name="ce3">
            <text:p>13/07/23</text:p>
          </table:table-cell>
          <table:table-cell office:value-type="date" office:date-value="2023-08-23T00:00:00" table:style-name="ce3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9</text:p>
          </table:table-cell>
          <table:table-cell office:value-type="string" table:style-name="ce2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2-08-30T00:00:00" table:style-name="ce3">
            <text:p>30/08/22</text:p>
          </table:table-cell>
          <table:table-cell office:value-type="date" office:date-value="2022-10-10T00:00:00" table:style-name="ce3">
            <text:p>10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1</text:p>
          </table:table-cell>
          <table:table-cell office:value-type="string" table:style-name="ce2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10-06T00:00:00" table:style-name="ce3">
            <text:p>06/10/23</text:p>
          </table:table-cell>
          <table:table-cell office:value-type="date" office:date-value="2023-11-16T00:00:00" table:style-name="ce3">
            <text:p>16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5</text:p>
          </table:table-cell>
          <table:table-cell office:value-type="string" table:style-name="ce2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2-11-28T00:00:00" table:style-name="ce3">
            <text:p>28/11/22</text:p>
          </table:table-cell>
          <table:table-cell office:value-type="date" office:date-value="2023-02-07T00:00:00" table:style-name="ce3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7</text:p>
          </table:table-cell>
          <table:table-cell office:value-type="string" table:style-name="ce2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7-05T00:00:00" table:style-name="ce3">
            <text:p>05/07/23</text:p>
          </table:table-cell>
          <table:table-cell office:value-type="date" office:date-value="2023-08-15T00:00:00" table:style-name="ce3">
            <text:p>15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0</text:p>
          </table:table-cell>
          <table:table-cell office:value-type="string" table:style-name="ce2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01-17T00:00:00" table:style-name="ce3">
            <text:p>17/01/23</text:p>
          </table:table-cell>
          <table:table-cell office:value-type="date" office:date-value="2023-02-27T00:00:00" table:style-name="ce3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2</text:p>
          </table:table-cell>
          <table:table-cell office:value-type="string" table:style-name="ce2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1-19T00:00:00" table:style-name="ce3">
            <text:p>19/01/23</text:p>
          </table:table-cell>
          <table:table-cell office:value-type="date" office:date-value="2023-03-01T00:00:00" table:style-name="ce3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2</text:p>
          </table:table-cell>
          <table:table-cell office:value-type="string" table:style-name="ce2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2-07-05T00:00:00" table:style-name="ce3">
            <text:p>05/07/22</text:p>
          </table:table-cell>
          <table:table-cell office:value-type="date" office:date-value="2022-08-14T00:00:00" table:style-name="ce3">
            <text:p>14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9</text:p>
          </table:table-cell>
          <table:table-cell office:value-type="string" table:style-name="ce2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3-30T00:00:00" table:style-name="ce3">
            <text:p>30/03/23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5</text:p>
          </table:table-cell>
          <table:table-cell office:value-type="string" table:style-name="ce2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08-26T00:00:00" table:style-name="ce3">
            <text:p>26/08/22</text:p>
          </table:table-cell>
          <table:table-cell office:value-type="date" office:date-value="2022-10-06T00:00:00" table:style-name="ce3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3</text:p>
          </table:table-cell>
          <table:table-cell office:value-type="string" table:style-name="ce2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0T00:00:00" table:style-name="ce3">
            <text:p>10/01/23</text:p>
          </table:table-cell>
          <table:table-cell office:value-type="date" office:date-value="2023-02-20T00:00:00" table:style-name="ce3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1</text:p>
          </table:table-cell>
          <table:table-cell office:value-type="string" table:style-name="ce2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4-01T00:00:00" table:style-name="ce3">
            <text:p>01/04/23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1</text:p>
          </table:table-cell>
          <table:table-cell office:value-type="string" table:style-name="ce2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1-24T00:00:00" table:style-name="ce3">
            <text:p>24/11/22</text:p>
          </table:table-cell>
          <table:table-cell office:value-type="date" office:date-value="2023-02-03T00:00:00" table:style-name="ce3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3</text:p>
          </table:table-cell>
          <table:table-cell office:value-type="string" table:style-name="ce2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06T00:00:00" table:style-name="ce3">
            <text:p>06/12/22</text:p>
          </table:table-cell>
          <table:table-cell office:value-type="date" office:date-value="2023-02-15T00:00:00" table:style-name="ce3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7</text:p>
          </table:table-cell>
          <table:table-cell office:value-type="string" table:style-name="ce2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11-01T00:00:00" table:style-name="ce3">
            <text:p>01/11/23</text:p>
          </table:table-cell>
          <table:table-cell office:value-type="date" office:date-value="2023-12-12T00:00:00" table:style-name="ce3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8</text:p>
          </table:table-cell>
          <table:table-cell office:value-type="string" table:style-name="ce2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7-16T00:00:00" table:style-name="ce3">
            <text:p>16/07/23</text:p>
          </table:table-cell>
          <table:table-cell office:value-type="date" office:date-value="2023-08-26T00:00:00" table:style-name="ce3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9</text:p>
          </table:table-cell>
          <table:table-cell office:value-type="string" table:style-name="ce2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7-16T00:00:00" table:style-name="ce3">
            <text:p>16/07/23</text:p>
          </table:table-cell>
          <table:table-cell office:value-type="date" office:date-value="2023-08-26T00:00:00" table:style-name="ce3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5</text:p>
          </table:table-cell>
          <table:table-cell office:value-type="string" table:style-name="ce2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05-10T00:00:00" table:style-name="ce3">
            <text:p>10/05/22</text:p>
          </table:table-cell>
          <table:table-cell office:value-type="date" office:date-value="2022-06-20T00:00:00" table:style-name="ce3">
            <text:p>20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9</text:p>
          </table:table-cell>
          <table:table-cell office:value-type="string" table:style-name="ce2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2-15T00:00:00" table:style-name="ce3">
            <text:p>15/02/23</text:p>
          </table:table-cell>
          <table:table-cell office:value-type="date" office:date-value="2023-03-28T00:00:00" table:style-name="ce3">
            <text:p>28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4</text:p>
          </table:table-cell>
          <table:table-cell office:value-type="string" table:style-name="ce2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6-22T00:00:00" table:style-name="ce3">
            <text:p>22/06/23</text:p>
          </table:table-cell>
          <table:table-cell office:value-type="date" office:date-value="2023-08-02T00:00:00" table:style-name="ce3">
            <text:p>02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1</text:p>
          </table:table-cell>
          <table:table-cell office:value-type="string" table:style-name="ce2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8-17T00:00:00" table:style-name="ce3">
            <text:p>17/08/23</text:p>
          </table:table-cell>
          <table:table-cell office:value-type="date" office:date-value="2023-09-27T00:00:00" table:style-name="ce3">
            <text:p>27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7</text:p>
          </table:table-cell>
          <table:table-cell office:value-type="string" table:style-name="ce2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3-28T00:00:00" table:style-name="ce3">
            <text:p>28/03/23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6</text:p>
          </table:table-cell>
          <table:table-cell office:value-type="string" table:style-name="ce2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09-26T00:00:00" table:style-name="ce3">
            <text:p>26/09/22</text:p>
          </table:table-cell>
          <table:table-cell office:value-type="date" office:date-value="2022-11-06T00:00:00" table:style-name="ce3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7</text:p>
          </table:table-cell>
          <table:table-cell office:value-type="string" table:style-name="ce2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07-20T00:00:00" table:style-name="ce3">
            <text:p>20/07/22</text:p>
          </table:table-cell>
          <table:table-cell office:value-type="date" office:date-value="2022-08-29T00:00:00" table:style-name="ce3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1</text:p>
          </table:table-cell>
          <table:table-cell office:value-type="string" table:style-name="ce2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05-06T00:00:00" table:style-name="ce3">
            <text:p>06/05/22</text:p>
          </table:table-cell>
          <table:table-cell office:value-type="date" office:date-value="2022-06-16T00:00:00" table:style-name="ce3">
            <text:p>16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7</text:p>
          </table:table-cell>
          <table:table-cell office:value-type="string" table:style-name="ce2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6-25T00:00:00" table:style-name="ce3">
            <text:p>25/06/23</text:p>
          </table:table-cell>
          <table:table-cell office:value-type="date" office:date-value="2023-08-05T00:00:00" table:style-name="ce3">
            <text:p>05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1</text:p>
          </table:table-cell>
          <table:table-cell office:value-type="string" table:style-name="ce2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10-26T00:00:00" table:style-name="ce3">
            <text:p>26/10/23</text:p>
          </table:table-cell>
          <table:table-cell office:value-type="date" office:date-value="2023-12-06T00:00:00" table:style-name="ce3">
            <text:p>06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7</text:p>
          </table:table-cell>
          <table:table-cell office:value-type="string" table:style-name="ce2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05T00:00:00" table:style-name="ce3">
            <text:p>05/12/22</text:p>
          </table:table-cell>
          <table:table-cell office:value-type="date" office:date-value="2022-12-16T00:00:00" table:style-name="ce3">
            <text:p>16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8</text:p>
          </table:table-cell>
          <table:table-cell office:value-type="string" table:style-name="ce2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3-29T00:00:00" table:style-name="ce3">
            <text:p>29/03/23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6</text:p>
          </table:table-cell>
          <table:table-cell office:value-type="string" table:style-name="ce2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4-16T00:00:00" table:style-name="ce3">
            <text:p>16/04/23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8</text:p>
          </table:table-cell>
          <table:table-cell office:value-type="string" table:style-name="ce2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7-06T00:00:00" table:style-name="ce3">
            <text:p>06/07/23</text:p>
          </table:table-cell>
          <table:table-cell office:value-type="date" office:date-value="2023-08-16T00:00:00" table:style-name="ce3">
            <text:p>16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4</text:p>
          </table:table-cell>
          <table:table-cell office:value-type="string" table:style-name="ce2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8-20T00:00:00" table:style-name="ce3">
            <text:p>20/08/23</text:p>
          </table:table-cell>
          <table:table-cell office:value-type="date" office:date-value="2023-09-30T00:00:00" table:style-name="ce3">
            <text:p>30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69</text:p>
          </table:table-cell>
          <table:table-cell office:value-type="string" table:style-name="ce2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3-20T00:00:00" table:style-name="ce3">
            <text:p>20/03/23</text:p>
          </table:table-cell>
          <table:table-cell office:value-type="date" office:date-value="2023-04-30T00:00:00" table:style-name="ce3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5</text:p>
          </table:table-cell>
          <table:table-cell office:value-type="string" table:style-name="ce2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1-03T00:00:00" table:style-name="ce3">
            <text:p>03/11/22</text:p>
          </table:table-cell>
          <table:table-cell office:value-type="date" office:date-value="2022-11-14T00:00:00" table:style-name="ce3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3</text:p>
          </table:table-cell>
          <table:table-cell office:value-type="string" table:style-name="ce2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06-16T00:00:00" table:style-name="ce3">
            <text:p>16/06/22</text:p>
          </table:table-cell>
          <table:table-cell office:value-type="date" office:date-value="2022-07-26T00:00:00" table:style-name="ce3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7</text:p>
          </table:table-cell>
          <table:table-cell office:value-type="string" table:style-name="ce2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06-01T00:00:00" table:style-name="ce3">
            <text:p>01/06/22</text:p>
          </table:table-cell>
          <table:table-cell office:value-type="date" office:date-value="2022-07-12T00:00:00" table:style-name="ce3">
            <text:p>12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2</text:p>
          </table:table-cell>
          <table:table-cell office:value-type="string" table:style-name="ce2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07-15T00:00:00" table:style-name="ce3">
            <text:p>15/07/22</text:p>
          </table:table-cell>
          <table:table-cell office:value-type="date" office:date-value="2022-08-24T00:00:00" table:style-name="ce3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8</text:p>
          </table:table-cell>
          <table:table-cell office:value-type="string" table:style-name="ce2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07-21T00:00:00" table:style-name="ce3">
            <text:p>21/07/22</text:p>
          </table:table-cell>
          <table:table-cell office:value-type="date" office:date-value="2022-08-30T00:00:00" table:style-name="ce3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3</text:p>
          </table:table-cell>
          <table:table-cell office:value-type="string" table:style-name="ce2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6-01T00:00:00" table:style-name="ce3">
            <text:p>01/06/23</text:p>
          </table:table-cell>
          <table:table-cell office:value-type="date" office:date-value="2023-07-12T00:00:00" table:style-name="ce3">
            <text:p>12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6</text:p>
          </table:table-cell>
          <table:table-cell office:value-type="string" table:style-name="ce2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05-21T00:00:00" table:style-name="ce3">
            <text:p>21/05/22</text:p>
          </table:table-cell>
          <table:table-cell office:value-type="date" office:date-value="2022-07-01T00:00:00" table:style-name="ce3">
            <text:p>0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8</text:p>
          </table:table-cell>
          <table:table-cell office:value-type="string" table:style-name="ce2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1-21T00:00:00" table:style-name="ce3">
            <text:p>21/11/22</text:p>
          </table:table-cell>
          <table:table-cell office:value-type="date" office:date-value="2023-01-31T00:00:00" table:style-name="ce3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7</text:p>
          </table:table-cell>
          <table:table-cell office:value-type="string" table:style-name="ce2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06-30T00:00:00" table:style-name="ce3">
            <text:p>30/06/22</text:p>
          </table:table-cell>
          <table:table-cell office:value-type="date" office:date-value="2022-08-09T00:00:00" table:style-name="ce3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3</text:p>
          </table:table-cell>
          <table:table-cell office:value-type="string" table:style-name="ce2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4-23T00:00:00" table:style-name="ce3">
            <text:p>23/04/23</text:p>
          </table:table-cell>
          <table:table-cell office:value-type="date" office:date-value="2023-06-02T00:00:00" table:style-name="ce3">
            <text:p>02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0</text:p>
          </table:table-cell>
          <table:table-cell office:value-type="string" table:style-name="ce2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06-04T00:00:00" table:style-name="ce3">
            <text:p>04/06/22</text:p>
          </table:table-cell>
          <table:table-cell office:value-type="date" office:date-value="2022-07-15T00:00:00" table:style-name="ce3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0</text:p>
          </table:table-cell>
          <table:table-cell office:value-type="string" table:style-name="ce2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03T00:00:00" table:style-name="ce3">
            <text:p>03/12/22</text:p>
          </table:table-cell>
          <table:table-cell office:value-type="date" office:date-value="2023-02-12T00:00:00" table:style-name="ce3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6</text:p>
          </table:table-cell>
          <table:table-cell office:value-type="string" table:style-name="ce2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09T00:00:00" table:style-name="ce3">
            <text:p>09/12/22</text:p>
          </table:table-cell>
          <table:table-cell office:value-type="date" office:date-value="2023-02-18T00:00:00" table:style-name="ce3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2</text:p>
          </table:table-cell>
          <table:table-cell office:value-type="string" table:style-name="ce2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06-05T00:00:00" table:style-name="ce3">
            <text:p>05/06/22</text:p>
          </table:table-cell>
          <table:table-cell office:value-type="date" office:date-value="2022-07-15T00:00:00" table:style-name="ce3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8</text:p>
          </table:table-cell>
          <table:table-cell office:value-type="string" table:style-name="ce2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8-04T00:00:00" table:style-name="ce3">
            <text:p>04/08/23</text:p>
          </table:table-cell>
          <table:table-cell office:value-type="date" office:date-value="2023-09-14T00:00:00" table:style-name="ce3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3</text:p>
          </table:table-cell>
          <table:table-cell office:value-type="string" table:style-name="ce2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07-16T00:00:00" table:style-name="ce3">
            <text:p>16/07/22</text:p>
          </table:table-cell>
          <table:table-cell office:value-type="date" office:date-value="2022-08-25T00:00:00" table:style-name="ce3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7</text:p>
          </table:table-cell>
          <table:table-cell office:value-type="string" table:style-name="ce2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06-10T00:00:00" table:style-name="ce3">
            <text:p>10/06/22</text:p>
          </table:table-cell>
          <table:table-cell office:value-type="date" office:date-value="2022-07-20T00:00:00" table:style-name="ce3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3</text:p>
          </table:table-cell>
          <table:table-cell office:value-type="string" table:style-name="ce2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4-03T00:00:00" table:style-name="ce3">
            <text:p>03/04/2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1</text:p>
          </table:table-cell>
          <table:table-cell office:value-type="string" table:style-name="ce2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1-14T00:00:00" table:style-name="ce3">
            <text:p>14/11/22</text:p>
          </table:table-cell>
          <table:table-cell office:value-type="date" office:date-value="2023-01-24T00:00:00" table:style-name="ce3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1</text:p>
          </table:table-cell>
          <table:table-cell office:value-type="string" table:style-name="ce2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6-19T00:00:00" table:style-name="ce3">
            <text:p>19/06/23</text:p>
          </table:table-cell>
          <table:table-cell office:value-type="date" office:date-value="2023-07-30T00:00:00" table:style-name="ce3">
            <text:p>30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6</text:p>
          </table:table-cell>
          <table:table-cell office:value-type="string" table:style-name="ce2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1-24T00:00:00" table:style-name="ce3">
            <text:p>24/11/22</text:p>
          </table:table-cell>
          <table:table-cell office:value-type="date" office:date-value="2022-12-05T00:00:00" table:style-name="ce3">
            <text:p>05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9</text:p>
          </table:table-cell>
          <table:table-cell office:value-type="string" table:style-name="ce2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10-24T00:00:00" table:style-name="ce3">
            <text:p>24/10/23</text:p>
          </table:table-cell>
          <table:table-cell office:value-type="date" office:date-value="2023-12-04T00:00:00" table:style-name="ce3">
            <text:p>04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1</text:p>
          </table:table-cell>
          <table:table-cell office:value-type="string" table:style-name="ce2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09-21T00:00:00" table:style-name="ce3">
            <text:p>21/09/22</text:p>
          </table:table-cell>
          <table:table-cell office:value-type="date" office:date-value="2022-11-01T00:00:00" table:style-name="ce3">
            <text:p>01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6</text:p>
          </table:table-cell>
          <table:table-cell office:value-type="string" table:style-name="ce2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04T00:00:00" table:style-name="ce3">
            <text:p>04/12/22</text:p>
          </table:table-cell>
          <table:table-cell office:value-type="date" office:date-value="2022-12-15T00:00:00" table:style-name="ce3">
            <text:p>15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3</text:p>
          </table:table-cell>
          <table:table-cell office:value-type="string" table:style-name="ce2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11-07T00:00:00" table:style-name="ce3">
            <text:p>07/11/23</text:p>
          </table:table-cell>
          <table:table-cell office:value-type="date" office:date-value="2023-12-18T00:00:00" table:style-name="ce3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56</text:p>
          </table:table-cell>
          <table:table-cell office:value-type="string" table:style-name="ce2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7-03T00:00:00" table:style-name="ce3">
            <text:p>03/07/23</text:p>
          </table:table-cell>
          <table:table-cell office:value-type="date" office:date-value="2023-09-10T00:00:00" table:style-name="ce3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6</text:p>
          </table:table-cell>
          <table:table-cell office:value-type="string" table:style-name="ce2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08-27T00:00:00" table:style-name="ce3">
            <text:p>27/08/22</text:p>
          </table:table-cell>
          <table:table-cell office:value-type="date" office:date-value="2022-10-07T00:00:00" table:style-name="ce3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8</text:p>
          </table:table-cell>
          <table:table-cell office:value-type="string" table:style-name="ce2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4-08T00:00:00" table:style-name="ce3">
            <text:p>08/04/23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8</text:p>
          </table:table-cell>
          <table:table-cell office:value-type="string" table:style-name="ce2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09-18T00:00:00" table:style-name="ce3">
            <text:p>18/09/22</text:p>
          </table:table-cell>
          <table:table-cell office:value-type="date" office:date-value="2022-10-29T00:00:00" table:style-name="ce3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8</text:p>
          </table:table-cell>
          <table:table-cell office:value-type="string" table:style-name="ce2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6-16T00:00:00" table:style-name="ce3">
            <text:p>16/06/23</text:p>
          </table:table-cell>
          <table:table-cell office:value-type="date" office:date-value="2023-07-27T00:00:00" table:style-name="ce3">
            <text:p>27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4</text:p>
          </table:table-cell>
          <table:table-cell office:value-type="string" table:style-name="ce2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7-31T00:00:00" table:style-name="ce3">
            <text:p>31/07/23</text:p>
          </table:table-cell>
          <table:table-cell office:value-type="date" office:date-value="2023-09-10T00:00:00" table:style-name="ce3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4</text:p>
          </table:table-cell>
          <table:table-cell office:value-type="string" table:style-name="ce2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5-04T00:00:00" table:style-name="ce3">
            <text:p>04/05/23</text:p>
          </table:table-cell>
          <table:table-cell office:value-type="date" office:date-value="2023-06-13T00:00:00" table:style-name="ce3">
            <text:p>13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8</text:p>
          </table:table-cell>
          <table:table-cell office:value-type="string" table:style-name="ce2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3-06-06T00:00:00" table:style-name="ce3">
            <text:p>06/06/23</text:p>
          </table:table-cell>
          <table:table-cell office:value-type="date" office:date-value="2023-07-17T00:00:00" table:style-name="ce3">
            <text:p>17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3</text:p>
          </table:table-cell>
          <table:table-cell office:value-type="string" table:style-name="ce2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7-10T00:00:00" table:style-name="ce3">
            <text:p>10/07/23</text:p>
          </table:table-cell>
          <table:table-cell office:value-type="date" office:date-value="2023-08-20T00:00:00" table:style-name="ce3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0</text:p>
          </table:table-cell>
          <table:table-cell office:value-type="string" table:style-name="ce2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08-31T00:00:00" table:style-name="ce3">
            <text:p>31/08/22</text:p>
          </table:table-cell>
          <table:table-cell office:value-type="date" office:date-value="2022-10-11T00:00:00" table:style-name="ce3">
            <text:p>11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9</text:p>
          </table:table-cell>
          <table:table-cell office:value-type="string" table:style-name="ce2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07-02T00:00:00" table:style-name="ce3">
            <text:p>02/07/22</text:p>
          </table:table-cell>
          <table:table-cell office:value-type="date" office:date-value="2022-08-11T00:00:00" table:style-name="ce3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4</text:p>
          </table:table-cell>
          <table:table-cell office:value-type="string" table:style-name="ce2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07-07T00:00:00" table:style-name="ce3">
            <text:p>07/07/22</text:p>
          </table:table-cell>
          <table:table-cell office:value-type="date" office:date-value="2022-08-16T00:00:00" table:style-name="ce3">
            <text:p>16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6</text:p>
          </table:table-cell>
          <table:table-cell office:value-type="string" table:style-name="ce2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5-06T00:00:00" table:style-name="ce3">
            <text:p>06/05/23</text:p>
          </table:table-cell>
          <table:table-cell office:value-type="date" office:date-value="2023-06-15T00:00:00" table:style-name="ce3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9</text:p>
          </table:table-cell>
          <table:table-cell office:value-type="string" table:style-name="ce2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06-22T00:00:00" table:style-name="ce3">
            <text:p>22/06/22</text:p>
          </table:table-cell>
          <table:table-cell office:value-type="date" office:date-value="2022-08-01T00:00:00" table:style-name="ce3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5</text:p>
          </table:table-cell>
          <table:table-cell office:value-type="string" table:style-name="ce2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07-18T00:00:00" table:style-name="ce3">
            <text:p>18/07/22</text:p>
          </table:table-cell>
          <table:table-cell office:value-type="date" office:date-value="2022-08-27T00:00:00" table:style-name="ce3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2</text:p>
          </table:table-cell>
          <table:table-cell office:value-type="string" table:style-name="ce2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0-31T00:00:00" table:style-name="ce3">
            <text:p>31/10/22</text:p>
          </table:table-cell>
          <table:table-cell office:value-type="date" office:date-value="2022-11-11T00:00:00" table:style-name="ce3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7</text:p>
          </table:table-cell>
          <table:table-cell office:value-type="string" table:style-name="ce2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8-03T00:00:00" table:style-name="ce3">
            <text:p>03/08/23</text:p>
          </table:table-cell>
          <table:table-cell office:value-type="date" office:date-value="2023-09-13T00:00:00" table:style-name="ce3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1</text:p>
          </table:table-cell>
          <table:table-cell office:value-type="string" table:style-name="ce2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6-29T00:00:00" table:style-name="ce3">
            <text:p>29/06/23</text:p>
          </table:table-cell>
          <table:table-cell office:value-type="date" office:date-value="2023-08-09T00:00:00" table:style-name="ce3">
            <text:p>09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8</text:p>
          </table:table-cell>
          <table:table-cell office:value-type="string" table:style-name="ce2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10-23T00:00:00" table:style-name="ce3">
            <text:p>23/10/23</text:p>
          </table:table-cell>
          <table:table-cell office:value-type="date" office:date-value="2023-12-03T00:00:00" table:style-name="ce3">
            <text:p>03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1</text:p>
          </table:table-cell>
          <table:table-cell office:value-type="string" table:style-name="ce2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1-29T00:00:00" table:style-name="ce3">
            <text:p>29/11/22</text:p>
          </table:table-cell>
          <table:table-cell office:value-type="date" office:date-value="2022-12-10T00:00:00" table:style-name="ce3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3</text:p>
          </table:table-cell>
          <table:table-cell office:value-type="string" table:style-name="ce2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9T00:00:00" table:style-name="ce3">
            <text:p>19/02/23</text:p>
          </table:table-cell>
          <table:table-cell office:value-type="date" office:date-value="2023-04-01T00:00:00" table:style-name="ce3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4</text:p>
          </table:table-cell>
          <table:table-cell office:value-type="string" table:style-name="ce2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11-08T00:00:00" table:style-name="ce3">
            <text:p>08/11/23</text:p>
          </table:table-cell>
          <table:table-cell office:value-type="date" office:date-value="2023-12-19T00:00:00" table:style-name="ce3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6</text:p>
          </table:table-cell>
          <table:table-cell office:value-type="string" table:style-name="ce2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1-04T00:00:00" table:style-name="ce3">
            <text:p>04/11/22</text:p>
          </table:table-cell>
          <table:table-cell office:value-type="date" office:date-value="2022-11-15T00:00:00" table:style-name="ce3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7</text:p>
          </table:table-cell>
          <table:table-cell office:value-type="string" table:style-name="ce2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4T00:00:00" table:style-name="ce3">
            <text:p>24/01/23</text:p>
          </table:table-cell>
          <table:table-cell office:value-type="date" office:date-value="2023-03-06T00:00:00" table:style-name="ce3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3</text:p>
          </table:table-cell>
          <table:table-cell office:value-type="string" table:style-name="ce2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7-30T00:00:00" table:style-name="ce3">
            <text:p>30/07/23</text:p>
          </table:table-cell>
          <table:table-cell office:value-type="date" office:date-value="2023-09-09T00:00:00" table:style-name="ce3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8</text:p>
          </table:table-cell>
          <table:table-cell office:value-type="string" table:style-name="ce2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2-04T00:00:00" table:style-name="ce3">
            <text:p>04/02/23</text:p>
          </table:table-cell>
          <table:table-cell office:value-type="date" office:date-value="2023-03-17T00:00:00" table:style-name="ce3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7</text:p>
          </table:table-cell>
          <table:table-cell office:value-type="string" table:style-name="ce2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08-18T00:00:00" table:style-name="ce3">
            <text:p>18/08/22</text:p>
          </table:table-cell>
          <table:table-cell office:value-type="date" office:date-value="2022-09-28T00:00:00" table:style-name="ce3">
            <text:p>28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2</text:p>
          </table:table-cell>
          <table:table-cell office:value-type="string" table:style-name="ce2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9-27T00:00:00" table:style-name="ce3">
            <text:p>27/09/23</text:p>
          </table:table-cell>
          <table:table-cell office:value-type="date" office:date-value="2023-11-07T00:00:00" table:style-name="ce3">
            <text:p>07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8</text:p>
          </table:table-cell>
          <table:table-cell office:value-type="string" table:style-name="ce2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09-08T00:00:00" table:style-name="ce3">
            <text:p>08/09/22</text:p>
          </table:table-cell>
          <table:table-cell office:value-type="date" office:date-value="2022-10-19T00:00:00" table:style-name="ce3">
            <text:p>19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8</text:p>
          </table:table-cell>
          <table:table-cell office:value-type="string" table:style-name="ce2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11T00:00:00" table:style-name="ce3">
            <text:p>11/12/22</text:p>
          </table:table-cell>
          <table:table-cell office:value-type="date" office:date-value="2023-02-20T00:00:00" table:style-name="ce3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46</text:p>
          </table:table-cell>
          <table:table-cell office:value-type="string" table:style-name="ce2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1-20T00:00:00" table:style-name="ce3">
            <text:p>20/11/22</text:p>
          </table:table-cell>
          <table:table-cell office:value-type="date" office:date-value="2022-12-30T00:00:00" table:style-name="ce3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6</text:p>
          </table:table-cell>
          <table:table-cell office:value-type="string" table:style-name="ce2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06-19T00:00:00" table:style-name="ce3">
            <text:p>19/06/22</text:p>
          </table:table-cell>
          <table:table-cell office:value-type="date" office:date-value="2022-07-29T00:00:00" table:style-name="ce3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2</text:p>
          </table:table-cell>
          <table:table-cell office:value-type="string" table:style-name="ce2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6-30T00:00:00" table:style-name="ce3">
            <text:p>30/06/23</text:p>
          </table:table-cell>
          <table:table-cell office:value-type="date" office:date-value="2023-08-10T00:00:00" table:style-name="ce3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6</text:p>
          </table:table-cell>
          <table:table-cell office:value-type="string" table:style-name="ce2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4-26T00:00:00" table:style-name="ce3">
            <text:p>26/04/23</text:p>
          </table:table-cell>
          <table:table-cell office:value-type="date" office:date-value="2023-06-05T00:00:00" table:style-name="ce3">
            <text:p>05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7</text:p>
          </table:table-cell>
          <table:table-cell office:value-type="string" table:style-name="ce2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8-23T00:00:00" table:style-name="ce3">
            <text:p>23/08/23</text:p>
          </table:table-cell>
          <table:table-cell office:value-type="date" office:date-value="2023-10-03T00:00:00" table:style-name="ce3">
            <text:p>03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5</text:p>
          </table:table-cell>
          <table:table-cell office:value-type="string" table:style-name="ce2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06-09T00:00:00" table:style-name="ce3">
            <text:p>09/06/22</text:p>
          </table:table-cell>
          <table:table-cell office:value-type="date" office:date-value="2022-07-20T00:00:00" table:style-name="ce3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8</text:p>
          </table:table-cell>
          <table:table-cell office:value-type="string" table:style-name="ce2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06-12T00:00:00" table:style-name="ce3">
            <text:p>12/06/22</text:p>
          </table:table-cell>
          <table:table-cell office:value-type="date" office:date-value="2022-07-23T00:00:00" table:style-name="ce3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7</text:p>
          </table:table-cell>
          <table:table-cell office:value-type="string" table:style-name="ce2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4-07T00:00:00" table:style-name="ce3">
            <text:p>07/04/23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9</text:p>
          </table:table-cell>
          <table:table-cell office:value-type="string" table:style-name="ce2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6T00:00:00" table:style-name="ce3">
            <text:p>26/01/23</text:p>
          </table:table-cell>
          <table:table-cell office:value-type="date" office:date-value="2023-03-08T00:00:00" table:style-name="ce3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3</text:p>
          </table:table-cell>
          <table:table-cell office:value-type="string" table:style-name="ce2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10-18T00:00:00" table:style-name="ce3">
            <text:p>18/10/23</text:p>
          </table:table-cell>
          <table:table-cell office:value-type="date" office:date-value="2023-11-28T00:00:00" table:style-name="ce3">
            <text:p>28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4</text:p>
          </table:table-cell>
          <table:table-cell office:value-type="string" table:style-name="ce2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8-10T00:00:00" table:style-name="ce3">
            <text:p>10/08/23</text:p>
          </table:table-cell>
          <table:table-cell office:value-type="date" office:date-value="2023-09-20T00:00:00" table:style-name="ce3">
            <text:p>20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4</text:p>
          </table:table-cell>
          <table:table-cell office:value-type="string" table:style-name="ce2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7-02T00:00:00" table:style-name="ce3">
            <text:p>02/07/23</text:p>
          </table:table-cell>
          <table:table-cell office:value-type="date" office:date-value="2023-08-12T00:00:00" table:style-name="ce3">
            <text:p>12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6</text:p>
          </table:table-cell>
          <table:table-cell office:value-type="string" table:style-name="ce2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07-09T00:00:00" table:style-name="ce3">
            <text:p>09/07/22</text:p>
          </table:table-cell>
          <table:table-cell office:value-type="date" office:date-value="2022-08-18T00:00:00" table:style-name="ce3">
            <text:p>18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2</text:p>
          </table:table-cell>
          <table:table-cell office:value-type="string" table:style-name="ce2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4-02T00:00:00" table:style-name="ce3">
            <text:p>02/04/23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7</text:p>
          </table:table-cell>
          <table:table-cell office:value-type="string" table:style-name="ce2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10-22T00:00:00" table:style-name="ce3">
            <text:p>22/10/23</text:p>
          </table:table-cell>
          <table:table-cell office:value-type="date" office:date-value="2023-12-02T00:00:00" table:style-name="ce3">
            <text:p>02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2</text:p>
          </table:table-cell>
          <table:table-cell office:value-type="string" table:style-name="ce2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6-20T00:00:00" table:style-name="ce3">
            <text:p>20/06/23</text:p>
          </table:table-cell>
          <table:table-cell office:value-type="date" office:date-value="2023-07-31T00:00:00" table:style-name="ce3">
            <text:p>31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0</text:p>
          </table:table-cell>
          <table:table-cell office:value-type="string" table:style-name="ce2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09-10T00:00:00" table:style-name="ce3">
            <text:p>10/09/22</text:p>
          </table:table-cell>
          <table:table-cell office:value-type="date" office:date-value="2022-10-21T00:00:00" table:style-name="ce3">
            <text:p>21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4</text:p>
          </table:table-cell>
          <table:table-cell office:value-type="string" table:style-name="ce2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4-24T00:00:00" table:style-name="ce3">
            <text:p>24/04/23</text:p>
          </table:table-cell>
          <table:table-cell office:value-type="date" office:date-value="2023-06-03T00:00:00" table:style-name="ce3">
            <text:p>03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9</text:p>
          </table:table-cell>
          <table:table-cell office:value-type="string" table:style-name="ce2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07-22T00:00:00" table:style-name="ce3">
            <text:p>22/07/22</text:p>
          </table:table-cell>
          <table:table-cell office:value-type="date" office:date-value="2022-08-31T00:00:00" table:style-name="ce3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1</text:p>
          </table:table-cell>
          <table:table-cell office:value-type="string" table:style-name="ce2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0-30T00:00:00" table:style-name="ce3">
            <text:p>30/10/22</text:p>
          </table:table-cell>
          <table:table-cell office:value-type="date" office:date-value="2022-11-10T00:00:00" table:style-name="ce3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7</text:p>
          </table:table-cell>
          <table:table-cell office:value-type="string" table:style-name="ce2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7-24T00:00:00" table:style-name="ce3">
            <text:p>24/07/23</text:p>
          </table:table-cell>
          <table:table-cell office:value-type="date" office:date-value="2023-09-03T00:00:00" table:style-name="ce3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2</text:p>
          </table:table-cell>
          <table:table-cell office:value-type="string" table:style-name="ce2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9T00:00:00" table:style-name="ce3">
            <text:p>29/01/23</text:p>
          </table:table-cell>
          <table:table-cell office:value-type="date" office:date-value="2023-03-11T00:00:00" table:style-name="ce3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9</text:p>
          </table:table-cell>
          <table:table-cell office:value-type="string" table:style-name="ce2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1-27T00:00:00" table:style-name="ce3">
            <text:p>27/11/22</text:p>
          </table:table-cell>
          <table:table-cell office:value-type="date" office:date-value="2022-12-08T00:00:00" table:style-name="ce3">
            <text:p>08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9</text:p>
          </table:table-cell>
          <table:table-cell office:value-type="string" table:style-name="ce2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11-03T00:00:00" table:style-name="ce3">
            <text:p>03/11/23</text:p>
          </table:table-cell>
          <table:table-cell office:value-type="date" office:date-value="2023-12-14T00:00:00" table:style-name="ce3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6</text:p>
          </table:table-cell>
          <table:table-cell office:value-type="string" table:style-name="ce2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14T00:00:00" table:style-name="ce3">
            <text:p>14/12/22</text:p>
          </table:table-cell>
          <table:table-cell office:value-type="date" office:date-value="2022-12-25T00:00:00" table:style-name="ce3">
            <text:p>25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6</text:p>
          </table:table-cell>
          <table:table-cell office:value-type="string" table:style-name="ce2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9-21T00:00:00" table:style-name="ce3">
            <text:p>21/09/23</text:p>
          </table:table-cell>
          <table:table-cell office:value-type="date" office:date-value="2023-11-01T00:00:00" table:style-name="ce3">
            <text:p>01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3</text:p>
          </table:table-cell>
          <table:table-cell office:value-type="string" table:style-name="ce2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1-16T00:00:00" table:style-name="ce3">
            <text:p>16/11/22</text:p>
          </table:table-cell>
          <table:table-cell office:value-type="date" office:date-value="2023-01-26T00:00:00" table:style-name="ce3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0</text:p>
          </table:table-cell>
          <table:table-cell office:value-type="string" table:style-name="ce2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05-15T00:00:00" table:style-name="ce3">
            <text:p>15/05/22</text:p>
          </table:table-cell>
          <table:table-cell office:value-type="date" office:date-value="2022-06-25T00:00:00" table:style-name="ce3">
            <text:p>25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8</text:p>
          </table:table-cell>
          <table:table-cell office:value-type="string" table:style-name="ce2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8-14T00:00:00" table:style-name="ce3">
            <text:p>14/08/23</text:p>
          </table:table-cell>
          <table:table-cell office:value-type="date" office:date-value="2023-09-24T00:00:00" table:style-name="ce3">
            <text:p>24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2</text:p>
          </table:table-cell>
          <table:table-cell office:value-type="string" table:style-name="ce2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5-31T00:00:00" table:style-name="ce3">
            <text:p>31/05/23</text:p>
          </table:table-cell>
          <table:table-cell office:value-type="date" office:date-value="2023-07-11T00:00:00" table:style-name="ce3">
            <text:p>11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5</text:p>
          </table:table-cell>
          <table:table-cell office:value-type="string" table:style-name="ce2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6-03T00:00:00" table:style-name="ce3">
            <text:p>03/06/23</text:p>
          </table:table-cell>
          <table:table-cell office:value-type="date" office:date-value="2023-07-14T00:00:00" table:style-name="ce3">
            <text:p>14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3</text:p>
          </table:table-cell>
          <table:table-cell office:value-type="string" table:style-name="ce2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7-20T00:00:00" table:style-name="ce3">
            <text:p>20/07/23</text:p>
          </table:table-cell>
          <table:table-cell office:value-type="date" office:date-value="2023-08-30T00:00:00" table:style-name="ce3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5</text:p>
          </table:table-cell>
          <table:table-cell office:value-type="string" table:style-name="ce2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6-23T00:00:00" table:style-name="ce3">
            <text:p>23/06/23</text:p>
          </table:table-cell>
          <table:table-cell office:value-type="date" office:date-value="2023-08-03T00:00:00" table:style-name="ce3">
            <text:p>03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0</text:p>
          </table:table-cell>
          <table:table-cell office:value-type="string" table:style-name="ce2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07-13T00:00:00" table:style-name="ce3">
            <text:p>13/07/22</text:p>
          </table:table-cell>
          <table:table-cell office:value-type="date" office:date-value="2022-08-22T00:00:00" table:style-name="ce3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3</text:p>
          </table:table-cell>
          <table:table-cell office:value-type="string" table:style-name="ce2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7-21T00:00:00" table:style-name="ce3">
            <text:p>21/07/23</text:p>
          </table:table-cell>
          <table:table-cell office:value-type="date" office:date-value="2023-08-31T00:00:00" table:style-name="ce3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0</text:p>
          </table:table-cell>
          <table:table-cell office:value-type="string" table:style-name="ce2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1-23T00:00:00" table:style-name="ce3">
            <text:p>23/11/22</text:p>
          </table:table-cell>
          <table:table-cell office:value-type="date" office:date-value="2023-02-02T00:00:00" table:style-name="ce3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1</text:p>
          </table:table-cell>
          <table:table-cell office:value-type="string" table:style-name="ce2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3">
            <text:p>28/01/23</text:p>
          </table:table-cell>
          <table:table-cell office:value-type="date" office:date-value="2023-03-10T00:00:00" table:style-name="ce3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4</text:p>
          </table:table-cell>
          <table:table-cell office:value-type="string" table:style-name="ce2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07-17T00:00:00" table:style-name="ce3">
            <text:p>17/07/22</text:p>
          </table:table-cell>
          <table:table-cell office:value-type="date" office:date-value="2022-08-26T00:00:00" table:style-name="ce3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7</text:p>
          </table:table-cell>
          <table:table-cell office:value-type="string" table:style-name="ce2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5-07T00:00:00" table:style-name="ce3">
            <text:p>07/05/23</text:p>
          </table:table-cell>
          <table:table-cell office:value-type="date" office:date-value="2023-06-16T00:00:00" table:style-name="ce3">
            <text:p>16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1</text:p>
          </table:table-cell>
          <table:table-cell office:value-type="string" table:style-name="ce2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3-18T00:00:00" table:style-name="ce3">
            <text:p>18/03/23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2</text:p>
          </table:table-cell>
          <table:table-cell office:value-type="string" table:style-name="ce2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05-07T00:00:00" table:style-name="ce3">
            <text:p>07/05/22</text:p>
          </table:table-cell>
          <table:table-cell office:value-type="date" office:date-value="2022-06-17T00:00:00" table:style-name="ce3">
            <text:p>17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9</text:p>
          </table:table-cell>
          <table:table-cell office:value-type="string" table:style-name="ce2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8-25T00:00:00" table:style-name="ce3">
            <text:p>25/08/23</text:p>
          </table:table-cell>
          <table:table-cell office:value-type="date" office:date-value="2023-10-05T00:00:00" table:style-name="ce3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2</text:p>
          </table:table-cell>
          <table:table-cell office:value-type="string" table:style-name="ce2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6-29T00:00:00" table:style-name="ce3">
            <text:p>29/06/23</text:p>
          </table:table-cell>
          <table:table-cell office:value-type="date" office:date-value="2023-09-05T00:00:00" table:style-name="ce3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9</text:p>
          </table:table-cell>
          <table:table-cell office:value-type="string" table:style-name="ce2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7-26T00:00:00" table:style-name="ce3">
            <text:p>26/07/23</text:p>
          </table:table-cell>
          <table:table-cell office:value-type="date" office:date-value="2023-09-05T00:00:00" table:style-name="ce3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3</text:p>
          </table:table-cell>
          <table:table-cell office:value-type="string" table:style-name="ce2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1-26T00:00:00" table:style-name="ce3">
            <text:p>26/11/22</text:p>
          </table:table-cell>
          <table:table-cell office:value-type="date" office:date-value="2023-02-05T00:00:00" table:style-name="ce3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8</text:p>
          </table:table-cell>
          <table:table-cell office:value-type="string" table:style-name="ce2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11-02T00:00:00" table:style-name="ce3">
            <text:p>02/11/23</text:p>
          </table:table-cell>
          <table:table-cell office:value-type="date" office:date-value="2023-12-13T00:00:00" table:style-name="ce3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5</text:p>
          </table:table-cell>
          <table:table-cell office:value-type="string" table:style-name="ce2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10-10T00:00:00" table:style-name="ce3">
            <text:p>10/10/23</text:p>
          </table:table-cell>
          <table:table-cell office:value-type="date" office:date-value="2023-11-20T00:00:00" table:style-name="ce3">
            <text:p>20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1</text:p>
          </table:table-cell>
          <table:table-cell office:value-type="string" table:style-name="ce2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09-11T00:00:00" table:style-name="ce3">
            <text:p>11/09/22</text:p>
          </table:table-cell>
          <table:table-cell office:value-type="date" office:date-value="2022-10-22T00:00:00" table:style-name="ce3">
            <text:p>22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9</text:p>
          </table:table-cell>
          <table:table-cell office:value-type="string" table:style-name="ce2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09-19T00:00:00" table:style-name="ce3">
            <text:p>19/09/22</text:p>
          </table:table-cell>
          <table:table-cell office:value-type="date" office:date-value="2022-10-30T00:00:00" table:style-name="ce3">
            <text:p>30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2</text:p>
          </table:table-cell>
          <table:table-cell office:value-type="string" table:style-name="ce2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10-27T00:00:00" table:style-name="ce3">
            <text:p>27/10/23</text:p>
          </table:table-cell>
          <table:table-cell office:value-type="date" office:date-value="2023-12-07T00:00:00" table:style-name="ce3">
            <text:p>07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0</text:p>
          </table:table-cell>
          <table:table-cell office:value-type="string" table:style-name="ce2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0-29T00:00:00" table:style-name="ce3">
            <text:p>29/10/22</text:p>
          </table:table-cell>
          <table:table-cell office:value-type="date" office:date-value="2022-11-09T00:00:00" table:style-name="ce3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8</text:p>
          </table:table-cell>
          <table:table-cell office:value-type="string" table:style-name="ce2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05-03T00:00:00" table:style-name="ce3">
            <text:p>03/05/22</text:p>
          </table:table-cell>
          <table:table-cell office:value-type="date" office:date-value="2022-06-13T00:00:00" table:style-name="ce3">
            <text:p>13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3</text:p>
          </table:table-cell>
          <table:table-cell office:value-type="string" table:style-name="ce2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08-24T00:00:00" table:style-name="ce3">
            <text:p>24/08/22</text:p>
          </table:table-cell>
          <table:table-cell office:value-type="date" office:date-value="2022-10-04T00:00:00" table:style-name="ce3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2</text:p>
          </table:table-cell>
          <table:table-cell office:value-type="string" table:style-name="ce2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1-10T00:00:00" table:style-name="ce3">
            <text:p>10/11/22</text:p>
          </table:table-cell>
          <table:table-cell office:value-type="date" office:date-value="2022-11-21T00:00:00" table:style-name="ce3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6</text:p>
          </table:table-cell>
          <table:table-cell office:value-type="string" table:style-name="ce2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6-24T00:00:00" table:style-name="ce3">
            <text:p>24/06/23</text:p>
          </table:table-cell>
          <table:table-cell office:value-type="date" office:date-value="2023-08-04T00:00:00" table:style-name="ce3">
            <text:p>04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5</text:p>
          </table:table-cell>
          <table:table-cell office:value-type="string" table:style-name="ce2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08T00:00:00" table:style-name="ce3">
            <text:p>08/12/22</text:p>
          </table:table-cell>
          <table:table-cell office:value-type="date" office:date-value="2023-02-17T00:00:00" table:style-name="ce3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1</text:p>
          </table:table-cell>
          <table:table-cell office:value-type="string" table:style-name="ce2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7-09T00:00:00" table:style-name="ce3">
            <text:p>09/07/23</text:p>
          </table:table-cell>
          <table:table-cell office:value-type="date" office:date-value="2023-08-19T00:00:00" table:style-name="ce3">
            <text:p>19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3</text:p>
          </table:table-cell>
          <table:table-cell office:value-type="string" table:style-name="ce2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0-03T00:00:00" table:style-name="ce3">
            <text:p>03/10/22</text:p>
          </table:table-cell>
          <table:table-cell office:value-type="date" office:date-value="2022-11-13T00:00:00" table:style-name="ce3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7</text:p>
          </table:table-cell>
          <table:table-cell office:value-type="string" table:style-name="ce2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05-02T00:00:00" table:style-name="ce3">
            <text:p>02/05/22</text:p>
          </table:table-cell>
          <table:table-cell office:value-type="date" office:date-value="2022-06-12T00:00:00" table:style-name="ce3">
            <text:p>12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0</text:p>
          </table:table-cell>
          <table:table-cell office:value-type="string" table:style-name="ce2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1-08T00:00:00" table:style-name="ce3">
            <text:p>08/11/22</text:p>
          </table:table-cell>
          <table:table-cell office:value-type="date" office:date-value="2022-11-19T00:00:00" table:style-name="ce3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6</text:p>
          </table:table-cell>
          <table:table-cell office:value-type="string" table:style-name="ce2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09-06T00:00:00" table:style-name="ce3">
            <text:p>06/09/22</text:p>
          </table:table-cell>
          <table:table-cell office:value-type="date" office:date-value="2022-10-17T00:00:00" table:style-name="ce3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0</text:p>
          </table:table-cell>
          <table:table-cell office:value-type="string" table:style-name="ce2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05-25T00:00:00" table:style-name="ce3">
            <text:p>25/05/22</text:p>
          </table:table-cell>
          <table:table-cell office:value-type="date" office:date-value="2022-07-05T00:00:00" table:style-name="ce3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0</text:p>
          </table:table-cell>
          <table:table-cell office:value-type="string" table:style-name="ce2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4-20T00:00:00" table:style-name="ce3">
            <text:p>20/04/23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1</text:p>
          </table:table-cell>
          <table:table-cell office:value-type="string" table:style-name="ce2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14T00:00:00" table:style-name="ce3">
            <text:p>14/12/22</text:p>
          </table:table-cell>
          <table:table-cell office:value-type="date" office:date-value="2023-02-23T00:00:00" table:style-name="ce3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6</text:p>
          </table:table-cell>
          <table:table-cell office:value-type="string" table:style-name="ce2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06-09T00:00:00" table:style-name="ce3">
            <text:p>09/06/22</text:p>
          </table:table-cell>
          <table:table-cell office:value-type="date" office:date-value="2022-07-19T00:00:00" table:style-name="ce3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1</text:p>
          </table:table-cell>
          <table:table-cell office:value-type="string" table:style-name="ce2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1-04T00:00:00" table:style-name="ce3">
            <text:p>04/11/22</text:p>
          </table:table-cell>
          <table:table-cell office:value-type="date" office:date-value="2023-01-14T00:00:00" table:style-name="ce3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9</text:p>
          </table:table-cell>
          <table:table-cell office:value-type="string" table:style-name="ce2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16T00:00:00" table:style-name="ce3">
            <text:p>16/01/23</text:p>
          </table:table-cell>
          <table:table-cell office:value-type="date" office:date-value="2023-02-26T00:00:00" table:style-name="ce3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3</text:p>
          </table:table-cell>
          <table:table-cell office:value-type="string" table:style-name="ce2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10-08T00:00:00" table:style-name="ce3">
            <text:p>08/10/23</text:p>
          </table:table-cell>
          <table:table-cell office:value-type="date" office:date-value="2023-11-18T00:00:00" table:style-name="ce3">
            <text:p>18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4</text:p>
          </table:table-cell>
          <table:table-cell office:value-type="string" table:style-name="ce2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05-19T00:00:00" table:style-name="ce3">
            <text:p>19/05/22</text:p>
          </table:table-cell>
          <table:table-cell office:value-type="date" office:date-value="2022-06-29T00:00:00" table:style-name="ce3">
            <text:p>29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7</text:p>
          </table:table-cell>
          <table:table-cell office:value-type="string" table:style-name="ce2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4-17T00:00:00" table:style-name="ce3">
            <text:p>17/04/23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9</text:p>
          </table:table-cell>
          <table:table-cell office:value-type="string" table:style-name="ce2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7-07T00:00:00" table:style-name="ce3">
            <text:p>07/07/23</text:p>
          </table:table-cell>
          <table:table-cell office:value-type="date" office:date-value="2023-08-17T00:00:00" table:style-name="ce3">
            <text:p>17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8</text:p>
          </table:table-cell>
          <table:table-cell office:value-type="string" table:style-name="ce2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06-21T00:00:00" table:style-name="ce3">
            <text:p>21/06/22</text:p>
          </table:table-cell>
          <table:table-cell office:value-type="date" office:date-value="2022-07-31T00:00:00" table:style-name="ce3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2</text:p>
          </table:table-cell>
          <table:table-cell office:value-type="string" table:style-name="ce2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05-27T00:00:00" table:style-name="ce3">
            <text:p>27/05/22</text:p>
          </table:table-cell>
          <table:table-cell office:value-type="date" office:date-value="2022-07-07T00:00:00" table:style-name="ce3">
            <text:p>07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3</text:p>
          </table:table-cell>
          <table:table-cell office:value-type="string" table:style-name="ce2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7-11T00:00:00" table:style-name="ce3">
            <text:p>11/07/23</text:p>
          </table:table-cell>
          <table:table-cell office:value-type="date" office:date-value="2023-08-21T00:00:00" table:style-name="ce3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3</text:p>
          </table:table-cell>
          <table:table-cell office:value-type="string" table:style-name="ce2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16T00:00:00" table:style-name="ce3">
            <text:p>16/12/22</text:p>
          </table:table-cell>
          <table:table-cell office:value-type="date" office:date-value="2023-02-25T00:00:00" table:style-name="ce3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4</text:p>
          </table:table-cell>
          <table:table-cell office:value-type="string" table:style-name="ce2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17T00:00:00" table:style-name="ce3">
            <text:p>17/12/22</text:p>
          </table:table-cell>
          <table:table-cell office:value-type="date" office:date-value="2023-02-26T00:00:00" table:style-name="ce3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7</text:p>
          </table:table-cell>
          <table:table-cell office:value-type="string" table:style-name="ce2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7-14T00:00:00" table:style-name="ce3">
            <text:p>14/07/23</text:p>
          </table:table-cell>
          <table:table-cell office:value-type="date" office:date-value="2023-08-24T00:00:00" table:style-name="ce3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0</text:p>
          </table:table-cell>
          <table:table-cell office:value-type="string" table:style-name="ce2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06-13T00:00:00" table:style-name="ce3">
            <text:p>13/06/22</text:p>
          </table:table-cell>
          <table:table-cell office:value-type="date" office:date-value="2022-07-23T00:00:00" table:style-name="ce3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3</text:p>
          </table:table-cell>
          <table:table-cell office:value-type="string" table:style-name="ce2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9-28T00:00:00" table:style-name="ce3">
            <text:p>28/09/23</text:p>
          </table:table-cell>
          <table:table-cell office:value-type="date" office:date-value="2023-11-08T00:00:00" table:style-name="ce3">
            <text:p>08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6</text:p>
          </table:table-cell>
          <table:table-cell office:value-type="string" table:style-name="ce2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10-01T00:00:00" table:style-name="ce3">
            <text:p>01/10/23</text:p>
          </table:table-cell>
          <table:table-cell office:value-type="date" office:date-value="2023-11-11T00:00:00" table:style-name="ce3">
            <text:p>11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6</text:p>
          </table:table-cell>
          <table:table-cell office:value-type="string" table:style-name="ce2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8-02T00:00:00" table:style-name="ce3">
            <text:p>02/08/23</text:p>
          </table:table-cell>
          <table:table-cell office:value-type="date" office:date-value="2023-09-12T00:00:00" table:style-name="ce3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4</text:p>
          </table:table-cell>
          <table:table-cell office:value-type="string" table:style-name="ce2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05-29T00:00:00" table:style-name="ce3">
            <text:p>29/05/22</text:p>
          </table:table-cell>
          <table:table-cell office:value-type="date" office:date-value="2022-07-09T00:00:00" table:style-name="ce3">
            <text:p>09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9</text:p>
          </table:table-cell>
          <table:table-cell office:value-type="string" table:style-name="ce2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07-12T00:00:00" table:style-name="ce3">
            <text:p>12/07/22</text:p>
          </table:table-cell>
          <table:table-cell office:value-type="date" office:date-value="2022-08-21T00:00:00" table:style-name="ce3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4</text:p>
          </table:table-cell>
          <table:table-cell office:value-type="string" table:style-name="ce2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7-21T00:00:00" table:style-name="ce3">
            <text:p>21/07/23</text:p>
          </table:table-cell>
          <table:table-cell office:value-type="date" office:date-value="2023-08-31T00:00:00" table:style-name="ce3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3</text:p>
          </table:table-cell>
          <table:table-cell office:value-type="string" table:style-name="ce2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09-13T00:00:00" table:style-name="ce3">
            <text:p>13/09/22</text:p>
          </table:table-cell>
          <table:table-cell office:value-type="date" office:date-value="2022-10-24T00:00:00" table:style-name="ce3">
            <text:p>24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8</text:p>
          </table:table-cell>
          <table:table-cell office:value-type="string" table:style-name="ce2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07-11T00:00:00" table:style-name="ce3">
            <text:p>11/07/22</text:p>
          </table:table-cell>
          <table:table-cell office:value-type="date" office:date-value="2022-08-20T00:00:00" table:style-name="ce3">
            <text:p>20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2</text:p>
          </table:table-cell>
          <table:table-cell office:value-type="string" table:style-name="ce2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09-22T00:00:00" table:style-name="ce3">
            <text:p>22/09/22</text:p>
          </table:table-cell>
          <table:table-cell office:value-type="date" office:date-value="2022-11-02T00:00:00" table:style-name="ce3">
            <text:p>02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5</text:p>
          </table:table-cell>
          <table:table-cell office:value-type="string" table:style-name="ce2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06-18T00:00:00" table:style-name="ce3">
            <text:p>18/06/22</text:p>
          </table:table-cell>
          <table:table-cell office:value-type="date" office:date-value="2022-07-28T00:00:00" table:style-name="ce3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18</text:p>
          </table:table-cell>
          <table:table-cell office:value-type="string" table:style-name="ce2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7-25T00:00:00" table:style-name="ce3">
            <text:p>25/07/23</text:p>
          </table:table-cell>
          <table:table-cell office:value-type="date" office:date-value="2023-09-04T00:00:00" table:style-name="ce3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4</text:p>
          </table:table-cell>
          <table:table-cell office:value-type="string" table:style-name="ce2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1-22T00:00:00" table:style-name="ce3">
            <text:p>22/11/22</text:p>
          </table:table-cell>
          <table:table-cell office:value-type="date" office:date-value="2022-12-03T00:00:00" table:style-name="ce3">
            <text:p>03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1</text:p>
          </table:table-cell>
          <table:table-cell office:value-type="string" table:style-name="ce2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11-05T00:00:00" table:style-name="ce3">
            <text:p>05/11/23</text:p>
          </table:table-cell>
          <table:table-cell office:value-type="date" office:date-value="2023-12-16T00:00:00" table:style-name="ce3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3</text:p>
          </table:table-cell>
          <table:table-cell office:value-type="string" table:style-name="ce2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06-17T00:00:00" table:style-name="ce3">
            <text:p>17/06/22</text:p>
          </table:table-cell>
          <table:table-cell office:value-type="date" office:date-value="2022-07-28T00:00:00" table:style-name="ce3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4</text:p>
          </table:table-cell>
          <table:table-cell office:value-type="string" table:style-name="ce2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6-02T00:00:00" table:style-name="ce3">
            <text:p>02/06/23</text:p>
          </table:table-cell>
          <table:table-cell office:value-type="date" office:date-value="2023-07-13T00:00:00" table:style-name="ce3">
            <text:p>13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3</text:p>
          </table:table-cell>
          <table:table-cell office:value-type="string" table:style-name="ce2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2-11-06T00:00:00" table:style-name="ce3">
            <text:p>06/11/22</text:p>
          </table:table-cell>
          <table:table-cell office:value-type="date" office:date-value="2023-01-16T00:00:00" table:style-name="ce3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2</text:p>
          </table:table-cell>
          <table:table-cell office:value-type="string" table:style-name="ce2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2-09-02T00:00:00" table:style-name="ce3">
            <text:p>02/09/22</text:p>
          </table:table-cell>
          <table:table-cell office:value-type="date" office:date-value="2022-10-13T00:00:00" table:style-name="ce3">
            <text:p>13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3</text:p>
          </table:table-cell>
          <table:table-cell office:value-type="string" table:style-name="ce2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4-13T00:00:00" table:style-name="ce3">
            <text:p>13/04/2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4</text:p>
          </table:table-cell>
          <table:table-cell office:value-type="string" table:style-name="ce2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2-12-07T00:00:00" table:style-name="ce3">
            <text:p>07/12/22</text:p>
          </table:table-cell>
          <table:table-cell office:value-type="date" office:date-value="2023-02-16T00:00:00" table:style-name="ce3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4</text:p>
          </table:table-cell>
          <table:table-cell office:value-type="string" table:style-name="ce2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0T00:00:00" table:style-name="ce3">
            <text:p>20/02/23</text:p>
          </table:table-cell>
          <table:table-cell office:value-type="date" office:date-value="2023-04-02T00:00:00" table:style-name="ce3">
            <text:p>02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0</text:p>
          </table:table-cell>
          <table:table-cell office:value-type="string" table:style-name="ce2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7T00:00:00" table:style-name="ce3">
            <text:p>27/01/23</text:p>
          </table:table-cell>
          <table:table-cell office:value-type="date" office:date-value="2023-03-09T00:00:00" table:style-name="ce3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2</text:p>
          </table:table-cell>
          <table:table-cell office:value-type="string" table:style-name="ce2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2-18T00:00:00" table:style-name="ce3">
            <text:p>18/02/23</text:p>
          </table:table-cell>
          <table:table-cell office:value-type="date" office:date-value="2023-03-31T00:00:00" table:style-name="ce3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8</text:p>
          </table:table-cell>
          <table:table-cell office:value-type="string" table:style-name="ce2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2-24T00:00:00" table:style-name="ce3">
            <text:p>24/02/23</text:p>
          </table:table-cell>
          <table:table-cell office:value-type="date" office:date-value="2023-04-06T00:00:00" table:style-name="ce3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1</text:p>
          </table:table-cell>
          <table:table-cell office:value-type="string" table:style-name="ce2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2-06-14T00:00:00" table:style-name="ce3">
            <text:p>14/06/22</text:p>
          </table:table-cell>
          <table:table-cell office:value-type="date" office:date-value="2022-07-24T00:00:00" table:style-name="ce3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2</text:p>
          </table:table-cell>
          <table:table-cell office:value-type="string" table:style-name="ce2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4-22T00:00:00" table:style-name="ce3">
            <text:p>22/04/23</text:p>
          </table:table-cell>
          <table:table-cell office:value-type="date" office:date-value="2023-06-01T00:00:00" table:style-name="ce3">
            <text:p>01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6</text:p>
          </table:table-cell>
          <table:table-cell office:value-type="string" table:style-name="ce2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2-06-10T00:00:00" table:style-name="ce3">
            <text:p>10/06/22</text:p>
          </table:table-cell>
          <table:table-cell office:value-type="date" office:date-value="2022-07-21T00:00:00" table:style-name="ce3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7</text:p>
          </table:table-cell>
          <table:table-cell office:value-type="string" table:style-name="ce2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2-06-11T00:00:00" table:style-name="ce3">
            <text:p>11/06/22</text:p>
          </table:table-cell>
          <table:table-cell office:value-type="date" office:date-value="2022-07-22T00:00:00" table:style-name="ce3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0</text:p>
          </table:table-cell>
          <table:table-cell office:value-type="string" table:style-name="ce2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2-07-23T00:00:00" table:style-name="ce3">
            <text:p>23/07/22</text:p>
          </table:table-cell>
          <table:table-cell office:value-type="date" office:date-value="2022-09-01T00:00:00" table:style-name="ce3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0</text:p>
          </table:table-cell>
          <table:table-cell office:value-type="string" table:style-name="ce2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7-18T00:00:00" table:style-name="ce3">
            <text:p>18/07/23</text:p>
          </table:table-cell>
          <table:table-cell office:value-type="date" office:date-value="2023-08-28T00:00:00" table:style-name="ce3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7</text:p>
          </table:table-cell>
          <table:table-cell office:value-type="string" table:style-name="ce2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3T00:00:00" table:style-name="ce3">
            <text:p>23/02/23</text:p>
          </table:table-cell>
          <table:table-cell office:value-type="date" office:date-value="2023-04-05T00:00:00" table:style-name="ce3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3</text:p>
          </table:table-cell>
          <table:table-cell office:value-type="string" table:style-name="ce2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7-01T00:00:00" table:style-name="ce3">
            <text:p>01/07/23</text:p>
          </table:table-cell>
          <table:table-cell office:value-type="date" office:date-value="2023-08-11T00:00:00" table:style-name="ce3">
            <text:p>1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6</text:p>
          </table:table-cell>
          <table:table-cell office:value-type="string" table:style-name="ce2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2-07-19T00:00:00" table:style-name="ce3">
            <text:p>19/07/22</text:p>
          </table:table-cell>
          <table:table-cell office:value-type="date" office:date-value="2022-08-28T00:00:00" table:style-name="ce3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5</text:p>
          </table:table-cell>
          <table:table-cell office:value-type="string" table:style-name="ce2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2-12-18T00:00:00" table:style-name="ce3">
            <text:p>18/12/22</text:p>
          </table:table-cell>
          <table:table-cell office:value-type="date" office:date-value="2023-02-27T00:00:00" table:style-name="ce3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6</text:p>
          </table:table-cell>
          <table:table-cell office:value-type="string" table:style-name="ce2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6-04T00:00:00" table:style-name="ce3">
            <text:p>04/06/23</text:p>
          </table:table-cell>
          <table:table-cell office:value-type="date" office:date-value="2023-07-15T00:00:00" table:style-name="ce3">
            <text:p>15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9</text:p>
          </table:table-cell>
          <table:table-cell office:value-type="string" table:style-name="ce2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6-17T00:00:00" table:style-name="ce3">
            <text:p>17/06/23</text:p>
          </table:table-cell>
          <table:table-cell office:value-type="date" office:date-value="2023-07-28T00:00:00" table:style-name="ce3">
            <text:p>28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6</text:p>
          </table:table-cell>
          <table:table-cell office:value-type="string" table:style-name="ce2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2-05-31T00:00:00" table:style-name="ce3">
            <text:p>31/05/22</text:p>
          </table:table-cell>
          <table:table-cell office:value-type="date" office:date-value="2022-07-11T00:00:00" table:style-name="ce3">
            <text:p>1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2</text:p>
          </table:table-cell>
          <table:table-cell office:value-type="string" table:style-name="ce2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7-10T00:00:00" table:style-name="ce3">
            <text:p>10/07/23</text:p>
          </table:table-cell>
          <table:table-cell office:value-type="date" office:date-value="2023-08-20T00:00:00" table:style-name="ce3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6</text:p>
          </table:table-cell>
          <table:table-cell office:value-type="string" table:style-name="ce2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2-10-06T00:00:00" table:style-name="ce3">
            <text:p>06/10/22</text:p>
          </table:table-cell>
          <table:table-cell office:value-type="date" office:date-value="2022-11-16T00:00:00" table:style-name="ce3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8</text:p>
          </table:table-cell>
          <table:table-cell office:value-type="string" table:style-name="ce2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2-06-11T00:00:00" table:style-name="ce3">
            <text:p>11/06/22</text:p>
          </table:table-cell>
          <table:table-cell office:value-type="date" office:date-value="2022-07-21T00:00:00" table:style-name="ce3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4</text:p>
          </table:table-cell>
          <table:table-cell office:value-type="string" table:style-name="ce2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2-11-02T00:00:00" table:style-name="ce3">
            <text:p>02/11/22</text:p>
          </table:table-cell>
          <table:table-cell office:value-type="date" office:date-value="2022-11-13T00:00:00" table:style-name="ce3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8</text:p>
          </table:table-cell>
          <table:table-cell office:value-type="string" table:style-name="ce2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2-11-06T00:00:00" table:style-name="ce3">
            <text:p>06/11/22</text:p>
          </table:table-cell>
          <table:table-cell office:value-type="date" office:date-value="2022-11-17T00:00:00" table:style-name="ce3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9</text:p>
          </table:table-cell>
          <table:table-cell office:value-type="string" table:style-name="ce2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4-19T00:00:00" table:style-name="ce3">
            <text:p>19/04/23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3</text:p>
          </table:table-cell>
          <table:table-cell office:value-type="string" table:style-name="ce2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8-19T00:00:00" table:style-name="ce3">
            <text:p>19/08/23</text:p>
          </table:table-cell>
          <table:table-cell office:value-type="date" office:date-value="2023-09-29T00:00:00" table:style-name="ce3">
            <text:p>29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6</text:p>
          </table:table-cell>
          <table:table-cell office:value-type="string" table:style-name="ce2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10-31T00:00:00" table:style-name="ce3">
            <text:p>31/10/23</text:p>
          </table:table-cell>
          <table:table-cell office:value-type="date" office:date-value="2023-12-11T00:00:00" table:style-name="ce3">
            <text:p>11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0</text:p>
          </table:table-cell>
          <table:table-cell office:value-type="string" table:style-name="ce2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6T00:00:00" table:style-name="ce3">
            <text:p>26/02/23</text:p>
          </table:table-cell>
          <table:table-cell office:value-type="date" office:date-value="2023-04-08T00:00:00" table:style-name="ce3">
            <text:p>08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0</text:p>
          </table:table-cell>
          <table:table-cell office:value-type="string" table:style-name="ce2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6-08T00:00:00" table:style-name="ce3">
            <text:p>08/06/23</text:p>
          </table:table-cell>
          <table:table-cell office:value-type="date" office:date-value="2023-07-19T00:00:00" table:style-name="ce3">
            <text:p>19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6</text:p>
          </table:table-cell>
          <table:table-cell office:value-type="string" table:style-name="ce2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2-09-16T00:00:00" table:style-name="ce3">
            <text:p>16/09/22</text:p>
          </table:table-cell>
          <table:table-cell office:value-type="date" office:date-value="2022-10-27T00:00:00" table:style-name="ce3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3</text:p>
          </table:table-cell>
          <table:table-cell office:value-type="string" table:style-name="ce2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2-09-23T00:00:00" table:style-name="ce3">
            <text:p>23/09/22</text:p>
          </table:table-cell>
          <table:table-cell office:value-type="date" office:date-value="2022-11-03T00:00:00" table:style-name="ce3">
            <text:p>03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9</text:p>
          </table:table-cell>
          <table:table-cell office:value-type="string" table:style-name="ce2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7-17T00:00:00" table:style-name="ce3">
            <text:p>17/07/23</text:p>
          </table:table-cell>
          <table:table-cell office:value-type="date" office:date-value="2023-08-27T00:00:00" table:style-name="ce3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1</text:p>
          </table:table-cell>
          <table:table-cell office:value-type="string" table:style-name="ce2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5-01T00:00:00" table:style-name="ce3">
            <text:p>01/05/23</text:p>
          </table:table-cell>
          <table:table-cell office:value-type="date" office:date-value="2023-06-10T00:00:00" table:style-name="ce3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2</text:p>
          </table:table-cell>
          <table:table-cell office:value-type="string" table:style-name="ce2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5-02T00:00:00" table:style-name="ce3">
            <text:p>02/05/23</text:p>
          </table:table-cell>
          <table:table-cell office:value-type="date" office:date-value="2023-06-11T00:00:00" table:style-name="ce3">
            <text:p>11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4</text:p>
          </table:table-cell>
          <table:table-cell office:value-type="string" table:style-name="ce2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3-06-12T00:00:00" table:style-name="ce3">
            <text:p>12/06/23</text:p>
          </table:table-cell>
          <table:table-cell office:value-type="date" office:date-value="2023-07-23T00:00:00" table:style-name="ce3">
            <text:p>23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6</text:p>
          </table:table-cell>
          <table:table-cell office:value-type="string" table:style-name="ce2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11-29T00:00:00" table:style-name="ce3">
            <text:p>29/11/22</text:p>
          </table:table-cell>
          <table:table-cell office:value-type="date" office:date-value="2023-02-08T00:00:00" table:style-name="ce3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5</text:p>
          </table:table-cell>
          <table:table-cell office:value-type="string" table:style-name="ce2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3-02-21T00:00:00" table:style-name="ce3">
            <text:p>21/02/23</text:p>
          </table:table-cell>
          <table:table-cell office:value-type="date" office:date-value="2023-04-03T00:00:00" table:style-name="ce3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5</text:p>
          </table:table-cell>
          <table:table-cell office:value-type="string" table:style-name="ce2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3-08-31T00:00:00" table:style-name="ce3">
            <text:p>31/08/23</text:p>
          </table:table-cell>
          <table:table-cell office:value-type="date" office:date-value="2023-10-11T00:00:00" table:style-name="ce3">
            <text:p>11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0</text:p>
          </table:table-cell>
          <table:table-cell office:value-type="string" table:style-name="ce2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1T00:00:00" table:style-name="ce3">
            <text:p>21/08/22</text:p>
          </table:table-cell>
          <table:table-cell office:value-type="date" office:date-value="2022-10-01T00:00:00" table:style-name="ce3">
            <text:p>01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5</text:p>
          </table:table-cell>
          <table:table-cell office:value-type="string" table:style-name="ce2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3-01-12T00:00:00" table:style-name="ce3">
            <text:p>12/01/23</text:p>
          </table:table-cell>
          <table:table-cell office:value-type="date" office:date-value="2023-02-22T00:00:00" table:style-name="ce3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0</text:p>
          </table:table-cell>
          <table:table-cell office:value-type="string" table:style-name="ce2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7-03T00:00:00" table:style-name="ce3">
            <text:p>03/07/22</text:p>
          </table:table-cell>
          <table:table-cell office:value-type="date" office:date-value="2022-08-12T00:00:00" table:style-name="ce3">
            <text:p>12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3</text:p>
          </table:table-cell>
          <table:table-cell office:value-type="string" table:style-name="ce2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3-10-28T00:00:00" table:style-name="ce3">
            <text:p>28/10/23</text:p>
          </table:table-cell>
          <table:table-cell office:value-type="date" office:date-value="2023-12-08T00:00:00" table:style-name="ce3">
            <text:p>08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8</text:p>
          </table:table-cell>
          <table:table-cell office:value-type="string" table:style-name="ce2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3-02-14T00:00:00" table:style-name="ce3">
            <text:p>14/02/23</text:p>
          </table:table-cell>
          <table:table-cell office:value-type="date" office:date-value="2023-03-27T00:00:00" table:style-name="ce3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1</text:p>
          </table:table-cell>
          <table:table-cell office:value-type="string" table:style-name="ce2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2-09T00:00:00" table:style-name="ce3">
            <text:p>09/12/22</text:p>
          </table:table-cell>
          <table:table-cell office:value-type="date" office:date-value="2022-12-20T00:00:00" table:style-name="ce3">
            <text:p>20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1</text:p>
          </table:table-cell>
          <table:table-cell office:value-type="string" table:style-name="ce2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7-24T00:00:00" table:style-name="ce3">
            <text:p>24/07/22</text:p>
          </table:table-cell>
          <table:table-cell office:value-type="date" office:date-value="2022-09-02T00:00:00" table:style-name="ce3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1</text:p>
          </table:table-cell>
          <table:table-cell office:value-type="string" table:style-name="ce2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3-05-11T00:00:00" table:style-name="ce3">
            <text:p>11/05/23</text:p>
          </table:table-cell>
          <table:table-cell office:value-type="date" office:date-value="2023-06-20T00:00:00" table:style-name="ce3">
            <text:p>20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67</text:p>
          </table:table-cell>
          <table:table-cell office:value-type="string" table:style-name="ce2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3-02-05T00:00:00" table:style-name="ce3">
            <text:p>05/02/23</text:p>
          </table:table-cell>
          <table:table-cell office:value-type="date" office:date-value="2023-06-10T00:00:00" table:style-name="ce3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5</text:p>
          </table:table-cell>
          <table:table-cell office:value-type="string" table:style-name="ce2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5T00:00:00" table:style-name="ce3">
            <text:p>05/09/22</text:p>
          </table:table-cell>
          <table:table-cell office:value-type="date" office:date-value="2022-10-16T00:00:00" table:style-name="ce3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5</text:p>
          </table:table-cell>
          <table:table-cell office:value-type="string" table:style-name="ce2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5-30T00:00:00" table:style-name="ce3">
            <text:p>30/05/22</text:p>
          </table:table-cell>
          <table:table-cell office:value-type="date" office:date-value="2022-07-10T00:00:00" table:style-name="ce3">
            <text:p>10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4</text:p>
          </table:table-cell>
          <table:table-cell office:value-type="string" table:style-name="ce2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2-02T00:00:00" table:style-name="ce3">
            <text:p>02/12/22</text:p>
          </table:table-cell>
          <table:table-cell office:value-type="date" office:date-value="2022-12-13T00:00:00" table:style-name="ce3">
            <text:p>13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7</text:p>
          </table:table-cell>
          <table:table-cell office:value-type="string" table:style-name="ce2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3-07-15T00:00:00" table:style-name="ce3">
            <text:p>15/07/23</text:p>
          </table:table-cell>
          <table:table-cell office:value-type="date" office:date-value="2023-08-25T00:00:00" table:style-name="ce3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1</text:p>
          </table:table-cell>
          <table:table-cell office:value-type="string" table:style-name="ce2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3-03-09T00:00:00" table:style-name="ce3">
            <text:p>09/03/23</text:p>
          </table:table-cell>
          <table:table-cell office:value-type="date" office:date-value="2023-04-19T00:00:00" table:style-name="ce3">
            <text:p>19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9</text:p>
          </table:table-cell>
          <table:table-cell office:value-type="string" table:style-name="ce2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3">
            <text:p>11/08/22</text:p>
          </table:table-cell>
          <table:table-cell office:value-type="date" office:date-value="2022-09-20T00:00:00" table:style-name="ce3">
            <text:p>20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8</text:p>
          </table:table-cell>
          <table:table-cell office:value-type="string" table:style-name="ce2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01-15T00:00:00" table:style-name="ce3">
            <text:p>15/01/23</text:p>
          </table:table-cell>
          <table:table-cell office:value-type="date" office:date-value="2023-02-25T00:00:00" table:style-name="ce3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0</text:p>
          </table:table-cell>
          <table:table-cell office:value-type="string" table:style-name="ce2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8T00:00:00" table:style-name="ce3">
            <text:p>28/11/22</text:p>
          </table:table-cell>
          <table:table-cell office:value-type="date" office:date-value="2022-12-09T00:00:00" table:style-name="ce3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4</text:p>
          </table:table-cell>
          <table:table-cell office:value-type="string" table:style-name="ce2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10-29T00:00:00" table:style-name="ce3">
            <text:p>29/10/23</text:p>
          </table:table-cell>
          <table:table-cell office:value-type="date" office:date-value="2023-12-09T00:00:00" table:style-name="ce3">
            <text:p>09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8</text:p>
          </table:table-cell>
          <table:table-cell office:value-type="string" table:style-name="ce2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08-24T00:00:00" table:style-name="ce3">
            <text:p>24/08/23</text:p>
          </table:table-cell>
          <table:table-cell office:value-type="date" office:date-value="2023-10-04T00:00:00" table:style-name="ce3">
            <text:p>04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2</text:p>
          </table:table-cell>
          <table:table-cell office:value-type="string" table:style-name="ce2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11-06T00:00:00" table:style-name="ce3">
            <text:p>06/11/23</text:p>
          </table:table-cell>
          <table:table-cell office:value-type="date" office:date-value="2023-12-17T00:00:00" table:style-name="ce3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1</text:p>
          </table:table-cell>
          <table:table-cell office:value-type="string" table:style-name="ce2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6-15T00:00:00" table:style-name="ce3">
            <text:p>15/06/22</text:p>
          </table:table-cell>
          <table:table-cell office:value-type="date" office:date-value="2022-07-26T00:00:00" table:style-name="ce3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3</text:p>
          </table:table-cell>
          <table:table-cell office:value-type="string" table:style-name="ce2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7-26T00:00:00" table:style-name="ce3">
            <text:p>26/07/22</text:p>
          </table:table-cell>
          <table:table-cell office:value-type="date" office:date-value="2022-09-04T00:00:00" table:style-name="ce3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8</text:p>
          </table:table-cell>
          <table:table-cell office:value-type="string" table:style-name="ce2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6T00:00:00" table:style-name="ce3">
            <text:p>16/12/22</text:p>
          </table:table-cell>
          <table:table-cell office:value-type="date" office:date-value="2022-12-27T00:00:00" table:style-name="ce3">
            <text:p>27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5</text:p>
          </table:table-cell>
          <table:table-cell office:value-type="string" table:style-name="ce2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6-19T00:00:00" table:style-name="ce3">
            <text:p>19/06/22</text:p>
          </table:table-cell>
          <table:table-cell office:value-type="date" office:date-value="2022-07-30T00:00:00" table:style-name="ce3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6</text:p>
          </table:table-cell>
          <table:table-cell office:value-type="string" table:style-name="ce2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6-20T00:00:00" table:style-name="ce3">
            <text:p>20/06/22</text:p>
          </table:table-cell>
          <table:table-cell office:value-type="date" office:date-value="2022-07-31T00:00:00" table:style-name="ce3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5</text:p>
          </table:table-cell>
          <table:table-cell office:value-type="string" table:style-name="ce2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3T00:00:00" table:style-name="ce3">
            <text:p>23/12/22</text:p>
          </table:table-cell>
          <table:table-cell office:value-type="date" office:date-value="2023-01-03T00:00:00" table:style-name="ce3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8</text:p>
          </table:table-cell>
          <table:table-cell office:value-type="string" table:style-name="ce2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31T00:00:00" table:style-name="ce3">
            <text:p>31/12/22</text:p>
          </table:table-cell>
          <table:table-cell office:value-type="date" office:date-value="2023-03-12T00:00:00" table:style-name="ce3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5</text:p>
          </table:table-cell>
          <table:table-cell office:value-type="string" table:style-name="ce2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3-08-02T00:00:00" table:style-name="ce3">
            <text:p>02/08/23</text:p>
          </table:table-cell>
          <table:table-cell office:value-type="date" office:date-value="2023-09-12T00:00:00" table:style-name="ce3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0</text:p>
          </table:table-cell>
          <table:table-cell office:value-type="string" table:style-name="ce2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3T00:00:00" table:style-name="ce3">
            <text:p>13/11/22</text:p>
          </table:table-cell>
          <table:table-cell office:value-type="date" office:date-value="2023-01-23T00:00:00" table:style-name="ce3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0</text:p>
          </table:table-cell>
          <table:table-cell office:value-type="string" table:style-name="ce2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3-10-05T00:00:00" table:style-name="ce3">
            <text:p>05/10/23</text:p>
          </table:table-cell>
          <table:table-cell office:value-type="date" office:date-value="2023-11-15T00:00:00" table:style-name="ce3">
            <text:p>15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5</text:p>
          </table:table-cell>
          <table:table-cell office:value-type="string" table:style-name="ce2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3-08-11T00:00:00" table:style-name="ce3">
            <text:p>11/08/23</text:p>
          </table:table-cell>
          <table:table-cell office:value-type="date" office:date-value="2023-09-21T00:00:00" table:style-name="ce3">
            <text:p>21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7</text:p>
          </table:table-cell>
          <table:table-cell office:value-type="string" table:style-name="ce2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7T00:00:00" table:style-name="ce3">
            <text:p>17/09/22</text:p>
          </table:table-cell>
          <table:table-cell office:value-type="date" office:date-value="2022-10-28T00:00:00" table:style-name="ce3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15</text:p>
          </table:table-cell>
          <table:table-cell office:value-type="string" table:style-name="ce2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3-07-03T00:00:00" table:style-name="ce3">
            <text:p>03/07/23</text:p>
          </table:table-cell>
          <table:table-cell office:value-type="date" office:date-value="2023-08-13T00:00:00" table:style-name="ce3">
            <text:p>13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31</text:p>
          </table:table-cell>
          <table:table-cell office:value-type="string" table:style-name="ce2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7-14T00:00:00" table:style-name="ce3">
            <text:p>14/07/22</text:p>
          </table:table-cell>
          <table:table-cell office:value-type="date" office:date-value="2022-08-23T00:00:00" table:style-name="ce3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9</text:p>
          </table:table-cell>
          <table:table-cell office:value-type="string" table:style-name="ce2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2-17T00:00:00" table:style-name="ce3">
            <text:p>17/12/22</text:p>
          </table:table-cell>
          <table:table-cell office:value-type="date" office:date-value="2022-12-28T00:00:00" table:style-name="ce3">
            <text:p>28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8</text:p>
          </table:table-cell>
          <table:table-cell office:value-type="string" table:style-name="ce2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3-05-18T00:00:00" table:style-name="ce3">
            <text:p>18/05/23</text:p>
          </table:table-cell>
          <table:table-cell office:value-type="date" office:date-value="2023-06-27T00:00:00" table:style-name="ce3">
            <text:p>27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6</text:p>
          </table:table-cell>
          <table:table-cell office:value-type="string" table:style-name="ce2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3">
            <text:p>16/10/22</text:p>
          </table:table-cell>
          <table:table-cell office:value-type="date" office:date-value="2022-11-26T00:00:00" table:style-name="ce3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9</text:p>
          </table:table-cell>
          <table:table-cell office:value-type="string" table:style-name="ce2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9T00:00:00" table:style-name="ce3">
            <text:p>19/10/22</text:p>
          </table:table-cell>
          <table:table-cell office:value-type="date" office:date-value="2022-11-29T00:00:00" table:style-name="ce3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2</text:p>
          </table:table-cell>
          <table:table-cell office:value-type="string" table:style-name="ce2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7-29T00:00:00" table:style-name="ce3">
            <text:p>29/07/23</text:p>
          </table:table-cell>
          <table:table-cell office:value-type="date" office:date-value="2023-09-08T00:00:00" table:style-name="ce3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9</text:p>
          </table:table-cell>
          <table:table-cell office:value-type="string" table:style-name="ce2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8-15T00:00:00" table:style-name="ce3">
            <text:p>15/08/23</text:p>
          </table:table-cell>
          <table:table-cell office:value-type="date" office:date-value="2023-09-25T00:00:00" table:style-name="ce3">
            <text:p>2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9</text:p>
          </table:table-cell>
          <table:table-cell office:value-type="string" table:style-name="ce2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6-03T00:00:00" table:style-name="ce3">
            <text:p>03/06/22</text:p>
          </table:table-cell>
          <table:table-cell office:value-type="date" office:date-value="2022-07-14T00:00:00" table:style-name="ce3">
            <text:p>14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2</text:p>
          </table:table-cell>
          <table:table-cell office:value-type="string" table:style-name="ce2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8-18T00:00:00" table:style-name="ce3">
            <text:p>18/08/23</text:p>
          </table:table-cell>
          <table:table-cell office:value-type="date" office:date-value="2023-09-28T00:00:00" table:style-name="ce3">
            <text:p>28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9</text:p>
          </table:table-cell>
          <table:table-cell office:value-type="string" table:style-name="ce2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2-25T00:00:00" table:style-name="ce3">
            <text:p>25/02/23</text:p>
          </table:table-cell>
          <table:table-cell office:value-type="date" office:date-value="2023-04-07T00:00:00" table:style-name="ce3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9</text:p>
          </table:table-cell>
          <table:table-cell office:value-type="string" table:style-name="ce2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9-04T00:00:00" table:style-name="ce3">
            <text:p>04/09/23</text:p>
          </table:table-cell>
          <table:table-cell office:value-type="date" office:date-value="2023-10-15T00:00:00" table:style-name="ce3">
            <text:p>15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7</text:p>
          </table:table-cell>
          <table:table-cell office:value-type="string" table:style-name="ce2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2-30T00:00:00" table:style-name="ce3">
            <text:p>30/12/22</text:p>
          </table:table-cell>
          <table:table-cell office:value-type="date" office:date-value="2023-03-11T00:00:00" table:style-name="ce3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5</text:p>
          </table:table-cell>
          <table:table-cell office:value-type="string" table:style-name="ce2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07T00:00:00" table:style-name="ce3">
            <text:p>07/08/22</text:p>
          </table:table-cell>
          <table:table-cell office:value-type="date" office:date-value="2022-09-16T00:00:00" table:style-name="ce3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7</text:p>
          </table:table-cell>
          <table:table-cell office:value-type="string" table:style-name="ce2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08-04T00:00:00" table:style-name="ce3">
            <text:p>04/08/23</text:p>
          </table:table-cell>
          <table:table-cell office:value-type="date" office:date-value="2023-09-14T00:00:00" table:style-name="ce3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92</text:p>
          </table:table-cell>
          <table:table-cell office:value-type="string" table:style-name="ce2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3-11-26T00:00:00" table:style-name="ce3">
            <text:p>26/11/23</text:p>
          </table:table-cell>
          <table:table-cell office:value-type="date" office:date-value="2024-01-06T00:00:00" table:style-name="ce3">
            <text:p>06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1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1-18T00:00:00" table:style-name="ce3">
            <text:p>18/01/23</text:p>
          </table:table-cell>
          <table:table-cell office:value-type="date" office:date-value="2023-02-28T00:00:00" table:style-name="ce3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2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2T00:00:00" table:style-name="ce3">
            <text:p>12/09/22</text:p>
          </table:table-cell>
          <table:table-cell office:value-type="date" office:date-value="2022-10-23T00:00:00" table:style-name="ce3">
            <text:p>23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3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2-09T00:00:00" table:style-name="ce3">
            <text:p>09/02/23</text:p>
          </table:table-cell>
          <table:table-cell office:value-type="date" office:date-value="2023-03-22T00:00:00" table:style-name="ce3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1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2-17T00:00:00" table:style-name="ce3">
            <text:p>17/02/23</text:p>
          </table:table-cell>
          <table:table-cell office:value-type="date" office:date-value="2023-03-30T00:00:00" table:style-name="ce3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8</text:p>
          </table:table-cell>
          <table:table-cell office:value-type="string" table:style-name="ce2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5-08T00:00:00" table:style-name="ce3">
            <text:p>08/05/23</text:p>
          </table:table-cell>
          <table:table-cell office:value-type="date" office:date-value="2023-06-17T00:00:00" table:style-name="ce3">
            <text:p>17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5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3">
            <text:p>05/10/22</text:p>
          </table:table-cell>
          <table:table-cell office:value-type="date" office:date-value="2022-11-15T00:00:00" table:style-name="ce3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8</text:p>
          </table:table-cell>
          <table:table-cell office:value-type="string" table:style-name="ce2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7-31T00:00:00" table:style-name="ce3">
            <text:p>31/07/22</text:p>
          </table:table-cell>
          <table:table-cell office:value-type="date" office:date-value="2022-09-09T00:00:00" table:style-name="ce3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9</text:p>
          </table:table-cell>
          <table:table-cell office:value-type="string" table:style-name="ce2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7-27T00:00:00" table:style-name="ce3">
            <text:p>27/07/23</text:p>
          </table:table-cell>
          <table:table-cell office:value-type="date" office:date-value="2023-09-06T00:00:00" table:style-name="ce3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4</text:p>
          </table:table-cell>
          <table:table-cell office:value-type="string" table:style-name="ce2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4T00:00:00" table:style-name="ce3">
            <text:p>14/10/22</text:p>
          </table:table-cell>
          <table:table-cell office:value-type="date" office:date-value="2022-11-24T00:00:00" table:style-name="ce3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2</text:p>
          </table:table-cell>
          <table:table-cell office:value-type="string" table:style-name="ce2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5-22T00:00:00" table:style-name="ce3">
            <text:p>22/05/23</text:p>
          </table:table-cell>
          <table:table-cell office:value-type="date" office:date-value="2023-07-01T00:00:00" table:style-name="ce3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9</text:p>
          </table:table-cell>
          <table:table-cell office:value-type="string" table:style-name="ce2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3-09-14T00:00:00" table:style-name="ce3">
            <text:p>14/09/23</text:p>
          </table:table-cell>
          <table:table-cell office:value-type="date" office:date-value="2023-10-25T00:00:00" table:style-name="ce3">
            <text:p>25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0</text:p>
          </table:table-cell>
          <table:table-cell office:value-type="string" table:style-name="ce2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3-08-26T00:00:00" table:style-name="ce3">
            <text:p>26/08/23</text:p>
          </table:table-cell>
          <table:table-cell office:value-type="date" office:date-value="2023-10-06T00:00:00" table:style-name="ce3">
            <text:p>06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3</text:p>
          </table:table-cell>
          <table:table-cell office:value-type="string" table:style-name="ce2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3-08-29T00:00:00" table:style-name="ce3">
            <text:p>29/08/23</text:p>
          </table:table-cell>
          <table:table-cell office:value-type="date" office:date-value="2023-10-09T00:00:00" table:style-name="ce3">
            <text:p>09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7</text:p>
          </table:table-cell>
          <table:table-cell office:value-type="string" table:style-name="ce2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7T00:00:00" table:style-name="ce3">
            <text:p>07/10/22</text:p>
          </table:table-cell>
          <table:table-cell office:value-type="date" office:date-value="2022-11-17T00:00:00" table:style-name="ce3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0</text:p>
          </table:table-cell>
          <table:table-cell office:value-type="string" table:style-name="ce2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3-11-14T00:00:00" table:style-name="ce3">
            <text:p>14/11/23</text:p>
          </table:table-cell>
          <table:table-cell office:value-type="date" office:date-value="2023-12-25T00:00:00" table:style-name="ce3">
            <text:p>25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3</text:p>
          </table:table-cell>
          <table:table-cell office:value-type="string" table:style-name="ce2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13T00:00:00" table:style-name="ce3">
            <text:p>13/10/22</text:p>
          </table:table-cell>
          <table:table-cell office:value-type="date" office:date-value="2022-11-23T00:00:00" table:style-name="ce3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8</text:p>
          </table:table-cell>
          <table:table-cell office:value-type="string" table:style-name="ce2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18T00:00:00" table:style-name="ce3">
            <text:p>18/10/22</text:p>
          </table:table-cell>
          <table:table-cell office:value-type="date" office:date-value="2022-11-28T00:00:00" table:style-name="ce3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9</text:p>
          </table:table-cell>
          <table:table-cell office:value-type="string" table:style-name="ce2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9T00:00:00" table:style-name="ce3">
            <text:p>29/09/22</text:p>
          </table:table-cell>
          <table:table-cell office:value-type="date" office:date-value="2022-11-09T00:00:00" table:style-name="ce3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2</text:p>
          </table:table-cell>
          <table:table-cell office:value-type="string" table:style-name="ce2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7-25T00:00:00" table:style-name="ce3">
            <text:p>25/07/22</text:p>
          </table:table-cell>
          <table:table-cell office:value-type="date" office:date-value="2022-09-03T00:00:00" table:style-name="ce3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7</text:p>
          </table:table-cell>
          <table:table-cell office:value-type="string" table:style-name="ce2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2-20T00:00:00" table:style-name="ce3">
            <text:p>20/12/22</text:p>
          </table:table-cell>
          <table:table-cell office:value-type="date" office:date-value="2023-03-01T00:00:00" table:style-name="ce3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3</text:p>
          </table:table-cell>
          <table:table-cell office:value-type="string" table:style-name="ce2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3-03-01T00:00:00" table:style-name="ce3">
            <text:p>01/03/23</text:p>
          </table:table-cell>
          <table:table-cell office:value-type="date" office:date-value="2023-04-11T00:00:00" table:style-name="ce3">
            <text:p>11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6</text:p>
          </table:table-cell>
          <table:table-cell office:value-type="string" table:style-name="ce2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3-05-16T00:00:00" table:style-name="ce3">
            <text:p>16/05/23</text:p>
          </table:table-cell>
          <table:table-cell office:value-type="date" office:date-value="2023-06-25T00:00:00" table:style-name="ce3">
            <text:p>25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2</text:p>
          </table:table-cell>
          <table:table-cell office:value-type="string" table:style-name="ce2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04T00:00:00" table:style-name="ce3">
            <text:p>04/08/22</text:p>
          </table:table-cell>
          <table:table-cell office:value-type="date" office:date-value="2022-09-13T00:00:00" table:style-name="ce3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9</text:p>
          </table:table-cell>
          <table:table-cell office:value-type="string" table:style-name="ce2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3-01-01T00:00:00" table:style-name="ce3">
            <text:p>01/01/23</text:p>
          </table:table-cell>
          <table:table-cell office:value-type="date" office:date-value="2023-03-13T00:00:00" table:style-name="ce3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300</text:p>
          </table:table-cell>
          <table:table-cell office:value-type="string" table:style-name="ce2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2-28T00:00:00" table:style-name="ce3">
            <text:p>28/12/22</text:p>
          </table:table-cell>
          <table:table-cell office:value-type="date" office:date-value="2023-01-08T00:00:00" table:style-name="ce3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91</text:p>
          </table:table-cell>
          <table:table-cell office:value-type="string" table:style-name="ce2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3-11-25T00:00:00" table:style-name="ce3">
            <text:p>25/11/23</text:p>
          </table:table-cell>
          <table:table-cell office:value-type="date" office:date-value="2024-01-05T00:00:00" table:style-name="ce3">
            <text:p>05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9</text:p>
          </table:table-cell>
          <table:table-cell office:value-type="string" table:style-name="ce2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7T00:00:00" table:style-name="ce3">
            <text:p>07/11/22</text:p>
          </table:table-cell>
          <table:table-cell office:value-type="date" office:date-value="2022-11-18T00:00:00" table:style-name="ce3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6</text:p>
          </table:table-cell>
          <table:table-cell office:value-type="string" table:style-name="ce2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1-23T00:00:00" table:style-name="ce3">
            <text:p>23/01/23</text:p>
          </table:table-cell>
          <table:table-cell office:value-type="date" office:date-value="2023-03-05T00:00:00" table:style-name="ce3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8</text:p>
          </table:table-cell>
          <table:table-cell office:value-type="string" table:style-name="ce2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4-28T00:00:00" table:style-name="ce3">
            <text:p>28/04/23</text:p>
          </table:table-cell>
          <table:table-cell office:value-type="date" office:date-value="2023-06-07T00:00:00" table:style-name="ce3">
            <text:p>07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9</text:p>
          </table:table-cell>
          <table:table-cell office:value-type="string" table:style-name="ce2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2T00:00:00" table:style-name="ce3">
            <text:p>12/12/22</text:p>
          </table:table-cell>
          <table:table-cell office:value-type="date" office:date-value="2023-02-21T00:00:00" table:style-name="ce3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5</text:p>
          </table:table-cell>
          <table:table-cell office:value-type="string" table:style-name="ce2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3T00:00:00" table:style-name="ce3">
            <text:p>13/12/22</text:p>
          </table:table-cell>
          <table:table-cell office:value-type="date" office:date-value="2022-12-24T00:00:00" table:style-name="ce3">
            <text:p>24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7</text:p>
          </table:table-cell>
          <table:table-cell office:value-type="string" table:style-name="ce2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9-02T00:00:00" table:style-name="ce3">
            <text:p>02/09/23</text:p>
          </table:table-cell>
          <table:table-cell office:value-type="date" office:date-value="2023-10-13T00:00:00" table:style-name="ce3">
            <text:p>13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4</text:p>
          </table:table-cell>
          <table:table-cell office:value-type="string" table:style-name="ce2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5-14T00:00:00" table:style-name="ce3">
            <text:p>14/05/23</text:p>
          </table:table-cell>
          <table:table-cell office:value-type="date" office:date-value="2023-06-23T00:00:00" table:style-name="ce3">
            <text:p>23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3</text:p>
          </table:table-cell>
          <table:table-cell office:value-type="string" table:style-name="ce2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21T00:00:00" table:style-name="ce3">
            <text:p>21/12/22</text:p>
          </table:table-cell>
          <table:table-cell office:value-type="date" office:date-value="2023-01-01T00:00:00" table:style-name="ce3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2</text:p>
          </table:table-cell>
          <table:table-cell office:value-type="string" table:style-name="ce2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2T00:00:00" table:style-name="ce3">
            <text:p>12/10/22</text:p>
          </table:table-cell>
          <table:table-cell office:value-type="date" office:date-value="2022-11-22T00:00:00" table:style-name="ce3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2</text:p>
          </table:table-cell>
          <table:table-cell office:value-type="string" table:style-name="ce2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7-30T00:00:00" table:style-name="ce3">
            <text:p>30/07/23</text:p>
          </table:table-cell>
          <table:table-cell office:value-type="date" office:date-value="2023-09-09T00:00:00" table:style-name="ce3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8</text:p>
          </table:table-cell>
          <table:table-cell office:value-type="string" table:style-name="ce2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11-22T00:00:00" table:style-name="ce3">
            <text:p>22/11/23</text:p>
          </table:table-cell>
          <table:table-cell office:value-type="date" office:date-value="2024-01-02T00:00:00" table:style-name="ce3">
            <text:p>02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13</text:p>
          </table:table-cell>
          <table:table-cell office:value-type="string" table:style-name="ce2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3-01-05T00:00:00" table:style-name="ce3">
            <text:p>05/01/23</text:p>
          </table:table-cell>
          <table:table-cell office:value-type="date" office:date-value="2023-03-17T00:00:00" table:style-name="ce3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1</text:p>
          </table:table-cell>
          <table:table-cell office:value-type="string" table:style-name="ce2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19T00:00:00" table:style-name="ce3">
            <text:p>19/11/22</text:p>
          </table:table-cell>
          <table:table-cell office:value-type="date" office:date-value="2022-11-30T00:00:00" table:style-name="ce3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1</text:p>
          </table:table-cell>
          <table:table-cell office:value-type="string" table:style-name="ce2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8-07T00:00:00" table:style-name="ce3">
            <text:p>07/08/23</text:p>
          </table:table-cell>
          <table:table-cell office:value-type="date" office:date-value="2023-09-17T00:00:00" table:style-name="ce3">
            <text:p>17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4</text:p>
          </table:table-cell>
          <table:table-cell office:value-type="string" table:style-name="ce2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8-30T00:00:00" table:style-name="ce3">
            <text:p>30/08/23</text:p>
          </table:table-cell>
          <table:table-cell office:value-type="date" office:date-value="2023-10-10T00:00:00" table:style-name="ce3">
            <text:p>10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8</text:p>
          </table:table-cell>
          <table:table-cell office:value-type="string" table:style-name="ce2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9-03T00:00:00" table:style-name="ce3">
            <text:p>03/09/23</text:p>
          </table:table-cell>
          <table:table-cell office:value-type="date" office:date-value="2023-10-14T00:00:00" table:style-name="ce3">
            <text:p>14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8</text:p>
          </table:table-cell>
          <table:table-cell office:value-type="string" table:style-name="ce2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6-22T00:00:00" table:style-name="ce3">
            <text:p>22/06/22</text:p>
          </table:table-cell>
          <table:table-cell office:value-type="date" office:date-value="2022-08-02T00:00:00" table:style-name="ce3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4</text:p>
          </table:table-cell>
          <table:table-cell office:value-type="string" table:style-name="ce2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9-09T00:00:00" table:style-name="ce3">
            <text:p>09/09/23</text:p>
          </table:table-cell>
          <table:table-cell office:value-type="date" office:date-value="2023-10-20T00:00:00" table:style-name="ce3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2</text:p>
          </table:table-cell>
          <table:table-cell office:value-type="string" table:style-name="ce2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3-10T00:00:00" table:style-name="ce3">
            <text:p>10/03/23</text:p>
          </table:table-cell>
          <table:table-cell office:value-type="date" office:date-value="2023-04-20T00:00:00" table:style-name="ce3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3</text:p>
          </table:table-cell>
          <table:table-cell office:value-type="string" table:style-name="ce2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3-11T00:00:00" table:style-name="ce3">
            <text:p>11/03/23</text:p>
          </table:table-cell>
          <table:table-cell office:value-type="date" office:date-value="2023-04-21T00:00:00" table:style-name="ce3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5</text:p>
          </table:table-cell>
          <table:table-cell office:value-type="string" table:style-name="ce2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3-03-13T00:00:00" table:style-name="ce3">
            <text:p>13/03/23</text:p>
          </table:table-cell>
          <table:table-cell office:value-type="date" office:date-value="2023-04-23T00:00:00" table:style-name="ce3">
            <text:p>23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7</text:p>
          </table:table-cell>
          <table:table-cell office:value-type="string" table:style-name="ce2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7T00:00:00" table:style-name="ce3">
            <text:p>07/09/22</text:p>
          </table:table-cell>
          <table:table-cell office:value-type="date" office:date-value="2022-10-18T00:00:00" table:style-name="ce3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9</text:p>
          </table:table-cell>
          <table:table-cell office:value-type="string" table:style-name="ce2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8-05T00:00:00" table:style-name="ce3">
            <text:p>05/08/23</text:p>
          </table:table-cell>
          <table:table-cell office:value-type="date" office:date-value="2023-09-15T00:00:00" table:style-name="ce3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1</text:p>
          </table:table-cell>
          <table:table-cell office:value-type="string" table:style-name="ce2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8-27T00:00:00" table:style-name="ce3">
            <text:p>27/08/23</text:p>
          </table:table-cell>
          <table:table-cell office:value-type="date" office:date-value="2023-10-07T00:00:00" table:style-name="ce3">
            <text:p>07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6</text:p>
          </table:table-cell>
          <table:table-cell office:value-type="string" table:style-name="ce2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2-22T00:00:00" table:style-name="ce3">
            <text:p>22/02/23</text:p>
          </table:table-cell>
          <table:table-cell office:value-type="date" office:date-value="2023-04-04T00:00:00" table:style-name="ce3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8</text:p>
          </table:table-cell>
          <table:table-cell office:value-type="string" table:style-name="ce2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11-12T00:00:00" table:style-name="ce3">
            <text:p>12/11/23</text:p>
          </table:table-cell>
          <table:table-cell office:value-type="date" office:date-value="2023-12-23T00:00:00" table:style-name="ce3">
            <text:p>23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4</text:p>
          </table:table-cell>
          <table:table-cell office:value-type="string" table:style-name="ce2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3-02T00:00:00" table:style-name="ce3">
            <text:p>02/03/23</text:p>
          </table:table-cell>
          <table:table-cell office:value-type="date" office:date-value="2023-04-12T00:00:00" table:style-name="ce3">
            <text:p>12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3</text:p>
          </table:table-cell>
          <table:table-cell office:value-type="string" table:style-name="ce2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7-31T00:00:00" table:style-name="ce3">
            <text:p>31/07/23</text:p>
          </table:table-cell>
          <table:table-cell office:value-type="date" office:date-value="2023-09-10T00:00:00" table:style-name="ce3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6</text:p>
          </table:table-cell>
          <table:table-cell office:value-type="string" table:style-name="ce2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3-08-03T00:00:00" table:style-name="ce3">
            <text:p>03/08/23</text:p>
          </table:table-cell>
          <table:table-cell office:value-type="date" office:date-value="2023-09-13T00:00:00" table:style-name="ce3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7</text:p>
          </table:table-cell>
          <table:table-cell office:value-type="string" table:style-name="ce2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7-01T00:00:00" table:style-name="ce3">
            <text:p>01/07/22</text:p>
          </table:table-cell>
          <table:table-cell office:value-type="date" office:date-value="2022-08-11T00:00:00" table:style-name="ce3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47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3">
            <text:p>30/11/22</text:p>
          </table:table-cell>
          <table:table-cell office:value-type="date" office:date-value="2023-01-10T00:00:00" table:style-name="ce3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2</text:p>
          </table:table-cell>
          <table:table-cell office:value-type="string" table:style-name="ce2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6-15T00:00:00" table:style-name="ce3">
            <text:p>15/06/22</text:p>
          </table:table-cell>
          <table:table-cell office:value-type="date" office:date-value="2022-07-25T00:00:00" table:style-name="ce3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1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4-21T00:00:00" table:style-name="ce3">
            <text:p>21/04/23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5</text:p>
          </table:table-cell>
          <table:table-cell office:value-type="string" table:style-name="ce2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03T00:00:00" table:style-name="ce3">
            <text:p>03/12/22</text:p>
          </table:table-cell>
          <table:table-cell office:value-type="date" office:date-value="2022-12-14T00:00:00" table:style-name="ce3">
            <text:p>14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0</text:p>
          </table:table-cell>
          <table:table-cell office:value-type="string" table:style-name="ce2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08T00:00:00" table:style-name="ce3">
            <text:p>08/12/22</text:p>
          </table:table-cell>
          <table:table-cell office:value-type="date" office:date-value="2022-12-19T00:00:00" table:style-name="ce3">
            <text:p>19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8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1T00:00:00" table:style-name="ce3">
            <text:p>21/12/22</text:p>
          </table:table-cell>
          <table:table-cell office:value-type="date" office:date-value="2023-03-02T00:00:00" table:style-name="ce3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6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9-01T00:00:00" table:style-name="ce3">
            <text:p>01/09/23</text:p>
          </table:table-cell>
          <table:table-cell office:value-type="date" office:date-value="2023-10-12T00:00:00" table:style-name="ce3">
            <text:p>12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3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5-13T00:00:00" table:style-name="ce3">
            <text:p>13/05/23</text:p>
          </table:table-cell>
          <table:table-cell office:value-type="date" office:date-value="2023-06-22T00:00:00" table:style-name="ce3">
            <text:p>22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9</text:p>
          </table:table-cell>
          <table:table-cell office:value-type="string" table:style-name="ce2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11-13T00:00:00" table:style-name="ce3">
            <text:p>13/11/23</text:p>
          </table:table-cell>
          <table:table-cell office:value-type="date" office:date-value="2023-12-24T00:00:00" table:style-name="ce3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7</text:p>
          </table:table-cell>
          <table:table-cell office:value-type="string" table:style-name="ce2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7-25T00:00:00" table:style-name="ce3">
            <text:p>25/07/23</text:p>
          </table:table-cell>
          <table:table-cell office:value-type="date" office:date-value="2023-09-04T00:00:00" table:style-name="ce3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0</text:p>
          </table:table-cell>
          <table:table-cell office:value-type="string" table:style-name="ce2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0T00:00:00" table:style-name="ce3">
            <text:p>10/10/22</text:p>
          </table:table-cell>
          <table:table-cell office:value-type="date" office:date-value="2022-11-20T00:00:00" table:style-name="ce3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4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7T00:00:00" table:style-name="ce3">
            <text:p>27/12/22</text:p>
          </table:table-cell>
          <table:table-cell office:value-type="date" office:date-value="2023-03-08T00:00:00" table:style-name="ce3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2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9-07T00:00:00" table:style-name="ce3">
            <text:p>07/09/23</text:p>
          </table:table-cell>
          <table:table-cell office:value-type="date" office:date-value="2023-10-18T00:00:00" table:style-name="ce3">
            <text:p>18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3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9-08T00:00:00" table:style-name="ce3">
            <text:p>08/09/23</text:p>
          </table:table-cell>
          <table:table-cell office:value-type="date" office:date-value="2023-10-19T00:00:00" table:style-name="ce3">
            <text:p>19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7</text:p>
          </table:table-cell>
          <table:table-cell office:value-type="string" table:style-name="ce2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5T00:00:00" table:style-name="ce3">
            <text:p>25/12/22</text:p>
          </table:table-cell>
          <table:table-cell office:value-type="date" office:date-value="2023-01-05T00:00:00" table:style-name="ce3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5</text:p>
          </table:table-cell>
          <table:table-cell office:value-type="string" table:style-name="ce2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9-10T00:00:00" table:style-name="ce3">
            <text:p>10/09/23</text:p>
          </table:table-cell>
          <table:table-cell office:value-type="date" office:date-value="2023-10-21T00:00:00" table:style-name="ce3">
            <text:p>21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4</text:p>
          </table:table-cell>
          <table:table-cell office:value-type="string" table:style-name="ce2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6-28T00:00:00" table:style-name="ce3">
            <text:p>28/06/22</text:p>
          </table:table-cell>
          <table:table-cell office:value-type="date" office:date-value="2022-08-08T00:00:00" table:style-name="ce3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7</text:p>
          </table:table-cell>
          <table:table-cell office:value-type="string" table:style-name="ce2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09T00:00:00" table:style-name="ce3">
            <text:p>09/08/22</text:p>
          </table:table-cell>
          <table:table-cell office:value-type="date" office:date-value="2022-09-18T00:00:00" table:style-name="ce3">
            <text:p>18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6</text:p>
          </table:table-cell>
          <table:table-cell office:value-type="string" table:style-name="ce2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6-30T00:00:00" table:style-name="ce3">
            <text:p>30/06/22</text:p>
          </table:table-cell>
          <table:table-cell office:value-type="date" office:date-value="2022-08-10T00:00:00" table:style-name="ce3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1</text:p>
          </table:table-cell>
          <table:table-cell office:value-type="string" table:style-name="ce2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2T00:00:00" table:style-name="ce3">
            <text:p>22/08/22</text:p>
          </table:table-cell>
          <table:table-cell office:value-type="date" office:date-value="2022-10-02T00:00:00" table:style-name="ce3">
            <text:p>02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5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4-15T00:00:00" table:style-name="ce3">
            <text:p>15/04/23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8</text:p>
          </table:table-cell>
          <table:table-cell office:value-type="string" table:style-name="ce2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06T00:00:00" table:style-name="ce3">
            <text:p>06/12/22</text:p>
          </table:table-cell>
          <table:table-cell office:value-type="date" office:date-value="2022-12-17T00:00:00" table:style-name="ce3">
            <text:p>17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9</text:p>
          </table:table-cell>
          <table:table-cell office:value-type="string" table:style-name="ce2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07T00:00:00" table:style-name="ce3">
            <text:p>07/12/22</text:p>
          </table:table-cell>
          <table:table-cell office:value-type="date" office:date-value="2022-12-18T00:00:00" table:style-name="ce3">
            <text:p>18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3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5-03T00:00:00" table:style-name="ce3">
            <text:p>03/05/23</text:p>
          </table:table-cell>
          <table:table-cell office:value-type="date" office:date-value="2023-06-12T00:00:00" table:style-name="ce3">
            <text:p>12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1</text:p>
          </table:table-cell>
          <table:table-cell office:value-type="string" table:style-name="ce2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1T00:00:00" table:style-name="ce3">
            <text:p>01/10/22</text:p>
          </table:table-cell>
          <table:table-cell office:value-type="date" office:date-value="2022-11-11T00:00:00" table:style-name="ce3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52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8-28T00:00:00" table:style-name="ce3">
            <text:p>28/08/23</text:p>
          </table:table-cell>
          <table:table-cell office:value-type="date" office:date-value="2023-10-08T00:00:00" table:style-name="ce3">
            <text:p>08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6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9T00:00:00" table:style-name="ce3">
            <text:p>19/12/22</text:p>
          </table:table-cell>
          <table:table-cell office:value-type="date" office:date-value="2023-02-28T00:00:00" table:style-name="ce3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2</text:p>
          </table:table-cell>
          <table:table-cell office:value-type="string" table:style-name="ce2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7-20T00:00:00" table:style-name="ce3">
            <text:p>20/07/23</text:p>
          </table:table-cell>
          <table:table-cell office:value-type="date" office:date-value="2023-08-30T00:00:00" table:style-name="ce3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2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5-12T00:00:00" table:style-name="ce3">
            <text:p>12/05/23</text:p>
          </table:table-cell>
          <table:table-cell office:value-type="date" office:date-value="2023-06-21T00:00:00" table:style-name="ce3">
            <text:p>21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0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3T00:00:00" table:style-name="ce3">
            <text:p>23/12/22</text:p>
          </table:table-cell>
          <table:table-cell office:value-type="date" office:date-value="2023-03-04T00:00:00" table:style-name="ce3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0</text:p>
          </table:table-cell>
          <table:table-cell office:value-type="string" table:style-name="ce2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8T00:00:00" table:style-name="ce3">
            <text:p>18/12/22</text:p>
          </table:table-cell>
          <table:table-cell office:value-type="date" office:date-value="2022-12-29T00:00:00" table:style-name="ce3">
            <text:p>29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7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5-17T00:00:00" table:style-name="ce3">
            <text:p>17/05/23</text:p>
          </table:table-cell>
          <table:table-cell office:value-type="date" office:date-value="2023-06-26T00:00:00" table:style-name="ce3">
            <text:p>26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9</text:p>
          </table:table-cell>
          <table:table-cell office:value-type="string" table:style-name="ce2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6-23T00:00:00" table:style-name="ce3">
            <text:p>23/06/22</text:p>
          </table:table-cell>
          <table:table-cell office:value-type="date" office:date-value="2022-08-03T00:00:00" table:style-name="ce3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6</text:p>
          </table:table-cell>
          <table:table-cell office:value-type="string" table:style-name="ce2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4T00:00:00" table:style-name="ce3">
            <text:p>24/12/22</text:p>
          </table:table-cell>
          <table:table-cell office:value-type="date" office:date-value="2023-01-04T00:00:00" table:style-name="ce3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4</text:p>
          </table:table-cell>
          <table:table-cell office:value-type="string" table:style-name="ce2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06T00:00:00" table:style-name="ce3">
            <text:p>06/08/22</text:p>
          </table:table-cell>
          <table:table-cell office:value-type="date" office:date-value="2022-09-15T00:00:00" table:style-name="ce3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6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9-11T00:00:00" table:style-name="ce3">
            <text:p>11/09/23</text:p>
          </table:table-cell>
          <table:table-cell office:value-type="date" office:date-value="2023-10-22T00:00:00" table:style-name="ce3">
            <text:p>22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4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5-24T00:00:00" table:style-name="ce3">
            <text:p>24/05/23</text:p>
          </table:table-cell>
          <table:table-cell office:value-type="date" office:date-value="2023-07-03T00:00:00" table:style-name="ce3">
            <text:p>03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12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4T00:00:00" table:style-name="ce3">
            <text:p>04/01/23</text:p>
          </table:table-cell>
          <table:table-cell office:value-type="date" office:date-value="2023-03-16T00:00:00" table:style-name="ce3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6</text:p>
          </table:table-cell>
          <table:table-cell office:value-type="string" table:style-name="ce2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5-26T00:00:00" table:style-name="ce3">
            <text:p>26/05/23</text:p>
          </table:table-cell>
          <table:table-cell office:value-type="date" office:date-value="2023-07-05T00:00:00" table:style-name="ce3">
            <text:p>05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05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4-25T00:00:00" table:style-name="ce3">
            <text:p>25/04/23</text:p>
          </table:table-cell>
          <table:table-cell office:value-type="date" office:date-value="2023-06-04T00:00:00" table:style-name="ce3">
            <text:p>04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8</text:p>
          </table:table-cell>
          <table:table-cell office:value-type="string" table:style-name="ce2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8T00:00:00" table:style-name="ce3">
            <text:p>28/09/22</text:p>
          </table:table-cell>
          <table:table-cell office:value-type="date" office:date-value="2022-11-08T00:00:00" table:style-name="ce3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2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5T00:00:00" table:style-name="ce3">
            <text:p>15/12/22</text:p>
          </table:table-cell>
          <table:table-cell office:value-type="date" office:date-value="2023-02-24T00:00:00" table:style-name="ce3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2</text:p>
          </table:table-cell>
          <table:table-cell office:value-type="string" table:style-name="ce2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2T00:00:00" table:style-name="ce3">
            <text:p>02/10/22</text:p>
          </table:table-cell>
          <table:table-cell office:value-type="date" office:date-value="2022-11-12T00:00:00" table:style-name="ce3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7</text:p>
          </table:table-cell>
          <table:table-cell office:value-type="string" table:style-name="ce2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7-30T00:00:00" table:style-name="ce3">
            <text:p>30/07/22</text:p>
          </table:table-cell>
          <table:table-cell office:value-type="date" office:date-value="2022-09-08T00:00:00" table:style-name="ce3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2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5T00:00:00" table:style-name="ce3">
            <text:p>25/12/22</text:p>
          </table:table-cell>
          <table:table-cell office:value-type="date" office:date-value="2023-03-06T00:00:00" table:style-name="ce3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9</text:p>
          </table:table-cell>
          <table:table-cell office:value-type="string" table:style-name="ce2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01T00:00:00" table:style-name="ce3">
            <text:p>01/08/22</text:p>
          </table:table-cell>
          <table:table-cell office:value-type="date" office:date-value="2022-09-10T00:00:00" table:style-name="ce3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0</text:p>
          </table:table-cell>
          <table:table-cell office:value-type="string" table:style-name="ce2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02T00:00:00" table:style-name="ce3">
            <text:p>02/08/22</text:p>
          </table:table-cell>
          <table:table-cell office:value-type="date" office:date-value="2022-09-11T00:00:00" table:style-name="ce3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9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5-19T00:00:00" table:style-name="ce3">
            <text:p>19/05/23</text:p>
          </table:table-cell>
          <table:table-cell office:value-type="date" office:date-value="2023-06-28T00:00:00" table:style-name="ce3">
            <text:p>28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0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5-20T00:00:00" table:style-name="ce3">
            <text:p>20/05/23</text:p>
          </table:table-cell>
          <table:table-cell office:value-type="date" office:date-value="2023-06-29T00:00:00" table:style-name="ce3">
            <text:p>29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4</text:p>
          </table:table-cell>
          <table:table-cell office:value-type="string" table:style-name="ce2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8-01T00:00:00" table:style-name="ce3">
            <text:p>01/08/23</text:p>
          </table:table-cell>
          <table:table-cell office:value-type="date" office:date-value="2023-09-11T00:00:00" table:style-name="ce3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6</text:p>
          </table:table-cell>
          <table:table-cell office:value-type="string" table:style-name="ce2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08T00:00:00" table:style-name="ce3">
            <text:p>08/08/22</text:p>
          </table:table-cell>
          <table:table-cell office:value-type="date" office:date-value="2022-09-17T00:00:00" table:style-name="ce3">
            <text:p>17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4</text:p>
          </table:table-cell>
          <table:table-cell office:value-type="string" table:style-name="ce2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3-12T00:00:00" table:style-name="ce3">
            <text:p>12/03/23</text:p>
          </table:table-cell>
          <table:table-cell office:value-type="date" office:date-value="2023-04-22T00:00:00" table:style-name="ce3">
            <text:p>22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14</text:p>
          </table:table-cell>
          <table:table-cell office:value-type="string" table:style-name="ce2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6T00:00:00" table:style-name="ce3">
            <text:p>06/01/23</text:p>
          </table:table-cell>
          <table:table-cell office:value-type="date" office:date-value="2023-03-18T00:00:00" table:style-name="ce3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57</text:p>
          </table:table-cell>
          <table:table-cell office:value-type="string" table:style-name="ce2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5T00:00:00" table:style-name="ce3">
            <text:p>25/12/22</text:p>
          </table:table-cell>
          <table:table-cell office:value-type="date" office:date-value="2023-01-05T00:00:00" table:style-name="ce3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8</text:p>
          </table:table-cell>
          <table:table-cell office:value-type="string" table:style-name="ce2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9T00:00:00" table:style-name="ce3">
            <text:p>29/08/22</text:p>
          </table:table-cell>
          <table:table-cell office:value-type="date" office:date-value="2022-10-09T00:00:00" table:style-name="ce3">
            <text:p>09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5</text:p>
          </table:table-cell>
          <table:table-cell office:value-type="string" table:style-name="ce2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10-20T00:00:00" table:style-name="ce3">
            <text:p>20/10/23</text:p>
          </table:table-cell>
          <table:table-cell office:value-type="date" office:date-value="2023-11-30T00:00:00" table:style-name="ce3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7</text:p>
          </table:table-cell>
          <table:table-cell office:value-type="string" table:style-name="ce2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2-13T00:00:00" table:style-name="ce3">
            <text:p>13/02/23</text:p>
          </table:table-cell>
          <table:table-cell office:value-type="date" office:date-value="2023-03-26T00:00:00" table:style-name="ce3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5</text:p>
          </table:table-cell>
          <table:table-cell office:value-type="string" table:style-name="ce2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8-21T00:00:00" table:style-name="ce3">
            <text:p>21/08/23</text:p>
          </table:table-cell>
          <table:table-cell office:value-type="date" office:date-value="2023-10-01T00:00:00" table:style-name="ce3">
            <text:p>01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0</text:p>
          </table:table-cell>
          <table:table-cell office:value-type="string" table:style-name="ce2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30T00:00:00" table:style-name="ce3">
            <text:p>30/09/22</text:p>
          </table:table-cell>
          <table:table-cell office:value-type="date" office:date-value="2022-11-10T00:00:00" table:style-name="ce3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9</text:p>
          </table:table-cell>
          <table:table-cell office:value-type="string" table:style-name="ce2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2T00:00:00" table:style-name="ce3">
            <text:p>22/12/22</text:p>
          </table:table-cell>
          <table:table-cell office:value-type="date" office:date-value="2023-03-03T00:00:00" table:style-name="ce3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3</text:p>
          </table:table-cell>
          <table:table-cell office:value-type="string" table:style-name="ce2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6T00:00:00" table:style-name="ce3">
            <text:p>26/12/22</text:p>
          </table:table-cell>
          <table:table-cell office:value-type="date" office:date-value="2023-03-07T00:00:00" table:style-name="ce3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2</text:p>
          </table:table-cell>
          <table:table-cell office:value-type="string" table:style-name="ce2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11-16T00:00:00" table:style-name="ce3">
            <text:p>16/11/23</text:p>
          </table:table-cell>
          <table:table-cell office:value-type="date" office:date-value="2023-12-27T00:00:00" table:style-name="ce3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1</text:p>
          </table:table-cell>
          <table:table-cell office:value-type="string" table:style-name="ce2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9-06T00:00:00" table:style-name="ce3">
            <text:p>06/09/23</text:p>
          </table:table-cell>
          <table:table-cell office:value-type="date" office:date-value="2023-10-17T00:00:00" table:style-name="ce3">
            <text:p>17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4</text:p>
          </table:table-cell>
          <table:table-cell office:value-type="string" table:style-name="ce2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11-18T00:00:00" table:style-name="ce3">
            <text:p>18/11/23</text:p>
          </table:table-cell>
          <table:table-cell office:value-type="date" office:date-value="2023-12-29T00:00:00" table:style-name="ce3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5</text:p>
          </table:table-cell>
          <table:table-cell office:value-type="string" table:style-name="ce2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5T00:00:00" table:style-name="ce3">
            <text:p>15/10/22</text:p>
          </table:table-cell>
          <table:table-cell office:value-type="date" office:date-value="2022-11-25T00:00:00" table:style-name="ce3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8</text:p>
          </table:table-cell>
          <table:table-cell office:value-type="string" table:style-name="ce2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6T00:00:00" table:style-name="ce3">
            <text:p>26/12/22</text:p>
          </table:table-cell>
          <table:table-cell office:value-type="date" office:date-value="2023-01-06T00:00:00" table:style-name="ce3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11</text:p>
          </table:table-cell>
          <table:table-cell office:value-type="string" table:style-name="ce2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3">
            <text:p>03/01/23</text:p>
          </table:table-cell>
          <table:table-cell office:value-type="date" office:date-value="2023-03-15T00:00:00" table:style-name="ce3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301</text:p>
          </table:table-cell>
          <table:table-cell office:value-type="string" table:style-name="ce2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9T00:00:00" table:style-name="ce3">
            <text:p>29/12/22</text:p>
          </table:table-cell>
          <table:table-cell office:value-type="date" office:date-value="2023-01-09T00:00:00" table:style-name="ce3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1</text:p>
          </table:table-cell>
          <table:table-cell office:value-type="string" table:style-name="ce2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5-30T00:00:00" table:style-name="ce3">
            <text:p>30/05/23</text:p>
          </table:table-cell>
          <table:table-cell office:value-type="date" office:date-value="2023-07-10T00:00:00" table:style-name="ce3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8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6-02T00:00:00" table:style-name="ce3">
            <text:p>02/06/22</text:p>
          </table:table-cell>
          <table:table-cell office:value-type="date" office:date-value="2022-07-13T00:00:00" table:style-name="ce3">
            <text:p>13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90</text:p>
          </table:table-cell>
          <table:table-cell office:value-type="string" table:style-name="ce2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3T00:00:00" table:style-name="ce3">
            <text:p>13/12/22</text:p>
          </table:table-cell>
          <table:table-cell office:value-type="date" office:date-value="2023-02-22T00:00:00" table:style-name="ce3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4</text:p>
          </table:table-cell>
          <table:table-cell office:value-type="string" table:style-name="ce2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3">
            <text:p>12/12/22</text:p>
          </table:table-cell>
          <table:table-cell office:value-type="date" office:date-value="2022-12-23T00:00:00" table:style-name="ce3">
            <text:p>23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5</text:p>
          </table:table-cell>
          <table:table-cell office:value-type="string" table:style-name="ce2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11-09T00:00:00" table:style-name="ce3">
            <text:p>09/11/23</text:p>
          </table:table-cell>
          <table:table-cell office:value-type="date" office:date-value="2023-12-20T00:00:00" table:style-name="ce3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7</text:p>
          </table:table-cell>
          <table:table-cell office:value-type="string" table:style-name="ce2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11-11T00:00:00" table:style-name="ce3">
            <text:p>11/11/23</text:p>
          </table:table-cell>
          <table:table-cell office:value-type="date" office:date-value="2023-12-22T00:00:00" table:style-name="ce3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6</text:p>
          </table:table-cell>
          <table:table-cell office:value-type="string" table:style-name="ce2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7-29T00:00:00" table:style-name="ce3">
            <text:p>29/07/22</text:p>
          </table:table-cell>
          <table:table-cell office:value-type="date" office:date-value="2022-09-07T00:00:00" table:style-name="ce3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5</text:p>
          </table:table-cell>
          <table:table-cell office:value-type="string" table:style-name="ce2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5-15T00:00:00" table:style-name="ce3">
            <text:p>15/05/23</text:p>
          </table:table-cell>
          <table:table-cell office:value-type="date" office:date-value="2023-06-24T00:00:00" table:style-name="ce3">
            <text:p>24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2</text:p>
          </table:table-cell>
          <table:table-cell office:value-type="string" table:style-name="ce2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0T00:00:00" table:style-name="ce3">
            <text:p>20/12/22</text:p>
          </table:table-cell>
          <table:table-cell office:value-type="date" office:date-value="2022-12-31T00:00:00" table:style-name="ce3">
            <text:p>31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1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1T00:00:00" table:style-name="ce3">
            <text:p>11/10/22</text:p>
          </table:table-cell>
          <table:table-cell office:value-type="date" office:date-value="2022-11-21T00:00:00" table:style-name="ce3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1</text:p>
          </table:table-cell>
          <table:table-cell office:value-type="string" table:style-name="ce2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03T00:00:00" table:style-name="ce3">
            <text:p>03/08/22</text:p>
          </table:table-cell>
          <table:table-cell office:value-type="date" office:date-value="2022-09-12T00:00:00" table:style-name="ce3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8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3-06T00:00:00" table:style-name="ce3">
            <text:p>06/03/23</text:p>
          </table:table-cell>
          <table:table-cell office:value-type="date" office:date-value="2023-04-16T00:00:00" table:style-name="ce3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2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6-26T00:00:00" table:style-name="ce3">
            <text:p>26/06/22</text:p>
          </table:table-cell>
          <table:table-cell office:value-type="date" office:date-value="2022-08-06T00:00:00" table:style-name="ce3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10</text:p>
          </table:table-cell>
          <table:table-cell office:value-type="string" table:style-name="ce2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2T00:00:00" table:style-name="ce3">
            <text:p>02/01/23</text:p>
          </table:table-cell>
          <table:table-cell office:value-type="date" office:date-value="2023-03-14T00:00:00" table:style-name="ce3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5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6-29T00:00:00" table:style-name="ce3">
            <text:p>29/06/22</text:p>
          </table:table-cell>
          <table:table-cell office:value-type="date" office:date-value="2022-08-09T00:00:00" table:style-name="ce3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90</text:p>
          </table:table-cell>
          <table:table-cell office:value-type="string" table:style-name="ce2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11-24T00:00:00" table:style-name="ce3">
            <text:p>24/11/23</text:p>
          </table:table-cell>
          <table:table-cell office:value-type="date" office:date-value="2024-01-04T00:00:00" table:style-name="ce3">
            <text:p>04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81</text:p>
          </table:table-cell>
          <table:table-cell office:value-type="string" table:style-name="ce2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1T00:00:00" table:style-name="ce3">
            <text:p>21/10/22</text:p>
          </table:table-cell>
          <table:table-cell office:value-type="date" office:date-value="2022-12-01T00:00:00" table:style-name="ce3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8</text:p>
          </table:table-cell>
          <table:table-cell office:value-type="string" table:style-name="ce2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7T00:00:00" table:style-name="ce3">
            <text:p>27/10/22</text:p>
          </table:table-cell>
          <table:table-cell office:value-type="date" office:date-value="2022-11-07T00:00:00" table:style-name="ce3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6</text:p>
          </table:table-cell>
          <table:table-cell office:value-type="string" table:style-name="ce2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7-13T00:00:00" table:style-name="ce3">
            <text:p>13/07/23</text:p>
          </table:table-cell>
          <table:table-cell office:value-type="date" office:date-value="2023-08-23T00:00:00" table:style-name="ce3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0</text:p>
          </table:table-cell>
          <table:table-cell office:value-type="string" table:style-name="ce2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9-25T00:00:00" table:style-name="ce3">
            <text:p>25/09/23</text:p>
          </table:table-cell>
          <table:table-cell office:value-type="date" office:date-value="2023-11-05T00:00:00" table:style-name="ce3">
            <text:p>05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3</text:p>
          </table:table-cell>
          <table:table-cell office:value-type="string" table:style-name="ce2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6-11T00:00:00" table:style-name="ce3">
            <text:p>11/06/23</text:p>
          </table:table-cell>
          <table:table-cell office:value-type="date" office:date-value="2023-07-22T00:00:00" table:style-name="ce3">
            <text:p>22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1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6-05T00:00:00" table:style-name="ce3">
            <text:p>05/06/22</text:p>
          </table:table-cell>
          <table:table-cell office:value-type="date" office:date-value="2022-07-16T00:00:00" table:style-name="ce3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00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16T00:00:00" table:style-name="ce3">
            <text:p>16/02/23</text:p>
          </table:table-cell>
          <table:table-cell office:value-type="date" office:date-value="2023-03-29T00:00:00" table:style-name="ce3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9</text:p>
          </table:table-cell>
          <table:table-cell office:value-type="string" table:style-name="ce2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5-09T00:00:00" table:style-name="ce3">
            <text:p>09/05/23</text:p>
          </table:table-cell>
          <table:table-cell office:value-type="date" office:date-value="2023-06-18T00:00:00" table:style-name="ce3">
            <text:p>18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4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4T00:00:00" table:style-name="ce3">
            <text:p>04/10/22</text:p>
          </table:table-cell>
          <table:table-cell office:value-type="date" office:date-value="2022-11-14T00:00:00" table:style-name="ce3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1</text:p>
          </table:table-cell>
          <table:table-cell office:value-type="string" table:style-name="ce2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11-15T00:00:00" table:style-name="ce3">
            <text:p>15/11/23</text:p>
          </table:table-cell>
          <table:table-cell office:value-type="date" office:date-value="2023-12-26T00:00:00" table:style-name="ce3">
            <text:p>26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7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6-21T00:00:00" table:style-name="ce3">
            <text:p>21/06/22</text:p>
          </table:table-cell>
          <table:table-cell office:value-type="date" office:date-value="2022-08-01T00:00:00" table:style-name="ce3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5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3-03T00:00:00" table:style-name="ce3">
            <text:p>03/03/23</text:p>
          </table:table-cell>
          <table:table-cell office:value-type="date" office:date-value="2023-04-13T00:00:00" table:style-name="ce3">
            <text:p>13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5</text:p>
          </table:table-cell>
          <table:table-cell office:value-type="string" table:style-name="ce2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8T00:00:00" table:style-name="ce3">
            <text:p>28/12/22</text:p>
          </table:table-cell>
          <table:table-cell office:value-type="date" office:date-value="2023-03-09T00:00:00" table:style-name="ce3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5</text:p>
          </table:table-cell>
          <table:table-cell office:value-type="string" table:style-name="ce2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11-19T00:00:00" table:style-name="ce3">
            <text:p>19/11/23</text:p>
          </table:table-cell>
          <table:table-cell office:value-type="date" office:date-value="2023-12-30T00:00:00" table:style-name="ce3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9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3-07T00:00:00" table:style-name="ce3">
            <text:p>07/03/23</text:p>
          </table:table-cell>
          <table:table-cell office:value-type="date" office:date-value="2023-04-17T00:00:00" table:style-name="ce3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9</text:p>
          </table:table-cell>
          <table:table-cell office:value-type="string" table:style-name="ce2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7T00:00:00" table:style-name="ce3">
            <text:p>27/12/22</text:p>
          </table:table-cell>
          <table:table-cell office:value-type="date" office:date-value="2023-01-07T00:00:00" table:style-name="ce3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80</text:p>
          </table:table-cell>
          <table:table-cell office:value-type="string" table:style-name="ce2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0T00:00:00" table:style-name="ce3">
            <text:p>20/10/22</text:p>
          </table:table-cell>
          <table:table-cell office:value-type="date" office:date-value="2022-11-30T00:00:00" table:style-name="ce3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70</text:p>
          </table:table-cell>
          <table:table-cell office:value-type="string" table:style-name="ce2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9-15T00:00:00" table:style-name="ce3">
            <text:p>15/09/23</text:p>
          </table:table-cell>
          <table:table-cell office:value-type="date" office:date-value="2023-10-26T00:00:00" table:style-name="ce3">
            <text:p>26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48</text:p>
          </table:table-cell>
          <table:table-cell office:value-type="string" table:style-name="ce2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3">
            <text:p>01/12/22</text:p>
          </table:table-cell>
          <table:table-cell office:value-type="date" office:date-value="2023-01-11T00:00:00" table:style-name="ce3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90</text:p>
          </table:table-cell>
          <table:table-cell office:value-type="string" table:style-name="ce2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3-04-10T00:00:00" table:style-name="ce3">
            <text:p>10/04/23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5</text:p>
          </table:table-cell>
          <table:table-cell office:value-type="string" table:style-name="ce2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3">
            <text:p>15/09/22</text:p>
          </table:table-cell>
          <table:table-cell office:value-type="date" office:date-value="2022-10-26T00:00:00" table:style-name="ce3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7</text:p>
          </table:table-cell>
          <table:table-cell office:value-type="string" table:style-name="ce2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5T00:00:00" table:style-name="ce3">
            <text:p>15/12/22</text:p>
          </table:table-cell>
          <table:table-cell office:value-type="date" office:date-value="2022-12-26T00:00:00" table:style-name="ce3">
            <text:p>26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6</text:p>
          </table:table-cell>
          <table:table-cell office:value-type="string" table:style-name="ce2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3-07-24T00:00:00" table:style-name="ce3">
            <text:p>24/07/23</text:p>
          </table:table-cell>
          <table:table-cell office:value-type="date" office:date-value="2023-09-03T00:00:00" table:style-name="ce3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3</text:p>
          </table:table-cell>
          <table:table-cell office:value-type="string" table:style-name="ce2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3-11-17T00:00:00" table:style-name="ce3">
            <text:p>17/11/23</text:p>
          </table:table-cell>
          <table:table-cell office:value-type="date" office:date-value="2023-12-28T00:00:00" table:style-name="ce3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7</text:p>
          </table:table-cell>
          <table:table-cell office:value-type="string" table:style-name="ce2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3-03-05T00:00:00" table:style-name="ce3">
            <text:p>05/03/23</text:p>
          </table:table-cell>
          <table:table-cell office:value-type="date" office:date-value="2023-04-15T00:00:00" table:style-name="ce3">
            <text:p>15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3</text:p>
          </table:table-cell>
          <table:table-cell office:value-type="string" table:style-name="ce2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05T00:00:00" table:style-name="ce3">
            <text:p>05/08/22</text:p>
          </table:table-cell>
          <table:table-cell office:value-type="date" office:date-value="2022-09-14T00:00:00" table:style-name="ce3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3</text:p>
          </table:table-cell>
          <table:table-cell office:value-type="string" table:style-name="ce2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6-27T00:00:00" table:style-name="ce3">
            <text:p>27/06/22</text:p>
          </table:table-cell>
          <table:table-cell office:value-type="date" office:date-value="2022-08-07T00:00:00" table:style-name="ce3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3</text:p>
          </table:table-cell>
          <table:table-cell office:value-type="string" table:style-name="ce2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3-05-23T00:00:00" table:style-name="ce3">
            <text:p>23/05/23</text:p>
          </table:table-cell>
          <table:table-cell office:value-type="date" office:date-value="2023-07-02T00:00:00" table:style-name="ce3">
            <text:p>02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302</text:p>
          </table:table-cell>
          <table:table-cell office:value-type="string" table:style-name="ce2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30T00:00:00" table:style-name="ce3">
            <text:p>30/12/22</text:p>
          </table:table-cell>
          <table:table-cell office:value-type="date" office:date-value="2023-01-10T00:00:00" table:style-name="ce3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303</text:p>
          </table:table-cell>
          <table:table-cell office:value-type="string" table:style-name="ce2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31T00:00:00" table:style-name="ce3">
            <text:p>31/12/22</text:p>
          </table:table-cell>
          <table:table-cell office:value-type="date" office:date-value="2023-01-11T00:00:00" table:style-name="ce3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4</text:p>
          </table:table-cell>
          <table:table-cell office:value-type="string" table:style-name="ce2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9-29T00:00:00" table:style-name="ce3">
            <text:p>29/09/23</text:p>
          </table:table-cell>
          <table:table-cell office:value-type="date" office:date-value="2023-11-09T00:00:00" table:style-name="ce3">
            <text:p>09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0</text:p>
          </table:table-cell>
          <table:table-cell office:value-type="string" table:style-name="ce2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4-30T00:00:00" table:style-name="ce3">
            <text:p>30/04/23</text:p>
          </table:table-cell>
          <table:table-cell office:value-type="date" office:date-value="2023-06-09T00:00:00" table:style-name="ce3">
            <text:p>09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2</text:p>
          </table:table-cell>
          <table:table-cell office:value-type="string" table:style-name="ce2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6-06T00:00:00" table:style-name="ce3">
            <text:p>06/06/22</text:p>
          </table:table-cell>
          <table:table-cell office:value-type="date" office:date-value="2022-07-17T00:00:00" table:style-name="ce3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3</text:p>
          </table:table-cell>
          <table:table-cell office:value-type="string" table:style-name="ce2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6-07T00:00:00" table:style-name="ce3">
            <text:p>07/06/22</text:p>
          </table:table-cell>
          <table:table-cell office:value-type="date" office:date-value="2022-07-18T00:00:00" table:style-name="ce3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2</text:p>
          </table:table-cell>
          <table:table-cell office:value-type="string" table:style-name="ce2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0T00:00:00" table:style-name="ce3">
            <text:p>10/12/22</text:p>
          </table:table-cell>
          <table:table-cell office:value-type="date" office:date-value="2022-12-21T00:00:00" table:style-name="ce3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1</text:p>
          </table:table-cell>
          <table:table-cell office:value-type="string" table:style-name="ce2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7-19T00:00:00" table:style-name="ce3">
            <text:p>19/07/23</text:p>
          </table:table-cell>
          <table:table-cell office:value-type="date" office:date-value="2023-08-29T00:00:00" table:style-name="ce3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9</text:p>
          </table:table-cell>
          <table:table-cell office:value-type="string" table:style-name="ce2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9T00:00:00" table:style-name="ce3">
            <text:p>09/10/22</text:p>
          </table:table-cell>
          <table:table-cell office:value-type="date" office:date-value="2022-11-19T00:00:00" table:style-name="ce3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1</text:p>
          </table:table-cell>
          <table:table-cell office:value-type="string" table:style-name="ce2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9T00:00:00" table:style-name="ce3">
            <text:p>19/12/22</text:p>
          </table:table-cell>
          <table:table-cell office:value-type="date" office:date-value="2022-12-30T00:00:00" table:style-name="ce3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94</text:p>
          </table:table-cell>
          <table:table-cell office:value-type="string" table:style-name="ce2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2T00:00:00" table:style-name="ce3">
            <text:p>22/12/22</text:p>
          </table:table-cell>
          <table:table-cell office:value-type="date" office:date-value="2023-01-02T00:00:00" table:style-name="ce3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6</text:p>
          </table:table-cell>
          <table:table-cell office:value-type="string" table:style-name="ce2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9T00:00:00" table:style-name="ce3">
            <text:p>29/12/22</text:p>
          </table:table-cell>
          <table:table-cell office:value-type="date" office:date-value="2023-03-10T00:00:00" table:style-name="ce3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6</text:p>
          </table:table-cell>
          <table:table-cell office:value-type="string" table:style-name="ce2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11-20T00:00:00" table:style-name="ce3">
            <text:p>20/11/23</text:p>
          </table:table-cell>
          <table:table-cell office:value-type="date" office:date-value="2023-12-31T00:00:00" table:style-name="ce3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7</text:p>
          </table:table-cell>
          <table:table-cell office:value-type="string" table:style-name="ce2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11-21T00:00:00" table:style-name="ce3">
            <text:p>21/11/23</text:p>
          </table:table-cell>
          <table:table-cell office:value-type="date" office:date-value="2024-01-01T00:00:00" table:style-name="ce3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7</text:p>
          </table:table-cell>
          <table:table-cell office:value-type="string" table:style-name="ce2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9-12T00:00:00" table:style-name="ce3">
            <text:p>12/09/23</text:p>
          </table:table-cell>
          <table:table-cell office:value-type="date" office:date-value="2023-10-23T00:00:00" table:style-name="ce3">
            <text:p>23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8</text:p>
          </table:table-cell>
          <table:table-cell office:value-type="string" table:style-name="ce2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9-13T00:00:00" table:style-name="ce3">
            <text:p>13/09/23</text:p>
          </table:table-cell>
          <table:table-cell office:value-type="date" office:date-value="2023-10-24T00:00:00" table:style-name="ce3">
            <text:p>24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8</text:p>
          </table:table-cell>
          <table:table-cell office:value-type="string" table:style-name="ce2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8-05T00:00:00" table:style-name="ce3">
            <text:p>05/08/23</text:p>
          </table:table-cell>
          <table:table-cell office:value-type="date" office:date-value="2023-09-15T00:00:00" table:style-name="ce3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5</text:p>
          </table:table-cell>
          <table:table-cell office:value-type="string" table:style-name="ce2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9-20T00:00:00" table:style-name="ce3">
            <text:p>20/09/23</text:p>
          </table:table-cell>
          <table:table-cell office:value-type="date" office:date-value="2023-10-30T00:00:00" table:style-name="ce3">
            <text:p>30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9</text:p>
          </table:table-cell>
          <table:table-cell office:value-type="string" table:style-name="ce2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4-09T00:00:00" table:style-name="ce3">
            <text:p>09/04/23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81</text:p>
          </table:table-cell>
          <table:table-cell office:value-type="string" table:style-name="ce2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4T00:00:00" table:style-name="ce3">
            <text:p>04/12/22</text:p>
          </table:table-cell>
          <table:table-cell office:value-type="date" office:date-value="2023-02-13T00:00:00" table:style-name="ce3">
            <text:p>13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9</text:p>
          </table:table-cell>
          <table:table-cell office:value-type="string" table:style-name="ce2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6-13T00:00:00" table:style-name="ce3">
            <text:p>13/06/22</text:p>
          </table:table-cell>
          <table:table-cell office:value-type="date" office:date-value="2022-07-24T00:00:00" table:style-name="ce3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2</text:p>
          </table:table-cell>
          <table:table-cell office:value-type="string" table:style-name="ce2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6-16T00:00:00" table:style-name="ce3">
            <text:p>16/06/22</text:p>
          </table:table-cell>
          <table:table-cell office:value-type="date" office:date-value="2022-07-27T00:00:00" table:style-name="ce3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1</text:p>
          </table:table-cell>
          <table:table-cell office:value-type="string" table:style-name="ce2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2-27T00:00:00" table:style-name="ce3">
            <text:p>27/02/23</text:p>
          </table:table-cell>
          <table:table-cell office:value-type="date" office:date-value="2023-04-09T00:00:00" table:style-name="ce3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401</text:p>
          </table:table-cell>
          <table:table-cell office:value-type="string" table:style-name="ce2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4T00:00:00" table:style-name="ce3">
            <text:p>24/12/22</text:p>
          </table:table-cell>
          <table:table-cell office:value-type="date" office:date-value="2023-03-05T00:00:00" table:style-name="ce3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8</text:p>
          </table:table-cell>
          <table:table-cell office:value-type="string" table:style-name="ce2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7-26T00:00:00" table:style-name="ce3">
            <text:p>26/07/23</text:p>
          </table:table-cell>
          <table:table-cell office:value-type="date" office:date-value="2023-09-05T00:00:00" table:style-name="ce3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0</text:p>
          </table:table-cell>
          <table:table-cell office:value-type="string" table:style-name="ce2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7-28T00:00:00" table:style-name="ce3">
            <text:p>28/07/23</text:p>
          </table:table-cell>
          <table:table-cell office:value-type="date" office:date-value="2023-09-07T00:00:00" table:style-name="ce3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41</text:p>
          </table:table-cell>
          <table:table-cell office:value-type="string" table:style-name="ce2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7-29T00:00:00" table:style-name="ce3">
            <text:p>29/07/23</text:p>
          </table:table-cell>
          <table:table-cell office:value-type="date" office:date-value="2023-09-08T00:00:00" table:style-name="ce3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1</text:p>
          </table:table-cell>
          <table:table-cell office:value-type="string" table:style-name="ce2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3-05-21T00:00:00" table:style-name="ce3">
            <text:p>21/05/23</text:p>
          </table:table-cell>
          <table:table-cell office:value-type="date" office:date-value="2023-06-30T00:00:00" table:style-name="ce3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77</text:p>
          </table:table-cell>
          <table:table-cell office:value-type="string" table:style-name="ce2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7T00:00:00" table:style-name="ce3">
            <text:p>17/10/22</text:p>
          </table:table-cell>
          <table:table-cell office:value-type="date" office:date-value="2022-11-27T00:00:00" table:style-name="ce3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58</text:p>
          </table:table-cell>
          <table:table-cell office:value-type="string" table:style-name="ce2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0T00:00:00" table:style-name="ce3">
            <text:p>10/08/22</text:p>
          </table:table-cell>
          <table:table-cell office:value-type="date" office:date-value="2022-09-19T00:00:00" table:style-name="ce3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6</text:p>
          </table:table-cell>
          <table:table-cell office:value-type="string" table:style-name="ce2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10-21T00:00:00" table:style-name="ce3">
            <text:p>21/10/23</text:p>
          </table:table-cell>
          <table:table-cell office:value-type="date" office:date-value="2023-12-01T00:00:00" table:style-name="ce3">
            <text:p>01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6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2-12T00:00:00" table:style-name="ce3">
            <text:p>12/02/23</text:p>
          </table:table-cell>
          <table:table-cell office:value-type="date" office:date-value="2023-03-25T00:00:00" table:style-name="ce3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68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3">
            <text:p>08/10/22</text:p>
          </table:table-cell>
          <table:table-cell office:value-type="date" office:date-value="2022-11-18T00:00:00" table:style-name="ce3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2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2-28T00:00:00" table:style-name="ce3">
            <text:p>28/02/23</text:p>
          </table:table-cell>
          <table:table-cell office:value-type="date" office:date-value="2023-04-10T00:00:00" table:style-name="ce3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60</text:p>
          </table:table-cell>
          <table:table-cell office:value-type="string" table:style-name="ce2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9-05T00:00:00" table:style-name="ce3">
            <text:p>05/09/23</text:p>
          </table:table-cell>
          <table:table-cell office:value-type="date" office:date-value="2023-10-16T00:00:00" table:style-name="ce3">
            <text:p>16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16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3-04T00:00:00" table:style-name="ce3">
            <text:p>04/03/23</text:p>
          </table:table-cell>
          <table:table-cell office:value-type="date" office:date-value="2023-04-14T00:00:00" table:style-name="ce3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0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6-24T00:00:00" table:style-name="ce3">
            <text:p>24/06/22</text:p>
          </table:table-cell>
          <table:table-cell office:value-type="date" office:date-value="2022-08-04T00:00:00" table:style-name="ce3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41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6-25T00:00:00" table:style-name="ce3">
            <text:p>25/06/22</text:p>
          </table:table-cell>
          <table:table-cell office:value-type="date" office:date-value="2022-08-05T00:00:00" table:style-name="ce3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520</text:p>
          </table:table-cell>
          <table:table-cell office:value-type="string" table:style-name="ce2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3-08T00:00:00" table:style-name="ce3">
            <text:p>08/03/23</text:p>
          </table:table-cell>
          <table:table-cell office:value-type="date" office:date-value="2023-04-18T00:00:00" table:style-name="ce3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89</text:p>
          </table:table-cell>
          <table:table-cell office:value-type="string" table:style-name="ce2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11-23T00:00:00" table:style-name="ce3">
            <text:p>23/11/23</text:p>
          </table:table-cell>
          <table:table-cell office:value-type="date" office:date-value="2024-01-03T00:00:00" table:style-name="ce3">
            <text:p>03/01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35</text:p>
          </table:table-cell>
          <table:table-cell office:value-type="string" table:style-name="ce2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3-05-25T00:00:00" table:style-name="ce3">
            <text:p>25/05/23</text:p>
          </table:table-cell>
          <table:table-cell office:value-type="date" office:date-value="2023-07-04T00:00:00" table:style-name="ce3">
            <text:p>04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6</text:p>
          </table:table-cell>
          <table:table-cell office:value-type="string" table:style-name="ce2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7T00:00:00" table:style-name="ce3">
            <text:p>17/08/22</text:p>
          </table:table-cell>
          <table:table-cell office:value-type="date" office:date-value="2022-09-27T00:00:00" table:style-name="ce3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5</text:p>
          </table:table-cell>
          <table:table-cell office:value-type="string" table:style-name="ce2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3-04-05T00:00:00" table:style-name="ce3">
            <text:p>05/04/23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4</text:p>
          </table:table-cell>
          <table:table-cell office:value-type="string" table:style-name="ce2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3-01-31T00:00:00" table:style-name="ce3">
            <text:p>31/01/23</text:p>
          </table:table-cell>
          <table:table-cell office:value-type="date" office:date-value="2023-03-13T00:00:00" table:style-name="ce3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0</text:p>
          </table:table-cell>
          <table:table-cell office:value-type="string" table:style-name="ce2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3-08-16T00:00:00" table:style-name="ce3">
            <text:p>16/08/23</text:p>
          </table:table-cell>
          <table:table-cell office:value-type="date" office:date-value="2023-09-26T00:00:00" table:style-name="ce3">
            <text:p>26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0</text:p>
          </table:table-cell>
          <table:table-cell office:value-type="string" table:style-name="ce2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3-11-04T00:00:00" table:style-name="ce3">
            <text:p>04/11/23</text:p>
          </table:table-cell>
          <table:table-cell office:value-type="date" office:date-value="2023-12-15T00:00:00" table:style-name="ce3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4</text:p>
          </table:table-cell>
          <table:table-cell office:value-type="string" table:style-name="ce2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7-27T00:00:00" table:style-name="ce3">
            <text:p>27/07/22</text:p>
          </table:table-cell>
          <table:table-cell office:value-type="date" office:date-value="2022-09-05T00:00:00" table:style-name="ce3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6</text:p>
          </table:table-cell>
          <table:table-cell office:value-type="string" table:style-name="ce2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3-06-14T00:00:00" table:style-name="ce3">
            <text:p>14/06/23</text:p>
          </table:table-cell>
          <table:table-cell office:value-type="date" office:date-value="2023-07-25T00:00:00" table:style-name="ce3">
            <text:p>25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46</text:p>
          </table:table-cell>
          <table:table-cell office:value-type="string" table:style-name="ce2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3-08-22T00:00:00" table:style-name="ce3">
            <text:p>22/08/23</text:p>
          </table:table-cell>
          <table:table-cell office:value-type="date" office:date-value="2023-10-02T00:00:00" table:style-name="ce3">
            <text:p>02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24</text:p>
          </table:table-cell>
          <table:table-cell office:value-type="string" table:style-name="ce2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6-08T00:00:00" table:style-name="ce3">
            <text:p>08/06/22</text:p>
          </table:table-cell>
          <table:table-cell office:value-type="date" office:date-value="2022-07-19T00:00:00" table:style-name="ce3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6</text:p>
          </table:table-cell>
          <table:table-cell office:value-type="string" table:style-name="ce2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3-07-14T00:00:00" table:style-name="ce3">
            <text:p>14/07/23</text:p>
          </table:table-cell>
          <table:table-cell office:value-type="date" office:date-value="2023-08-24T00:00:00" table:style-name="ce3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83</text:p>
          </table:table-cell>
          <table:table-cell office:value-type="string" table:style-name="ce2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2-11T00:00:00" table:style-name="ce3">
            <text:p>11/12/22</text:p>
          </table:table-cell>
          <table:table-cell office:value-type="date" office:date-value="2022-12-22T00:00:00" table:style-name="ce3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5</text:p>
          </table:table-cell>
          <table:table-cell office:value-type="string" table:style-name="ce2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3-07-23T00:00:00" table:style-name="ce3">
            <text:p>23/07/23</text:p>
          </table:table-cell>
          <table:table-cell office:value-type="date" office:date-value="2023-09-02T00:00:00" table:style-name="ce3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7</text:p>
          </table:table-cell>
          <table:table-cell office:value-type="string" table:style-name="ce2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5-22T00:00:00" table:style-name="ce3">
            <text:p>22/05/22</text:p>
          </table:table-cell>
          <table:table-cell office:value-type="date" office:date-value="2022-07-02T00:00:00" table:style-name="ce3">
            <text:p>02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60</text:p>
          </table:table-cell>
          <table:table-cell office:value-type="string" table:style-name="ce2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3-10-25T00:00:00" table:style-name="ce3">
            <text:p>25/10/23</text:p>
          </table:table-cell>
          <table:table-cell office:value-type="date" office:date-value="2023-12-05T00:00:00" table:style-name="ce3">
            <text:p>05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4</text:p>
          </table:table-cell>
          <table:table-cell office:value-type="string" table:style-name="ce2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3-02-10T00:00:00" table:style-name="ce3">
            <text:p>10/02/23</text:p>
          </table:table-cell>
          <table:table-cell office:value-type="date" office:date-value="2023-03-23T00:00:00" table:style-name="ce3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15</text:p>
          </table:table-cell>
          <table:table-cell office:value-type="string" table:style-name="ce2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3-05-05T00:00:00" table:style-name="ce3">
            <text:p>05/05/23</text:p>
          </table:table-cell>
          <table:table-cell office:value-type="date" office:date-value="2023-06-14T00:00:00" table:style-name="ce3">
            <text:p>14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5</text:p>
          </table:table-cell>
          <table:table-cell office:value-type="string" table:style-name="ce2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11-18T00:00:00" table:style-name="ce3">
            <text:p>18/11/22</text:p>
          </table:table-cell>
          <table:table-cell office:value-type="date" office:date-value="2023-01-28T00:00:00" table:style-name="ce3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58</text:p>
          </table:table-cell>
          <table:table-cell office:value-type="string" table:style-name="ce2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11-16T00:00:00" table:style-name="ce3">
            <text:p>16/11/22</text:p>
          </table:table-cell>
          <table:table-cell office:value-type="date" office:date-value="2022-11-27T00:00:00" table:style-name="ce3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2</text:p>
          </table:table-cell>
          <table:table-cell office:value-type="string" table:style-name="ce2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3-02-08T00:00:00" table:style-name="ce3">
            <text:p>08/02/23</text:p>
          </table:table-cell>
          <table:table-cell office:value-type="date" office:date-value="2023-03-21T00:00:00" table:style-name="ce3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0</text:p>
          </table:table-cell>
          <table:table-cell office:value-type="string" table:style-name="ce2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6-14T00:00:00" table:style-name="ce3">
            <text:p>14/06/22</text:p>
          </table:table-cell>
          <table:table-cell office:value-type="date" office:date-value="2022-07-25T00:00:00" table:style-name="ce3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08</text:p>
          </table:table-cell>
          <table:table-cell office:value-type="string" table:style-name="ce2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5-23T00:00:00" table:style-name="ce3">
            <text:p>23/05/22</text:p>
          </table:table-cell>
          <table:table-cell office:value-type="date" office:date-value="2022-07-03T00:00:00" table:style-name="ce3">
            <text:p>03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76</text:p>
          </table:table-cell>
          <table:table-cell office:value-type="string" table:style-name="ce2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3-11-10T00:00:00" table:style-name="ce3">
            <text:p>10/11/23</text:p>
          </table:table-cell>
          <table:table-cell office:value-type="date" office:date-value="2023-12-21T00:00:00" table:style-name="ce3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45</text:p>
          </table:table-cell>
          <table:table-cell office:value-type="string" table:style-name="ce2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7-28T00:00:00" table:style-name="ce3">
            <text:p>28/07/22</text:p>
          </table:table-cell>
          <table:table-cell office:value-type="date" office:date-value="2022-09-06T00:00:00" table:style-name="ce3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34</text:p>
          </table:table-cell>
          <table:table-cell office:value-type="string" table:style-name="ce2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6-18T00:00:00" table:style-name="ce3">
            <text:p>18/06/22</text:p>
          </table:table-cell>
          <table:table-cell office:value-type="date" office:date-value="2022-07-29T00:00:00" table:style-name="ce3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6</text:p>
          </table:table-cell>
          <table:table-cell office:value-type="string" table:style-name="ce2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6-29T00:00:00" table:style-name="ce3">
            <text:p>29/06/22</text:p>
          </table:table-cell>
          <table:table-cell office:value-type="date" office:date-value="2022-08-08T00:00:00" table:style-name="ce3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24</text:p>
          </table:table-cell>
          <table:table-cell office:value-type="string" table:style-name="ce2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3-07-12T00:00:00" table:style-name="ce3">
            <text:p>12/07/23</text:p>
          </table:table-cell>
          <table:table-cell office:value-type="date" office:date-value="2023-08-22T00:00:00" table:style-name="ce3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620</text:p>
          </table:table-cell>
          <table:table-cell office:value-type="string" table:style-name="ce2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3-05-10T00:00:00" table:style-name="ce3">
            <text:p>10/05/23</text:p>
          </table:table-cell>
          <table:table-cell office:value-type="date" office:date-value="2023-06-19T00:00:00" table:style-name="ce3">
            <text:p>19/06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1</text:p>
          </table:table-cell>
          <table:table-cell office:value-type="string" table:style-name="ce2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3-07-28T00:00:00" table:style-name="ce3">
            <text:p>28/07/23</text:p>
          </table:table-cell>
          <table:table-cell office:value-type="date" office:date-value="2023-09-07T00:00:00" table:style-name="ce3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54</text:p>
          </table:table-cell>
          <table:table-cell office:value-type="string" table:style-name="ce2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9-24T00:00:00" table:style-name="ce3">
            <text:p>24/09/22</text:p>
          </table:table-cell>
          <table:table-cell office:value-type="date" office:date-value="2022-11-04T00:00:00" table:style-name="ce3">
            <text:p>04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34</text:p>
          </table:table-cell>
          <table:table-cell office:value-type="string" table:style-name="ce2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3-07-22T00:00:00" table:style-name="ce3">
            <text:p>22/07/23</text:p>
          </table:table-cell>
          <table:table-cell office:value-type="date" office:date-value="2023-09-01T00:00:00" table:style-name="ce3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0</text:p>
          </table:table-cell>
          <table:table-cell office:value-type="string" table:style-name="ce2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3-10-15T00:00:00" table:style-name="ce3">
            <text:p>15/10/23</text:p>
          </table:table-cell>
          <table:table-cell office:value-type="date" office:date-value="2023-11-25T00:00:00" table:style-name="ce3">
            <text:p>25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44</text:p>
          </table:table-cell>
          <table:table-cell office:value-type="string" table:style-name="ce2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9-14T00:00:00" table:style-name="ce3">
            <text:p>14/09/22</text:p>
          </table:table-cell>
          <table:table-cell office:value-type="date" office:date-value="2022-10-25T00:00:00" table:style-name="ce3">
            <text:p>25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0</text:p>
          </table:table-cell>
          <table:table-cell office:value-type="string" table:style-name="ce2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3-02-06T00:00:00" table:style-name="ce3">
            <text:p>06/02/23</text:p>
          </table:table-cell>
          <table:table-cell office:value-type="date" office:date-value="2023-03-19T00:00:00" table:style-name="ce3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7</text:p>
          </table:table-cell>
          <table:table-cell office:value-type="string" table:style-name="ce2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3-08-13T00:00:00" table:style-name="ce3">
            <text:p>13/08/23</text:p>
          </table:table-cell>
          <table:table-cell office:value-type="date" office:date-value="2023-09-23T00:00:00" table:style-name="ce3">
            <text:p>23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6</text:p>
          </table:table-cell>
          <table:table-cell office:value-type="string" table:style-name="ce2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11-19T00:00:00" table:style-name="ce3">
            <text:p>19/11/22</text:p>
          </table:table-cell>
          <table:table-cell office:value-type="date" office:date-value="2023-01-29T00:00:00" table:style-name="ce3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8</text:p>
          </table:table-cell>
          <table:table-cell office:value-type="string" table:style-name="ce2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7-01T00:00:00" table:style-name="ce3">
            <text:p>01/07/22</text:p>
          </table:table-cell>
          <table:table-cell office:value-type="date" office:date-value="2022-08-10T00:00:00" table:style-name="ce3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3</text:p>
          </table:table-cell>
          <table:table-cell office:value-type="string" table:style-name="ce2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3-08-09T00:00:00" table:style-name="ce3">
            <text:p>09/08/23</text:p>
          </table:table-cell>
          <table:table-cell office:value-type="date" office:date-value="2023-09-19T00:00:00" table:style-name="ce3">
            <text:p>19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3</text:p>
          </table:table-cell>
          <table:table-cell office:value-type="string" table:style-name="ce2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7-06T00:00:00" table:style-name="ce3">
            <text:p>06/07/22</text:p>
          </table:table-cell>
          <table:table-cell office:value-type="date" office:date-value="2022-08-15T00:00:00" table:style-name="ce3">
            <text:p>15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713</text:p>
          </table:table-cell>
          <table:table-cell office:value-type="string" table:style-name="ce2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5-28T00:00:00" table:style-name="ce3">
            <text:p>28/05/22</text:p>
          </table:table-cell>
          <table:table-cell office:value-type="date" office:date-value="2022-07-08T00:00:00" table:style-name="ce3">
            <text:p>08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4</text:p>
          </table:table-cell>
          <table:table-cell office:value-type="string" table:style-name="ce2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5-09T00:00:00" table:style-name="ce3">
            <text:p>09/05/22</text:p>
          </table:table-cell>
          <table:table-cell office:value-type="date" office:date-value="2022-06-19T00:00:00" table:style-name="ce3">
            <text:p>19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4</text:p>
          </table:table-cell>
          <table:table-cell office:value-type="string" table:style-name="ce2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3-04-04T00:00:00" table:style-name="ce3">
            <text:p>04/04/23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808</text:p>
          </table:table-cell>
          <table:table-cell office:value-type="string" table:style-name="ce2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3-06-26T00:00:00" table:style-name="ce3">
            <text:p>26/06/23</text:p>
          </table:table-cell>
          <table:table-cell office:value-type="date" office:date-value="2023-08-06T00:00:00" table:style-name="ce3">
            <text:p>06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39</text:p>
          </table:table-cell>
          <table:table-cell office:value-type="string" table:style-name="ce2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3-10-04T00:00:00" table:style-name="ce3">
            <text:p>04/10/23</text:p>
          </table:table-cell>
          <table:table-cell office:value-type="date" office:date-value="2023-11-14T00:00:00" table:style-name="ce3">
            <text:p>14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21</text:p>
          </table:table-cell>
          <table:table-cell office:value-type="string" table:style-name="ce2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7-04T00:00:00" table:style-name="ce3">
            <text:p>04/07/22</text:p>
          </table:table-cell>
          <table:table-cell office:value-type="date" office:date-value="2022-08-13T00:00:00" table:style-name="ce3">
            <text:p>13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9</text:p>
          </table:table-cell>
          <table:table-cell office:value-type="string" table:style-name="ce2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12-02T00:00:00" table:style-name="ce3">
            <text:p>02/12/22</text:p>
          </table:table-cell>
          <table:table-cell office:value-type="date" office:date-value="2023-02-11T00:00:00" table:style-name="ce3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9</text:p>
          </table:table-cell>
          <table:table-cell office:value-type="string" table:style-name="ce2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5-14T00:00:00" table:style-name="ce3">
            <text:p>14/05/22</text:p>
          </table:table-cell>
          <table:table-cell office:value-type="date" office:date-value="2022-06-24T00:00:00" table:style-name="ce3">
            <text:p>24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2</text:p>
          </table:table-cell>
          <table:table-cell office:value-type="string" table:style-name="ce2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11-20T00:00:00" table:style-name="ce3">
            <text:p>20/11/22</text:p>
          </table:table-cell>
          <table:table-cell office:value-type="date" office:date-value="2022-12-01T00:00:00" table:style-name="ce3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91</text:p>
          </table:table-cell>
          <table:table-cell office:value-type="string" table:style-name="ce2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3-02-07T00:00:00" table:style-name="ce3">
            <text:p>07/02/23</text:p>
          </table:table-cell>
          <table:table-cell office:value-type="date" office:date-value="2023-03-20T00:00:00" table:style-name="ce3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04</text:p>
          </table:table-cell>
          <table:table-cell office:value-type="string" table:style-name="ce2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6-17T00:00:00" table:style-name="ce3">
            <text:p>17/06/22</text:p>
          </table:table-cell>
          <table:table-cell office:value-type="date" office:date-value="2022-07-27T00:00:00" table:style-name="ce3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8</text:p>
          </table:table-cell>
          <table:table-cell office:value-type="string" table:style-name="ce2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5-13T00:00:00" table:style-name="ce3">
            <text:p>13/05/22</text:p>
          </table:table-cell>
          <table:table-cell office:value-type="date" office:date-value="2022-06-23T00:00:00" table:style-name="ce3">
            <text:p>23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20</text:p>
          </table:table-cell>
          <table:table-cell office:value-type="string" table:style-name="ce2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3-07-27T00:00:00" table:style-name="ce3">
            <text:p>27/07/23</text:p>
          </table:table-cell>
          <table:table-cell office:value-type="date" office:date-value="2023-09-06T00:00:00" table:style-name="ce3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72</text:p>
          </table:table-cell>
          <table:table-cell office:value-type="string" table:style-name="ce2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11-30T00:00:00" table:style-name="ce3">
            <text:p>30/11/22</text:p>
          </table:table-cell>
          <table:table-cell office:value-type="date" office:date-value="2022-12-11T00:00:00" table:style-name="ce3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1</text:p>
          </table:table-cell>
          <table:table-cell office:value-type="string" table:style-name="ce2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4-26T00:00:00" table:style-name="ce3">
            <text:p>26/04/22</text:p>
          </table:table-cell>
          <table:table-cell office:value-type="date" office:date-value="2022-06-06T00:00:00" table:style-name="ce3">
            <text:p>06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43</text:p>
          </table:table-cell>
          <table:table-cell office:value-type="string" table:style-name="ce2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11-01T00:00:00" table:style-name="ce3">
            <text:p>01/11/22</text:p>
          </table:table-cell>
          <table:table-cell office:value-type="date" office:date-value="2022-11-12T00:00:00" table:style-name="ce3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5</text:p>
          </table:table-cell>
          <table:table-cell office:value-type="string" table:style-name="ce2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10-15T00:00:00" table:style-name="ce3">
            <text:p>15/10/22</text:p>
          </table:table-cell>
          <table:table-cell office:value-type="date" office:date-value="2022-11-25T00:00:00" table:style-name="ce3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8</text:p>
          </table:table-cell>
          <table:table-cell office:value-type="string" table:style-name="ce2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3-09-23T00:00:00" table:style-name="ce3">
            <text:p>23/09/23</text:p>
          </table:table-cell>
          <table:table-cell office:value-type="date" office:date-value="2023-11-03T00:00:00" table:style-name="ce3">
            <text:p>03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47</text:p>
          </table:table-cell>
          <table:table-cell office:value-type="string" table:style-name="ce2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3-10-12T00:00:00" table:style-name="ce3">
            <text:p>12/10/23</text:p>
          </table:table-cell>
          <table:table-cell office:value-type="date" office:date-value="2023-11-22T00:00:00" table:style-name="ce3">
            <text:p>22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7</text:p>
          </table:table-cell>
          <table:table-cell office:value-type="string" table:style-name="ce2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3-06-05T00:00:00" table:style-name="ce3">
            <text:p>05/06/23</text:p>
          </table:table-cell>
          <table:table-cell office:value-type="date" office:date-value="2023-07-16T00:00:00" table:style-name="ce3">
            <text:p>16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4</text:p>
          </table:table-cell>
          <table:table-cell office:value-type="string" table:style-name="ce2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11-07T00:00:00" table:style-name="ce3">
            <text:p>07/11/22</text:p>
          </table:table-cell>
          <table:table-cell office:value-type="date" office:date-value="2023-01-17T00:00:00" table:style-name="ce3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0</text:p>
          </table:table-cell>
          <table:table-cell office:value-type="string" table:style-name="ce2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4-25T00:00:00" table:style-name="ce3">
            <text:p>25/04/22</text:p>
          </table:table-cell>
          <table:table-cell office:value-type="date" office:date-value="2022-06-05T00:00:00" table:style-name="ce3">
            <text:p>05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4</text:p>
          </table:table-cell>
          <table:table-cell office:value-type="string" table:style-name="ce2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4-29T00:00:00" table:style-name="ce3">
            <text:p>29/04/22</text:p>
          </table:table-cell>
          <table:table-cell office:value-type="date" office:date-value="2022-06-09T00:00:00" table:style-name="ce3">
            <text:p>09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9</text:p>
          </table:table-cell>
          <table:table-cell office:value-type="string" table:style-name="ce2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6-12T00:00:00" table:style-name="ce3">
            <text:p>12/06/22</text:p>
          </table:table-cell>
          <table:table-cell office:value-type="date" office:date-value="2022-07-22T00:00:00" table:style-name="ce3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72</text:p>
          </table:table-cell>
          <table:table-cell office:value-type="string" table:style-name="ce2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11-25T00:00:00" table:style-name="ce3">
            <text:p>25/11/22</text:p>
          </table:table-cell>
          <table:table-cell office:value-type="date" office:date-value="2023-02-04T00:00:00" table:style-name="ce3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80</text:p>
          </table:table-cell>
          <table:table-cell office:value-type="string" table:style-name="ce2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3-03-31T00:00:00" table:style-name="ce3">
            <text:p>31/03/23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8</text:p>
          </table:table-cell>
          <table:table-cell office:value-type="string" table:style-name="ce2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11-11T00:00:00" table:style-name="ce3">
            <text:p>11/11/22</text:p>
          </table:table-cell>
          <table:table-cell office:value-type="date" office:date-value="2023-01-21T00:00:00" table:style-name="ce3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30</text:p>
          </table:table-cell>
          <table:table-cell office:value-type="string" table:style-name="ce2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3-08-06T00:00:00" table:style-name="ce3">
            <text:p>06/08/23</text:p>
          </table:table-cell>
          <table:table-cell office:value-type="date" office:date-value="2023-09-16T00:00:00" table:style-name="ce3">
            <text:p>16/09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5</text:p>
          </table:table-cell>
          <table:table-cell office:value-type="string" table:style-name="ce2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11-23T00:00:00" table:style-name="ce3">
            <text:p>23/11/22</text:p>
          </table:table-cell>
          <table:table-cell office:value-type="date" office:date-value="2022-12-04T00:00:00" table:style-name="ce3">
            <text:p>04/12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4</text:p>
          </table:table-cell>
          <table:table-cell office:value-type="string" table:style-name="ce2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3-07-11T00:00:00" table:style-name="ce3">
            <text:p>11/07/23</text:p>
          </table:table-cell>
          <table:table-cell office:value-type="date" office:date-value="2023-08-21T00:00:00" table:style-name="ce3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54</text:p>
          </table:table-cell>
          <table:table-cell office:value-type="string" table:style-name="ce2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3-10-19T00:00:00" table:style-name="ce3">
            <text:p>19/10/23</text:p>
          </table:table-cell>
          <table:table-cell office:value-type="date" office:date-value="2023-11-29T00:00:00" table:style-name="ce3">
            <text:p>29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7890124</text:p>
          </table:table-cell>
          <table:table-cell office:value-type="string" table:style-name="ce2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3-09-10T00:00:00" table:style-name="ce3">
            <text:p>10/09/23</text:p>
          </table:table-cell>
          <table:table-cell office:value-type="date" office:date-value="2023-10-20T00:00:00" table:style-name="ce3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4</text:p>
          </table:table-cell>
          <table:table-cell office:value-type="string" table:style-name="ce2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3-03-25T00:00:00" table:style-name="ce3">
            <text:p>25/03/23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60</text:p>
          </table:table-cell>
          <table:table-cell office:value-type="string" table:style-name="ce2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11-18T00:00:00" table:style-name="ce3">
            <text:p>18/11/22</text:p>
          </table:table-cell>
          <table:table-cell office:value-type="date" office:date-value="2022-11-29T00:00:00" table:style-name="ce3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79</text:p>
          </table:table-cell>
          <table:table-cell office:value-type="string" table:style-name="ce2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4-15T00:00:00" table:style-name="ce3">
            <text:p>15/04/22</text:p>
          </table:table-cell>
          <table:table-cell office:value-type="date" office:date-value="2022-05-25T00:00:00" table:style-name="ce3">
            <text:p>25/05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57</text:p>
          </table:table-cell>
          <table:table-cell office:value-type="string" table:style-name="ce2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11-10T00:00:00" table:style-name="ce3">
            <text:p>10/11/22</text:p>
          </table:table-cell>
          <table:table-cell office:value-type="date" office:date-value="2023-01-20T00:00:00" table:style-name="ce3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85</text:p>
          </table:table-cell>
          <table:table-cell office:value-type="string" table:style-name="ce2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3-02-01T00:00:00" table:style-name="ce3">
            <text:p>01/02/23</text:p>
          </table:table-cell>
          <table:table-cell office:value-type="date" office:date-value="2023-03-14T00:00:00" table:style-name="ce3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34</text:p>
          </table:table-cell>
          <table:table-cell office:value-type="string" table:style-name="ce2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4T00:00:00" table:style-name="ce3">
            <text:p>04/09/22</text:p>
          </table:table-cell>
          <table:table-cell office:value-type="date" office:date-value="2022-10-15T00:00:00" table:style-name="ce3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5678905</text:p>
          </table:table-cell>
          <table:table-cell office:value-type="string" table:style-name="ce2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3-07-12T00:00:00" table:style-name="ce3">
            <text:p>12/07/23</text:p>
          </table:table-cell>
          <table:table-cell office:value-type="date" office:date-value="2023-08-22T00:00:00" table:style-name="ce3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64</text:p>
          </table:table-cell>
          <table:table-cell office:value-type="string" table:style-name="ce2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11-17T00:00:00" table:style-name="ce3">
            <text:p>17/11/22</text:p>
          </table:table-cell>
          <table:table-cell office:value-type="date" office:date-value="2023-01-27T00:00:00" table:style-name="ce3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78</text:p>
          </table:table-cell>
          <table:table-cell office:value-type="string" table:style-name="ce2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3-01-25T00:00:00" table:style-name="ce3">
            <text:p>25/01/23</text:p>
          </table:table-cell>
          <table:table-cell office:value-type="date" office:date-value="2023-03-07T00:00:00" table:style-name="ce3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2</text:p>
          </table:table-cell>
          <table:table-cell office:value-type="string" table:style-name="ce2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4-27T00:00:00" table:style-name="ce3">
            <text:p>27/04/22</text:p>
          </table:table-cell>
          <table:table-cell office:value-type="date" office:date-value="2022-06-07T00:00:00" table:style-name="ce3">
            <text:p>07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5</text:p>
          </table:table-cell>
          <table:table-cell office:value-type="string" table:style-name="ce2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6-08T00:00:00" table:style-name="ce3">
            <text:p>08/06/22</text:p>
          </table:table-cell>
          <table:table-cell office:value-type="date" office:date-value="2022-07-18T00:00:00" table:style-name="ce3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93</text:p>
          </table:table-cell>
          <table:table-cell office:value-type="string" table:style-name="ce2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5-08T00:00:00" table:style-name="ce3">
            <text:p>08/05/22</text:p>
          </table:table-cell>
          <table:table-cell office:value-type="date" office:date-value="2022-06-18T00:00:00" table:style-name="ce3">
            <text:p>18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6</text:p>
          </table:table-cell>
          <table:table-cell office:value-type="string" table:style-name="ce2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3-01-13T00:00:00" table:style-name="ce3">
            <text:p>13/01/23</text:p>
          </table:table-cell>
          <table:table-cell office:value-type="date" office:date-value="2023-02-23T00:00:00" table:style-name="ce3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2</text:p>
          </table:table-cell>
          <table:table-cell office:value-type="string" table:style-name="ce2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3-01-09T00:00:00" table:style-name="ce3">
            <text:p>09/01/23</text:p>
          </table:table-cell>
          <table:table-cell office:value-type="date" office:date-value="2023-02-19T00:00:00" table:style-name="ce3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8901234</text:p>
          </table:table-cell>
          <table:table-cell office:value-type="string" table:style-name="ce2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3-01-13T00:00:00" table:style-name="ce3">
            <text:p>13/01/23</text:p>
          </table:table-cell>
          <table:table-cell office:value-type="date" office:date-value="2023-03-20T00:00:00" table:style-name="ce3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3</text:p>
          </table:table-cell>
          <table:table-cell office:value-type="string" table:style-name="ce2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3-03-24T00:00:00" table:style-name="ce3">
            <text:p>24/03/2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0123467</text:p>
          </table:table-cell>
          <table:table-cell office:value-type="string" table:style-name="ce2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3-01-14T00:00:00" table:style-name="ce3">
            <text:p>14/01/23</text:p>
          </table:table-cell>
          <table:table-cell office:value-type="date" office:date-value="2023-02-24T00:00:00" table:style-name="ce3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910</text:p>
          </table:table-cell>
          <table:table-cell office:value-type="string" table:style-name="ce2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6-23T00:00:00" table:style-name="ce3">
            <text:p>23/06/22</text:p>
          </table:table-cell>
          <table:table-cell office:value-type="date" office:date-value="2022-08-02T00:00:00" table:style-name="ce3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22</text:p>
          </table:table-cell>
          <table:table-cell office:value-type="string" table:style-name="ce2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8-23T00:00:00" table:style-name="ce3">
            <text:p>23/08/22</text:p>
          </table:table-cell>
          <table:table-cell office:value-type="date" office:date-value="2022-10-03T00:00:00" table:style-name="ce3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4567893</text:p>
          </table:table-cell>
          <table:table-cell office:value-type="string" table:style-name="ce2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6-06T00:00:00" table:style-name="ce3">
            <text:p>06/06/22</text:p>
          </table:table-cell>
          <table:table-cell office:value-type="date" office:date-value="2022-07-16T00:00:00" table:style-name="ce3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92</text:p>
          </table:table-cell>
          <table:table-cell office:value-type="string" table:style-name="ce2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3-06-10T00:00:00" table:style-name="ce3">
            <text:p>10/06/23</text:p>
          </table:table-cell>
          <table:table-cell office:value-type="date" office:date-value="2023-07-21T00:00:00" table:style-name="ce3">
            <text:p>21/07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4</text:p>
          </table:table-cell>
          <table:table-cell office:value-type="string" table:style-name="ce2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8-15T00:00:00" table:style-name="ce3">
            <text:p>15/08/22</text:p>
          </table:table-cell>
          <table:table-cell office:value-type="date" office:date-value="2022-09-25T00:00:00" table:style-name="ce3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3456789</text:p>
          </table:table-cell>
          <table:table-cell office:value-type="string" table:style-name="ce2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3-09-22T00:00:00" table:style-name="ce3">
            <text:p>22/09/23</text:p>
          </table:table-cell>
          <table:table-cell office:value-type="date" office:date-value="2023-11-30T00:00:00" table:style-name="ce3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1234576</text:p>
          </table:table-cell>
          <table:table-cell office:value-type="string" table:style-name="ce2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3-03-27T00:00:00" table:style-name="ce3">
            <text:p>27/03/23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49</text:p>
          </table:table-cell>
          <table:table-cell office:value-type="string" table:style-name="ce2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11-02T00:00:00" table:style-name="ce3">
            <text:p>02/11/22</text:p>
          </table:table-cell>
          <table:table-cell office:value-type="date" office:date-value="2023-01-12T00:00:00" table:style-name="ce3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2345685</text:p>
          </table:table-cell>
          <table:table-cell office:value-type="string" table:style-name="ce2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4-30T00:00:00" table:style-name="ce3">
            <text:p>30/04/22</text:p>
          </table:table-cell>
          <table:table-cell office:value-type="date" office:date-value="2022-06-10T00:00:00" table:style-name="ce3">
            <text:p>10/06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6789018</text:p>
          </table:table-cell>
          <table:table-cell office:value-type="string" table:style-name="ce2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8-19T00:00:00" table:style-name="ce3">
            <text:p>19/08/22</text:p>
          </table:table-cell>
          <table:table-cell office:value-type="date" office:date-value="2022-09-29T00:00:00" table:style-name="ce3">
            <text:p>29/09/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9012345</text:p>
          </table:table-cell>
          <table:table-cell office:value-type="string" table:style-name="ce2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3-04-24T00:00:00" table:style-name="ce3">
            <text:p>24/04/23</text:p>
          </table:table-cell>
          <table:table-cell office:value-type="date" office:date-value="2023-07-01T00:00:00" table:style-name="ce3">
            <text:p>01/07/23</text:p>
          </table:table-cell>
          <table:table-cell table:number-columns-repeated="16379"/>
        </table:table-row>
        <table:table-row table:number-rows-repeated="1047876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6">
            <text:p>Codice</text:p>
          </table:table-cell>
          <table:table-cell office:value-type="string" table:style-name="ce6">
            <text:p>TipoSIM</text:p>
          </table:table-cell>
          <table:table-cell office:value-type="string" table:style-name="ce6">
            <text:p>AssociataA</text:p>
          </table:table-cell>
          <table:table-cell office:value-type="string" table:style-name="ce6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912346065" table:style-name="ce2">
            <text:p>3912346065</text:p>
          </table:table-cell>
          <table:table-cell office:value-type="string" table:style-name="ce2">
            <text:p>Standard</text:p>
          </table:table-cell>
          <table:table-cell office:value-type="float" office:value="3934567890" table:style-name="ce2">
            <text:p>3934567890</text:p>
          </table:table-cell>
          <table:table-cell office:value-type="date" office:date-value="2023-04-02T00:00:00" table:style-name="ce3">
            <text:p>02/04/23</text:p>
          </table:table-cell>
          <table:table-cell table:number-columns-repeated="16380"/>
        </table:table-row>
        <table:table-row table:style-name="ro1">
          <table:table-cell office:value-type="float" office:value="3912345920" table:style-name="ce2">
            <text:p>3912345920</text:p>
          </table:table-cell>
          <table:table-cell office:value-type="string" table:style-name="ce2">
            <text:p>Micro</text:p>
          </table:table-cell>
          <table:table-cell office:value-type="float" office:value="3987654321" table:style-name="ce2">
            <text:p>3987654321</text:p>
          </table:table-cell>
          <table:table-cell office:value-type="date" office:date-value="2023-07-16T00:00:00" table:style-name="ce3">
            <text:p>16/07/23</text:p>
          </table:table-cell>
          <table:table-cell table:number-columns-repeated="16380"/>
        </table:table-row>
        <table:table-row table:style-name="ro1">
          <table:table-cell office:value-type="float" office:value="3912345845" table:style-name="ce2">
            <text:p>3912345845</text:p>
          </table:table-cell>
          <table:table-cell office:value-type="string" table:style-name="ce2">
            <text:p>Nano</text:p>
          </table:table-cell>
          <table:table-cell office:value-type="float" office:value="3976543210" table:style-name="ce2">
            <text:p>3976543210</text:p>
          </table:table-cell>
          <table:table-cell office:value-type="date" office:date-value="2023-11-23T00:00:00" table:style-name="ce3">
            <text:p>23/11/23</text:p>
          </table:table-cell>
          <table:table-cell table:number-columns-repeated="16380"/>
        </table:table-row>
        <table:table-row table:style-name="ro1">
          <table:table-cell office:value-type="float" office:value="3912346132" table:style-name="ce2">
            <text:p>3912346132</text:p>
          </table:table-cell>
          <table:table-cell office:value-type="string" table:style-name="ce2">
            <text:p>Standard</text:p>
          </table:table-cell>
          <table:table-cell office:value-type="float" office:value="3965432109" table:style-name="ce2">
            <text:p>3965432109</text:p>
          </table:table-cell>
          <table:table-cell office:value-type="date" office:date-value="2023-02-08T00:00:00" table:style-name="ce3">
            <text:p>08/02/23</text:p>
          </table:table-cell>
          <table:table-cell table:number-columns-repeated="16380"/>
        </table:table-row>
        <table:table-row table:style-name="ro1">
          <table:table-cell office:value-type="float" office:value="3912345953" table:style-name="ce2">
            <text:p>3912345953</text:p>
          </table:table-cell>
          <table:table-cell office:value-type="string" table:style-name="ce2">
            <text:p>Elettronica</text:p>
          </table:table-cell>
          <table:table-cell office:value-type="float" office:value="3990123456" table:style-name="ce2">
            <text:p>3990123456</text:p>
          </table:table-cell>
          <table:table-cell office:value-type="date" office:date-value="2023-03-19T00:00:00" table:style-name="ce3">
            <text:p>19/03/23</text:p>
          </table:table-cell>
          <table:table-cell table:number-columns-repeated="16380"/>
        </table:table-row>
        <table:table-row table:style-name="ro1">
          <table:table-cell office:value-type="float" office:value="3912346044" table:style-name="ce2">
            <text:p>3912346044</text:p>
          </table:table-cell>
          <table:table-cell office:value-type="string" table:style-name="ce2">
            <text:p>Nano</text:p>
          </table:table-cell>
          <table:table-cell office:value-type="float" office:value="3943218765" table:style-name="ce2">
            <text:p>3943218765</text:p>
          </table:table-cell>
          <table:table-cell office:value-type="date" office:date-value="2023-06-30T00:00:00" table:style-name="ce3">
            <text:p>30/06/23</text:p>
          </table:table-cell>
          <table:table-cell table:number-columns-repeated="16380"/>
        </table:table-row>
        <table:table-row table:style-name="ro1">
          <table:table-cell office:value-type="float" office:value="3912346112" table:style-name="ce2">
            <text:p>3912346112</text:p>
          </table:table-cell>
          <table:table-cell office:value-type="string" table:style-name="ce2">
            <text:p>Micro</text:p>
          </table:table-cell>
          <table:table-cell office:value-type="float" office:value="3990987654" table:style-name="ce2">
            <text:p>3990987654</text:p>
          </table:table-cell>
          <table:table-cell office:value-type="date" office:date-value="2022-09-10T00:00:00" table:style-name="ce3">
            <text:p>10/09/22</text:p>
          </table:table-cell>
          <table:table-cell table:number-columns-repeated="16380"/>
        </table:table-row>
        <table:table-row table:style-name="ro1">
          <table:table-cell office:value-type="float" office:value="3912346093" table:style-name="ce2">
            <text:p>3912346093</text:p>
          </table:table-cell>
          <table:table-cell office:value-type="string" table:style-name="ce2">
            <text:p>Standard</text:p>
          </table:table-cell>
          <table:table-cell office:value-type="float" office:value="3912345678" table:style-name="ce2">
            <text:p>3912345678</text:p>
          </table:table-cell>
          <table:table-cell office:value-type="date" office:date-value="2023-01-14T00:00:00" table:style-name="ce3">
            <text:p>14/01/23</text:p>
          </table:table-cell>
          <table:table-cell table:number-columns-repeated="16380"/>
        </table:table-row>
        <table:table-row table:style-name="ro1">
          <table:table-cell office:value-type="float" office:value="3912346096" table:style-name="ce2">
            <text:p>3912346096</text:p>
          </table:table-cell>
          <table:table-cell office:value-type="string" table:style-name="ce2">
            <text:p>Elettronica</text:p>
          </table:table-cell>
          <table:table-cell office:value-type="float" office:value="3998765432" table:style-name="ce2">
            <text:p>3998765432</text:p>
          </table:table-cell>
          <table:table-cell office:value-type="date" office:date-value="2023-04-25T00:00:00" table:style-name="ce3">
            <text:p>25/04/23</text:p>
          </table:table-cell>
          <table:table-cell table:number-columns-repeated="16380"/>
        </table:table-row>
        <table:table-row table:style-name="ro1">
          <table:table-cell office:value-type="float" office:value="3912345867" table:style-name="ce2">
            <text:p>3912345867</text:p>
          </table:table-cell>
          <table:table-cell office:value-type="string" table:style-name="ce2">
            <text:p>Nano</text:p>
          </table:table-cell>
          <table:table-cell office:value-type="float" office:value="3923456789" table:style-name="ce2">
            <text:p>3923456789</text:p>
          </table:table-cell>
          <table:table-cell office:value-type="date" office:date-value="2023-07-04T00:00:00" table:style-name="ce3">
            <text:p>04/07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2">
            <text:p>3912346028</text:p>
          </table:table-cell>
          <table:table-cell office:value-type="string" table:style-name="ce2">
            <text:p>Standard</text:p>
          </table:table-cell>
          <table:table-cell office:value-type="float" office:value="3987654460" table:style-name="ce2">
            <text:p>3987654460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22" table:style-name="ce2">
            <text:p>3912345922</text:p>
          </table:table-cell>
          <table:table-cell office:value-type="string" table:style-name="ce2">
            <text:p>Micro</text:p>
          </table:table-cell>
          <table:table-cell office:value-type="float" office:value="3990987720" table:style-name="ce2">
            <text:p>3990987720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00" table:style-name="ce2">
            <text:p>3912345900</text:p>
          </table:table-cell>
          <table:table-cell office:value-type="string" table:style-name="ce2">
            <text:p>Nano</text:p>
          </table:table-cell>
          <table:table-cell office:value-type="float" office:value="3934567960" table:style-name="ce2">
            <text:p>3934567960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66" table:style-name="ce2">
            <text:p>3912346166</text:p>
          </table:table-cell>
          <table:table-cell office:value-type="string" table:style-name="ce2">
            <text:p>Elettronica</text:p>
          </table:table-cell>
          <table:table-cell office:value-type="float" office:value="3912345750" table:style-name="ce2">
            <text:p>3912345750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864" table:style-name="ce2">
            <text:p>3912345864</text:p>
          </table:table-cell>
          <table:table-cell office:value-type="string" table:style-name="ce2">
            <text:p>Standard</text:p>
          </table:table-cell>
          <table:table-cell office:value-type="float" office:value="3987654461" table:style-name="ce2">
            <text:p>398765446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73" table:style-name="ce2">
            <text:p>3912345973</text:p>
          </table:table-cell>
          <table:table-cell office:value-type="string" table:style-name="ce2">
            <text:p>Micro</text:p>
          </table:table-cell>
          <table:table-cell office:value-type="float" office:value="3998765501" table:style-name="ce2">
            <text:p>399876550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62" table:style-name="ce2">
            <text:p>3912346162</text:p>
          </table:table-cell>
          <table:table-cell office:value-type="string" table:style-name="ce2">
            <text:p>Nano</text:p>
          </table:table-cell>
          <table:table-cell office:value-type="float" office:value="3943218831" table:style-name="ce2">
            <text:p>394321883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087" table:style-name="ce2">
            <text:p>3912346087</text:p>
          </table:table-cell>
          <table:table-cell office:value-type="string" table:style-name="ce2">
            <text:p>Elettronica</text:p>
          </table:table-cell>
          <table:table-cell office:value-type="float" office:value="3965432171" table:style-name="ce2">
            <text:p>396543217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95" table:style-name="ce2">
            <text:p>3912345995</text:p>
          </table:table-cell>
          <table:table-cell office:value-type="string" table:style-name="ce2">
            <text:p>Standard</text:p>
          </table:table-cell>
          <table:table-cell office:value-type="float" office:value="3976543271" table:style-name="ce2">
            <text:p>397654327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02" table:style-name="ce2">
            <text:p>3912346102</text:p>
          </table:table-cell>
          <table:table-cell office:value-type="string" table:style-name="ce2">
            <text:p>Micro</text:p>
          </table:table-cell>
          <table:table-cell office:value-type="float" office:value="3990123521" table:style-name="ce2">
            <text:p>3990123521</text:p>
          </table:table-cell>
          <table:table-cell office:value-type="date" office:date-value="2023-05-01T00:00:00" table:style-name="ce3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892" table:style-name="ce2">
            <text:p>3912345892</text:p>
          </table:table-cell>
          <table:table-cell office:value-type="string" table:style-name="ce2">
            <text:p>Standard</text:p>
          </table:table-cell>
          <table:table-cell office:value-type="float" office:value="3987654462" table:style-name="ce2">
            <text:p>398765446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53" table:style-name="ce2">
            <text:p>3912346053</text:p>
          </table:table-cell>
          <table:table-cell office:value-type="string" table:style-name="ce2">
            <text:p>Micro</text:p>
          </table:table-cell>
          <table:table-cell office:value-type="float" office:value="3990987722" table:style-name="ce2">
            <text:p>399098772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5906" table:style-name="ce2">
            <text:p>3912345906</text:p>
          </table:table-cell>
          <table:table-cell office:value-type="string" table:style-name="ce2">
            <text:p>Nano</text:p>
          </table:table-cell>
          <table:table-cell office:value-type="float" office:value="3934567962" table:style-name="ce2">
            <text:p>393456796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2">
            <text:p>3912346026</text:p>
          </table:table-cell>
          <table:table-cell office:value-type="string" table:style-name="ce2">
            <text:p>Elettronica</text:p>
          </table:table-cell>
          <table:table-cell office:value-type="float" office:value="3912345752" table:style-name="ce2">
            <text:p>391234575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2">
            <text:p>3912346034</text:p>
          </table:table-cell>
          <table:table-cell office:value-type="string" table:style-name="ce2">
            <text:p>Standard</text:p>
          </table:table-cell>
          <table:table-cell office:value-type="float" office:value="3987654463" table:style-name="ce2">
            <text:p>3987654463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67" table:style-name="ce2">
            <text:p>3912346067</text:p>
          </table:table-cell>
          <table:table-cell office:value-type="string" table:style-name="ce2">
            <text:p>Micro</text:p>
          </table:table-cell>
          <table:table-cell office:value-type="float" office:value="3998765502" table:style-name="ce2">
            <text:p>399876550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125" table:style-name="ce2">
            <text:p>3912346125</text:p>
          </table:table-cell>
          <table:table-cell office:value-type="string" table:style-name="ce2">
            <text:p>Nano</text:p>
          </table:table-cell>
          <table:table-cell office:value-type="float" office:value="3943218832" table:style-name="ce2">
            <text:p>394321883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07" table:style-name="ce2">
            <text:p>3912346007</text:p>
          </table:table-cell>
          <table:table-cell office:value-type="string" table:style-name="ce2">
            <text:p>Elettronica</text:p>
          </table:table-cell>
          <table:table-cell office:value-type="float" office:value="3965432172" table:style-name="ce2">
            <text:p>396543217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2">
            <text:p>3912346025</text:p>
          </table:table-cell>
          <table:table-cell office:value-type="string" table:style-name="ce2">
            <text:p>Standard</text:p>
          </table:table-cell>
          <table:table-cell office:value-type="float" office:value="3976543272" table:style-name="ce2">
            <text:p>397654327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5909" table:style-name="ce2">
            <text:p>3912345909</text:p>
          </table:table-cell>
          <table:table-cell office:value-type="string" table:style-name="ce2">
            <text:p>Micro</text:p>
          </table:table-cell>
          <table:table-cell office:value-type="float" office:value="3990123522" table:style-name="ce2">
            <text:p>3990123522</text:p>
          </table:table-cell>
          <table:table-cell office:value-type="date" office:date-value="2023-05-02T00:00:00" table:style-name="ce3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101" table:style-name="ce2">
            <text:p>3912346101</text:p>
          </table:table-cell>
          <table:table-cell office:value-type="string" table:style-name="ce2">
            <text:p>Standard</text:p>
          </table:table-cell>
          <table:table-cell office:value-type="float" office:value="3987654464" table:style-name="ce2">
            <text:p>3987654464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61" table:style-name="ce2">
            <text:p>3912346061</text:p>
          </table:table-cell>
          <table:table-cell office:value-type="string" table:style-name="ce2">
            <text:p>Micro</text:p>
          </table:table-cell>
          <table:table-cell office:value-type="float" office:value="3990987723" table:style-name="ce2">
            <text:p>399098772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71" table:style-name="ce2">
            <text:p>3912346071</text:p>
          </table:table-cell>
          <table:table-cell office:value-type="string" table:style-name="ce2">
            <text:p>Nano</text:p>
          </table:table-cell>
          <table:table-cell office:value-type="float" office:value="3934567963" table:style-name="ce2">
            <text:p>393456796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118" table:style-name="ce2">
            <text:p>3912346118</text:p>
          </table:table-cell>
          <table:table-cell office:value-type="string" table:style-name="ce2">
            <text:p>Elettronica</text:p>
          </table:table-cell>
          <table:table-cell office:value-type="float" office:value="3912345753" table:style-name="ce2">
            <text:p>391234575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110" table:style-name="ce2">
            <text:p>3912346110</text:p>
          </table:table-cell>
          <table:table-cell office:value-type="string" table:style-name="ce2">
            <text:p>Standard</text:p>
          </table:table-cell>
          <table:table-cell office:value-type="float" office:value="3987654465" table:style-name="ce2">
            <text:p>3987654465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03" table:style-name="ce2">
            <text:p>3912346003</text:p>
          </table:table-cell>
          <table:table-cell office:value-type="string" table:style-name="ce2">
            <text:p>Micro</text:p>
          </table:table-cell>
          <table:table-cell office:value-type="float" office:value="3998765503" table:style-name="ce2">
            <text:p>399876550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09" table:style-name="ce2">
            <text:p>3912346009</text:p>
          </table:table-cell>
          <table:table-cell office:value-type="string" table:style-name="ce2">
            <text:p>Nano</text:p>
          </table:table-cell>
          <table:table-cell office:value-type="float" office:value="3943218833" table:style-name="ce2">
            <text:p>394321883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64" table:style-name="ce2">
            <text:p>3912346064</text:p>
          </table:table-cell>
          <table:table-cell office:value-type="string" table:style-name="ce2">
            <text:p>Elettronica</text:p>
          </table:table-cell>
          <table:table-cell office:value-type="float" office:value="3965432173" table:style-name="ce2">
            <text:p>396543217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54" table:style-name="ce2">
            <text:p>3912346054</text:p>
          </table:table-cell>
          <table:table-cell office:value-type="string" table:style-name="ce2">
            <text:p>Standard</text:p>
          </table:table-cell>
          <table:table-cell office:value-type="float" office:value="3976543273" table:style-name="ce2">
            <text:p>397654327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2">
            <text:p>3912346015</text:p>
          </table:table-cell>
          <table:table-cell office:value-type="string" table:style-name="ce2">
            <text:p>Micro</text:p>
          </table:table-cell>
          <table:table-cell office:value-type="float" office:value="3990123523" table:style-name="ce2">
            <text:p>3990123523</text:p>
          </table:table-cell>
          <table:table-cell office:value-type="date" office:date-value="2023-05-03T00:00:00" table:style-name="ce3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88" table:style-name="ce2">
            <text:p>3912346088</text:p>
          </table:table-cell>
          <table:table-cell office:value-type="string" table:style-name="ce2">
            <text:p>Standard</text:p>
          </table:table-cell>
          <table:table-cell office:value-type="float" office:value="3987654466" table:style-name="ce2">
            <text:p>3987654466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33" table:style-name="ce2">
            <text:p>3912346133</text:p>
          </table:table-cell>
          <table:table-cell office:value-type="string" table:style-name="ce2">
            <text:p>Micro</text:p>
          </table:table-cell>
          <table:table-cell office:value-type="float" office:value="3990987724" table:style-name="ce2">
            <text:p>399098772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56" table:style-name="ce2">
            <text:p>3912346056</text:p>
          </table:table-cell>
          <table:table-cell office:value-type="string" table:style-name="ce2">
            <text:p>Nano</text:p>
          </table:table-cell>
          <table:table-cell office:value-type="float" office:value="3934567964" table:style-name="ce2">
            <text:p>393456796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15" table:style-name="ce2">
            <text:p>3912345915</text:p>
          </table:table-cell>
          <table:table-cell office:value-type="string" table:style-name="ce2">
            <text:p>Elettronica</text:p>
          </table:table-cell>
          <table:table-cell office:value-type="float" office:value="3912345754" table:style-name="ce2">
            <text:p>391234575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47" table:style-name="ce2">
            <text:p>3912346047</text:p>
          </table:table-cell>
          <table:table-cell office:value-type="string" table:style-name="ce2">
            <text:p>Standard</text:p>
          </table:table-cell>
          <table:table-cell office:value-type="float" office:value="3987654467" table:style-name="ce2">
            <text:p>3987654467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28" table:style-name="ce2">
            <text:p>3912345928</text:p>
          </table:table-cell>
          <table:table-cell office:value-type="string" table:style-name="ce2">
            <text:p>Micro</text:p>
          </table:table-cell>
          <table:table-cell office:value-type="float" office:value="3998765504" table:style-name="ce2">
            <text:p>399876550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02" table:style-name="ce1">
            <text:p>3912346002</text:p>
          </table:table-cell>
          <table:table-cell office:value-type="string" table:style-name="ce2">
            <text:p>Nano</text:p>
          </table:table-cell>
          <table:table-cell office:value-type="float" office:value="3943218834" table:style-name="ce2">
            <text:p>394321883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2">
            <text:p>3912346031</text:p>
          </table:table-cell>
          <table:table-cell office:value-type="string" table:style-name="ce2">
            <text:p>Elettronica</text:p>
          </table:table-cell>
          <table:table-cell office:value-type="float" office:value="3965432174" table:style-name="ce2">
            <text:p>396543217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64" table:style-name="ce2">
            <text:p>3912345964</text:p>
          </table:table-cell>
          <table:table-cell office:value-type="string" table:style-name="ce2">
            <text:p>Standard</text:p>
          </table:table-cell>
          <table:table-cell office:value-type="float" office:value="3976543274" table:style-name="ce2">
            <text:p>397654327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51" table:style-name="ce2">
            <text:p>3912346151</text:p>
          </table:table-cell>
          <table:table-cell office:value-type="string" table:style-name="ce2">
            <text:p>Micro</text:p>
          </table:table-cell>
          <table:table-cell office:value-type="float" office:value="3990123524" table:style-name="ce2">
            <text:p>3990123524</text:p>
          </table:table-cell>
          <table:table-cell office:value-type="date" office:date-value="2023-05-04T00:00:00" table:style-name="ce3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17" table:style-name="ce2">
            <text:p>3912346117</text:p>
          </table:table-cell>
          <table:table-cell office:value-type="string" table:style-name="ce2">
            <text:p>Standard</text:p>
          </table:table-cell>
          <table:table-cell office:value-type="float" office:value="3987654468" table:style-name="ce2">
            <text:p>3987654468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81" table:style-name="ce2">
            <text:p>3912345881</text:p>
          </table:table-cell>
          <table:table-cell office:value-type="string" table:style-name="ce2">
            <text:p>Micro</text:p>
          </table:table-cell>
          <table:table-cell office:value-type="float" office:value="3990987725" table:style-name="ce2">
            <text:p>399098772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21" table:style-name="ce2">
            <text:p>3912346121</text:p>
          </table:table-cell>
          <table:table-cell office:value-type="string" table:style-name="ce2">
            <text:p>Nano</text:p>
          </table:table-cell>
          <table:table-cell office:value-type="float" office:value="3934567965" table:style-name="ce2">
            <text:p>393456796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63" table:style-name="ce2">
            <text:p>3912346163</text:p>
          </table:table-cell>
          <table:table-cell office:value-type="string" table:style-name="ce2">
            <text:p>Elettronica</text:p>
          </table:table-cell>
          <table:table-cell office:value-type="float" office:value="3912345755" table:style-name="ce2">
            <text:p>391234575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962" table:style-name="ce2">
            <text:p>3912345962</text:p>
          </table:table-cell>
          <table:table-cell office:value-type="string" table:style-name="ce2">
            <text:p>Standard</text:p>
          </table:table-cell>
          <table:table-cell office:value-type="float" office:value="3987654469" table:style-name="ce2">
            <text:p>3987654469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72" table:style-name="ce2">
            <text:p>3912345872</text:p>
          </table:table-cell>
          <table:table-cell office:value-type="string" table:style-name="ce2">
            <text:p>Micro</text:p>
          </table:table-cell>
          <table:table-cell office:value-type="float" office:value="3998765505" table:style-name="ce2">
            <text:p>399876550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2">
            <text:p>3912346023</text:p>
          </table:table-cell>
          <table:table-cell office:value-type="string" table:style-name="ce2">
            <text:p>Nano</text:p>
          </table:table-cell>
          <table:table-cell office:value-type="float" office:value="3943218835" table:style-name="ce2">
            <text:p>394321883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67" table:style-name="ce2">
            <text:p>3912346167</text:p>
          </table:table-cell>
          <table:table-cell office:value-type="string" table:style-name="ce2">
            <text:p>Elettronica</text:p>
          </table:table-cell>
          <table:table-cell office:value-type="float" office:value="3965432175" table:style-name="ce2">
            <text:p>396543217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22" table:style-name="ce2">
            <text:p>3912346122</text:p>
          </table:table-cell>
          <table:table-cell office:value-type="string" table:style-name="ce2">
            <text:p>Standard</text:p>
          </table:table-cell>
          <table:table-cell office:value-type="float" office:value="3976543275" table:style-name="ce2">
            <text:p>397654327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83" table:style-name="ce2">
            <text:p>3912345883</text:p>
          </table:table-cell>
          <table:table-cell office:value-type="string" table:style-name="ce2">
            <text:p>Micro</text:p>
          </table:table-cell>
          <table:table-cell office:value-type="float" office:value="3990123525" table:style-name="ce2">
            <text:p>3990123525</text:p>
          </table:table-cell>
          <table:table-cell office:value-type="date" office:date-value="2023-05-05T00:00:00" table:style-name="ce3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2">
            <text:p>3912346037</text:p>
          </table:table-cell>
          <table:table-cell office:value-type="string" table:style-name="ce2">
            <text:p>Standard</text:p>
          </table:table-cell>
          <table:table-cell office:value-type="float" office:value="3987654470" table:style-name="ce2">
            <text:p>3987654470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45" table:style-name="ce2">
            <text:p>3912345945</text:p>
          </table:table-cell>
          <table:table-cell office:value-type="string" table:style-name="ce2">
            <text:p>Micro</text:p>
          </table:table-cell>
          <table:table-cell office:value-type="float" office:value="3990987726" table:style-name="ce2">
            <text:p>399098772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62" table:style-name="ce2">
            <text:p>3912346062</text:p>
          </table:table-cell>
          <table:table-cell office:value-type="string" table:style-name="ce2">
            <text:p>Nano</text:p>
          </table:table-cell>
          <table:table-cell office:value-type="float" office:value="3934567966" table:style-name="ce2">
            <text:p>393456796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05" table:style-name="ce2">
            <text:p>3912346105</text:p>
          </table:table-cell>
          <table:table-cell office:value-type="string" table:style-name="ce2">
            <text:p>Elettronica</text:p>
          </table:table-cell>
          <table:table-cell office:value-type="float" office:value="3912345756" table:style-name="ce2">
            <text:p>391234575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73" table:style-name="ce2">
            <text:p>3912346073</text:p>
          </table:table-cell>
          <table:table-cell office:value-type="string" table:style-name="ce2">
            <text:p>Standard</text:p>
          </table:table-cell>
          <table:table-cell office:value-type="float" office:value="3987654471" table:style-name="ce2">
            <text:p>3987654471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29" table:style-name="ce2">
            <text:p>3912346129</text:p>
          </table:table-cell>
          <table:table-cell office:value-type="string" table:style-name="ce2">
            <text:p>Micro</text:p>
          </table:table-cell>
          <table:table-cell office:value-type="float" office:value="3998765506" table:style-name="ce2">
            <text:p>399876550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84" table:style-name="ce2">
            <text:p>3912345984</text:p>
          </table:table-cell>
          <table:table-cell office:value-type="string" table:style-name="ce2">
            <text:p>Nano</text:p>
          </table:table-cell>
          <table:table-cell office:value-type="float" office:value="3943218836" table:style-name="ce2">
            <text:p>394321883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46" table:style-name="ce2">
            <text:p>3912345946</text:p>
          </table:table-cell>
          <table:table-cell office:value-type="string" table:style-name="ce2">
            <text:p>Elettronica</text:p>
          </table:table-cell>
          <table:table-cell office:value-type="float" office:value="3965432176" table:style-name="ce2">
            <text:p>396543217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30" table:style-name="ce2">
            <text:p>3912346130</text:p>
          </table:table-cell>
          <table:table-cell office:value-type="string" table:style-name="ce2">
            <text:p>Standard</text:p>
          </table:table-cell>
          <table:table-cell office:value-type="float" office:value="3976543276" table:style-name="ce2">
            <text:p>397654327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42" table:style-name="ce2">
            <text:p>3912346142</text:p>
          </table:table-cell>
          <table:table-cell office:value-type="string" table:style-name="ce2">
            <text:p>Micro</text:p>
          </table:table-cell>
          <table:table-cell office:value-type="float" office:value="3990123526" table:style-name="ce2">
            <text:p>3990123526</text:p>
          </table:table-cell>
          <table:table-cell office:value-type="date" office:date-value="2023-05-06T00:00:00" table:style-name="ce3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52" table:style-name="ce2">
            <text:p>3912346052</text:p>
          </table:table-cell>
          <table:table-cell office:value-type="string" table:style-name="ce2">
            <text:p>Standard</text:p>
          </table:table-cell>
          <table:table-cell office:value-type="float" office:value="3987654472" table:style-name="ce2">
            <text:p>3987654472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82" table:style-name="ce2">
            <text:p>3912346082</text:p>
          </table:table-cell>
          <table:table-cell office:value-type="string" table:style-name="ce2">
            <text:p>Micro</text:p>
          </table:table-cell>
          <table:table-cell office:value-type="float" office:value="3990987727" table:style-name="ce2">
            <text:p>399098772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85" table:style-name="ce2">
            <text:p>3912346085</text:p>
          </table:table-cell>
          <table:table-cell office:value-type="string" table:style-name="ce2">
            <text:p>Nano</text:p>
          </table:table-cell>
          <table:table-cell office:value-type="float" office:value="3934567967" table:style-name="ce2">
            <text:p>393456796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35" table:style-name="ce2">
            <text:p>3912345935</text:p>
          </table:table-cell>
          <table:table-cell office:value-type="string" table:style-name="ce2">
            <text:p>Elettronica</text:p>
          </table:table-cell>
          <table:table-cell office:value-type="float" office:value="3912345757" table:style-name="ce2">
            <text:p>391234575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63" table:style-name="ce2">
            <text:p>3912345963</text:p>
          </table:table-cell>
          <table:table-cell office:value-type="string" table:style-name="ce2">
            <text:p>Standard</text:p>
          </table:table-cell>
          <table:table-cell office:value-type="float" office:value="3987654473" table:style-name="ce2">
            <text:p>3987654473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113" table:style-name="ce2">
            <text:p>3912346113</text:p>
          </table:table-cell>
          <table:table-cell office:value-type="string" table:style-name="ce2">
            <text:p>Micro</text:p>
          </table:table-cell>
          <table:table-cell office:value-type="float" office:value="3998765507" table:style-name="ce2">
            <text:p>399876550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87" table:style-name="ce2">
            <text:p>3912345987</text:p>
          </table:table-cell>
          <table:table-cell office:value-type="string" table:style-name="ce2">
            <text:p>Nano</text:p>
          </table:table-cell>
          <table:table-cell office:value-type="float" office:value="3943218837" table:style-name="ce2">
            <text:p>394321883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74" table:style-name="ce2">
            <text:p>3912346074</text:p>
          </table:table-cell>
          <table:table-cell office:value-type="string" table:style-name="ce2">
            <text:p>Elettronica</text:p>
          </table:table-cell>
          <table:table-cell office:value-type="float" office:value="3965432177" table:style-name="ce2">
            <text:p>396543217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05" table:style-name="ce2">
            <text:p>3912346005</text:p>
          </table:table-cell>
          <table:table-cell office:value-type="string" table:style-name="ce2">
            <text:p>Standard</text:p>
          </table:table-cell>
          <table:table-cell office:value-type="float" office:value="3976543277" table:style-name="ce2">
            <text:p>397654327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63" table:style-name="ce2">
            <text:p>3912346063</text:p>
          </table:table-cell>
          <table:table-cell office:value-type="string" table:style-name="ce2">
            <text:p>Micro</text:p>
          </table:table-cell>
          <table:table-cell office:value-type="float" office:value="3990123527" table:style-name="ce2">
            <text:p>3990123527</text:p>
          </table:table-cell>
          <table:table-cell office:value-type="date" office:date-value="2023-05-07T00:00:00" table:style-name="ce3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82" table:style-name="ce2">
            <text:p>3912345982</text:p>
          </table:table-cell>
          <table:table-cell office:value-type="string" table:style-name="ce2">
            <text:p>Standard</text:p>
          </table:table-cell>
          <table:table-cell office:value-type="float" office:value="3987654474" table:style-name="ce2">
            <text:p>3987654474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873" table:style-name="ce2">
            <text:p>3912345873</text:p>
          </table:table-cell>
          <table:table-cell office:value-type="string" table:style-name="ce2">
            <text:p>Micro</text:p>
          </table:table-cell>
          <table:table-cell office:value-type="float" office:value="3990987728" table:style-name="ce2">
            <text:p>399098772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2">
            <text:p>3912346036</text:p>
          </table:table-cell>
          <table:table-cell office:value-type="string" table:style-name="ce2">
            <text:p>Nano</text:p>
          </table:table-cell>
          <table:table-cell office:value-type="float" office:value="3934567968" table:style-name="ce2">
            <text:p>393456796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08" table:style-name="ce2">
            <text:p>3912346008</text:p>
          </table:table-cell>
          <table:table-cell office:value-type="string" table:style-name="ce2">
            <text:p>Elettronica</text:p>
          </table:table-cell>
          <table:table-cell office:value-type="float" office:value="3912345758" table:style-name="ce2">
            <text:p>391234575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980" table:style-name="ce2">
            <text:p>3912345980</text:p>
          </table:table-cell>
          <table:table-cell office:value-type="string" table:style-name="ce2">
            <text:p>Standard</text:p>
          </table:table-cell>
          <table:table-cell office:value-type="float" office:value="3987654475" table:style-name="ce2">
            <text:p>3987654475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66" table:style-name="ce2">
            <text:p>3912346066</text:p>
          </table:table-cell>
          <table:table-cell office:value-type="string" table:style-name="ce2">
            <text:p>Micro</text:p>
          </table:table-cell>
          <table:table-cell office:value-type="float" office:value="3998765508" table:style-name="ce2">
            <text:p>399876550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976" table:style-name="ce2">
            <text:p>3912345976</text:p>
          </table:table-cell>
          <table:table-cell office:value-type="string" table:style-name="ce2">
            <text:p>Nano</text:p>
          </table:table-cell>
          <table:table-cell office:value-type="float" office:value="3943218838" table:style-name="ce2">
            <text:p>394321883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2">
            <text:p>3912346035</text:p>
          </table:table-cell>
          <table:table-cell office:value-type="string" table:style-name="ce2">
            <text:p>Elettronica</text:p>
          </table:table-cell>
          <table:table-cell office:value-type="float" office:value="3965432178" table:style-name="ce2">
            <text:p>396543217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124" table:style-name="ce2">
            <text:p>3912346124</text:p>
          </table:table-cell>
          <table:table-cell office:value-type="string" table:style-name="ce2">
            <text:p>Standard</text:p>
          </table:table-cell>
          <table:table-cell office:value-type="float" office:value="3976543278" table:style-name="ce2">
            <text:p>397654327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2">
            <text:p>3912346029</text:p>
          </table:table-cell>
          <table:table-cell office:value-type="string" table:style-name="ce2">
            <text:p>Micro</text:p>
          </table:table-cell>
          <table:table-cell office:value-type="float" office:value="3990123528" table:style-name="ce2">
            <text:p>3990123528</text:p>
          </table:table-cell>
          <table:table-cell office:value-type="date" office:date-value="2023-05-08T00:00:00" table:style-name="ce3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898" table:style-name="ce2">
            <text:p>3912345898</text:p>
          </table:table-cell>
          <table:table-cell office:value-type="string" table:style-name="ce2">
            <text:p>Standard</text:p>
          </table:table-cell>
          <table:table-cell office:value-type="float" office:value="3987654476" table:style-name="ce2">
            <text:p>3987654476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86" table:style-name="ce2">
            <text:p>3912346086</text:p>
          </table:table-cell>
          <table:table-cell office:value-type="string" table:style-name="ce2">
            <text:p>Micro</text:p>
          </table:table-cell>
          <table:table-cell office:value-type="float" office:value="3990987729" table:style-name="ce2">
            <text:p>399098772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80" table:style-name="ce2">
            <text:p>3912346080</text:p>
          </table:table-cell>
          <table:table-cell office:value-type="string" table:style-name="ce2">
            <text:p>Nano</text:p>
          </table:table-cell>
          <table:table-cell office:value-type="float" office:value="3934567969" table:style-name="ce2">
            <text:p>393456796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68" table:style-name="ce2">
            <text:p>3912346068</text:p>
          </table:table-cell>
          <table:table-cell office:value-type="string" table:style-name="ce2">
            <text:p>Elettronica</text:p>
          </table:table-cell>
          <table:table-cell office:value-type="float" office:value="3912345759" table:style-name="ce2">
            <text:p>391234575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88" table:style-name="ce2">
            <text:p>3912345988</text:p>
          </table:table-cell>
          <table:table-cell office:value-type="string" table:style-name="ce2">
            <text:p>Standard</text:p>
          </table:table-cell>
          <table:table-cell office:value-type="float" office:value="3987654477" table:style-name="ce2">
            <text:p>3987654477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04" table:style-name="ce2">
            <text:p>3912345904</text:p>
          </table:table-cell>
          <table:table-cell office:value-type="string" table:style-name="ce2">
            <text:p>Micro</text:p>
          </table:table-cell>
          <table:table-cell office:value-type="float" office:value="3998765509" table:style-name="ce2">
            <text:p>399876550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60" table:style-name="ce2">
            <text:p>3912346060</text:p>
          </table:table-cell>
          <table:table-cell office:value-type="string" table:style-name="ce2">
            <text:p>Nano</text:p>
          </table:table-cell>
          <table:table-cell office:value-type="float" office:value="3943218839" table:style-name="ce2">
            <text:p>394321883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126" table:style-name="ce2">
            <text:p>3912346126</text:p>
          </table:table-cell>
          <table:table-cell office:value-type="string" table:style-name="ce2">
            <text:p>Elettronica</text:p>
          </table:table-cell>
          <table:table-cell office:value-type="float" office:value="3965432179" table:style-name="ce2">
            <text:p>396543217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07" table:style-name="ce2">
            <text:p>3912345907</text:p>
          </table:table-cell>
          <table:table-cell office:value-type="string" table:style-name="ce2">
            <text:p>Standard</text:p>
          </table:table-cell>
          <table:table-cell office:value-type="float" office:value="3976543279" table:style-name="ce2">
            <text:p>397654327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57" table:style-name="ce2">
            <text:p>3912346057</text:p>
          </table:table-cell>
          <table:table-cell office:value-type="string" table:style-name="ce2">
            <text:p>Micro</text:p>
          </table:table-cell>
          <table:table-cell office:value-type="float" office:value="3990123529" table:style-name="ce2">
            <text:p>3990123529</text:p>
          </table:table-cell>
          <table:table-cell office:value-type="date" office:date-value="2023-05-09T00:00:00" table:style-name="ce3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140" table:style-name="ce2">
            <text:p>3912346140</text:p>
          </table:table-cell>
          <table:table-cell office:value-type="string" table:style-name="ce2">
            <text:p>Standard</text:p>
          </table:table-cell>
          <table:table-cell office:value-type="float" office:value="3987654478" table:style-name="ce2">
            <text:p>3987654478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94" table:style-name="ce2">
            <text:p>3912346094</text:p>
          </table:table-cell>
          <table:table-cell office:value-type="string" table:style-name="ce2">
            <text:p>Micro</text:p>
          </table:table-cell>
          <table:table-cell office:value-type="float" office:value="3990987730" table:style-name="ce2">
            <text:p>399098773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918" table:style-name="ce2">
            <text:p>3912345918</text:p>
          </table:table-cell>
          <table:table-cell office:value-type="string" table:style-name="ce2">
            <text:p>Nano</text:p>
          </table:table-cell>
          <table:table-cell office:value-type="float" office:value="3934567970" table:style-name="ce2">
            <text:p>393456797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143" table:style-name="ce2">
            <text:p>3912346143</text:p>
          </table:table-cell>
          <table:table-cell office:value-type="string" table:style-name="ce2">
            <text:p>Elettronica</text:p>
          </table:table-cell>
          <table:table-cell office:value-type="float" office:value="3912345760" table:style-name="ce2">
            <text:p>391234576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100" table:style-name="ce2">
            <text:p>3912346100</text:p>
          </table:table-cell>
          <table:table-cell office:value-type="string" table:style-name="ce2">
            <text:p>Standard</text:p>
          </table:table-cell>
          <table:table-cell office:value-type="float" office:value="3987654479" table:style-name="ce2">
            <text:p>3987654479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59" table:style-name="ce2">
            <text:p>3912346059</text:p>
          </table:table-cell>
          <table:table-cell office:value-type="string" table:style-name="ce2">
            <text:p>Micro</text:p>
          </table:table-cell>
          <table:table-cell office:value-type="float" office:value="3998765510" table:style-name="ce2">
            <text:p>399876551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76" table:style-name="ce2">
            <text:p>3912346076</text:p>
          </table:table-cell>
          <table:table-cell office:value-type="string" table:style-name="ce2">
            <text:p>Nano</text:p>
          </table:table-cell>
          <table:table-cell office:value-type="float" office:value="3943218840" table:style-name="ce2">
            <text:p>394321884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969" table:style-name="ce2">
            <text:p>3912345969</text:p>
          </table:table-cell>
          <table:table-cell office:value-type="string" table:style-name="ce2">
            <text:p>Elettronica</text:p>
          </table:table-cell>
          <table:table-cell office:value-type="float" office:value="3965432180" table:style-name="ce2">
            <text:p>396543218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95" table:style-name="ce2">
            <text:p>3912346095</text:p>
          </table:table-cell>
          <table:table-cell office:value-type="string" table:style-name="ce2">
            <text:p>Standard</text:p>
          </table:table-cell>
          <table:table-cell office:value-type="float" office:value="3976543280" table:style-name="ce2">
            <text:p>397654328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51" table:style-name="ce2">
            <text:p>3912346051</text:p>
          </table:table-cell>
          <table:table-cell office:value-type="string" table:style-name="ce2">
            <text:p>Micro</text:p>
          </table:table-cell>
          <table:table-cell office:value-type="float" office:value="3990123530" table:style-name="ce2">
            <text:p>3990123530</text:p>
          </table:table-cell>
          <table:table-cell office:value-type="date" office:date-value="2023-05-10T00:00:00" table:style-name="ce3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897" table:style-name="ce2">
            <text:p>3912345897</text:p>
          </table:table-cell>
          <table:table-cell office:value-type="string" table:style-name="ce2">
            <text:p>Standard</text:p>
          </table:table-cell>
          <table:table-cell office:value-type="float" office:value="3987654480" table:style-name="ce2">
            <text:p>3987654480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50" table:style-name="ce2">
            <text:p>3912346150</text:p>
          </table:table-cell>
          <table:table-cell office:value-type="string" table:style-name="ce2">
            <text:p>Micro</text:p>
          </table:table-cell>
          <table:table-cell office:value-type="float" office:value="3990987731" table:style-name="ce2">
            <text:p>399098773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42" table:style-name="ce2">
            <text:p>3912346042</text:p>
          </table:table-cell>
          <table:table-cell office:value-type="string" table:style-name="ce2">
            <text:p>Nano</text:p>
          </table:table-cell>
          <table:table-cell office:value-type="float" office:value="3934567971" table:style-name="ce2">
            <text:p>393456797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34" table:style-name="ce2">
            <text:p>3912345934</text:p>
          </table:table-cell>
          <table:table-cell office:value-type="string" table:style-name="ce2">
            <text:p>Elettronica</text:p>
          </table:table-cell>
          <table:table-cell office:value-type="float" office:value="3912345761" table:style-name="ce2">
            <text:p>391234576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2">
            <text:p>3912346017</text:p>
          </table:table-cell>
          <table:table-cell office:value-type="string" table:style-name="ce2">
            <text:p>Standard</text:p>
          </table:table-cell>
          <table:table-cell office:value-type="float" office:value="3987654481" table:style-name="ce2">
            <text:p>398765448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79" table:style-name="ce2">
            <text:p>3912346079</text:p>
          </table:table-cell>
          <table:table-cell office:value-type="string" table:style-name="ce2">
            <text:p>Micro</text:p>
          </table:table-cell>
          <table:table-cell office:value-type="float" office:value="3998765511" table:style-name="ce2">
            <text:p>399876551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47" table:style-name="ce2">
            <text:p>3912346147</text:p>
          </table:table-cell>
          <table:table-cell office:value-type="string" table:style-name="ce2">
            <text:p>Nano</text:p>
          </table:table-cell>
          <table:table-cell office:value-type="float" office:value="3943218841" table:style-name="ce2">
            <text:p>394321884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01" table:style-name="ce2">
            <text:p>3912345901</text:p>
          </table:table-cell>
          <table:table-cell office:value-type="string" table:style-name="ce2">
            <text:p>Elettronica</text:p>
          </table:table-cell>
          <table:table-cell office:value-type="float" office:value="3965432181" table:style-name="ce2">
            <text:p>396543218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19" table:style-name="ce2">
            <text:p>3912345919</text:p>
          </table:table-cell>
          <table:table-cell office:value-type="string" table:style-name="ce2">
            <text:p>Standard</text:p>
          </table:table-cell>
          <table:table-cell office:value-type="float" office:value="3976543281" table:style-name="ce2">
            <text:p>397654328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34" table:style-name="ce2">
            <text:p>3912346134</text:p>
          </table:table-cell>
          <table:table-cell office:value-type="string" table:style-name="ce2">
            <text:p>Micro</text:p>
          </table:table-cell>
          <table:table-cell office:value-type="float" office:value="3990123531" table:style-name="ce2">
            <text:p>3990123531</text:p>
          </table:table-cell>
          <table:table-cell office:value-type="date" office:date-value="2023-05-11T00:00:00" table:style-name="ce3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31" table:style-name="ce2">
            <text:p>3912346131</text:p>
          </table:table-cell>
          <table:table-cell office:value-type="string" table:style-name="ce2">
            <text:p>Standard</text:p>
          </table:table-cell>
          <table:table-cell office:value-type="float" office:value="3987654482" table:style-name="ce2">
            <text:p>398765448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07" table:style-name="ce2">
            <text:p>3912346107</text:p>
          </table:table-cell>
          <table:table-cell office:value-type="string" table:style-name="ce2">
            <text:p>Micro</text:p>
          </table:table-cell>
          <table:table-cell office:value-type="float" office:value="3990987732" table:style-name="ce2">
            <text:p>399098773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19" table:style-name="ce2">
            <text:p>3912346119</text:p>
          </table:table-cell>
          <table:table-cell office:value-type="string" table:style-name="ce2">
            <text:p>Nano</text:p>
          </table:table-cell>
          <table:table-cell office:value-type="float" office:value="3934567972" table:style-name="ce2">
            <text:p>393456797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56" table:style-name="ce2">
            <text:p>3912346156</text:p>
          </table:table-cell>
          <table:table-cell office:value-type="string" table:style-name="ce2">
            <text:p>Elettronica</text:p>
          </table:table-cell>
          <table:table-cell office:value-type="float" office:value="3912345762" table:style-name="ce2">
            <text:p>391234576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14" table:style-name="ce2">
            <text:p>3912346114</text:p>
          </table:table-cell>
          <table:table-cell office:value-type="string" table:style-name="ce2">
            <text:p>Standard</text:p>
          </table:table-cell>
          <table:table-cell office:value-type="float" office:value="3987654483" table:style-name="ce2">
            <text:p>3987654483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2">
            <text:p>3912346032</text:p>
          </table:table-cell>
          <table:table-cell office:value-type="string" table:style-name="ce2">
            <text:p>Micro</text:p>
          </table:table-cell>
          <table:table-cell office:value-type="float" office:value="3998765512" table:style-name="ce2">
            <text:p>399876551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2">
            <text:p>3912346021</text:p>
          </table:table-cell>
          <table:table-cell office:value-type="string" table:style-name="ce2">
            <text:p>Nano</text:p>
          </table:table-cell>
          <table:table-cell office:value-type="float" office:value="3943218842" table:style-name="ce2">
            <text:p>394321884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5896" table:style-name="ce2">
            <text:p>3912345896</text:p>
          </table:table-cell>
          <table:table-cell office:value-type="string" table:style-name="ce2">
            <text:p>Elettronica</text:p>
          </table:table-cell>
          <table:table-cell office:value-type="float" office:value="3965432182" table:style-name="ce2">
            <text:p>396543218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2">
            <text:p>3912346039</text:p>
          </table:table-cell>
          <table:table-cell office:value-type="string" table:style-name="ce2">
            <text:p>Standard</text:p>
          </table:table-cell>
          <table:table-cell office:value-type="float" office:value="3976543282" table:style-name="ce2">
            <text:p>397654328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89" table:style-name="ce2">
            <text:p>3912346089</text:p>
          </table:table-cell>
          <table:table-cell office:value-type="string" table:style-name="ce2">
            <text:p>Micro</text:p>
          </table:table-cell>
          <table:table-cell office:value-type="float" office:value="3990123532" table:style-name="ce2">
            <text:p>3990123532</text:p>
          </table:table-cell>
          <table:table-cell office:value-type="date" office:date-value="2023-05-12T00:00:00" table:style-name="ce3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28" table:style-name="ce2">
            <text:p>3912346128</text:p>
          </table:table-cell>
          <table:table-cell office:value-type="string" table:style-name="ce2">
            <text:p>Standard</text:p>
          </table:table-cell>
          <table:table-cell office:value-type="float" office:value="3987654484" table:style-name="ce2">
            <text:p>3987654484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16" table:style-name="ce2">
            <text:p>3912346116</text:p>
          </table:table-cell>
          <table:table-cell office:value-type="string" table:style-name="ce2">
            <text:p>Micro</text:p>
          </table:table-cell>
          <table:table-cell office:value-type="float" office:value="3990987733" table:style-name="ce2">
            <text:p>399098773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15" table:style-name="ce2">
            <text:p>3912346115</text:p>
          </table:table-cell>
          <table:table-cell office:value-type="string" table:style-name="ce2">
            <text:p>Nano</text:p>
          </table:table-cell>
          <table:table-cell office:value-type="float" office:value="3934567973" table:style-name="ce2">
            <text:p>393456797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39" table:style-name="ce2">
            <text:p>3912346139</text:p>
          </table:table-cell>
          <table:table-cell office:value-type="string" table:style-name="ce2">
            <text:p>Elettronica</text:p>
          </table:table-cell>
          <table:table-cell office:value-type="float" office:value="3912345763" table:style-name="ce2">
            <text:p>391234576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35" table:style-name="ce2">
            <text:p>3912346135</text:p>
          </table:table-cell>
          <table:table-cell office:value-type="string" table:style-name="ce2">
            <text:p>Standard</text:p>
          </table:table-cell>
          <table:table-cell office:value-type="float" office:value="3987654485" table:style-name="ce2">
            <text:p>3987654485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84" table:style-name="ce2">
            <text:p>3912346084</text:p>
          </table:table-cell>
          <table:table-cell office:value-type="string" table:style-name="ce2">
            <text:p>Micro</text:p>
          </table:table-cell>
          <table:table-cell office:value-type="float" office:value="3998765513" table:style-name="ce2">
            <text:p>399876551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57" table:style-name="ce2">
            <text:p>3912346157</text:p>
          </table:table-cell>
          <table:table-cell office:value-type="string" table:style-name="ce2">
            <text:p>Nano</text:p>
          </table:table-cell>
          <table:table-cell office:value-type="float" office:value="3943218843" table:style-name="ce2">
            <text:p>394321884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46" table:style-name="ce2">
            <text:p>3912346046</text:p>
          </table:table-cell>
          <table:table-cell office:value-type="string" table:style-name="ce2">
            <text:p>Elettronica</text:p>
          </table:table-cell>
          <table:table-cell office:value-type="float" office:value="3965432183" table:style-name="ce2">
            <text:p>396543218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5985" table:style-name="ce2">
            <text:p>3912345985</text:p>
          </table:table-cell>
          <table:table-cell office:value-type="string" table:style-name="ce2">
            <text:p>Standard</text:p>
          </table:table-cell>
          <table:table-cell office:value-type="float" office:value="3976543283" table:style-name="ce2">
            <text:p>397654328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44" table:style-name="ce2">
            <text:p>3912346144</text:p>
          </table:table-cell>
          <table:table-cell office:value-type="string" table:style-name="ce2">
            <text:p>Micro</text:p>
          </table:table-cell>
          <table:table-cell office:value-type="float" office:value="3990123533" table:style-name="ce2">
            <text:p>3990123533</text:p>
          </table:table-cell>
          <table:table-cell office:value-type="date" office:date-value="2023-05-13T00:00:00" table:style-name="ce3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2">
            <text:p>3912346014</text:p>
          </table:table-cell>
          <table:table-cell office:value-type="string" table:style-name="ce2">
            <text:p>Standard</text:p>
          </table:table-cell>
          <table:table-cell office:value-type="float" office:value="3987654486" table:style-name="ce2">
            <text:p>3987654486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5950" table:style-name="ce2">
            <text:p>3912345950</text:p>
          </table:table-cell>
          <table:table-cell office:value-type="string" table:style-name="ce2">
            <text:p>Micro</text:p>
          </table:table-cell>
          <table:table-cell office:value-type="float" office:value="3990987734" table:style-name="ce2">
            <text:p>399098773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91" table:style-name="ce2">
            <text:p>3912346091</text:p>
          </table:table-cell>
          <table:table-cell office:value-type="string" table:style-name="ce2">
            <text:p>Nano</text:p>
          </table:table-cell>
          <table:table-cell office:value-type="float" office:value="3934567974" table:style-name="ce2">
            <text:p>393456797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2">
            <text:p>3912346033</text:p>
          </table:table-cell>
          <table:table-cell office:value-type="string" table:style-name="ce2">
            <text:p>Elettronica</text:p>
          </table:table-cell>
          <table:table-cell office:value-type="float" office:value="3912345764" table:style-name="ce2">
            <text:p>391234576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2">
            <text:p>3912346038</text:p>
          </table:table-cell>
          <table:table-cell office:value-type="string" table:style-name="ce2">
            <text:p>Standard</text:p>
          </table:table-cell>
          <table:table-cell office:value-type="float" office:value="3987654487" table:style-name="ce2">
            <text:p>3987654487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04" table:style-name="ce2">
            <text:p>3912346004</text:p>
          </table:table-cell>
          <table:table-cell office:value-type="string" table:style-name="ce2">
            <text:p>Micro</text:p>
          </table:table-cell>
          <table:table-cell office:value-type="float" office:value="3998765514" table:style-name="ce2">
            <text:p>399876551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11" table:style-name="ce2">
            <text:p>3912346111</text:p>
          </table:table-cell>
          <table:table-cell office:value-type="string" table:style-name="ce2">
            <text:p>Nano</text:p>
          </table:table-cell>
          <table:table-cell office:value-type="float" office:value="3943218844" table:style-name="ce2">
            <text:p>394321884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38" table:style-name="ce2">
            <text:p>3912346138</text:p>
          </table:table-cell>
          <table:table-cell office:value-type="string" table:style-name="ce2">
            <text:p>Elettronica</text:p>
          </table:table-cell>
          <table:table-cell office:value-type="float" office:value="3965432184" table:style-name="ce2">
            <text:p>396543218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36" table:style-name="ce2">
            <text:p>3912346136</text:p>
          </table:table-cell>
          <table:table-cell office:value-type="string" table:style-name="ce2">
            <text:p>Standard</text:p>
          </table:table-cell>
          <table:table-cell office:value-type="float" office:value="3976543284" table:style-name="ce2">
            <text:p>397654328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20" table:style-name="ce2">
            <text:p>3912346120</text:p>
          </table:table-cell>
          <table:table-cell office:value-type="string" table:style-name="ce2">
            <text:p>Micro</text:p>
          </table:table-cell>
          <table:table-cell office:value-type="float" office:value="3990123534" table:style-name="ce2">
            <text:p>3990123534</text:p>
          </table:table-cell>
          <table:table-cell office:value-type="date" office:date-value="2023-05-14T00:00:00" table:style-name="ce3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70" table:style-name="ce2">
            <text:p>3912346070</text:p>
          </table:table-cell>
          <table:table-cell office:value-type="string" table:style-name="ce2">
            <text:p>Standard</text:p>
          </table:table-cell>
          <table:table-cell office:value-type="float" office:value="3987654488" table:style-name="ce2">
            <text:p>3987654488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97" table:style-name="ce2">
            <text:p>3912346097</text:p>
          </table:table-cell>
          <table:table-cell office:value-type="string" table:style-name="ce2">
            <text:p>Micro</text:p>
          </table:table-cell>
          <table:table-cell office:value-type="float" office:value="3990987735" table:style-name="ce2">
            <text:p>399098773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2">
            <text:p>3912346018</text:p>
          </table:table-cell>
          <table:table-cell office:value-type="string" table:style-name="ce2">
            <text:p>Nano</text:p>
          </table:table-cell>
          <table:table-cell office:value-type="float" office:value="3934567975" table:style-name="ce2">
            <text:p>393456797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2">
            <text:p>3912346027</text:p>
          </table:table-cell>
          <table:table-cell office:value-type="string" table:style-name="ce2">
            <text:p>Elettronica</text:p>
          </table:table-cell>
          <table:table-cell office:value-type="float" office:value="3912345765" table:style-name="ce2">
            <text:p>391234576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23" table:style-name="ce2">
            <text:p>3912346123</text:p>
          </table:table-cell>
          <table:table-cell office:value-type="string" table:style-name="ce2">
            <text:p>Standard</text:p>
          </table:table-cell>
          <table:table-cell office:value-type="float" office:value="3987654489" table:style-name="ce2">
            <text:p>3987654489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03" table:style-name="ce2">
            <text:p>3912346103</text:p>
          </table:table-cell>
          <table:table-cell office:value-type="string" table:style-name="ce2">
            <text:p>Micro</text:p>
          </table:table-cell>
          <table:table-cell office:value-type="float" office:value="3998765515" table:style-name="ce2">
            <text:p>399876551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5911" table:style-name="ce2">
            <text:p>3912345911</text:p>
          </table:table-cell>
          <table:table-cell office:value-type="string" table:style-name="ce2">
            <text:p>Nano</text:p>
          </table:table-cell>
          <table:table-cell office:value-type="float" office:value="3943218845" table:style-name="ce2">
            <text:p>394321884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08" table:style-name="ce2">
            <text:p>3912346108</text:p>
          </table:table-cell>
          <table:table-cell office:value-type="string" table:style-name="ce2">
            <text:p>Elettronica</text:p>
          </table:table-cell>
          <table:table-cell office:value-type="float" office:value="3965432185" table:style-name="ce2">
            <text:p>396543218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55" table:style-name="ce2">
            <text:p>3912346055</text:p>
          </table:table-cell>
          <table:table-cell office:value-type="string" table:style-name="ce2">
            <text:p>Standard</text:p>
          </table:table-cell>
          <table:table-cell office:value-type="float" office:value="3976543285" table:style-name="ce2">
            <text:p>397654328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83" table:style-name="ce2">
            <text:p>3912346083</text:p>
          </table:table-cell>
          <table:table-cell office:value-type="string" table:style-name="ce2">
            <text:p>Micro</text:p>
          </table:table-cell>
          <table:table-cell office:value-type="float" office:value="3990123535" table:style-name="ce2">
            <text:p>3990123535</text:p>
          </table:table-cell>
          <table:table-cell office:value-type="date" office:date-value="2023-05-15T00:00:00" table:style-name="ce3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37" table:style-name="ce2">
            <text:p>3912346137</text:p>
          </table:table-cell>
          <table:table-cell office:value-type="string" table:style-name="ce2">
            <text:p>Standard</text:p>
          </table:table-cell>
          <table:table-cell office:value-type="float" office:value="3987654490" table:style-name="ce2">
            <text:p>3987654490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17" table:style-name="ce2">
            <text:p>3912345917</text:p>
          </table:table-cell>
          <table:table-cell office:value-type="string" table:style-name="ce2">
            <text:p>Micro</text:p>
          </table:table-cell>
          <table:table-cell office:value-type="float" office:value="3990987736" table:style-name="ce2">
            <text:p>399098773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72" table:style-name="ce2">
            <text:p>3912346072</text:p>
          </table:table-cell>
          <table:table-cell office:value-type="string" table:style-name="ce2">
            <text:p>Nano</text:p>
          </table:table-cell>
          <table:table-cell office:value-type="float" office:value="3934567976" table:style-name="ce2">
            <text:p>393456797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127" table:style-name="ce2">
            <text:p>3912346127</text:p>
          </table:table-cell>
          <table:table-cell office:value-type="string" table:style-name="ce2">
            <text:p>Elettronica</text:p>
          </table:table-cell>
          <table:table-cell office:value-type="float" office:value="3912345766" table:style-name="ce2">
            <text:p>391234576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77" table:style-name="ce2">
            <text:p>3912346077</text:p>
          </table:table-cell>
          <table:table-cell office:value-type="string" table:style-name="ce2">
            <text:p>Standard</text:p>
          </table:table-cell>
          <table:table-cell office:value-type="float" office:value="3987654491" table:style-name="ce2">
            <text:p>3987654491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106" table:style-name="ce2">
            <text:p>3912346106</text:p>
          </table:table-cell>
          <table:table-cell office:value-type="string" table:style-name="ce2">
            <text:p>Micro</text:p>
          </table:table-cell>
          <table:table-cell office:value-type="float" office:value="3998765516" table:style-name="ce2">
            <text:p>399876551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2">
            <text:p>3912346016</text:p>
          </table:table-cell>
          <table:table-cell office:value-type="string" table:style-name="ce2">
            <text:p>Nano</text:p>
          </table:table-cell>
          <table:table-cell office:value-type="float" office:value="3943218846" table:style-name="ce2">
            <text:p>394321884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41" table:style-name="ce2">
            <text:p>3912346041</text:p>
          </table:table-cell>
          <table:table-cell office:value-type="string" table:style-name="ce2">
            <text:p>Elettronica</text:p>
          </table:table-cell>
          <table:table-cell office:value-type="float" office:value="3965432186" table:style-name="ce2">
            <text:p>396543218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58" table:style-name="ce2">
            <text:p>3912346058</text:p>
          </table:table-cell>
          <table:table-cell office:value-type="string" table:style-name="ce2">
            <text:p>Standard</text:p>
          </table:table-cell>
          <table:table-cell office:value-type="float" office:value="3976543286" table:style-name="ce2">
            <text:p>397654328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94" table:style-name="ce2">
            <text:p>3912345994</text:p>
          </table:table-cell>
          <table:table-cell office:value-type="string" table:style-name="ce2">
            <text:p>Micro</text:p>
          </table:table-cell>
          <table:table-cell office:value-type="float" office:value="3990123536" table:style-name="ce2">
            <text:p>3990123536</text:p>
          </table:table-cell>
          <table:table-cell office:value-type="date" office:date-value="2023-05-16T00:00:00" table:style-name="ce3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72" table:style-name="ce2">
            <text:p>3912345972</text:p>
          </table:table-cell>
          <table:table-cell office:value-type="string" table:style-name="ce2">
            <text:p>Standard</text:p>
          </table:table-cell>
          <table:table-cell office:value-type="float" office:value="3987654492" table:style-name="ce2">
            <text:p>3987654492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12" table:style-name="ce2">
            <text:p>3912346112</text:p>
          </table:table-cell>
          <table:table-cell office:value-type="string" table:style-name="ce2">
            <text:p>Micro</text:p>
          </table:table-cell>
          <table:table-cell office:value-type="float" office:value="3990987737" table:style-name="ce2">
            <text:p>399098773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07" table:style-name="ce2">
            <text:p>3912346007</text:p>
          </table:table-cell>
          <table:table-cell office:value-type="string" table:style-name="ce2">
            <text:p>Nano</text:p>
          </table:table-cell>
          <table:table-cell office:value-type="float" office:value="3934567977" table:style-name="ce2">
            <text:p>393456797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5951" table:style-name="ce2">
            <text:p>3912345951</text:p>
          </table:table-cell>
          <table:table-cell office:value-type="string" table:style-name="ce2">
            <text:p>Elettronica</text:p>
          </table:table-cell>
          <table:table-cell office:value-type="float" office:value="3912345767" table:style-name="ce2">
            <text:p>391234576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55" table:style-name="ce2">
            <text:p>3912346155</text:p>
          </table:table-cell>
          <table:table-cell office:value-type="string" table:style-name="ce2">
            <text:p>Standard</text:p>
          </table:table-cell>
          <table:table-cell office:value-type="float" office:value="3987654493" table:style-name="ce2">
            <text:p>3987654493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29" table:style-name="ce2">
            <text:p>3912346129</text:p>
          </table:table-cell>
          <table:table-cell office:value-type="string" table:style-name="ce2">
            <text:p>Micro</text:p>
          </table:table-cell>
          <table:table-cell office:value-type="float" office:value="3998765517" table:style-name="ce2">
            <text:p>399876551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41" table:style-name="ce2">
            <text:p>3912346141</text:p>
          </table:table-cell>
          <table:table-cell office:value-type="string" table:style-name="ce2">
            <text:p>Nano</text:p>
          </table:table-cell>
          <table:table-cell office:value-type="float" office:value="3943218847" table:style-name="ce2">
            <text:p>394321884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90" table:style-name="ce2">
            <text:p>3912346090</text:p>
          </table:table-cell>
          <table:table-cell office:value-type="string" table:style-name="ce2">
            <text:p>Elettronica</text:p>
          </table:table-cell>
          <table:table-cell office:value-type="float" office:value="3965432187" table:style-name="ce2">
            <text:p>396543218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03" table:style-name="ce2">
            <text:p>3912346003</text:p>
          </table:table-cell>
          <table:table-cell office:value-type="string" table:style-name="ce2">
            <text:p>Standard</text:p>
          </table:table-cell>
          <table:table-cell office:value-type="float" office:value="3976543287" table:style-name="ce2">
            <text:p>397654328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2">
            <text:p>3912346034</text:p>
          </table:table-cell>
          <table:table-cell office:value-type="string" table:style-name="ce2">
            <text:p>Micro</text:p>
          </table:table-cell>
          <table:table-cell office:value-type="float" office:value="3990123537" table:style-name="ce2">
            <text:p>3990123537</text:p>
          </table:table-cell>
          <table:table-cell office:value-type="date" office:date-value="2023-05-17T00:00:00" table:style-name="ce3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48" table:style-name="ce2">
            <text:p>3912346148</text:p>
          </table:table-cell>
          <table:table-cell office:value-type="string" table:style-name="ce2">
            <text:p>Standard</text:p>
          </table:table-cell>
          <table:table-cell office:value-type="float" office:value="3987654494" table:style-name="ce2">
            <text:p>3987654494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85" table:style-name="ce2">
            <text:p>3912346085</text:p>
          </table:table-cell>
          <table:table-cell office:value-type="string" table:style-name="ce2">
            <text:p>Micro</text:p>
          </table:table-cell>
          <table:table-cell office:value-type="float" office:value="3990987738" table:style-name="ce2">
            <text:p>399098773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2">
            <text:p>3912346015</text:p>
          </table:table-cell>
          <table:table-cell office:value-type="string" table:style-name="ce2">
            <text:p>Nano</text:p>
          </table:table-cell>
          <table:table-cell office:value-type="float" office:value="3934567978" table:style-name="ce2">
            <text:p>393456797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106" table:style-name="ce2">
            <text:p>3912346106</text:p>
          </table:table-cell>
          <table:table-cell office:value-type="string" table:style-name="ce2">
            <text:p>Elettronica</text:p>
          </table:table-cell>
          <table:table-cell office:value-type="float" office:value="3912345768" table:style-name="ce2">
            <text:p>391234576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2">
            <text:p>3912346019</text:p>
          </table:table-cell>
          <table:table-cell office:value-type="string" table:style-name="ce2">
            <text:p>Standard</text:p>
          </table:table-cell>
          <table:table-cell office:value-type="float" office:value="3987654495" table:style-name="ce2">
            <text:p>3987654495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5919" table:style-name="ce2">
            <text:p>3912345919</text:p>
          </table:table-cell>
          <table:table-cell office:value-type="string" table:style-name="ce2">
            <text:p>Micro</text:p>
          </table:table-cell>
          <table:table-cell office:value-type="float" office:value="3998765518" table:style-name="ce2">
            <text:p>399876551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2">
            <text:p>3912346028</text:p>
          </table:table-cell>
          <table:table-cell office:value-type="string" table:style-name="ce2">
            <text:p>Nano</text:p>
          </table:table-cell>
          <table:table-cell office:value-type="float" office:value="3943218848" table:style-name="ce2">
            <text:p>394321884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82" table:style-name="ce2">
            <text:p>3912346082</text:p>
          </table:table-cell>
          <table:table-cell office:value-type="string" table:style-name="ce2">
            <text:p>Elettronica</text:p>
          </table:table-cell>
          <table:table-cell office:value-type="float" office:value="3965432188" table:style-name="ce2">
            <text:p>396543218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50" table:style-name="ce2">
            <text:p>3912346050</text:p>
          </table:table-cell>
          <table:table-cell office:value-type="string" table:style-name="ce2">
            <text:p>Standard</text:p>
          </table:table-cell>
          <table:table-cell office:value-type="float" office:value="3976543288" table:style-name="ce2">
            <text:p>397654328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02" table:style-name="ce2">
            <text:p>3912346002</text:p>
          </table:table-cell>
          <table:table-cell office:value-type="string" table:style-name="ce2">
            <text:p>Micro</text:p>
          </table:table-cell>
          <table:table-cell office:value-type="float" office:value="3990123538" table:style-name="ce2">
            <text:p>3990123538</text:p>
          </table:table-cell>
          <table:table-cell office:value-type="date" office:date-value="2023-05-18T00:00:00" table:style-name="ce3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73" table:style-name="ce2">
            <text:p>3912346073</text:p>
          </table:table-cell>
          <table:table-cell office:value-type="string" table:style-name="ce2">
            <text:p>Standard</text:p>
          </table:table-cell>
          <table:table-cell office:value-type="float" office:value="3987654496" table:style-name="ce2">
            <text:p>3987654496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2">
            <text:p>3912346032</text:p>
          </table:table-cell>
          <table:table-cell office:value-type="string" table:style-name="ce2">
            <text:p>Micro</text:p>
          </table:table-cell>
          <table:table-cell office:value-type="float" office:value="3990987739" table:style-name="ce2">
            <text:p>399098773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56" table:style-name="ce2">
            <text:p>3912346056</text:p>
          </table:table-cell>
          <table:table-cell office:value-type="string" table:style-name="ce2">
            <text:p>Nano</text:p>
          </table:table-cell>
          <table:table-cell office:value-type="float" office:value="3934567979" table:style-name="ce2">
            <text:p>393456797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92" table:style-name="ce2">
            <text:p>3912345992</text:p>
          </table:table-cell>
          <table:table-cell office:value-type="string" table:style-name="ce2">
            <text:p>Elettronica</text:p>
          </table:table-cell>
          <table:table-cell office:value-type="float" office:value="3912345769" table:style-name="ce2">
            <text:p>391234576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2">
            <text:p>3912346012</text:p>
          </table:table-cell>
          <table:table-cell office:value-type="string" table:style-name="ce2">
            <text:p>Standard</text:p>
          </table:table-cell>
          <table:table-cell office:value-type="float" office:value="3987654497" table:style-name="ce2">
            <text:p>3987654497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47" table:style-name="ce2">
            <text:p>3912346147</text:p>
          </table:table-cell>
          <table:table-cell office:value-type="string" table:style-name="ce2">
            <text:p>Micro</text:p>
          </table:table-cell>
          <table:table-cell office:value-type="float" office:value="3998765519" table:style-name="ce2">
            <text:p>399876551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30" table:style-name="ce2">
            <text:p>3912346130</text:p>
          </table:table-cell>
          <table:table-cell office:value-type="string" table:style-name="ce2">
            <text:p>Nano</text:p>
          </table:table-cell>
          <table:table-cell office:value-type="float" office:value="3943218849" table:style-name="ce2">
            <text:p>394321884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68" table:style-name="ce2">
            <text:p>3912345968</text:p>
          </table:table-cell>
          <table:table-cell office:value-type="string" table:style-name="ce2">
            <text:p>Elettronica</text:p>
          </table:table-cell>
          <table:table-cell office:value-type="float" office:value="3965432189" table:style-name="ce2">
            <text:p>396543218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05" table:style-name="ce2">
            <text:p>3912345905</text:p>
          </table:table-cell>
          <table:table-cell office:value-type="string" table:style-name="ce2">
            <text:p>Standard</text:p>
          </table:table-cell>
          <table:table-cell office:value-type="float" office:value="3976543289" table:style-name="ce2">
            <text:p>397654328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43" table:style-name="ce2">
            <text:p>3912346143</text:p>
          </table:table-cell>
          <table:table-cell office:value-type="string" table:style-name="ce2">
            <text:p>Micro</text:p>
          </table:table-cell>
          <table:table-cell office:value-type="float" office:value="3990123539" table:style-name="ce2">
            <text:p>3990123539</text:p>
          </table:table-cell>
          <table:table-cell office:value-type="date" office:date-value="2023-05-19T00:00:00" table:style-name="ce3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96" table:style-name="ce2">
            <text:p>3912346096</text:p>
          </table:table-cell>
          <table:table-cell office:value-type="string" table:style-name="ce2">
            <text:p>Standard</text:p>
          </table:table-cell>
          <table:table-cell office:value-type="float" office:value="3987654498" table:style-name="ce2">
            <text:p>3987654498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53" table:style-name="ce2">
            <text:p>3912346053</text:p>
          </table:table-cell>
          <table:table-cell office:value-type="string" table:style-name="ce2">
            <text:p>Micro</text:p>
          </table:table-cell>
          <table:table-cell office:value-type="float" office:value="3990987740" table:style-name="ce2">
            <text:p>399098774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09" table:style-name="ce2">
            <text:p>3912346009</text:p>
          </table:table-cell>
          <table:table-cell office:value-type="string" table:style-name="ce2">
            <text:p>Nano</text:p>
          </table:table-cell>
          <table:table-cell office:value-type="float" office:value="3934567980" table:style-name="ce2">
            <text:p>393456798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66" table:style-name="ce2">
            <text:p>3912346066</text:p>
          </table:table-cell>
          <table:table-cell office:value-type="string" table:style-name="ce2">
            <text:p>Elettronica</text:p>
          </table:table-cell>
          <table:table-cell office:value-type="float" office:value="3912345770" table:style-name="ce2">
            <text:p>391234577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2">
            <text:p>3912346013</text:p>
          </table:table-cell>
          <table:table-cell office:value-type="string" table:style-name="ce2">
            <text:p>Standard</text:p>
          </table:table-cell>
          <table:table-cell office:value-type="float" office:value="3987654499" table:style-name="ce2">
            <text:p>3987654499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5986" table:style-name="ce2">
            <text:p>3912345986</text:p>
          </table:table-cell>
          <table:table-cell office:value-type="string" table:style-name="ce2">
            <text:p>Micro</text:p>
          </table:table-cell>
          <table:table-cell office:value-type="float" office:value="3998765520" table:style-name="ce2">
            <text:p>399876552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2">
            <text:p>3912346011</text:p>
          </table:table-cell>
          <table:table-cell office:value-type="string" table:style-name="ce2">
            <text:p>Nano</text:p>
          </table:table-cell>
          <table:table-cell office:value-type="float" office:value="3943218850" table:style-name="ce2">
            <text:p>394321885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65" table:style-name="ce2">
            <text:p>3912346065</text:p>
          </table:table-cell>
          <table:table-cell office:value-type="string" table:style-name="ce2">
            <text:p>Elettronica</text:p>
          </table:table-cell>
          <table:table-cell office:value-type="float" office:value="3965432190" table:style-name="ce2">
            <text:p>396543219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5912" table:style-name="ce2">
            <text:p>3912345912</text:p>
          </table:table-cell>
          <table:table-cell office:value-type="string" table:style-name="ce2">
            <text:p>Standard</text:p>
          </table:table-cell>
          <table:table-cell office:value-type="float" office:value="3976543290" table:style-name="ce2">
            <text:p>397654329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140" table:style-name="ce2">
            <text:p>3912346140</text:p>
          </table:table-cell>
          <table:table-cell office:value-type="string" table:style-name="ce2">
            <text:p>Micro</text:p>
          </table:table-cell>
          <table:table-cell office:value-type="float" office:value="3990123540" table:style-name="ce2">
            <text:p>3990123540</text:p>
          </table:table-cell>
          <table:table-cell office:value-type="date" office:date-value="2023-05-20T00:00:00" table:style-name="ce3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139" table:style-name="ce2">
            <text:p>3912346139</text:p>
          </table:table-cell>
          <table:table-cell office:value-type="string" table:style-name="ce2">
            <text:p>Standard</text:p>
          </table:table-cell>
          <table:table-cell office:value-type="float" office:value="3987654500" table:style-name="ce2">
            <text:p>3987654500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74" table:style-name="ce2">
            <text:p>3912346074</text:p>
          </table:table-cell>
          <table:table-cell office:value-type="string" table:style-name="ce2">
            <text:p>Micro</text:p>
          </table:table-cell>
          <table:table-cell office:value-type="float" office:value="3990987741" table:style-name="ce2">
            <text:p>399098774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54" table:style-name="ce2">
            <text:p>3912346054</text:p>
          </table:table-cell>
          <table:table-cell office:value-type="string" table:style-name="ce2">
            <text:p>Nano</text:p>
          </table:table-cell>
          <table:table-cell office:value-type="float" office:value="3934567981" table:style-name="ce2">
            <text:p>393456798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98" table:style-name="ce2">
            <text:p>3912346098</text:p>
          </table:table-cell>
          <table:table-cell office:value-type="string" table:style-name="ce2">
            <text:p>Elettronica</text:p>
          </table:table-cell>
          <table:table-cell office:value-type="float" office:value="3912345771" table:style-name="ce2">
            <text:p>391234577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2">
            <text:p>3912346023</text:p>
          </table:table-cell>
          <table:table-cell office:value-type="string" table:style-name="ce2">
            <text:p>Standard</text:p>
          </table:table-cell>
          <table:table-cell office:value-type="float" office:value="3987654501" table:style-name="ce2">
            <text:p>398765450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2">
            <text:p>3912346017</text:p>
          </table:table-cell>
          <table:table-cell office:value-type="string" table:style-name="ce2">
            <text:p>Micro</text:p>
          </table:table-cell>
          <table:table-cell office:value-type="float" office:value="3998765521" table:style-name="ce2">
            <text:p>399876552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2">
            <text:p>3912346029</text:p>
          </table:table-cell>
          <table:table-cell office:value-type="string" table:style-name="ce2">
            <text:p>Nano</text:p>
          </table:table-cell>
          <table:table-cell office:value-type="float" office:value="3943218851" table:style-name="ce2">
            <text:p>394321885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2">
            <text:p>3912346016</text:p>
          </table:table-cell>
          <table:table-cell office:value-type="string" table:style-name="ce2">
            <text:p>Elettronica</text:p>
          </table:table-cell>
          <table:table-cell office:value-type="float" office:value="3965432191" table:style-name="ce2">
            <text:p>396543219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2">
            <text:p>3912346020</text:p>
          </table:table-cell>
          <table:table-cell office:value-type="string" table:style-name="ce2">
            <text:p>Standard</text:p>
          </table:table-cell>
          <table:table-cell office:value-type="float" office:value="3976543291" table:style-name="ce2">
            <text:p>397654329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109" table:style-name="ce2">
            <text:p>3912346109</text:p>
          </table:table-cell>
          <table:table-cell office:value-type="string" table:style-name="ce2">
            <text:p>Micro</text:p>
          </table:table-cell>
          <table:table-cell office:value-type="float" office:value="3990123541" table:style-name="ce2">
            <text:p>3990123541</text:p>
          </table:table-cell>
          <table:table-cell office:value-type="date" office:date-value="2023-05-21T00:00:00" table:style-name="ce3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83" table:style-name="ce2">
            <text:p>3912346083</text:p>
          </table:table-cell>
          <table:table-cell office:value-type="string" table:style-name="ce2">
            <text:p>Standard</text:p>
          </table:table-cell>
          <table:table-cell office:value-type="float" office:value="3987654502" table:style-name="ce2">
            <text:p>398765450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61" table:style-name="ce2">
            <text:p>3912346061</text:p>
          </table:table-cell>
          <table:table-cell office:value-type="string" table:style-name="ce2">
            <text:p>Micro</text:p>
          </table:table-cell>
          <table:table-cell office:value-type="float" office:value="3990987742" table:style-name="ce2">
            <text:p>399098774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9" table:style-name="ce2">
            <text:p>3912346079</text:p>
          </table:table-cell>
          <table:table-cell office:value-type="string" table:style-name="ce2">
            <text:p>Nano</text:p>
          </table:table-cell>
          <table:table-cell office:value-type="float" office:value="3934567982" table:style-name="ce2">
            <text:p>393456798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22" table:style-name="ce2">
            <text:p>3912346122</text:p>
          </table:table-cell>
          <table:table-cell office:value-type="string" table:style-name="ce2">
            <text:p>Elettronica</text:p>
          </table:table-cell>
          <table:table-cell office:value-type="float" office:value="3912345772" table:style-name="ce2">
            <text:p>391234577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6" table:style-name="ce2">
            <text:p>3912346076</text:p>
          </table:table-cell>
          <table:table-cell office:value-type="string" table:style-name="ce2">
            <text:p>Standard</text:p>
          </table:table-cell>
          <table:table-cell office:value-type="float" office:value="3987654503" table:style-name="ce2">
            <text:p>3987654503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13" table:style-name="ce2">
            <text:p>3912346113</text:p>
          </table:table-cell>
          <table:table-cell office:value-type="string" table:style-name="ce2">
            <text:p>Micro</text:p>
          </table:table-cell>
          <table:table-cell office:value-type="float" office:value="3998765522" table:style-name="ce2">
            <text:p>399876552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87" table:style-name="ce2">
            <text:p>3912346087</text:p>
          </table:table-cell>
          <table:table-cell office:value-type="string" table:style-name="ce2">
            <text:p>Nano</text:p>
          </table:table-cell>
          <table:table-cell office:value-type="float" office:value="3943218852" table:style-name="ce2">
            <text:p>394321885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0" table:style-name="ce2">
            <text:p>3912346070</text:p>
          </table:table-cell>
          <table:table-cell office:value-type="string" table:style-name="ce2">
            <text:p>Elettronica</text:p>
          </table:table-cell>
          <table:table-cell office:value-type="float" office:value="3965432192" table:style-name="ce2">
            <text:p>396543219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49" table:style-name="ce2">
            <text:p>3912346149</text:p>
          </table:table-cell>
          <table:table-cell office:value-type="string" table:style-name="ce2">
            <text:p>Standard</text:p>
          </table:table-cell>
          <table:table-cell office:value-type="float" office:value="3976543292" table:style-name="ce2">
            <text:p>397654329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81" table:style-name="ce2">
            <text:p>3912346081</text:p>
          </table:table-cell>
          <table:table-cell office:value-type="string" table:style-name="ce2">
            <text:p>Micro</text:p>
          </table:table-cell>
          <table:table-cell office:value-type="float" office:value="3990123542" table:style-name="ce2">
            <text:p>3990123542</text:p>
          </table:table-cell>
          <table:table-cell office:value-type="date" office:date-value="2023-05-22T00:00:00" table:style-name="ce3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5984" table:style-name="ce2">
            <text:p>3912345984</text:p>
          </table:table-cell>
          <table:table-cell office:value-type="string" table:style-name="ce2">
            <text:p>Standard</text:p>
          </table:table-cell>
          <table:table-cell office:value-type="float" office:value="3987654504" table:style-name="ce2">
            <text:p>3987654504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94" table:style-name="ce2">
            <text:p>3912346094</text:p>
          </table:table-cell>
          <table:table-cell office:value-type="string" table:style-name="ce2">
            <text:p>Micro</text:p>
          </table:table-cell>
          <table:table-cell office:value-type="float" office:value="3990987743" table:style-name="ce2">
            <text:p>399098774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01" table:style-name="ce2">
            <text:p>3912346001</text:p>
          </table:table-cell>
          <table:table-cell office:value-type="string" table:style-name="ce2">
            <text:p>Nano</text:p>
          </table:table-cell>
          <table:table-cell office:value-type="float" office:value="3934567983" table:style-name="ce2">
            <text:p>393456798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10" table:style-name="ce2">
            <text:p>3912346110</text:p>
          </table:table-cell>
          <table:table-cell office:value-type="string" table:style-name="ce2">
            <text:p>Elettronica</text:p>
          </table:table-cell>
          <table:table-cell office:value-type="float" office:value="3912345773" table:style-name="ce2">
            <text:p>391234577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42" table:style-name="ce2">
            <text:p>3912346142</text:p>
          </table:table-cell>
          <table:table-cell office:value-type="string" table:style-name="ce2">
            <text:p>Standard</text:p>
          </table:table-cell>
          <table:table-cell office:value-type="float" office:value="3987654505" table:style-name="ce2">
            <text:p>3987654505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25" table:style-name="ce2">
            <text:p>3912346125</text:p>
          </table:table-cell>
          <table:table-cell office:value-type="string" table:style-name="ce2">
            <text:p>Micro</text:p>
          </table:table-cell>
          <table:table-cell office:value-type="float" office:value="3998765523" table:style-name="ce2">
            <text:p>399876552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5988" table:style-name="ce2">
            <text:p>3912345988</text:p>
          </table:table-cell>
          <table:table-cell office:value-type="string" table:style-name="ce2">
            <text:p>Nano</text:p>
          </table:table-cell>
          <table:table-cell office:value-type="float" office:value="3943218853" table:style-name="ce2">
            <text:p>394321885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19" table:style-name="ce2">
            <text:p>3912346119</text:p>
          </table:table-cell>
          <table:table-cell office:value-type="string" table:style-name="ce2">
            <text:p>Elettronica</text:p>
          </table:table-cell>
          <table:table-cell office:value-type="float" office:value="3965432193" table:style-name="ce2">
            <text:p>396543219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71" table:style-name="ce2">
            <text:p>3912346071</text:p>
          </table:table-cell>
          <table:table-cell office:value-type="string" table:style-name="ce2">
            <text:p>Standard</text:p>
          </table:table-cell>
          <table:table-cell office:value-type="float" office:value="3976543293" table:style-name="ce2">
            <text:p>397654329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07" table:style-name="ce2">
            <text:p>3912346107</text:p>
          </table:table-cell>
          <table:table-cell office:value-type="string" table:style-name="ce2">
            <text:p>Micro</text:p>
          </table:table-cell>
          <table:table-cell office:value-type="float" office:value="3990123543" table:style-name="ce2">
            <text:p>3990123543</text:p>
          </table:table-cell>
          <table:table-cell office:value-type="date" office:date-value="2023-05-23T00:00:00" table:style-name="ce3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5996" table:style-name="ce2">
            <text:p>3912345996</text:p>
          </table:table-cell>
          <table:table-cell office:value-type="string" table:style-name="ce2">
            <text:p>Standard</text:p>
          </table:table-cell>
          <table:table-cell office:value-type="float" office:value="3987654506" table:style-name="ce2">
            <text:p>3987654506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114" table:style-name="ce2">
            <text:p>3912346114</text:p>
          </table:table-cell>
          <table:table-cell office:value-type="string" table:style-name="ce2">
            <text:p>Micro</text:p>
          </table:table-cell>
          <table:table-cell office:value-type="float" office:value="3990987744" table:style-name="ce2">
            <text:p>399098774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2">
            <text:p>3912346021</text:p>
          </table:table-cell>
          <table:table-cell office:value-type="string" table:style-name="ce2">
            <text:p>Nano</text:p>
          </table:table-cell>
          <table:table-cell office:value-type="float" office:value="3934567984" table:style-name="ce2">
            <text:p>393456798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5997" table:style-name="ce2">
            <text:p>3912345997</text:p>
          </table:table-cell>
          <table:table-cell office:value-type="string" table:style-name="ce2">
            <text:p>Elettronica</text:p>
          </table:table-cell>
          <table:table-cell office:value-type="float" office:value="3912345774" table:style-name="ce2">
            <text:p>391234577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55" table:style-name="ce2">
            <text:p>3912346055</text:p>
          </table:table-cell>
          <table:table-cell office:value-type="string" table:style-name="ce2">
            <text:p>Standard</text:p>
          </table:table-cell>
          <table:table-cell office:value-type="float" office:value="3987654507" table:style-name="ce2">
            <text:p>3987654507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93" table:style-name="ce2">
            <text:p>3912346093</text:p>
          </table:table-cell>
          <table:table-cell office:value-type="string" table:style-name="ce2">
            <text:p>Micro</text:p>
          </table:table-cell>
          <table:table-cell office:value-type="float" office:value="3998765524" table:style-name="ce2">
            <text:p>399876552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121" table:style-name="ce2">
            <text:p>3912346121</text:p>
          </table:table-cell>
          <table:table-cell office:value-type="string" table:style-name="ce2">
            <text:p>Nano</text:p>
          </table:table-cell>
          <table:table-cell office:value-type="float" office:value="3943218854" table:style-name="ce2">
            <text:p>394321885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80" table:style-name="ce2">
            <text:p>3912346080</text:p>
          </table:table-cell>
          <table:table-cell office:value-type="string" table:style-name="ce2">
            <text:p>Elettronica</text:p>
          </table:table-cell>
          <table:table-cell office:value-type="float" office:value="3965432194" table:style-name="ce2">
            <text:p>396543219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2">
            <text:p>3912346037</text:p>
          </table:table-cell>
          <table:table-cell office:value-type="string" table:style-name="ce2">
            <text:p>Standard</text:p>
          </table:table-cell>
          <table:table-cell office:value-type="float" office:value="3976543294" table:style-name="ce2">
            <text:p>397654329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5915" table:style-name="ce2">
            <text:p>3912345915</text:p>
          </table:table-cell>
          <table:table-cell office:value-type="string" table:style-name="ce2">
            <text:p>Micro</text:p>
          </table:table-cell>
          <table:table-cell office:value-type="float" office:value="3990123544" table:style-name="ce2">
            <text:p>3990123544</text:p>
          </table:table-cell>
          <table:table-cell office:value-type="date" office:date-value="2023-05-24T00:00:00" table:style-name="ce3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2">
            <text:p>3912346038</text:p>
          </table:table-cell>
          <table:table-cell office:value-type="string" table:style-name="ce2">
            <text:p>Standard</text:p>
          </table:table-cell>
          <table:table-cell office:value-type="float" office:value="3987654508" table:style-name="ce2">
            <text:p>3987654508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2">
            <text:p>3912346026</text:p>
          </table:table-cell>
          <table:table-cell office:value-type="string" table:style-name="ce2">
            <text:p>Micro</text:p>
          </table:table-cell>
          <table:table-cell office:value-type="float" office:value="3990987745" table:style-name="ce2">
            <text:p>399098774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2">
            <text:p>3912346010</text:p>
          </table:table-cell>
          <table:table-cell office:value-type="string" table:style-name="ce2">
            <text:p>Nano</text:p>
          </table:table-cell>
          <table:table-cell office:value-type="float" office:value="3934567985" table:style-name="ce2">
            <text:p>393456798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2">
            <text:p>3912346014</text:p>
          </table:table-cell>
          <table:table-cell office:value-type="string" table:style-name="ce2">
            <text:p>Elettronica</text:p>
          </table:table-cell>
          <table:table-cell office:value-type="float" office:value="3912345775" table:style-name="ce2">
            <text:p>391234577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2">
            <text:p>3912346025</text:p>
          </table:table-cell>
          <table:table-cell office:value-type="string" table:style-name="ce2">
            <text:p>Standard</text:p>
          </table:table-cell>
          <table:table-cell office:value-type="float" office:value="3987654509" table:style-name="ce2">
            <text:p>3987654509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2">
            <text:p>3912346035</text:p>
          </table:table-cell>
          <table:table-cell office:value-type="string" table:style-name="ce2">
            <text:p>Micro</text:p>
          </table:table-cell>
          <table:table-cell office:value-type="float" office:value="3998765525" table:style-name="ce2">
            <text:p>399876552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2">
            <text:p>3912346027</text:p>
          </table:table-cell>
          <table:table-cell office:value-type="string" table:style-name="ce2">
            <text:p>Nano</text:p>
          </table:table-cell>
          <table:table-cell office:value-type="float" office:value="3943218855" table:style-name="ce2">
            <text:p>394321885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2">
            <text:p>3912346022</text:p>
          </table:table-cell>
          <table:table-cell office:value-type="string" table:style-name="ce2">
            <text:p>Elettronica</text:p>
          </table:table-cell>
          <table:table-cell office:value-type="float" office:value="3965432195" table:style-name="ce2">
            <text:p>396543219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2">
            <text:p>3912346018</text:p>
          </table:table-cell>
          <table:table-cell office:value-type="string" table:style-name="ce2">
            <text:p>Standard</text:p>
          </table:table-cell>
          <table:table-cell office:value-type="float" office:value="3976543295" table:style-name="ce2">
            <text:p>397654329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2">
            <text:p>3912346012</text:p>
          </table:table-cell>
          <table:table-cell office:value-type="string" table:style-name="ce2">
            <text:p>Micro</text:p>
          </table:table-cell>
          <table:table-cell office:value-type="float" office:value="3990123545" table:style-name="ce2">
            <text:p>3990123545</text:p>
          </table:table-cell>
          <table:table-cell office:value-type="date" office:date-value="2023-05-25T00:00:00" table:style-name="ce3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2">
            <text:p>3912346039</text:p>
          </table:table-cell>
          <table:table-cell office:value-type="string" table:style-name="ce2">
            <text:p>Standard</text:p>
          </table:table-cell>
          <table:table-cell office:value-type="float" office:value="3987654510" table:style-name="ce2">
            <text:p>3987654510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0" table:style-name="ce2">
            <text:p>3912346030</text:p>
          </table:table-cell>
          <table:table-cell office:value-type="string" table:style-name="ce2">
            <text:p>Micro</text:p>
          </table:table-cell>
          <table:table-cell office:value-type="float" office:value="3990987746" table:style-name="ce2">
            <text:p>399098774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2">
            <text:p>3912346034</text:p>
          </table:table-cell>
          <table:table-cell office:value-type="string" table:style-name="ce2">
            <text:p>Nano</text:p>
          </table:table-cell>
          <table:table-cell office:value-type="float" office:value="3934567986" table:style-name="ce2">
            <text:p>393456798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2">
            <text:p>3912346013</text:p>
          </table:table-cell>
          <table:table-cell office:value-type="string" table:style-name="ce2">
            <text:p>Elettronica</text:p>
          </table:table-cell>
          <table:table-cell office:value-type="float" office:value="3912345776" table:style-name="ce2">
            <text:p>391234577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2">
            <text:p>3912346011</text:p>
          </table:table-cell>
          <table:table-cell office:value-type="string" table:style-name="ce2">
            <text:p>Standard</text:p>
          </table:table-cell>
          <table:table-cell office:value-type="float" office:value="3987654511" table:style-name="ce2">
            <text:p>3987654511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2">
            <text:p>3912346019</text:p>
          </table:table-cell>
          <table:table-cell office:value-type="string" table:style-name="ce2">
            <text:p>Micro</text:p>
          </table:table-cell>
          <table:table-cell office:value-type="float" office:value="3998765526" table:style-name="ce2">
            <text:p>399876552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2">
            <text:p>3912346033</text:p>
          </table:table-cell>
          <table:table-cell office:value-type="string" table:style-name="ce2">
            <text:p>Nano</text:p>
          </table:table-cell>
          <table:table-cell office:value-type="float" office:value="3943218856" table:style-name="ce2">
            <text:p>394321885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2">
            <text:p>3912346028</text:p>
          </table:table-cell>
          <table:table-cell office:value-type="string" table:style-name="ce2">
            <text:p>Elettronica</text:p>
          </table:table-cell>
          <table:table-cell office:value-type="float" office:value="3965432196" table:style-name="ce2">
            <text:p>396543219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2">
            <text:p>3912346032</text:p>
          </table:table-cell>
          <table:table-cell office:value-type="string" table:style-name="ce2">
            <text:p>Standard</text:p>
          </table:table-cell>
          <table:table-cell office:value-type="float" office:value="3976543296" table:style-name="ce2">
            <text:p>397654329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2">
            <text:p>3912346023</text:p>
          </table:table-cell>
          <table:table-cell office:value-type="string" table:style-name="ce2">
            <text:p>Micro</text:p>
          </table:table-cell>
          <table:table-cell office:value-type="float" office:value="3990123546" table:style-name="ce2">
            <text:p>3990123546</text:p>
          </table:table-cell>
          <table:table-cell office:value-type="date" office:date-value="2023-05-26T00:00:00" table:style-name="ce3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4" table:style-name="ce2">
            <text:p>3912346024</text:p>
          </table:table-cell>
          <table:table-cell office:value-type="string" table:style-name="ce2">
            <text:p>Standard</text:p>
          </table:table-cell>
          <table:table-cell office:value-type="float" office:value="3987654512" table:style-name="ce2">
            <text:p>3987654512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2">
            <text:p>3912346017</text:p>
          </table:table-cell>
          <table:table-cell office:value-type="string" table:style-name="ce2">
            <text:p>Micro</text:p>
          </table:table-cell>
          <table:table-cell office:value-type="float" office:value="3990987747" table:style-name="ce2">
            <text:p>399098774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2">
            <text:p>3912346015</text:p>
          </table:table-cell>
          <table:table-cell office:value-type="string" table:style-name="ce2">
            <text:p>Nano</text:p>
          </table:table-cell>
          <table:table-cell office:value-type="float" office:value="3934567987" table:style-name="ce2">
            <text:p>393456798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2">
            <text:p>3912346016</text:p>
          </table:table-cell>
          <table:table-cell office:value-type="string" table:style-name="ce2">
            <text:p>Elettronica</text:p>
          </table:table-cell>
          <table:table-cell office:value-type="float" office:value="3912345777" table:style-name="ce2">
            <text:p>391234577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2">
            <text:p>3912346013</text:p>
          </table:table-cell>
          <table:table-cell office:value-type="string" table:style-name="ce2">
            <text:p>Standard</text:p>
          </table:table-cell>
          <table:table-cell office:value-type="float" office:value="3987654513" table:style-name="ce2">
            <text:p>3987654513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2">
            <text:p>3912346031</text:p>
          </table:table-cell>
          <table:table-cell office:value-type="string" table:style-name="ce2">
            <text:p>Micro</text:p>
          </table:table-cell>
          <table:table-cell office:value-type="float" office:value="3998765527" table:style-name="ce2">
            <text:p>399876552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2">
            <text:p>3912346029</text:p>
          </table:table-cell>
          <table:table-cell office:value-type="string" table:style-name="ce2">
            <text:p>Nano</text:p>
          </table:table-cell>
          <table:table-cell office:value-type="float" office:value="3943218857" table:style-name="ce2">
            <text:p>394321885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2">
            <text:p>3912346014</text:p>
          </table:table-cell>
          <table:table-cell office:value-type="string" table:style-name="ce2">
            <text:p>Elettronica</text:p>
          </table:table-cell>
          <table:table-cell office:value-type="float" office:value="3965432197" table:style-name="ce2">
            <text:p>396543219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2">
            <text:p>3912346020</text:p>
          </table:table-cell>
          <table:table-cell office:value-type="string" table:style-name="ce2">
            <text:p>Standard</text:p>
          </table:table-cell>
          <table:table-cell office:value-type="float" office:value="3976543297" table:style-name="ce2">
            <text:p>397654329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2">
            <text:p>3912346018</text:p>
          </table:table-cell>
          <table:table-cell office:value-type="string" table:style-name="ce2">
            <text:p>Micro</text:p>
          </table:table-cell>
          <table:table-cell office:value-type="float" office:value="3990123547" table:style-name="ce2">
            <text:p>3990123547</text:p>
          </table:table-cell>
          <table:table-cell office:value-type="date" office:date-value="2023-05-27T00:00:00" table:style-name="ce3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2">
            <text:p>3912346021</text:p>
          </table:table-cell>
          <table:table-cell office:value-type="string" table:style-name="ce2">
            <text:p>Standard</text:p>
          </table:table-cell>
          <table:table-cell office:value-type="float" office:value="3987654514" table:style-name="ce2">
            <text:p>3987654514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2">
            <text:p>3912346036</text:p>
          </table:table-cell>
          <table:table-cell office:value-type="string" table:style-name="ce2">
            <text:p>Micro</text:p>
          </table:table-cell>
          <table:table-cell office:value-type="float" office:value="3990987748" table:style-name="ce2">
            <text:p>399098774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2">
            <text:p>3912346010</text:p>
          </table:table-cell>
          <table:table-cell office:value-type="string" table:style-name="ce2">
            <text:p>Nano</text:p>
          </table:table-cell>
          <table:table-cell office:value-type="float" office:value="3934567988" table:style-name="ce2">
            <text:p>393456798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2">
            <text:p>3912346037</text:p>
          </table:table-cell>
          <table:table-cell office:value-type="string" table:style-name="ce2">
            <text:p>Elettronica</text:p>
          </table:table-cell>
          <table:table-cell office:value-type="float" office:value="3912345778" table:style-name="ce2">
            <text:p>391234577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2">
            <text:p>3912346026</text:p>
          </table:table-cell>
          <table:table-cell office:value-type="string" table:style-name="ce2">
            <text:p>Standard</text:p>
          </table:table-cell>
          <table:table-cell office:value-type="float" office:value="3987654515" table:style-name="ce2">
            <text:p>3987654515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2">
            <text:p>3912346038</text:p>
          </table:table-cell>
          <table:table-cell office:value-type="string" table:style-name="ce2">
            <text:p>Micro</text:p>
          </table:table-cell>
          <table:table-cell office:value-type="float" office:value="3998765528" table:style-name="ce2">
            <text:p>399876552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2">
            <text:p>3912346012</text:p>
          </table:table-cell>
          <table:table-cell office:value-type="string" table:style-name="ce2">
            <text:p>Nano</text:p>
          </table:table-cell>
          <table:table-cell office:value-type="float" office:value="3943218858" table:style-name="ce2">
            <text:p>394321885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2">
            <text:p>3912346025</text:p>
          </table:table-cell>
          <table:table-cell office:value-type="string" table:style-name="ce2">
            <text:p>Elettronica</text:p>
          </table:table-cell>
          <table:table-cell office:value-type="float" office:value="3965432198" table:style-name="ce2">
            <text:p>396543219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2">
            <text:p>3912346035</text:p>
          </table:table-cell>
          <table:table-cell office:value-type="string" table:style-name="ce2">
            <text:p>Standard</text:p>
          </table:table-cell>
          <table:table-cell office:value-type="float" office:value="3976543298" table:style-name="ce2">
            <text:p>397654329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2">
            <text:p>3912346033</text:p>
          </table:table-cell>
          <table:table-cell office:value-type="string" table:style-name="ce2">
            <text:p>Micro</text:p>
          </table:table-cell>
          <table:table-cell office:value-type="float" office:value="3990123548" table:style-name="ce2">
            <text:p>3990123548</text:p>
          </table:table-cell>
          <table:table-cell office:value-type="date" office:date-value="2023-05-28T00:00:00" table:style-name="ce3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0" table:style-name="ce2">
            <text:p>3912346030</text:p>
          </table:table-cell>
          <table:table-cell office:value-type="string" table:style-name="ce2">
            <text:p>Standard</text:p>
          </table:table-cell>
          <table:table-cell office:value-type="float" office:value="3987654516" table:style-name="ce2">
            <text:p>3987654516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2">
            <text:p>3912346029</text:p>
          </table:table-cell>
          <table:table-cell office:value-type="string" table:style-name="ce2">
            <text:p>Micro</text:p>
          </table:table-cell>
          <table:table-cell office:value-type="float" office:value="3990987749" table:style-name="ce2">
            <text:p>399098774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2">
            <text:p>3912346031</text:p>
          </table:table-cell>
          <table:table-cell office:value-type="string" table:style-name="ce2">
            <text:p>Nano</text:p>
          </table:table-cell>
          <table:table-cell office:value-type="float" office:value="3934567989" table:style-name="ce2">
            <text:p>393456798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2">
            <text:p>3912346022</text:p>
          </table:table-cell>
          <table:table-cell office:value-type="string" table:style-name="ce2">
            <text:p>Elettronica</text:p>
          </table:table-cell>
          <table:table-cell office:value-type="float" office:value="3912345779" table:style-name="ce2">
            <text:p>391234577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2">
            <text:p>3912346019</text:p>
          </table:table-cell>
          <table:table-cell office:value-type="string" table:style-name="ce2">
            <text:p>Standard</text:p>
          </table:table-cell>
          <table:table-cell office:value-type="float" office:value="3987654517" table:style-name="ce2">
            <text:p>3987654517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2">
            <text:p>3912346025</text:p>
          </table:table-cell>
          <table:table-cell office:value-type="string" table:style-name="ce2">
            <text:p>Micro</text:p>
          </table:table-cell>
          <table:table-cell office:value-type="float" office:value="3998765529" table:style-name="ce2">
            <text:p>399876552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2">
            <text:p>3912346026</text:p>
          </table:table-cell>
          <table:table-cell office:value-type="string" table:style-name="ce2">
            <text:p>Nano</text:p>
          </table:table-cell>
          <table:table-cell office:value-type="float" office:value="3943218859" table:style-name="ce2">
            <text:p>394321885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2">
            <text:p>3912346020</text:p>
          </table:table-cell>
          <table:table-cell office:value-type="string" table:style-name="ce2">
            <text:p>Elettronica</text:p>
          </table:table-cell>
          <table:table-cell office:value-type="float" office:value="3965432199" table:style-name="ce2">
            <text:p>396543219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2">
            <text:p>3912346037</text:p>
          </table:table-cell>
          <table:table-cell office:value-type="string" table:style-name="ce2">
            <text:p>Standard</text:p>
          </table:table-cell>
          <table:table-cell office:value-type="float" office:value="3976543299" table:style-name="ce2">
            <text:p>397654329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2">
            <text:p>3912346033</text:p>
          </table:table-cell>
          <table:table-cell office:value-type="string" table:style-name="ce2">
            <text:p>Micro</text:p>
          </table:table-cell>
          <table:table-cell office:value-type="float" office:value="3990123549" table:style-name="ce2">
            <text:p>3990123549</text:p>
          </table:table-cell>
          <table:table-cell office:value-type="date" office:date-value="2023-05-29T00:00:00" table:style-name="ce3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2">
            <text:p>3912346012</text:p>
          </table:table-cell>
          <table:table-cell office:value-type="string" table:style-name="ce2">
            <text:p>Standard</text:p>
          </table:table-cell>
          <table:table-cell office:value-type="float" office:value="3987654518" table:style-name="ce2">
            <text:p>3987654518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2">
            <text:p>3912346039</text:p>
          </table:table-cell>
          <table:table-cell office:value-type="string" table:style-name="ce2">
            <text:p>Micro</text:p>
          </table:table-cell>
          <table:table-cell office:value-type="float" office:value="3990987750" table:style-name="ce2">
            <text:p>399098775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2">
            <text:p>3912346011</text:p>
          </table:table-cell>
          <table:table-cell office:value-type="string" table:style-name="ce2">
            <text:p>Nano</text:p>
          </table:table-cell>
          <table:table-cell office:value-type="float" office:value="3934567990" table:style-name="ce2">
            <text:p>393456799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2">
            <text:p>3912346021</text:p>
          </table:table-cell>
          <table:table-cell office:value-type="string" table:style-name="ce2">
            <text:p>Elettronica</text:p>
          </table:table-cell>
          <table:table-cell office:value-type="float" office:value="3912345780" table:style-name="ce2">
            <text:p>391234578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2">
            <text:p>3912346038</text:p>
          </table:table-cell>
          <table:table-cell office:value-type="string" table:style-name="ce2">
            <text:p>Standard</text:p>
          </table:table-cell>
          <table:table-cell office:value-type="float" office:value="3987654519" table:style-name="ce2">
            <text:p>3987654519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2">
            <text:p>3912346010</text:p>
          </table:table-cell>
          <table:table-cell office:value-type="string" table:style-name="ce2">
            <text:p>Micro</text:p>
          </table:table-cell>
          <table:table-cell office:value-type="float" office:value="3998765530" table:style-name="ce2">
            <text:p>399876553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2">
            <text:p>3912346013</text:p>
          </table:table-cell>
          <table:table-cell office:value-type="string" table:style-name="ce2">
            <text:p>Nano</text:p>
          </table:table-cell>
          <table:table-cell office:value-type="float" office:value="3943218860" table:style-name="ce2">
            <text:p>394321886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2">
            <text:p>3912346027</text:p>
          </table:table-cell>
          <table:table-cell office:value-type="string" table:style-name="ce2">
            <text:p>Elettronica</text:p>
          </table:table-cell>
          <table:table-cell office:value-type="float" office:value="3965432200" table:style-name="ce2">
            <text:p>396543220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2">
            <text:p>3912346032</text:p>
          </table:table-cell>
          <table:table-cell office:value-type="string" table:style-name="ce2">
            <text:p>Standard</text:p>
          </table:table-cell>
          <table:table-cell office:value-type="float" office:value="3976543300" table:style-name="ce2">
            <text:p>397654330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2">
            <text:p>3912346014</text:p>
          </table:table-cell>
          <table:table-cell office:value-type="string" table:style-name="ce2">
            <text:p>Micro</text:p>
          </table:table-cell>
          <table:table-cell office:value-type="float" office:value="3990123550" table:style-name="ce2">
            <text:p>3990123550</text:p>
          </table:table-cell>
          <table:table-cell office:value-type="date" office:date-value="2023-05-30T00:00:00" table:style-name="ce3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2">
            <text:p>3912346023</text:p>
          </table:table-cell>
          <table:table-cell office:value-type="string" table:style-name="ce2">
            <text:p>Standard</text:p>
          </table:table-cell>
          <table:table-cell office:value-type="float" office:value="3987654520" table:style-name="ce2">
            <text:p>3987654520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2">
            <text:p>3912346035</text:p>
          </table:table-cell>
          <table:table-cell office:value-type="string" table:style-name="ce2">
            <text:p>Micro</text:p>
          </table:table-cell>
          <table:table-cell office:value-type="float" office:value="3990987751" table:style-name="ce2">
            <text:p>399098775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2">
            <text:p>3912346016</text:p>
          </table:table-cell>
          <table:table-cell office:value-type="string" table:style-name="ce2">
            <text:p>Nano</text:p>
          </table:table-cell>
          <table:table-cell office:value-type="float" office:value="3934567991" table:style-name="ce2">
            <text:p>393456799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2">
            <text:p>3912346015</text:p>
          </table:table-cell>
          <table:table-cell office:value-type="string" table:style-name="ce2">
            <text:p>Elettronica</text:p>
          </table:table-cell>
          <table:table-cell office:value-type="float" office:value="3912345781" table:style-name="ce2">
            <text:p>391234578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2">
            <text:p>3912346028</text:p>
          </table:table-cell>
          <table:table-cell office:value-type="string" table:style-name="ce2">
            <text:p>Standard</text:p>
          </table:table-cell>
          <table:table-cell office:value-type="float" office:value="3987654521" table:style-name="ce2">
            <text:p>398765452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2">
            <text:p>3912346034</text:p>
          </table:table-cell>
          <table:table-cell office:value-type="string" table:style-name="ce2">
            <text:p>Micro</text:p>
          </table:table-cell>
          <table:table-cell office:value-type="float" office:value="3998765531" table:style-name="ce2">
            <text:p>399876553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4" table:style-name="ce2">
            <text:p>3912346024</text:p>
          </table:table-cell>
          <table:table-cell office:value-type="string" table:style-name="ce2">
            <text:p>Nano</text:p>
          </table:table-cell>
          <table:table-cell office:value-type="float" office:value="3943218861" table:style-name="ce2">
            <text:p>394321886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2">
            <text:p>3912346017</text:p>
          </table:table-cell>
          <table:table-cell office:value-type="string" table:style-name="ce2">
            <text:p>Elettronica</text:p>
          </table:table-cell>
          <table:table-cell office:value-type="float" office:value="3965432201" table:style-name="ce2">
            <text:p>396543220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2">
            <text:p>3912346036</text:p>
          </table:table-cell>
          <table:table-cell office:value-type="string" table:style-name="ce2">
            <text:p>Standard</text:p>
          </table:table-cell>
          <table:table-cell office:value-type="float" office:value="3976543301" table:style-name="ce2">
            <text:p>397654330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2">
            <text:p>3912346022</text:p>
          </table:table-cell>
          <table:table-cell office:value-type="string" table:style-name="ce2">
            <text:p>Micro</text:p>
          </table:table-cell>
          <table:table-cell office:value-type="float" office:value="3990123551" table:style-name="ce2">
            <text:p>3990123551</text:p>
          </table:table-cell>
          <table:table-cell office:value-type="date" office:date-value="2023-05-31T00:00:00" table:style-name="ce3">
            <text:p>31/05/23</text:p>
          </table:table-cell>
          <table:table-cell table:number-columns-repeated="16380"/>
        </table:table-row>
        <table:table-row table:number-rows-repeated="104825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6">
            <text:p>Codice</text:p>
          </table:table-cell>
          <table:table-cell office:value-type="string" table:style-name="ce6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22334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2233445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3344556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4455667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5566778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6677889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7788990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8899001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9900112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0011223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1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2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3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3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4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5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6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7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8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39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0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1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2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3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4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5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6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7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8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19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0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1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2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3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4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5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6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7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8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29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11430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4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5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6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7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0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1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2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3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4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5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6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7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3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4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5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6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7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8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89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0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1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2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3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4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5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6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7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8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899</text:p>
          </table:table-cell>
          <table:table-cell office:value-type="string" table:style-name="ce2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900</text:p>
          </table:table-cell>
          <table:table-cell office:value-type="string" table:style-name="ce2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901</text:p>
          </table:table-cell>
          <table:table-cell office:value-type="string" table:style-name="ce2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1111902</text:p>
          </table:table-cell>
          <table:table-cell office:value-type="string" table:style-name="ce2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2"/>
          </table:sort>
        </table:database-range>
        <table:database-range table:target-range-address="SIMDisattiva.A1:SIMDisattiva.E700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13:07:31Z</dc:date>
  </office:meta>
</office:document-meta>
</file>